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3b6" officeooo:paragraph-rsid="0016d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Gutenberg's The House on the Borderland, by William Hope Hodgson</text:p>
      <text:p text:style-name="P1"></text:p>
      <text:p text:style-name="P1">This eBook is for the use of anyone anywhere at no cost and with</text:p>
      <text:p text:style-name="P1">almost no restrictions whatsoever. <text:s/>You may copy it, give it away or</text:p>
      <text:p text:style-name="P1">re-use it under the terms of the Project Gutenberg License included</text:p>
      <text:p text:style-name="P1">with this eBook or online at www.gutenberg.net</text:p>
      <text:p text:style-name="P1"></text:p>
      <text:p text:style-name="P1"></text:p>
      <text:p text:style-name="P1">Title: The House on the Borderland</text:p>
      <text:p text:style-name="P1"></text:p>
      <text:p text:style-name="P1">Author: William Hope Hodgson</text:p>
      <text:p text:style-name="P1"></text:p>
      <text:p text:style-name="P1">Release Date: November 10, 2003 [EBook #10002]</text:p>
      <text:p text:style-name="P1">Last updated: January 19, 2009</text:p>
      <text:p text:style-name="P1"></text:p>
      <text:p text:style-name="P1">Language: English</text:p>
      <text:p text:style-name="P1"></text:p>
      <text:p text:style-name="P1">Character set encoding: ASCII</text:p>
      <text:p text:style-name="P1"></text:p>
      <text:p text:style-name="P1">*** START OF THIS PROJECT GUTENBERG EBOOK THE HOUSE ON THE BORDERLAND ***</text:p>
      <text:p text:style-name="P1"></text:p>
      <text:p text:style-name="P1"></text:p>
      <text:p text:style-name="P1"></text:p>
      <text:p text:style-name="P1"></text:p>
      <text:p text:style-name="P1">Produced by Suzanne Shell, Sjaani and PG Distributed Proofreaders</text:p>
      <text:p text:style-name="P1"></text:p>
      <text:p text:style-name="P1"></text:p>
      <text:p text:style-name="P1"></text:p>
      <text:p text:style-name="P1"></text:p>
      <text:p text:style-name="P1">THE HOUSE ON THE BORDERLAND</text:p>
      <text:p text:style-name="P1"></text:p>
      <text:p text:style-name="P1">William Hope Hodgson</text:p>
      <text:p text:style-name="P1"></text:p>
      <text:p text:style-name="P1"></text:p>
      <text:p text:style-name="P1">_From the Manuscript discovered in 1877 by Messrs. Tonnison and</text:p>
      <text:p text:style-name="P1">Berreggnog in the Ruins that lie to the South of the Village of</text:p>
      <text:p text:style-name="P1">Kraighten, in the West of Ireland. Set out here, with Notes_.</text:p>
      <text:p text:style-name="P1"></text:p>
      <text:p text:style-name="P1"></text:p>
      <text:p text:style-name="P1">TO MY FATHER</text:p>
      <text:p text:style-name="P1">_(Whose feet tread the lost aeons)_</text:p>
      <text:p text:style-name="P1"></text:p>
      <text:p text:style-name="P1">Open the door,</text:p>
      <text:p text:style-name="P1"><text:s text:c="2"/>And listen!</text:p>
      <text:p text:style-name="P1">Only the wind's muffled roar,</text:p>
      <text:p text:style-name="P1"><text:s text:c="2"/>And the glisten</text:p>
      <text:p text:style-name="P1">Of tears 'round the moon.</text:p>
      <text:p text:style-name="P1"><text:s text:c="2"/>And, in fancy, the tread</text:p>
      <text:p text:style-name="P1"><text:soft-page-break/>Of vanishing shoon--</text:p>
      <text:p text:style-name="P1"><text:s text:c="2"/>Out in the night with the Dead.</text:p>
      <text:p text:style-name="P1"></text:p>
      <text:p text:style-name="P1">"Hush! And hark</text:p>
      <text:p text:style-name="P1"><text:s text:c="2"/>To the sorrowful cry</text:p>
      <text:p text:style-name="P1">Of the wind in the dark.</text:p>
      <text:p text:style-name="P1"><text:s text:c="2"/>Hush and hark, without murmur or sigh,</text:p>
      <text:p text:style-name="P1"><text:s text:c="4"/>To shoon that tread the lost aeons:</text:p>
      <text:p text:style-name="P1"><text:s text:c="2"/>To the sound that bids you to die.</text:p>
      <text:p text:style-name="P1">Hush and hark! Hush and Hark!"</text:p>
      <text:p text:style-name="P1"><text:s text:c="31"/>_Shoon of the Dead_</text:p>
      <text:p text:style-name="P1"></text:p>
      <text:p text:style-name="P1"></text:p>
      <text:p text:style-name="P1"></text:p>
      <text:p text:style-name="P1"></text:p>
      <text:p text:style-name="P1">AUTHOR'S INTRODUCTION TO THE MANUSCRIPT</text:p>
      <text:p text:style-name="P1"></text:p>
      <text:p text:style-name="P1">Many are the hours in which I have pondered upon the story that is set</text:p>
      <text:p text:style-name="P1">forth in the following pages. I trust that my instincts are not awry</text:p>
      <text:p text:style-name="P1">when they prompt me to leave the account, in simplicity, as it was</text:p>
      <text:p text:style-name="P1">handed to me.</text:p>
      <text:p text:style-name="P1"></text:p>
      <text:p text:style-name="P1">And the MS. itself--You must picture me, when first it was given into my</text:p>
      <text:p text:style-name="P1">care, turning it over, curiously, and making a swift, jerky examination.</text:p>
      <text:p text:style-name="P1">A small book it is; but thick, and all, save the last few pages, filled</text:p>
      <text:p text:style-name="P1">with a quaint but legible handwriting, and writ very close. I have the</text:p>
      <text:p text:style-name="P1">queer, faint, pit-water smell of it in my nostrils now as I write, and</text:p>
      <text:p text:style-name="P1">my fingers have subconscious memories of the soft, "cloggy" feel of the</text:p>
      <text:p text:style-name="P1">long-damp pages.</text:p>
      <text:p text:style-name="P1"></text:p>
      <text:p text:style-name="P1">I read, and, in reading, lifted the Curtains of the Impossible that</text:p>
      <text:p text:style-name="P1">blind the mind, and looked out into the unknown. Amid stiff, abrupt</text:p>
      <text:p text:style-name="P1">sentences I wandered; and, presently, I had no fault to charge against</text:p>
      <text:p text:style-name="P1">their abrupt tellings; for, better far than my own ambitious phrasing,</text:p>
      <text:p text:style-name="P1">is this mutilated story capable of bringing home all that the old</text:p>
      <text:p text:style-name="P1">Recluse, of the vanished house, had striven to tell.</text:p>
      <text:p text:style-name="P1"></text:p>
      <text:p text:style-name="P1">Of the simple, stiffly given account of weird and extraordinary matters,</text:p>
      <text:p text:style-name="P1">I will say little. It lies before you. The inner story must be uncovered,</text:p>
      <text:p text:style-name="P1">personally, by each reader, according to ability and desire. And even</text:p>
      <text:p text:style-name="P1">should any fail to see, as now I see, the shadowed picture and conception</text:p>
      <text:p text:style-name="P1">of that to which one may well give the accepted titles of Heaven and Hell;</text:p>
      <text:p text:style-name="P1">yet can I promise certain thrills, merely taking the story as a story.</text:p>
      <text:p text:style-name="P1"></text:p>
      <text:p text:style-name="P1">WILLIAM HOPE HODGSON December 17, 1907</text:p>
      <text:p text:style-name="P1"></text:p>
      <text:p text:style-name="P1"></text:p>
      <text:p text:style-name="P1"></text:p>
      <text:p text:style-name="P1">_I_</text:p>
      <text:p text:style-name="P1"><text:soft-page-break/></text:p>
      <text:p text:style-name="P1">THE FINDING OF THE MANUSCRIPT</text:p>
      <text:p text:style-name="P1"></text:p>
      <text:p text:style-name="P1">Right away in the west of Ireland lies a tiny hamlet called Kraighten.</text:p>
      <text:p text:style-name="P1">It is situated, alone, at the base of a low hill. Far around there</text:p>
      <text:p text:style-name="P1">spreads a waste of bleak and totally inhospitable country; where, here</text:p>
      <text:p text:style-name="P1">and there at great intervals, one may come upon the ruins of some long</text:p>
      <text:p text:style-name="P1">desolate cottage--unthatched and stark. The whole land is bare and</text:p>
      <text:p text:style-name="P1">unpeopled, the very earth scarcely covering the rock that lies beneath</text:p>
      <text:p text:style-name="P1">it, and with which the country abounds, in places rising out of the soil</text:p>
      <text:p text:style-name="P1">in wave-shaped ridges.</text:p>
      <text:p text:style-name="P1"></text:p>
      <text:p text:style-name="P1">Yet, in spite of its desolation, my friend Tonnison and I had elected to</text:p>
      <text:p text:style-name="P1">spend our vacation there. He had stumbled on the place by mere chance</text:p>
      <text:p text:style-name="P1">the year previously, during the course of a long walking tour, and</text:p>
      <text:p text:style-name="P1">discovered the possibilities for the angler in a small and unnamed river</text:p>
      <text:p text:style-name="P1">that runs past the outskirts of the little village.</text:p>
      <text:p text:style-name="P1"></text:p>
      <text:p text:style-name="P1">I have said that the river is without name; I may add that no map that I</text:p>
      <text:p text:style-name="P1">have hitherto consulted has shown either village or stream. They seem</text:p>
      <text:p text:style-name="P1">to have entirely escaped observation: indeed, they might never exist for</text:p>
      <text:p text:style-name="P1">all that the average guide tells one. Possibly this can be partly</text:p>
      <text:p text:style-name="P1">accounted for by the fact that the nearest railway station (Ardrahan) is</text:p>
      <text:p text:style-name="P1">some forty miles distant.</text:p>
      <text:p text:style-name="P1"></text:p>
      <text:p text:style-name="P1">It was early one warm evening when my friend and I arrived in Kraighten.</text:p>
      <text:p text:style-name="P1">We had reached Ardrahan the previous night, sleeping there in rooms</text:p>
      <text:p text:style-name="P1">hired at the village post office, and leaving in good time on the</text:p>
      <text:p text:style-name="P1">following morning, clinging insecurely to one of the typical</text:p>
      <text:p text:style-name="P1">jaunting cars.</text:p>
      <text:p text:style-name="P1"></text:p>
      <text:p text:style-name="P1">It had taken us all day to accomplish our journey over some of the</text:p>
      <text:p text:style-name="P1">roughest tracks imaginable, with the result that we were thoroughly</text:p>
      <text:p text:style-name="P1">tired and somewhat bad tempered. However, the tent had to be erected and</text:p>
      <text:p text:style-name="P1">our goods stowed away before we could think of food or rest. And so we</text:p>
      <text:p text:style-name="P1">set to work, with the aid of our driver, and soon had the tent up upon a</text:p>
      <text:p text:style-name="P1">small patch of ground just outside the little village, and quite near to</text:p>
      <text:p text:style-name="P1">the river.</text:p>
      <text:p text:style-name="P1"></text:p>
      <text:p text:style-name="P1">Then, having stored all our belongings, we dismissed the driver, as he</text:p>
      <text:p text:style-name="P1">had to make his way back as speedily as possible, and told him to come</text:p>
      <text:p text:style-name="P1">across to us at the end of a fortnight. We had brought sufficient</text:p>
      <text:p text:style-name="P1">provisions to last us for that space of time, and water we could get</text:p>
      <text:p text:style-name="P1">from the stream. Fuel we did not need, as we had included a small</text:p>
      <text:p text:style-name="P1">oil-stove among our outfit, and the weather was fine and warm.</text:p>
      <text:p text:style-name="P1"></text:p>
      <text:p text:style-name="P1">It was Tonnison's idea to camp out instead of getting lodgings in one of</text:p>
      <text:p text:style-name="P1">the cottages. As he put it, there was no joke in sleeping in a room with</text:p>
      <text:p text:style-name="P1">a numerous family of healthy Irish in one corner and the pigsty in the</text:p>
      <text:p text:style-name="P1"><text:soft-page-break/>other, while overhead a ragged colony of roosting fowls distributed</text:p>
      <text:p text:style-name="P1">their blessings impartially, and the whole place so full of peat smoke</text:p>
      <text:p text:style-name="P1">that it made a fellow sneeze his head off just to put it inside</text:p>
      <text:p text:style-name="P1">the doorway.</text:p>
      <text:p text:style-name="P1"></text:p>
      <text:p text:style-name="P1">Tonnison had got the stove lit now and was busy cutting slices of bacon</text:p>
      <text:p text:style-name="P1">into the frying pan; so I took the kettle and walked down to the river</text:p>
      <text:p text:style-name="P1">for water. On the way, I had to pass close to a little group of the</text:p>
      <text:p text:style-name="P1">village people, who eyed me curiously, but not in any unfriendly manner,</text:p>
      <text:p text:style-name="P1">though none of them ventured a word.</text:p>
      <text:p text:style-name="P1"></text:p>
      <text:p text:style-name="P1">As I returned with my kettle filled, I went up to them and, after a</text:p>
      <text:p text:style-name="P1">friendly nod, to which they replied in like manner, I asked them</text:p>
      <text:p text:style-name="P1">casually about the fishing; but, instead of answering, they just shook</text:p>
      <text:p text:style-name="P1">their heads silently, and stared at me. I repeated the question,</text:p>
      <text:p text:style-name="P1">addressing more particularly a great, gaunt fellow at my elbow; yet</text:p>
      <text:p text:style-name="P1">again I received no answer. Then the man turned to a comrade and said</text:p>
      <text:p text:style-name="P1">something rapidly in a language that I did not understand; and, at once,</text:p>
      <text:p text:style-name="P1">the whole crowd of them fell to jabbering in what, after a few moments,</text:p>
      <text:p text:style-name="P1">I guessed to be pure Irish. At the same time they cast many glances in</text:p>
      <text:p text:style-name="P1">my direction. For a minute, perhaps, they spoke among themselves thus;</text:p>
      <text:p text:style-name="P1">then the man I had addressed faced 'round at me and said something. By</text:p>
      <text:p text:style-name="P1">the expression of his face I guessed that he, in turn, was questioning</text:p>
      <text:p text:style-name="P1">me; but now I had to shake my head, and indicate that I did not</text:p>
      <text:p text:style-name="P1">comprehend what it was they wanted to know; and so we stood looking at</text:p>
      <text:p text:style-name="P1">one another, until I heard Tonnison calling to me to hurry up with the</text:p>
      <text:p text:style-name="P1">kettle. Then, with a smile and a nod, I left them, and all in the little</text:p>
      <text:p text:style-name="P1">crowd smiled and nodded in return, though their faces still betrayed</text:p>
      <text:p text:style-name="P1">their puzzlement.</text:p>
      <text:p text:style-name="P1"></text:p>
      <text:p text:style-name="P1">It was evident, I reflected as I went toward the tent, that the</text:p>
      <text:p text:style-name="P1">inhabitants of these few huts in the wilderness did not know a word of</text:p>
      <text:p text:style-name="P1">English; and when I told Tonnison, he remarked that he was aware of the</text:p>
      <text:p text:style-name="P1">fact, and, more, that it was not at all uncommon in that part of the</text:p>
      <text:p text:style-name="P1">country, where the people often lived and died in their isolated hamlets</text:p>
      <text:p text:style-name="P1">without ever coming in contact with the outside world.</text:p>
      <text:p text:style-name="P1"></text:p>
      <text:p text:style-name="P1">"I wish we had got the driver to interpret for us before he left," I</text:p>
      <text:p text:style-name="P1">remarked, as we sat down to our meal. "It seems so strange for the</text:p>
      <text:p text:style-name="P1">people of this place not even to know what we've come for."</text:p>
      <text:p text:style-name="P1"></text:p>
      <text:p text:style-name="P1">Tonnison grunted an assent, and thereafter was silent for a while.</text:p>
      <text:p text:style-name="P1"></text:p>
      <text:p text:style-name="P1">Later, having satisfied our appetites somewhat, we began to talk, laying</text:p>
      <text:p text:style-name="P1">our plans for the morrow; then, after a smoke, we closed the flap of the</text:p>
      <text:p text:style-name="P1">tent, and prepared to turn in.</text:p>
      <text:p text:style-name="P1"></text:p>
      <text:p text:style-name="P1">"I suppose there's no chance of those fellows outside taking anything?"</text:p>
      <text:p text:style-name="P1">I asked, as we rolled ourselves in our blankets.</text:p>
      <text:p text:style-name="P1"><text:soft-page-break/></text:p>
      <text:p text:style-name="P1">Tonnison said that he did not think so, at least while we were about;</text:p>
      <text:p text:style-name="P1">and, as he went on to explain, we could lock up everything, except the</text:p>
      <text:p text:style-name="P1">tent, in the big chest that we had brought to hold our provisions. I</text:p>
      <text:p text:style-name="P1">agreed to this, and soon we were both asleep.</text:p>
      <text:p text:style-name="P1"></text:p>
      <text:p text:style-name="P1">Next morning, early, we rose and went for a swim in the river; after</text:p>
      <text:p text:style-name="P1">which we dressed and had breakfast. Then we roused out our fishing</text:p>
      <text:p text:style-name="P1">tackle and overhauled it, by which time, our breakfasts having settled</text:p>
      <text:p text:style-name="P1">somewhat, we made all secure within the tent and strode off in the</text:p>
      <text:p text:style-name="P1">direction my friend had explored on his previous visit.</text:p>
      <text:p text:style-name="P1"></text:p>
      <text:p text:style-name="P1">During the day we fished happily, working steadily upstream, and by</text:p>
      <text:p text:style-name="P1">evening we had one of the prettiest creels of fish that I had seen for a</text:p>
      <text:p text:style-name="P1">long while. Returning to the village, we made a good feed off our day's</text:p>
      <text:p text:style-name="P1">spoil, after which, having selected a few of the finer fish for our</text:p>
      <text:p text:style-name="P1">breakfast, we presented the remainder to the group of villagers who had</text:p>
      <text:p text:style-name="P1">assembled at a respectful distance to watch our doings. They seemed</text:p>
      <text:p text:style-name="P1">wonderfully grateful, and heaped mountains of what I presumed to be</text:p>
      <text:p text:style-name="P1">Irish blessings upon our heads.</text:p>
      <text:p text:style-name="P1"></text:p>
      <text:p text:style-name="P1">Thus we spent several days, having splendid sport, and first-rate</text:p>
      <text:p text:style-name="P1">appetites to do justice upon our prey. We were pleased to find how</text:p>
      <text:p text:style-name="P1">friendly the villagers were inclined to be, and that there was no</text:p>
      <text:p text:style-name="P1">evidence of their having ventured to meddle with our belongings during</text:p>
      <text:p text:style-name="P1">our absences.</text:p>
      <text:p text:style-name="P1"></text:p>
      <text:p text:style-name="P1">It was on a Tuesday that we arrived in Kraighten, and it would be on the</text:p>
      <text:p text:style-name="P1">Sunday following that we made a great discovery. Hitherto we had always</text:p>
      <text:p text:style-name="P1">gone up-stream; on that day, however, we laid aside our rods, and,</text:p>
      <text:p text:style-name="P1">taking some provisions, set off for a long ramble in the opposite</text:p>
      <text:p text:style-name="P1">direction. The day was warm, and we trudged along leisurely enough,</text:p>
      <text:p text:style-name="P1">stopping about mid-day to eat our lunch upon a great flat rock near the</text:p>
      <text:p text:style-name="P1">riverbank. Afterward we sat and smoked awhile, resuming our walk only</text:p>
      <text:p text:style-name="P1">when we were tired of inaction.</text:p>
      <text:p text:style-name="P1"></text:p>
      <text:p text:style-name="P1">For perhaps another hour we wandered onward, chatting quietly and</text:p>
      <text:p text:style-name="P1">comfortably on this and that matter, and on several occasions stopping</text:p>
      <text:p text:style-name="P1">while my companion--who is something of an artist--made rough sketches</text:p>
      <text:p text:style-name="P1">of striking bits of the wild scenery.</text:p>
      <text:p text:style-name="P1"></text:p>
      <text:p text:style-name="P1">And then, without any warning whatsoever, the river we had followed so</text:p>
      <text:p text:style-name="P1">confidently, came to an abrupt end--vanishing into the earth.</text:p>
      <text:p text:style-name="P1"></text:p>
      <text:p text:style-name="P1">"Good Lord!" I said, "who ever would have thought of this?"</text:p>
      <text:p text:style-name="P1"></text:p>
      <text:p text:style-name="P1">And I stared in amazement; then I turned to Tonnison. He was looking,</text:p>
      <text:p text:style-name="P1">with a blank expression upon his face, at the place where the river</text:p>
      <text:p text:style-name="P1">disappeared.</text:p>
      <text:p text:style-name="P1"><text:soft-page-break/></text:p>
      <text:p text:style-name="P1">In a moment he spoke.</text:p>
      <text:p text:style-name="P1"></text:p>
      <text:p text:style-name="P1">"Let us go on a bit; it may reappear again--anyhow, it is worth</text:p>
      <text:p text:style-name="P1">investigating."</text:p>
      <text:p text:style-name="P1"></text:p>
      <text:p text:style-name="P1">I agreed, and we went forward once more, though rather aimlessly; for we</text:p>
      <text:p text:style-name="P1">were not at all certain in which direction to prosecute our search. For</text:p>
      <text:p text:style-name="P1">perhaps a mile we moved onward; then Tonnison, who had been gazing about</text:p>
      <text:p text:style-name="P1">curiously, stopped and shaded his eyes.</text:p>
      <text:p text:style-name="P1"></text:p>
      <text:p text:style-name="P1">"See!" he said, after a moment, "isn't that mist or something, over</text:p>
      <text:p text:style-name="P1">there to the right--away in a line with that great piece of rock?" And</text:p>
      <text:p text:style-name="P1">he indicated with his hand.</text:p>
      <text:p text:style-name="P1"></text:p>
      <text:p text:style-name="P1">I stared, and, after a minute, seemed to see something, but could not be</text:p>
      <text:p text:style-name="P1">certain, and said so.</text:p>
      <text:p text:style-name="P1"></text:p>
      <text:p text:style-name="P1">"Anyway," my friend replied, "we'll just go across and have a glance."</text:p>
      <text:p text:style-name="P1">And he started off in the direction he had suggested, I following.</text:p>
      <text:p text:style-name="P1">Presently, we came among bushes, and, after a time, out upon the top of</text:p>
      <text:p text:style-name="P1">a high, boulder-strewn bank, from which we looked down into a wilderness</text:p>
      <text:p text:style-name="P1">of bushes and trees.</text:p>
      <text:p text:style-name="P1"></text:p>
      <text:p text:style-name="P1">"Seems as though we had come upon an oasis in this desert of stone,"</text:p>
      <text:p text:style-name="P1">muttered Tonnison, as he gazed interestedly. Then he was silent, his</text:p>
      <text:p text:style-name="P1">eyes fixed; and I looked also; for up from somewhere about the center of</text:p>
      <text:p text:style-name="P1">the wooded lowland there rose high into the quiet air a great column of</text:p>
      <text:p text:style-name="P1">hazelike spray, upon which the sun shone, causing innumerable rainbows.</text:p>
      <text:p text:style-name="P1"></text:p>
      <text:p text:style-name="P1">"How beautiful!" I exclaimed.</text:p>
      <text:p text:style-name="P1"></text:p>
      <text:p text:style-name="P1">"Yes," answered Tonnison, thoughtfully. "There must be a waterfall, or</text:p>
      <text:p text:style-name="P1">something, over there. Perhaps it's our river come to light again. Let's</text:p>
      <text:p text:style-name="P1">go and see."</text:p>
      <text:p text:style-name="P1"></text:p>
      <text:p text:style-name="P1">Down the sloping bank we made our way, and entered among the trees and</text:p>
      <text:p text:style-name="P1">shrubberies. The bushes were matted, and the trees overhung us, so that</text:p>
      <text:p text:style-name="P1">the place was disagreeably gloomy; though not dark enough to hide from</text:p>
      <text:p text:style-name="P1">me the fact that many of the trees were fruit trees, and that, here and</text:p>
      <text:p text:style-name="P1">there, one could trace indistinctly, signs of a long departed</text:p>
      <text:p text:style-name="P1">cultivation. Thus it came to me that we were making our way through the</text:p>
      <text:p text:style-name="P1">riot of a great and ancient garden. I said as much to Tonnison, and he</text:p>
      <text:p text:style-name="P1">agreed that there certainly seemed reasonable grounds for my belief.</text:p>
      <text:p text:style-name="P1"></text:p>
      <text:p text:style-name="P1">What a wild place it was, so dismal and somber! Somehow, as we went</text:p>
      <text:p text:style-name="P1">forward, a sense of the silent loneliness and desertion of the old</text:p>
      <text:p text:style-name="P1">garden grew upon me, and I felt shivery. One could imagine things</text:p>
      <text:p text:style-name="P1">lurking among the tangled bushes; while, in the very air of the place,</text:p>
      <text:p text:style-name="P1"><text:soft-page-break/>there seemed something uncanny. I think Tonnison was conscious of this</text:p>
      <text:p text:style-name="P1">also, though he said nothing.</text:p>
      <text:p text:style-name="P1"></text:p>
      <text:p text:style-name="P1">Suddenly, we came to a halt. Through the trees there had grown upon our</text:p>
      <text:p text:style-name="P1">ears a distant sound. Tonnison bent forward, listening. I could hear it</text:p>
      <text:p text:style-name="P1">more plainly now; it was continuous and harsh--a sort of droning roar,</text:p>
      <text:p text:style-name="P1">seeming to come from far away. I experienced a queer, indescribable,</text:p>
      <text:p text:style-name="P1">little feeling of nervousness. What sort of place was it into which we</text:p>
      <text:p text:style-name="P1">had got? I looked at my companion, to see what he thought of the matter;</text:p>
      <text:p text:style-name="P1">and noted that there was only puzzlement in his face; and then, as I</text:p>
      <text:p text:style-name="P1">watched his features, an expression of comprehension crept over them,</text:p>
      <text:p text:style-name="P1">and he nodded his head.</text:p>
      <text:p text:style-name="P1"></text:p>
      <text:p text:style-name="P1">"That's a waterfall," he exclaimed, with conviction. "I know the sound</text:p>
      <text:p text:style-name="P1">now." And he began to push vigorously through the bushes, in the</text:p>
      <text:p text:style-name="P1">direction of the noise.</text:p>
      <text:p text:style-name="P1"></text:p>
      <text:p text:style-name="P1">As we went forward, the sound became plainer continually, showing that</text:p>
      <text:p text:style-name="P1">we were heading straight toward it. Steadily, the roaring grew louder</text:p>
      <text:p text:style-name="P1">and nearer, until it appeared, as I remarked to Tonnison, almost to come</text:p>
      <text:p text:style-name="P1">from under our feet--and still we were surrounded by the trees</text:p>
      <text:p text:style-name="P1">and shrubs.</text:p>
      <text:p text:style-name="P1"></text:p>
      <text:p text:style-name="P1">"Take care!" Tonnison called to me. "Look where you're going." And then,</text:p>
      <text:p text:style-name="P1">suddenly, we came out from among the trees, on to a great open space,</text:p>
      <text:p text:style-name="P1">where, not six paces in front of us, yawned the mouth of a tremendous</text:p>
      <text:p text:style-name="P1">chasm, from the depths of which the noise appeared to rise, along with</text:p>
      <text:p text:style-name="P1">the continuous, mistlike spray that we had witnessed from the top of the</text:p>
      <text:p text:style-name="P1">distant bank.</text:p>
      <text:p text:style-name="P1"></text:p>
      <text:p text:style-name="P1">For quite a minute we stood in silence, staring in bewilderment at the</text:p>
      <text:p text:style-name="P1">sight; then my friend went forward cautiously to the edge of the abyss.</text:p>
      <text:p text:style-name="P1">I followed, and, together, we looked down through a boil of spray at a</text:p>
      <text:p text:style-name="P1">monster cataract of frothing water that burst, spouting, from the side</text:p>
      <text:p text:style-name="P1">of the chasm, nearly a hundred feet below.</text:p>
      <text:p text:style-name="P1"></text:p>
      <text:p text:style-name="P1">"Good Lord!" said Tonnison.</text:p>
      <text:p text:style-name="P1"></text:p>
      <text:p text:style-name="P1">I was silent, and rather awed. The sight was so unexpectedly grand and</text:p>
      <text:p text:style-name="P1">eerie; though this latter quality came more upon me later.</text:p>
      <text:p text:style-name="P1"></text:p>
      <text:p text:style-name="P1">Presently, I looked up and across to the further side of the chasm.</text:p>
      <text:p text:style-name="P1">There, I saw something towering up among the spray: it looked like a</text:p>
      <text:p text:style-name="P1">fragment of a great ruin, and I touched Tonnison on the shoulder. He</text:p>
      <text:p text:style-name="P1">glanced 'round, with a start, and I pointed toward the thing. His gaze</text:p>
      <text:p text:style-name="P1">followed my finger, and his eyes lighted up with a sudden flash of</text:p>
      <text:p text:style-name="P1">excitement, as the object came within his field of view.</text:p>
      <text:p text:style-name="P1"></text:p>
      <text:p text:style-name="P1">"Come along," he shouted above the uproar. "We'll have a look at it.</text:p>
      <text:p text:style-name="P1"><text:soft-page-break/>There's something queer about this place; I feel it in my bones." And he</text:p>
      <text:p text:style-name="P1">started off, 'round the edge of the craterlike abyss. As we neared this</text:p>
      <text:p text:style-name="P1">new thing, I saw that I had not been mistaken in my first impression. It</text:p>
      <text:p text:style-name="P1">was undoubtedly a portion of some ruined building; yet now I made out</text:p>
      <text:p text:style-name="P1">that it was not built upon the edge of the chasm itself, as I had at</text:p>
      <text:p text:style-name="P1">first supposed; but perched almost at the extreme end of a huge spur of</text:p>
      <text:p text:style-name="P1">rock that jutted out some fifty or sixty feet over the abyss. In fact,</text:p>
      <text:p text:style-name="P1">the jagged mass of ruin was literally suspended in midair.</text:p>
      <text:p text:style-name="P1"></text:p>
      <text:p text:style-name="P1">Arriving opposite it, we walked out on to the projecting arm of rock,</text:p>
      <text:p text:style-name="P1">and I must confess to having felt an intolerable sense of terror as I</text:p>
      <text:p text:style-name="P1">looked down from that dizzy perch into the unknown depths below us--into</text:p>
      <text:p text:style-name="P1">the deeps from which there rose ever the thunder of the falling water</text:p>
      <text:p text:style-name="P1">and the shroud of rising spray.</text:p>
      <text:p text:style-name="P1"></text:p>
      <text:p text:style-name="P1">Reaching the ruin, we clambered 'round it cautiously, and, on the</text:p>
      <text:p text:style-name="P1">further side, came upon a mass of fallen stones and rubble. The ruin</text:p>
      <text:p text:style-name="P1">itself seemed to me, as I proceeded now to examine it minutely, to be a</text:p>
      <text:p text:style-name="P1">portion of the outer wall of some prodigious structure, it was so thick</text:p>
      <text:p text:style-name="P1">and substantially built; yet what it was doing in such a position I</text:p>
      <text:p text:style-name="P1">could by no means conjecture. Where was the rest of the house, or</text:p>
      <text:p text:style-name="P1">castle, or whatever there had been?</text:p>
      <text:p text:style-name="P1"></text:p>
      <text:p text:style-name="P1">I went back to the outer side of the wall, and thence to the edge of the</text:p>
      <text:p text:style-name="P1">chasm, leaving Tonnison rooting systematically among the heap of stones</text:p>
      <text:p text:style-name="P1">and rubbish on the outer side. Then I commenced to examine the surface</text:p>
      <text:p text:style-name="P1">of the ground, near the edge of the abyss, to see whether there were not</text:p>
      <text:p text:style-name="P1">left other remnants of the building to which the fragment of ruin</text:p>
      <text:p text:style-name="P1">evidently belonged. But though I scrutinized the earth with the greatest</text:p>
      <text:p text:style-name="P1">care, I could see no signs of anything to show that there had ever been</text:p>
      <text:p text:style-name="P1">a building erected on the spot, and I grew more puzzled than ever.</text:p>
      <text:p text:style-name="P1"></text:p>
      <text:p text:style-name="P1">Then, I heard a cry from Tonnison; he was shouting my name, excitedly,</text:p>
      <text:p text:style-name="P1">and without delay I hurried along the rocky promontory to the ruin. I</text:p>
      <text:p text:style-name="P1">wondered whether he had hurt himself, and then the thought came, that</text:p>
      <text:p text:style-name="P1">perhaps he had found something.</text:p>
      <text:p text:style-name="P1"></text:p>
      <text:p text:style-name="P1">I reached the crumbled wall and climbed 'round. There I found Tonnison</text:p>
      <text:p text:style-name="P1">standing within a small excavation that he had made among the _debris_:</text:p>
      <text:p text:style-name="P1">he was brushing the dirt from something that looked like a book, much</text:p>
      <text:p text:style-name="P1">crumpled and dilapidated; and opening his mouth, every second or two, to</text:p>
      <text:p text:style-name="P1">bellow my name. As soon as he saw that I had come, he handed his prize</text:p>
      <text:p text:style-name="P1">to me, telling me to put it into my satchel so as to protect it from the</text:p>
      <text:p text:style-name="P1">damp, while he continued his explorations. This I did, first, however,</text:p>
      <text:p text:style-name="P1">running the pages through my fingers, and noting that they were closely</text:p>
      <text:p text:style-name="P1">filled with neat, old-fashioned writing which was quite legible, save in</text:p>
      <text:p text:style-name="P1">one portion, where many of the pages were almost destroyed, being</text:p>
      <text:p text:style-name="P1">muddied and crumpled, as though the book had been doubled back at that</text:p>
      <text:p text:style-name="P1">part. This, I found out from Tonnison, was actually as he had discovered</text:p>
      <text:p text:style-name="P1"><text:soft-page-break/>it, and the damage was due, probably, to the fall of masonry upon the</text:p>
      <text:p text:style-name="P1">opened part. Curiously enough, the book was fairly dry, which I</text:p>
      <text:p text:style-name="P1">attributed to its having been so securely buried among the ruins.</text:p>
      <text:p text:style-name="P1"></text:p>
      <text:p text:style-name="P1">Having put the volume away safely, I turned-to and gave Tonnison a hand</text:p>
      <text:p text:style-name="P1">with his self-imposed task of excavating; yet, though we put in over an</text:p>
      <text:p text:style-name="P1">hour's hard work, turning over the whole of the upheaped stones and</text:p>
      <text:p text:style-name="P1">rubbish, we came upon nothing more than some fragments of broken wood,</text:p>
      <text:p text:style-name="P1">that might have been parts of a desk or table; and so we gave up</text:p>
      <text:p text:style-name="P1">searching, and went back along the rock, once more to the safety of</text:p>
      <text:p text:style-name="P1">the land.</text:p>
      <text:p text:style-name="P1"></text:p>
      <text:p text:style-name="P1">The next thing we did was to make a complete tour of the tremendous</text:p>
      <text:p text:style-name="P1">chasm, which we were able to observe was in the form of an almost</text:p>
      <text:p text:style-name="P1">perfect circle, save for where the ruin-crowned spur of rock jutted out,</text:p>
      <text:p text:style-name="P1">spoiling its symmetry.</text:p>
      <text:p text:style-name="P1"></text:p>
      <text:p text:style-name="P1">The abyss was, as Tonnison put it, like nothing so much as a gigantic</text:p>
      <text:p text:style-name="P1">well or pit going sheer down into the bowels of the earth.</text:p>
      <text:p text:style-name="P1"></text:p>
      <text:p text:style-name="P1">For some time longer, we continued to stare about us, and then, noticing</text:p>
      <text:p text:style-name="P1">that there was a clear space away to the north of the chasm, we bent our</text:p>
      <text:p text:style-name="P1">steps in that direction.</text:p>
      <text:p text:style-name="P1"></text:p>
      <text:p text:style-name="P1">Here, distant from the mouth of the mighty pit by some hundreds of</text:p>
      <text:p text:style-name="P1">yards, we came upon a great lake of silent water--silent, that is, save</text:p>
      <text:p text:style-name="P1">in one place where there was a continuous bubbling and gurgling.</text:p>
      <text:p text:style-name="P1"></text:p>
      <text:p text:style-name="P1">Now, being away from the noise of the spouting cataract, we were able to</text:p>
      <text:p text:style-name="P1">hear one another speak, without having to shout at the tops of our</text:p>
      <text:p text:style-name="P1">voices, and I asked Tonnison what he thought of the place--I told him</text:p>
      <text:p text:style-name="P1">that I didn't like it, and that the sooner we were out of it the better</text:p>
      <text:p text:style-name="P1">I should be pleased.</text:p>
      <text:p text:style-name="P1"></text:p>
      <text:p text:style-name="P1">He nodded in reply, and glanced at the woods behind furtively. I asked</text:p>
      <text:p text:style-name="P1">him if he had seen or heard anything. He made no answer; but stood</text:p>
      <text:p text:style-name="P1">silent, as though listening, and I kept quiet also.</text:p>
      <text:p text:style-name="P1"></text:p>
      <text:p text:style-name="P1">Suddenly, he spoke.</text:p>
      <text:p text:style-name="P1"></text:p>
      <text:p text:style-name="P1">"Hark!" he said, sharply. I looked at him, and then away among the trees</text:p>
      <text:p text:style-name="P1">and bushes, holding my breath involuntarily. A minute came and went in</text:p>
      <text:p text:style-name="P1">strained silence; yet I could hear nothing, and I turned to Tonnison to</text:p>
      <text:p text:style-name="P1">say as much; and then, even as I opened my lips to speak, there came a</text:p>
      <text:p text:style-name="P1">strange wailing noise out of the wood on our left.... It appeared to</text:p>
      <text:p text:style-name="P1">float through the trees, and there was a rustle of stirring leaves, and</text:p>
      <text:p text:style-name="P1">then silence.</text:p>
      <text:p text:style-name="P1"></text:p>
      <text:p text:style-name="P1">All at once, Tonnison spoke, and put his hand on my shoulder. "Let us</text:p>
      <text:p text:style-name="P1"><text:soft-page-break/>get out of here," he said, and began to move slowly toward where the</text:p>
      <text:p text:style-name="P1">surrounding trees and bushes seemed thinnest. As I followed him, it came</text:p>
      <text:p text:style-name="P1">to me suddenly that the sun was low, and that there was a raw sense of</text:p>
      <text:p text:style-name="P1">chilliness in the air.</text:p>
      <text:p text:style-name="P1"></text:p>
      <text:p text:style-name="P1">Tonnison said nothing further, but kept on steadily. We were among the</text:p>
      <text:p text:style-name="P1">trees now, and I glanced around, nervously; but saw nothing, save the</text:p>
      <text:p text:style-name="P1">quiet branches and trunks and the tangled bushes. Onward we went, and no</text:p>
      <text:p text:style-name="P1">sound broke the silence, except the occasional snapping of a twig under</text:p>
      <text:p text:style-name="P1">our feet, as we moved forward. Yet, in spite of the quietness, I had a</text:p>
      <text:p text:style-name="P1">horrible feeling that we were not alone; and I kept so close to Tonnison</text:p>
      <text:p text:style-name="P1">that twice I kicked his heels clumsily, though he said nothing. A</text:p>
      <text:p text:style-name="P1">minute, and then another, and we reached the confines of the wood coming</text:p>
      <text:p text:style-name="P1">out at last upon the bare rockiness of the countryside. Only then was I</text:p>
      <text:p text:style-name="P1">able to shake off the haunting dread that had followed me among</text:p>
      <text:p text:style-name="P1">the trees.</text:p>
      <text:p text:style-name="P1"></text:p>
      <text:p text:style-name="P1">Once, as we moved away, there seemed to come again a distant sound of</text:p>
      <text:p text:style-name="P1">wailing, and I said to myself that it was the wind--yet the evening was</text:p>
      <text:p text:style-name="P1">breathless.</text:p>
      <text:p text:style-name="P1"></text:p>
      <text:p text:style-name="P1">Presently, Tonnison began to talk.</text:p>
      <text:p text:style-name="P1"></text:p>
      <text:p text:style-name="P1">"Look you," he said with decision, "I would not spend the night in</text:p>
      <text:p text:style-name="P1">_that_ place for all the wealth that the world holds. There is something</text:p>
      <text:p text:style-name="P1">unholy--diabolical--about it. It came to me all in a moment, just after</text:p>
      <text:p text:style-name="P1">you spoke. It seemed to me that the woods were full of vile</text:p>
      <text:p text:style-name="P1">things--you know!"</text:p>
      <text:p text:style-name="P1"></text:p>
      <text:p text:style-name="P1">"Yes," I answered, and looked back toward the place; but it was hidden</text:p>
      <text:p text:style-name="P1">from us by a rise in the ground.</text:p>
      <text:p text:style-name="P1"></text:p>
      <text:p text:style-name="P1">"There's the book," I said, and I put my hand into the satchel.</text:p>
      <text:p text:style-name="P1"></text:p>
      <text:p text:style-name="P1">"You've got it safely?" he questioned, with a sudden access of anxiety.</text:p>
      <text:p text:style-name="P1"></text:p>
      <text:p text:style-name="P1">"Yes," I replied.</text:p>
      <text:p text:style-name="P1"></text:p>
      <text:p text:style-name="P1">"Perhaps," he continued, "we shall learn something from it when we get</text:p>
      <text:p text:style-name="P1">back to the tent. We had better hurry, too; we're a long way off still,</text:p>
      <text:p text:style-name="P1">and I don't fancy, now, being caught out here in the dark."</text:p>
      <text:p text:style-name="P1"></text:p>
      <text:p text:style-name="P1">It was two hours later when we reached the tent; and, without delay, we</text:p>
      <text:p text:style-name="P1">set to work to prepare a meal; for we had eaten nothing since our lunch</text:p>
      <text:p text:style-name="P1">at midday.</text:p>
      <text:p text:style-name="P1"></text:p>
      <text:p text:style-name="P1">Supper over, we cleared the things out of the way, and lit our pipes.</text:p>
      <text:p text:style-name="P1">Then Tonnison asked me to get the manuscript out of my satchel. This I</text:p>
      <text:p text:style-name="P1">did, and then, as we could not both read from it at the same time, he</text:p>
      <text:p text:style-name="P1"><text:soft-page-break/>suggested that I should read the thing out loud. "And mind," he</text:p>
      <text:p text:style-name="P1">cautioned, knowing my propensities, "don't go skipping half the book."</text:p>
      <text:p text:style-name="P1"></text:p>
      <text:p text:style-name="P1">Yet, had he but known what it contained, he would have realized how</text:p>
      <text:p text:style-name="P1">needless such advice was, for once at least. And there seated in the</text:p>
      <text:p text:style-name="P1">opening of our little tent, I began the strange tale of _The House on</text:p>
      <text:p text:style-name="P1">the Borderland_ (for such was the title of the MS.); this is told in the</text:p>
      <text:p text:style-name="P1">following pages.</text:p>
      <text:p text:style-name="P1"></text:p>
      <text:p text:style-name="P1"></text:p>
      <text:p text:style-name="P1"></text:p>
      <text:p text:style-name="P1">_II_</text:p>
      <text:p text:style-name="P1"></text:p>
      <text:p text:style-name="P1">THE PLAIN OF SILENCE</text:p>
      <text:p text:style-name="P1"></text:p>
      <text:p text:style-name="P1">I am an old man. I live here in this ancient house, surrounded by huge,</text:p>
      <text:p text:style-name="P1">unkempt gardens.</text:p>
      <text:p text:style-name="P1"></text:p>
      <text:p text:style-name="P1">The peasantry, who inhabit the wilderness beyond, say that I am mad.</text:p>
      <text:p text:style-name="P1">That is because I will have nothing to do with them. I live here alone</text:p>
      <text:p text:style-name="P1">with my old sister, who is also my housekeeper. We keep no servants--I</text:p>
      <text:p text:style-name="P1">hate them. I have one friend, a dog; yes, I would sooner have old Pepper</text:p>
      <text:p text:style-name="P1">than the rest of Creation together. He, at least, understands me--and</text:p>
      <text:p text:style-name="P1">has sense enough to leave me alone when I am in my dark moods.</text:p>
      <text:p text:style-name="P1"></text:p>
      <text:p text:style-name="P1">I have decided to start a kind of diary; it may enable me to record</text:p>
      <text:p text:style-name="P1">some of the thoughts and feelings that I cannot express to anyone; but,</text:p>
      <text:p text:style-name="P1">beyond this, I am anxious to make some record of the strange things that</text:p>
      <text:p text:style-name="P1">I have heard and seen, during many years of loneliness, in this weird</text:p>
      <text:p text:style-name="P1">old building.</text:p>
      <text:p text:style-name="P1"></text:p>
      <text:p text:style-name="P1">For a couple of centuries, this house has had a reputation, a bad one,</text:p>
      <text:p text:style-name="P1">and, until I bought it, for more than eighty years no one had lived</text:p>
      <text:p text:style-name="P1">here; consequently, I got the old place at a ridiculously low figure.</text:p>
      <text:p text:style-name="P1"></text:p>
      <text:p text:style-name="P1">I am not superstitious; but I have ceased to deny that things happen</text:p>
      <text:p text:style-name="P1">in this old house--things that I cannot explain; and, therefore, I must</text:p>
      <text:p text:style-name="P1">needs ease my mind, by writing down an account of them, to the best of</text:p>
      <text:p text:style-name="P1">my ability; though, should this, my diary, ever be read when I am gone,</text:p>
      <text:p text:style-name="P1">the readers will but shake their heads, and be the more convinced that</text:p>
      <text:p text:style-name="P1">I was mad.</text:p>
      <text:p text:style-name="P1"></text:p>
      <text:p text:style-name="P1">This house, how ancient it is! though its age strikes one less,</text:p>
      <text:p text:style-name="P1">perhaps, than the quaintness of its structure, which is curious and</text:p>
      <text:p text:style-name="P1">fantastic to the last degree. Little curved towers and pinnacles, with</text:p>
      <text:p text:style-name="P1">outlines suggestive of leaping flames, predominate; while the body of</text:p>
      <text:p text:style-name="P1">the building is in the form of a circle.</text:p>
      <text:p text:style-name="P1"></text:p>
      <text:p text:style-name="P1">I have heard that there is an old story, told amongst the country</text:p>
      <text:p text:style-name="P1"><text:soft-page-break/>people, to the effect that the devil built the place. However, that is</text:p>
      <text:p text:style-name="P1">as may be. True or not, I neither know nor care, save as it may have</text:p>
      <text:p text:style-name="P1">helped to cheapen it, ere I came.</text:p>
      <text:p text:style-name="P1"></text:p>
      <text:p text:style-name="P1">I must have been here some ten years before I saw sufficient to warrant</text:p>
      <text:p text:style-name="P1">any belief in the stories, current in the neighborhood, about this</text:p>
      <text:p text:style-name="P1">house. It is true that I had, on at least a dozen occasions, seen,</text:p>
      <text:p text:style-name="P1">vaguely, things that puzzled me, and, perhaps, had felt more than I had</text:p>
      <text:p text:style-name="P1">seen. Then, as the years passed, bringing age upon me, I became often</text:p>
      <text:p text:style-name="P1">aware of something unseen, yet unmistakably present, in the empty rooms</text:p>
      <text:p text:style-name="P1">and corridors. Still, it was as I have said many years before I saw any</text:p>
      <text:p text:style-name="P1">real manifestations of the so-called supernatural.</text:p>
      <text:p text:style-name="P1"></text:p>
      <text:p text:style-name="P1">It was not Halloween. If I were telling a story for amusement's sake, I</text:p>
      <text:p text:style-name="P1">should probably place it on that night of nights; but this is a true</text:p>
      <text:p text:style-name="P1">record of my own experiences, and I would not put pen to paper to amuse</text:p>
      <text:p text:style-name="P1">anyone. No. It was after midnight on the morning of the twenty-first day</text:p>
      <text:p text:style-name="P1">of January. I was sitting reading, as is often my custom, in my study.</text:p>
      <text:p text:style-name="P1">Pepper lay, sleeping, near my chair.</text:p>
      <text:p text:style-name="P1"></text:p>
      <text:p text:style-name="P1">Without warning, the flames of the two candles went low, and then</text:p>
      <text:p text:style-name="P1">shone with a ghastly green effulgence. I looked up, quickly, and as I</text:p>
      <text:p text:style-name="P1">did so I saw the lights sink into a dull, ruddy tint; so that the room</text:p>
      <text:p text:style-name="P1">glowed with a strange, heavy, crimson twilight that gave the shadows</text:p>
      <text:p text:style-name="P1">behind the chairs and tables a double depth of blackness; and wherever</text:p>
      <text:p text:style-name="P1">the light struck, it was as though luminous blood had been splashed</text:p>
      <text:p text:style-name="P1">over the room.</text:p>
      <text:p text:style-name="P1"></text:p>
      <text:p text:style-name="P1">Down on the floor, I heard a faint, frightened whimper, and something</text:p>
      <text:p text:style-name="P1">pressed itself in between my two feet. It was Pepper, cowering under my</text:p>
      <text:p text:style-name="P1">dressing gown. Pepper, usually as brave as a lion!</text:p>
      <text:p text:style-name="P1"></text:p>
      <text:p text:style-name="P1">It was this movement of the dog's, I think, that gave me the first</text:p>
      <text:p text:style-name="P1">twinge of _real_ fear. I had been considerably startled when the lights</text:p>
      <text:p text:style-name="P1">burnt first green and then red; but had been momentarily under the</text:p>
      <text:p text:style-name="P1">impression that the change was due to some influx of noxious gas into</text:p>
      <text:p text:style-name="P1">the room. Now, however, I saw that it was not so; for the candles burned</text:p>
      <text:p text:style-name="P1">with a steady flame, and showed no signs of going out, as would have</text:p>
      <text:p text:style-name="P1">been the case had the change been due to fumes in the atmosphere.</text:p>
      <text:p text:style-name="P1"></text:p>
      <text:p text:style-name="P1">I did not move. I felt distinctly frightened; but could think of</text:p>
      <text:p text:style-name="P1">nothing better to do than wait. For perhaps a minute, I kept my glance</text:p>
      <text:p text:style-name="P1">about the room, nervously. Then I noticed that the lights had commenced</text:p>
      <text:p text:style-name="P1">to sink, very slowly; until presently they showed minute specks of red</text:p>
      <text:p text:style-name="P1">fire, like the gleamings of rubies in the darkness. Still, I sat</text:p>
      <text:p text:style-name="P1">watching; while a sort of dreamy indifference seemed to steal over me;</text:p>
      <text:p text:style-name="P1">banishing altogether the fear that had begun to grip me.</text:p>
      <text:p text:style-name="P1"></text:p>
      <text:p text:style-name="P1">Away in the far end of the huge old-fashioned room, I became conscious</text:p>
      <text:p text:style-name="P1"><text:soft-page-break/>of a faint glow. Steadily it grew, filling the room with gleams of</text:p>
      <text:p text:style-name="P1">quivering green light; then they sank quickly, and changed--even as the</text:p>
      <text:p text:style-name="P1">candle flames had done--into a deep, somber crimson that strengthened,</text:p>
      <text:p text:style-name="P1">and lit up the room with a flood of awful glory.</text:p>
      <text:p text:style-name="P1"></text:p>
      <text:p text:style-name="P1">The light came from the end wall, and grew ever brighter until its</text:p>
      <text:p text:style-name="P1">intolerable glare caused my eyes acute pain, and involuntarily I closed</text:p>
      <text:p text:style-name="P1">them. It may have been a few seconds before I was able to open them. The</text:p>
      <text:p text:style-name="P1">first thing I noticed was that the light had decreased, greatly; so that</text:p>
      <text:p text:style-name="P1">it no longer tried my eyes. Then, as it grew still duller, I was aware,</text:p>
      <text:p text:style-name="P1">all at once, that, instead of looking at the redness, I was staring</text:p>
      <text:p text:style-name="P1">through it, and through the wall beyond.</text:p>
      <text:p text:style-name="P1"></text:p>
      <text:p text:style-name="P1">Gradually, as I became more accustomed to the idea, I realized that I</text:p>
      <text:p text:style-name="P1">was looking out on to a vast plain, lit with the same gloomy twilight</text:p>
      <text:p text:style-name="P1">that pervaded the room. The immensity of this plain scarcely can be</text:p>
      <text:p text:style-name="P1">conceived. In no part could I perceive its confines. It seemed to</text:p>
      <text:p text:style-name="P1">broaden and spread out, so that the eye failed to perceive any</text:p>
      <text:p text:style-name="P1">limitations. Slowly, the details of the nearer portions began to grow</text:p>
      <text:p text:style-name="P1">clear; then, in a moment almost, the light died away, and the vision--if</text:p>
      <text:p text:style-name="P1">vision it were--faded and was gone.</text:p>
      <text:p text:style-name="P1"></text:p>
      <text:p text:style-name="P1">Suddenly, I became conscious that I was no longer in the chair.</text:p>
      <text:p text:style-name="P1">Instead, I seemed to be hovering above it, and looking down at a dim</text:p>
      <text:p text:style-name="P1">something, huddled and silent. In a little while, a cold blast struck</text:p>
      <text:p text:style-name="P1">me, and I was outside in the night, floating, like a bubble, up through</text:p>
      <text:p text:style-name="P1">the darkness. As I moved, an icy coldness seemed to enfold me, so that</text:p>
      <text:p text:style-name="P1">I shivered.</text:p>
      <text:p text:style-name="P1"></text:p>
      <text:p text:style-name="P1">After a time, I looked to right and left, and saw the intolerable</text:p>
      <text:p text:style-name="P1">blackness of the night, pierced by remote gleams of fire. Onward,</text:p>
      <text:p text:style-name="P1">outward, I drove. Once, I glanced behind, and saw the earth, a small</text:p>
      <text:p text:style-name="P1">crescent of blue light, receding away to my left. Further off, the sun,</text:p>
      <text:p text:style-name="P1">a splash of white flame, burned vividly against the dark.</text:p>
      <text:p text:style-name="P1"></text:p>
      <text:p text:style-name="P1">An indefinite period passed. Then, for the last time, I saw the</text:p>
      <text:p text:style-name="P1">earth--an enduring globule of radiant blue, swimming in an eternity of</text:p>
      <text:p text:style-name="P1">ether. And there I, a fragile flake of soul dust, flickered silently</text:p>
      <text:p text:style-name="P1">across the void, from the distant blue, into the expanse of the unknown.</text:p>
      <text:p text:style-name="P1"></text:p>
      <text:p text:style-name="P1">A great while seemed to pass over me, and now I could nowhere see</text:p>
      <text:p text:style-name="P1">anything. I had passed beyond the fixed stars and plunged into the huge</text:p>
      <text:p text:style-name="P1">blackness that waits beyond. All this time I had experienced little,</text:p>
      <text:p text:style-name="P1">save a sense of lightness and cold discomfort. Now however the atrocious</text:p>
      <text:p text:style-name="P1">darkness seemed to creep into my soul, and I became filled with fear and</text:p>
      <text:p text:style-name="P1">despair. What was going to become of me? Where was I going? Even as the</text:p>
      <text:p text:style-name="P1">thoughts were formed, there grew against the impalpable blackness that</text:p>
      <text:p text:style-name="P1">wrapped me a faint tinge of blood. It seemed extraordinarily remote, and</text:p>
      <text:p text:style-name="P1">mistlike; yet, at once, the feeling of oppression was lightened, and I</text:p>
      <text:p text:style-name="P1"><text:soft-page-break/>no longer despaired.</text:p>
      <text:p text:style-name="P1"></text:p>
      <text:p text:style-name="P1">Slowly, the distant redness became plainer and larger; until, as I drew</text:p>
      <text:p text:style-name="P1">nearer, it spread out into a great, somber glare--dull and tremendous.</text:p>
      <text:p text:style-name="P1">Still, I fled onward, and, presently, I had come so close, that it</text:p>
      <text:p text:style-name="P1">seemed to stretch beneath me, like a great ocean of somber red. I could</text:p>
      <text:p text:style-name="P1">see little, save that it appeared to spread out interminably in all</text:p>
      <text:p text:style-name="P1">directions.</text:p>
      <text:p text:style-name="P1"></text:p>
      <text:p text:style-name="P1">In a further space, I found that I was descending upon it; and, soon, I</text:p>
      <text:p text:style-name="P1">sank into a great sea of sullen, red-hued clouds. Slowly, I emerged from</text:p>
      <text:p text:style-name="P1">these, and there, below me, I saw the stupendous plain that I had seen</text:p>
      <text:p text:style-name="P1">from my room in this house that stands upon the borders of the Silences.</text:p>
      <text:p text:style-name="P1"></text:p>
      <text:p text:style-name="P1">Presently, I landed, and stood, surrounded by a great waste of</text:p>
      <text:p text:style-name="P1">loneliness. The place was lit with a gloomy twilight that gave an</text:p>
      <text:p text:style-name="P1">impression of indescribable desolation.</text:p>
      <text:p text:style-name="P1"></text:p>
      <text:p text:style-name="P1">Afar to my right, within the sky, there burnt a gigantic ring of</text:p>
      <text:p text:style-name="P1">dull-red fire, from the outer edge of which were projected huge,</text:p>
      <text:p text:style-name="P1">writhing flames, darted and jagged. The interior of this ring was</text:p>
      <text:p text:style-name="P1">black, black as the gloom of the outer night. I comprehended, at once,</text:p>
      <text:p text:style-name="P1">that it was from this extraordinary sun that the place derived its</text:p>
      <text:p text:style-name="P1">doleful light.</text:p>
      <text:p text:style-name="P1"></text:p>
      <text:p text:style-name="P1">From that strange source of light, I glanced down again to my</text:p>
      <text:p text:style-name="P1">surroundings. Everywhere I looked, I saw nothing but the same flat</text:p>
      <text:p text:style-name="P1">weariness of interminable plain. Nowhere could I descry any signs of</text:p>
      <text:p text:style-name="P1">life; not even the ruins of some ancient habitation.</text:p>
      <text:p text:style-name="P1"></text:p>
      <text:p text:style-name="P1">Gradually, I found that I was being borne forward, floating across the</text:p>
      <text:p text:style-name="P1">flat waste. For what seemed an eternity, I moved onward. I was unaware</text:p>
      <text:p text:style-name="P1">of any great sense of impatience; though some curiosity and a vast</text:p>
      <text:p text:style-name="P1">wonder were with me continually. Always, I saw around me the breadth of</text:p>
      <text:p text:style-name="P1">that enormous plain; and, always, I searched for some new thing to break</text:p>
      <text:p text:style-name="P1">its monotony; but there was no change--only loneliness, silence,</text:p>
      <text:p text:style-name="P1">and desert.</text:p>
      <text:p text:style-name="P1"></text:p>
      <text:p text:style-name="P1">Presently, in a half-conscious manner, I noticed that there was a faint</text:p>
      <text:p text:style-name="P1">mistiness, ruddy in hue, lying over its surface. Still, when I looked</text:p>
      <text:p text:style-name="P1">more intently, I was unable to say that it was really mist; for it</text:p>
      <text:p text:style-name="P1">appeared to blend with the plain, giving it a peculiar unrealness, and</text:p>
      <text:p text:style-name="P1">conveying to the senses the idea of unsubstantiality.</text:p>
      <text:p text:style-name="P1"></text:p>
      <text:p text:style-name="P1">Gradually, I began to weary with the sameness of the thing. Yet, it was</text:p>
      <text:p text:style-name="P1">a great time before I perceived any signs of the place, toward which I</text:p>
      <text:p text:style-name="P1">was being conveyed.</text:p>
      <text:p text:style-name="P1"></text:p>
      <text:p text:style-name="P1">"At first, I saw it, far ahead, like a long hillock on the surface of</text:p>
      <text:p text:style-name="P1"><text:soft-page-break/>the Plain. Then, as I drew nearer, I perceived that I had been mistaken;</text:p>
      <text:p text:style-name="P1">for, instead of a low hill, I made out, now, a chain of great mountains,</text:p>
      <text:p text:style-name="P1">whose distant peaks towered up into the red gloom, until they were</text:p>
      <text:p text:style-name="P1">almost lost to sight."</text:p>
      <text:p text:style-name="P1"></text:p>
      <text:p text:style-name="P1"></text:p>
      <text:p text:style-name="P1"></text:p>
      <text:p text:style-name="P1">_III_</text:p>
      <text:p text:style-name="P1"></text:p>
      <text:p text:style-name="P1">THE HOUSE IN THE ARENA</text:p>
      <text:p text:style-name="P1"></text:p>
      <text:p text:style-name="P1">And so, after a time, I came to the mountains. Then, the course of my</text:p>
      <text:p text:style-name="P1">journey was altered, and I began to move along their bases, until, all</text:p>
      <text:p text:style-name="P1">at once, I saw that I had come opposite to a vast rift, opening into the</text:p>
      <text:p text:style-name="P1">mountains. Through this, I was borne, moving at no great speed. On</text:p>
      <text:p text:style-name="P1">either side of me, huge, scarped walls of rocklike substance rose sheer.</text:p>
      <text:p text:style-name="P1">Far overhead, I discerned a thin ribbon of red, where the mouth of the</text:p>
      <text:p text:style-name="P1">chasm opened, among inaccessible peaks. Within, was gloom, deep and</text:p>
      <text:p text:style-name="P1">somber, and chilly silence. For a while, I went onward steadily, and</text:p>
      <text:p text:style-name="P1">then, at last, I saw, ahead, a deep, red glow, that told me I was near</text:p>
      <text:p text:style-name="P1">upon the further opening of the gorge.</text:p>
      <text:p text:style-name="P1"></text:p>
      <text:p text:style-name="P1">A minute came and went, and I was at the exit of the chasm, staring out</text:p>
      <text:p text:style-name="P1">upon an enormous amphitheatre of mountains. Yet, of the mountains, and</text:p>
      <text:p text:style-name="P1">the terrible grandeur of the place, I recked nothing; for I was</text:p>
      <text:p text:style-name="P1">confounded with amazement to behold, at a distance of several miles and</text:p>
      <text:p text:style-name="P1">occupying the center of the arena, a stupendous structure built</text:p>
      <text:p text:style-name="P1">apparently of green jade. Yet, in itself, it was not the discovery of</text:p>
      <text:p text:style-name="P1">the building that had so astonished me; but the fact, which became every</text:p>
      <text:p text:style-name="P1">moment more apparent, that in no particular, save in color and its</text:p>
      <text:p text:style-name="P1">enormous size, did the lonely structure vary from this house in which</text:p>
      <text:p text:style-name="P1">I live.</text:p>
      <text:p text:style-name="P1"></text:p>
      <text:p text:style-name="P1">For a while, I continued to stare, fixedly. Even then, I could scarcely</text:p>
      <text:p text:style-name="P1">believe that I saw aright. In my mind, a question formed, reiterating</text:p>
      <text:p text:style-name="P1">incessantly: 'What does it mean?' 'What does it mean?' and I was unable</text:p>
      <text:p text:style-name="P1">to make answer, even out of the depths of my imagination. I seemed</text:p>
      <text:p text:style-name="P1">capable only of wonder and fear. For a time longer, I gazed, noting</text:p>
      <text:p text:style-name="P1">continually some fresh point of resemblance that attracted me. At last,</text:p>
      <text:p text:style-name="P1">wearied and sorely puzzled, I turned from it, to view the rest of the</text:p>
      <text:p text:style-name="P1">strange place on to which I had intruded.</text:p>
      <text:p text:style-name="P1"></text:p>
      <text:p text:style-name="P1">Hitherto, I had been so engrossed in my scrutiny of the House, that I</text:p>
      <text:p text:style-name="P1">had given only a cursory glance 'round. Now, as I looked, I began to</text:p>
      <text:p text:style-name="P1">realize upon what sort of a place I had come. The arena, for so I have</text:p>
      <text:p text:style-name="P1">termed it, appeared a perfect circle of about ten to twelve miles in</text:p>
      <text:p text:style-name="P1">diameter, the House, as I have mentioned before, standing in the center.</text:p>
      <text:p text:style-name="P1">The surface of the place, like to that of the Plain, had a peculiar,</text:p>
      <text:p text:style-name="P1">misty appearance, that was yet not mist.</text:p>
      <text:p text:style-name="P1"><text:soft-page-break/></text:p>
      <text:p text:style-name="P1">From a rapid survey, my glance passed quickly upward along the slopes</text:p>
      <text:p text:style-name="P1">of the circling mountains. How silent they were. I think that this same</text:p>
      <text:p text:style-name="P1">abominable stillness was more trying to me than anything that I had so</text:p>
      <text:p text:style-name="P1">far seen or imagined. I was looking up, now, at the great crags,</text:p>
      <text:p text:style-name="P1">towering so loftily. Up there, the impalpable redness gave a blurred</text:p>
      <text:p text:style-name="P1">appearance to everything.</text:p>
      <text:p text:style-name="P1"></text:p>
      <text:p text:style-name="P1">And then, as I peered, curiously, a new terror came to me; for away up</text:p>
      <text:p text:style-name="P1">among the dim peaks to my right, I had descried a vast shape of</text:p>
      <text:p text:style-name="P1">blackness, giantlike. It grew upon my sight. It had an enormous equine</text:p>
      <text:p text:style-name="P1">head, with gigantic ears, and seemed to peer steadfastly down into the</text:p>
      <text:p text:style-name="P1">arena. There was that about the pose that gave me the impression of an</text:p>
      <text:p text:style-name="P1">eternal watchfulness--of having warded that dismal place, through</text:p>
      <text:p text:style-name="P1">unknown eternities. Slowly, the monster became plainer to me; and then,</text:p>
      <text:p text:style-name="P1">suddenly, my gaze sprang from it to something further off and higher</text:p>
      <text:p text:style-name="P1">among the crags. For a long minute, I gazed, fearfully. I was strangely</text:p>
      <text:p text:style-name="P1">conscious of something not altogether unfamiliar--as though something</text:p>
      <text:p text:style-name="P1">stirred in the back of my mind. The thing was black, and had four</text:p>
      <text:p text:style-name="P1">grotesque arms. The features showed indistinctly, 'round the neck, I</text:p>
      <text:p text:style-name="P1">made out several light-colored objects. Slowly, the details came to me,</text:p>
      <text:p text:style-name="P1">and I realized, coldly, that they were skulls. Further down the body was</text:p>
      <text:p text:style-name="P1">another circling belt, showing less dark against the black trunk. Then,</text:p>
      <text:p text:style-name="P1">even as I puzzled to know what the thing was, a memory slid into my</text:p>
      <text:p text:style-name="P1">mind, and straightway, I knew that I was looking at a monstrous</text:p>
      <text:p text:style-name="P1">representation of Kali, the Hindu goddess of death.</text:p>
      <text:p text:style-name="P1"></text:p>
      <text:p text:style-name="P1">Other remembrances of my old student days drifted into my thoughts. My</text:p>
      <text:p text:style-name="P1">glance fell back upon the huge beast-headed Thing. Simultaneously, I</text:p>
      <text:p text:style-name="P1">recognized it for the ancient Egyptian god Set, or Seth, the Destroyer</text:p>
      <text:p text:style-name="P1">of Souls. With the knowledge, there came a great sweep of</text:p>
      <text:p text:style-name="P1">questioning--'Two of the--!' I stopped, and endeavored to think. Things</text:p>
      <text:p text:style-name="P1">beyond my imagination peered into my frightened mind. I saw, obscurely.</text:p>
      <text:p text:style-name="P1">'The old gods of mythology!' I tried to comprehend to what it was all</text:p>
      <text:p text:style-name="P1">pointing. My gaze dwelt, flickeringly, between the two. 'If--'</text:p>
      <text:p text:style-name="P1"></text:p>
      <text:p text:style-name="P1">An idea came swiftly, and I turned, and glanced rapidly upward,</text:p>
      <text:p text:style-name="P1">searching the gloomy crags, away to my left. Something loomed out under</text:p>
      <text:p text:style-name="P1">a great peak, a shape of greyness. I wondered I had not seen it earlier,</text:p>
      <text:p text:style-name="P1">and then remembered I had not yet viewed that portion. I saw it more</text:p>
      <text:p text:style-name="P1">plainly now. It was, as I have said, grey. It had a tremendous head; but</text:p>
      <text:p text:style-name="P1">no eyes. That part of its face was blank.</text:p>
      <text:p text:style-name="P1"></text:p>
      <text:p text:style-name="P1">Now, I saw that there were other things up among the mountains. Further</text:p>
      <text:p text:style-name="P1">off, reclining on a lofty ledge, I made out a livid mass, irregular and</text:p>
      <text:p text:style-name="P1">ghoulish. It seemed without form, save for an unclean, half-animal face,</text:p>
      <text:p text:style-name="P1">that looked out, vilely, from somewhere about its middle. And then I saw</text:p>
      <text:p text:style-name="P1">others--there were hundreds of them. They seemed to grow out of the</text:p>
      <text:p text:style-name="P1">shadows. Several I recognized almost immediately as mythological</text:p>
      <text:p text:style-name="P1"><text:soft-page-break/>deities; others were strange to me, utterly strange, beyond the power of</text:p>
      <text:p text:style-name="P1">a human mind to conceive.</text:p>
      <text:p text:style-name="P1"></text:p>
      <text:p text:style-name="P1">On each side, I looked, and saw more, continually. The mountains were</text:p>
      <text:p text:style-name="P1">full of strange things--Beast-gods, and Horrors so atrocious and bestial</text:p>
      <text:p text:style-name="P1">that possibility and decency deny any further attempt to describe them.</text:p>
      <text:p text:style-name="P1">And I--I was filled with a terrible sense of overwhelming horror and</text:p>
      <text:p text:style-name="P1">fear and repugnance; yet, spite of these, I wondered exceedingly. Was</text:p>
      <text:p text:style-name="P1">there then, after all, something in the old heathen worship, something</text:p>
      <text:p text:style-name="P1">more than the mere deifying of men, animals, and elements? The thought</text:p>
      <text:p text:style-name="P1">gripped me--was there?</text:p>
      <text:p text:style-name="P1"></text:p>
      <text:p text:style-name="P1">Later, a question repeated itself. What were they, those Beast-gods,</text:p>
      <text:p text:style-name="P1">and the others? At first, they had appeared to me just sculptured</text:p>
      <text:p text:style-name="P1">Monsters placed indiscriminately among the inaccessible peaks and</text:p>
      <text:p text:style-name="P1">precipices of the surrounding mountains. Now, as I scrutinized them with</text:p>
      <text:p text:style-name="P1">greater intentness, my mind began to reach out to fresh conclusions.</text:p>
      <text:p text:style-name="P1">There was something about them, an indescribable sort of silent vitality</text:p>
      <text:p text:style-name="P1">that suggested, to my broadening consciousness, a state of</text:p>
      <text:p text:style-name="P1">life-in-death--a something that was by no means life, as we understand</text:p>
      <text:p text:style-name="P1">it; but rather an inhuman form of existence, that well might be likened</text:p>
      <text:p text:style-name="P1">to a deathless trance--a condition in which it was possible to imagine</text:p>
      <text:p text:style-name="P1">their continuing, eternally. 'Immortal!' the word rose in my thoughts</text:p>
      <text:p text:style-name="P1">unbidden; and, straightway, I grew to wondering whether this might be</text:p>
      <text:p text:style-name="P1">the immortality of the gods.</text:p>
      <text:p text:style-name="P1"></text:p>
      <text:p text:style-name="P1">And then, in the midst of my wondering and musing, something happened.</text:p>
      <text:p text:style-name="P1">Until then, I had been staying just within the shadow of the exit of the</text:p>
      <text:p text:style-name="P1">great rift. Now, without volition on my part, I drifted out of the</text:p>
      <text:p text:style-name="P1">semi-darkness and began to move slowly across the arena--toward the</text:p>
      <text:p text:style-name="P1">House. At this, I gave up all thoughts of those prodigious Shapes above</text:p>
      <text:p text:style-name="P1">me--and could only stare, frightenedly, at the tremendous structure</text:p>
      <text:p text:style-name="P1">toward which I was being conveyed so remorselessly. Yet, though I</text:p>
      <text:p text:style-name="P1">searched earnestly, I could discover nothing that I had not already</text:p>
      <text:p text:style-name="P1">seen, and so became gradually calmer.</text:p>
      <text:p text:style-name="P1"></text:p>
      <text:p text:style-name="P1">Presently, I had reached a point more than halfway between the House</text:p>
      <text:p text:style-name="P1">and the gorge. All around was spread the stark loneliness of the place,</text:p>
      <text:p text:style-name="P1">and the unbroken silence. Steadily, I neared the great building. Then,</text:p>
      <text:p text:style-name="P1">all at once, something caught my vision, something that came 'round one</text:p>
      <text:p text:style-name="P1">of the huge buttresses of the House, and so into full view. It was a</text:p>
      <text:p text:style-name="P1">gigantic thing, and moved with a curious lope, going almost upright,</text:p>
      <text:p text:style-name="P1">after the manner of a man. It was quite unclothed, and had a remarkable</text:p>
      <text:p text:style-name="P1">luminous appearance. Yet it was the face that attracted and frightened</text:p>
      <text:p text:style-name="P1">me the most. It was the face of a swine.</text:p>
      <text:p text:style-name="P1"></text:p>
      <text:p text:style-name="P1">Silently, intently, I watched this horrible creature, and forgot my</text:p>
      <text:p text:style-name="P1">fear, momentarily, in my interest in its movements. It was making its</text:p>
      <text:p text:style-name="P1">way, cumbrously 'round the building, stopping as it came to each window</text:p>
      <text:p text:style-name="P1"><text:soft-page-break/>to peer in and shake at the bars, with which--as in this house--they</text:p>
      <text:p text:style-name="P1">were protected; and whenever it came to a door, it would push at it,</text:p>
      <text:p text:style-name="P1">fingering the fastening stealthily. Evidently, it was searching for an</text:p>
      <text:p text:style-name="P1">ingress into the House.</text:p>
      <text:p text:style-name="P1"></text:p>
      <text:p text:style-name="P1">I had come now to within less than a quarter of a mile of the great</text:p>
      <text:p text:style-name="P1">structure, and still I was compelled forward. Abruptly, the Thing turned</text:p>
      <text:p text:style-name="P1">and gazed hideously in my direction. It opened its mouth, and, for the</text:p>
      <text:p text:style-name="P1">first time, the stillness of that abominable place was broken, by a</text:p>
      <text:p text:style-name="P1">deep, booming note that sent an added thrill of apprehension through me.</text:p>
      <text:p text:style-name="P1">Then, immediately, I became aware that it was coming toward me, swiftly</text:p>
      <text:p text:style-name="P1">and silently. In an instant, it had covered half the distance that lay</text:p>
      <text:p text:style-name="P1">between. And still, I was borne helplessly to meet it. Only a hundred</text:p>
      <text:p text:style-name="P1">yards, and the brutish ferocity of the giant face numbed me with a</text:p>
      <text:p text:style-name="P1">feeling of unmitigated horror. I could have screamed, in the supremeness</text:p>
      <text:p text:style-name="P1">of my fear; and then, in the very moment of my extremity and despair, I</text:p>
      <text:p text:style-name="P1">became conscious that I was looking down upon the arena, from a rapidly</text:p>
      <text:p text:style-name="P1">increasing height. I was rising, rising. In an inconceivably short</text:p>
      <text:p text:style-name="P1">while, I had reached an altitude of many hundred feet. Beneath me, the</text:p>
      <text:p text:style-name="P1">spot that I had just left, was occupied by the foul Swine-creature. It</text:p>
      <text:p text:style-name="P1">had gone down on all fours and was snuffing and rooting, like a</text:p>
      <text:p text:style-name="P1">veritable hog, at the surface of the arena. A moment and it rose to its</text:p>
      <text:p text:style-name="P1">feet, clutching upward, with an expression of desire upon its face such</text:p>
      <text:p text:style-name="P1">as I have never seen in this world.</text:p>
      <text:p text:style-name="P1"></text:p>
      <text:p text:style-name="P1">Continually, I mounted higher. A few minutes, it seemed, and I had</text:p>
      <text:p text:style-name="P1">risen above the great mountains--floating, alone, afar in the redness.</text:p>
      <text:p text:style-name="P1">At a tremendous distance below, the arena showed, dimly; with the mighty</text:p>
      <text:p text:style-name="P1">House looking no larger than a tiny spot of green. The Swine-thing was</text:p>
      <text:p text:style-name="P1">no longer visible.</text:p>
      <text:p text:style-name="P1"></text:p>
      <text:p text:style-name="P1">Presently, I passed over the mountains, out above the huge breadth of</text:p>
      <text:p text:style-name="P1">the plain. Far away, on its surface, in the direction of the ring-shaped</text:p>
      <text:p text:style-name="P1">sun, there showed a confused blur. I looked toward it, indifferently. It</text:p>
      <text:p text:style-name="P1">reminded me, somewhat, of the first glimpse I had caught of the</text:p>
      <text:p text:style-name="P1">mountain-amphitheatre.</text:p>
      <text:p text:style-name="P1"></text:p>
      <text:p text:style-name="P1">With a sense of weariness, I glanced upward at the immense ring of</text:p>
      <text:p text:style-name="P1">fire. What a strange thing it was! Then, as I stared, out from the dark</text:p>
      <text:p text:style-name="P1">center, there spurted a sudden flare of extraordinary vivid fire.</text:p>
      <text:p text:style-name="P1">Compared with the size of the black center, it was as naught; yet, in</text:p>
      <text:p text:style-name="P1">itself, stupendous. With awakened interest, I watched it carefully,</text:p>
      <text:p text:style-name="P1">noting its strange boiling and glowing. Then, in a moment, the whole</text:p>
      <text:p text:style-name="P1">thing grew dim and unreal, and so passed out of sight. Much amazed, I</text:p>
      <text:p text:style-name="P1">glanced down to the Plain from which I was still rising. Thus, I</text:p>
      <text:p text:style-name="P1">received a fresh surprise. The Plain--everything had vanished, and only</text:p>
      <text:p text:style-name="P1">a sea of red mist was spread far below me. Gradually as I stared this</text:p>
      <text:p text:style-name="P1">grew remote, and died away into a dim far mystery of red against an</text:p>
      <text:p text:style-name="P1">unfathomable night. A while, and even this had gone, and I was wrapped</text:p>
      <text:p text:style-name="P1"><text:soft-page-break/>in an impalpable, lightless gloom.</text:p>
      <text:p text:style-name="P1"></text:p>
      <text:p text:style-name="P1"></text:p>
      <text:p text:style-name="P1"></text:p>
      <text:p text:style-name="P1">_IV_</text:p>
      <text:p text:style-name="P1"></text:p>
      <text:p text:style-name="P1">THE EARTH</text:p>
      <text:p text:style-name="P1"></text:p>
      <text:p text:style-name="P1">Thus I was, and only the memory that I had lived through the dark, once</text:p>
      <text:p text:style-name="P1">before, served to sustain my thoughts. A great time passed--ages. And</text:p>
      <text:p text:style-name="P1">then a single star broke its way through the darkness. It was the first</text:p>
      <text:p text:style-name="P1">of one of the outlying clusters of this universe. Presently, it was far</text:p>
      <text:p text:style-name="P1">behind, and all about me shone the splendor of the countless stars.</text:p>
      <text:p text:style-name="P1">Later, years it seemed, I saw the sun, a clot of flame. Around it, I</text:p>
      <text:p text:style-name="P1">made out presently several remote specks of light--the planets of the</text:p>
      <text:p text:style-name="P1">Solar system. And so I saw the earth again, blue and unbelievably</text:p>
      <text:p text:style-name="P1">minute. It grew larger, and became defined.</text:p>
      <text:p text:style-name="P1"></text:p>
      <text:p text:style-name="P1">A long space of time came and went, and then at last I entered into the</text:p>
      <text:p text:style-name="P1">shadow of the world--plunging headlong into the dim and holy earth</text:p>
      <text:p text:style-name="P1">night. Overhead were the old constellations, and there was a crescent</text:p>
      <text:p text:style-name="P1">moon. Then, as I neared the earth's surface, a dimness swept over me,</text:p>
      <text:p text:style-name="P1">and I appeared to sink into a black mist.</text:p>
      <text:p text:style-name="P1"></text:p>
      <text:p text:style-name="P1">For a while, I knew nothing. I was unconscious. Gradually, I became</text:p>
      <text:p text:style-name="P1">aware of a faint, distant whining. It became plainer. A desperate</text:p>
      <text:p text:style-name="P1">feeling of agony possessed me. I struggled madly for breath, and tried</text:p>
      <text:p text:style-name="P1">to shout. A moment, and I got my breath more easily. I was conscious</text:p>
      <text:p text:style-name="P1">that something was licking my hand. Something damp swept across my face.</text:p>
      <text:p text:style-name="P1">I heard a panting, and then again the whining. It seemed to come to my</text:p>
      <text:p text:style-name="P1">ears, now, with a sense of familiarity, and I opened my eyes. All was</text:p>
      <text:p text:style-name="P1">dark; but the feeling of oppression had left me. I was seated, and</text:p>
      <text:p text:style-name="P1">something was whining piteously, and licking me. I felt strangely</text:p>
      <text:p text:style-name="P1">confused, and, instinctively, tried to ward off the thing that licked.</text:p>
      <text:p text:style-name="P1">My head was curiously vacant, and, for the moment, I seemed incapable of</text:p>
      <text:p text:style-name="P1">action or thought. Then, things came back to me, and I called 'Pepper,'</text:p>
      <text:p text:style-name="P1">faintly. I was answered by a joyful bark, and renewed and</text:p>
      <text:p text:style-name="P1">frantic caresses.</text:p>
      <text:p text:style-name="P1"></text:p>
      <text:p text:style-name="P1">In a little while, I felt stronger, and put out my hand for the</text:p>
      <text:p text:style-name="P1">matches. I groped about, for a few moments, blindly; then my hands lit</text:p>
      <text:p text:style-name="P1">upon them, and I struck a light, and looked confusedly around. All about</text:p>
      <text:p text:style-name="P1">me, I saw the old, familiar things. And there I sat, full of dazed</text:p>
      <text:p text:style-name="P1">wonders, until the flame of the match burnt my finger, and I dropped it;</text:p>
      <text:p text:style-name="P1">while a hasty expression of pain and anger, escaped my lips, surprising</text:p>
      <text:p text:style-name="P1">me with the sound of my own voice.</text:p>
      <text:p text:style-name="P1"></text:p>
      <text:p text:style-name="P1">After a moment, I struck another match, and, stumbling across the room,</text:p>
      <text:p text:style-name="P1">lit the candles. As I did so, I observed that they had not burned away,</text:p>
      <text:p text:style-name="P1"><text:soft-page-break/>but had been put out.</text:p>
      <text:p text:style-name="P1"></text:p>
      <text:p text:style-name="P1">As the flames shot up, I turned, and stared about the study; yet there</text:p>
      <text:p text:style-name="P1">was nothing unusual to see; and, suddenly, a gust of irritation took me.</text:p>
      <text:p text:style-name="P1">What had happened? I held my head, with both hands, and tried to</text:p>
      <text:p text:style-name="P1">remember. Ah! the great, silent Plain, and the ring-shaped sun of red</text:p>
      <text:p text:style-name="P1">fire. Where were they? Where had I seen them? How long ago? I felt dazed</text:p>
      <text:p text:style-name="P1">and muddled. Once or twice, I walked up and down the room, unsteadily.</text:p>
      <text:p text:style-name="P1">My memory seemed dulled, and, already, the thing I had witnessed came</text:p>
      <text:p text:style-name="P1">back to me with an effort.</text:p>
      <text:p text:style-name="P1"></text:p>
      <text:p text:style-name="P1">I have a remembrance of cursing, peevishly, in my bewilderment.</text:p>
      <text:p text:style-name="P1">Suddenly, I turned faint and giddy, and had to grasp at the table for</text:p>
      <text:p text:style-name="P1">support. During a few moments, I held on, weakly; and then managed to</text:p>
      <text:p text:style-name="P1">totter sideways into a chair. After a little time, I felt somewhat</text:p>
      <text:p text:style-name="P1">better, and succeeded in reaching the cupboard where, usually, I keep</text:p>
      <text:p text:style-name="P1">brandy and biscuits. I poured myself out a little of the stimulant, and</text:p>
      <text:p text:style-name="P1">drank it off. Then, taking a handful of biscuits, I returned to my</text:p>
      <text:p text:style-name="P1">chair, and began to devour them, ravenously. I was vaguely surprised at</text:p>
      <text:p text:style-name="P1">my hunger. I felt as though I had eaten nothing for an uncountably</text:p>
      <text:p text:style-name="P1">long while.</text:p>
      <text:p text:style-name="P1"></text:p>
      <text:p text:style-name="P1">As I ate, my glance roved about the room, taking in its various</text:p>
      <text:p text:style-name="P1">details, and still searching, though almost unconsciously, for something</text:p>
      <text:p text:style-name="P1">tangible upon which to take hold, among the invisible mysteries that</text:p>
      <text:p text:style-name="P1">encompassed me. 'Surely,' I thought, 'there must be something--' And, in</text:p>
      <text:p text:style-name="P1">the same instant, my gaze dwelt upon the face of the clock in the</text:p>
      <text:p text:style-name="P1">opposite corner. Therewith, I stopped eating, and just stared. For,</text:p>
      <text:p text:style-name="P1">though its ticking indicated most certainly that it was still going, the</text:p>
      <text:p text:style-name="P1">hands were pointing to a little _before_ the hour of midnight; whereas</text:p>
      <text:p text:style-name="P1">it was, as well I knew, considerably _after_ that time when I had</text:p>
      <text:p text:style-name="P1">witnessed the first of the strange happenings I have just described.</text:p>
      <text:p text:style-name="P1"></text:p>
      <text:p text:style-name="P1">For perhaps a moment I was astounded and puzzled. Had the hour been the</text:p>
      <text:p text:style-name="P1">same as when I had last seen the clock, I should have concluded that the</text:p>
      <text:p text:style-name="P1">hands had stuck in one place, while the internal mechanism went on as</text:p>
      <text:p text:style-name="P1">usual; but that would, in no way, account for the hands having traveled</text:p>
      <text:p text:style-name="P1">backward. Then, even as I turned the matter over in my wearied brain,</text:p>
      <text:p text:style-name="P1">the thought flashed upon me that it was now close upon the morning of</text:p>
      <text:p text:style-name="P1">the twenty-second, and that I had been unconscious to the visible world</text:p>
      <text:p text:style-name="P1">through the greater portion of the last twenty-four hours. The thought</text:p>
      <text:p text:style-name="P1">occupied my attention for a full minute; then I commenced to eat again.</text:p>
      <text:p text:style-name="P1">I was still very hungry.</text:p>
      <text:p text:style-name="P1"></text:p>
      <text:p text:style-name="P1">During breakfast, next morning, I inquired casually of my sister</text:p>
      <text:p text:style-name="P1">regarding the date, and found my surmise correct. I had, indeed, been</text:p>
      <text:p text:style-name="P1">absent--at least in spirit--for nearly a day and a night.</text:p>
      <text:p text:style-name="P1"></text:p>
      <text:p text:style-name="P1">My sister asked me no questions; for it is not by any means the first</text:p>
      <text:p text:style-name="P1"><text:soft-page-break/>time that I have kept to my study for a whole day, and sometimes a</text:p>
      <text:p text:style-name="P1">couple of days at a time, when I have been particularly engrossed in my</text:p>
      <text:p text:style-name="P1">books or work.</text:p>
      <text:p text:style-name="P1"></text:p>
      <text:p text:style-name="P1">And so the days pass on, and I am still filled with a wonder to know</text:p>
      <text:p text:style-name="P1">the meaning of all that I saw on that memorable night. Yet, well I know</text:p>
      <text:p text:style-name="P1">that my curiosity is little likely to be satisfied.</text:p>
      <text:p text:style-name="P1"></text:p>
      <text:p text:style-name="P1"></text:p>
      <text:p text:style-name="P1"></text:p>
      <text:p text:style-name="P1">_V_</text:p>
      <text:p text:style-name="P1"></text:p>
      <text:p text:style-name="P1">THE THING IN THE PIT</text:p>
      <text:p text:style-name="P1"></text:p>
      <text:p text:style-name="P1">This house is, as I have said before, surrounded by a huge estate, and</text:p>
      <text:p text:style-name="P1">wild and uncultivated gardens.</text:p>
      <text:p text:style-name="P1"></text:p>
      <text:p text:style-name="P1">Away at the back, distant some three hundred yards, is a dark, deep</text:p>
      <text:p text:style-name="P1">ravine--spoken of as the 'Pit,' by the peasantry. At the bottom runs a</text:p>
      <text:p text:style-name="P1">sluggish stream so overhung by trees as scarcely to be seen from above.</text:p>
      <text:p text:style-name="P1"></text:p>
      <text:p text:style-name="P1">In passing, I must explain that this river has a subterranean origin,</text:p>
      <text:p text:style-name="P1">emerging suddenly at the East end of the ravine, and disappearing, as</text:p>
      <text:p text:style-name="P1">abruptly, beneath the cliffs that form its Western extremity.</text:p>
      <text:p text:style-name="P1"></text:p>
      <text:p text:style-name="P1">It was some months after my vision (if vision it were) of the great</text:p>
      <text:p text:style-name="P1">Plain that my attention was particularly attracted to the Pit.</text:p>
      <text:p text:style-name="P1"></text:p>
      <text:p text:style-name="P1">I happened, one day, to be walking along its Southern edge, when,</text:p>
      <text:p text:style-name="P1">suddenly, several pieces of rock and shale were dislodged from the face</text:p>
      <text:p text:style-name="P1">of the cliff immediately beneath me, and fell with a sullen crash</text:p>
      <text:p text:style-name="P1">through the trees. I heard them splash in the river at the bottom; and</text:p>
      <text:p text:style-name="P1">then silence. I should not have given this incident more than a passing</text:p>
      <text:p text:style-name="P1">thought, had not Pepper at once begun to bark savagely; nor would he be</text:p>
      <text:p text:style-name="P1">silent when I bade him, which is most unusual behavior on his part.</text:p>
      <text:p text:style-name="P1"></text:p>
      <text:p text:style-name="P1">Feeling that there must be someone or something in the Pit, I went back</text:p>
      <text:p text:style-name="P1">to the house, quickly, for a stick. When I returned, Pepper had ceased</text:p>
      <text:p text:style-name="P1">his barks and was growling and smelling, uneasily, along the top.</text:p>
      <text:p text:style-name="P1"></text:p>
      <text:p text:style-name="P1">Whistling to him to follow me, I started to descend cautiously. The</text:p>
      <text:p text:style-name="P1">depth to the bottom of the Pit must be about a hundred and fifty feet,</text:p>
      <text:p text:style-name="P1">and some time as well as considerable care was expended before we</text:p>
      <text:p text:style-name="P1">reached the bottom in safety.</text:p>
      <text:p text:style-name="P1"></text:p>
      <text:p text:style-name="P1">Once down, Pepper and I started to explore along the banks of the</text:p>
      <text:p text:style-name="P1">river. It was very dark there due to the overhanging trees, and I moved</text:p>
      <text:p text:style-name="P1">warily, keeping my glance about me and my stick ready.</text:p>
      <text:p text:style-name="P1"></text:p>
      <text:p text:style-name="P1"><text:soft-page-break/>Pepper was quiet now and kept close to me all the time. Thus, we</text:p>
      <text:p text:style-name="P1">searched right up one side of the river, without hearing or seeing</text:p>
      <text:p text:style-name="P1">anything. Then, we crossed over--by the simple method of jumping--and</text:p>
      <text:p text:style-name="P1">commenced to beat our way back through the underbrush.</text:p>
      <text:p text:style-name="P1"></text:p>
      <text:p text:style-name="P1">We had accomplished perhaps half the distance, when I heard again the</text:p>
      <text:p text:style-name="P1">sound of falling stones on the other side--the side from which we had</text:p>
      <text:p text:style-name="P1">just come. One large rock came thundering down through the treetops,</text:p>
      <text:p text:style-name="P1">struck the opposite bank, and bounded into the river, driving a great</text:p>
      <text:p text:style-name="P1">jet of water right over us. At this, Pepper gave out a deep growl; then</text:p>
      <text:p text:style-name="P1">stopped, and pricked up his ears. I listened, also.</text:p>
      <text:p text:style-name="P1"></text:p>
      <text:p text:style-name="P1">A second later, a loud, half-human, half-piglike squeal sounded from</text:p>
      <text:p text:style-name="P1">among the trees, apparently about halfway up the South cliff. It was</text:p>
      <text:p text:style-name="P1">answered by a similar note from the bottom of the Pit. At this, Pepper</text:p>
      <text:p text:style-name="P1">gave a short, sharp bark, and, springing across the little river,</text:p>
      <text:p text:style-name="P1">disappeared into the bushes.</text:p>
      <text:p text:style-name="P1"></text:p>
      <text:p text:style-name="P1">Immediately afterward, I heard his barks increase in depth and number,</text:p>
      <text:p text:style-name="P1">and in between there sounded a noise of confused jabbering. This ceased,</text:p>
      <text:p text:style-name="P1">and, in the succeeding silence, there rose a semi-human yell of agony.</text:p>
      <text:p text:style-name="P1">Almost immediately, Pepper gave a long-drawn howl of pain, and then the</text:p>
      <text:p text:style-name="P1">shrubs were violently agitated, and he came running out with his tail</text:p>
      <text:p text:style-name="P1">down, and glancing as he ran over his shoulder. As he reached me, I saw</text:p>
      <text:p text:style-name="P1">that he was bleeding from what appeared to be a great claw wound in the</text:p>
      <text:p text:style-name="P1">side that had almost laid bare his ribs.</text:p>
      <text:p text:style-name="P1"></text:p>
      <text:p text:style-name="P1">Seeing Pepper thus mutilated, a furious feeling of anger seized me,</text:p>
      <text:p text:style-name="P1">and, whirling my staff, I sprang across, and into the bushes from which</text:p>
      <text:p text:style-name="P1">Pepper had emerged. As I forced my way through, I thought I heard a</text:p>
      <text:p text:style-name="P1">sound of breathing. Next instant, I had burst into a little clear space,</text:p>
      <text:p text:style-name="P1">just in time to see something, livid white in color, disappear among the</text:p>
      <text:p text:style-name="P1">bushes on the opposite side. With a shout, I ran toward it; but, though</text:p>
      <text:p text:style-name="P1">I struck and probed among the bushes with my stick, I neither saw nor</text:p>
      <text:p text:style-name="P1">heard anything further; and so returned to Pepper. There, after bathing</text:p>
      <text:p text:style-name="P1">his wound in the river, I bound my wetted handkerchief 'round his body;</text:p>
      <text:p text:style-name="P1">having done which, we retreated up the ravine and into the</text:p>
      <text:p text:style-name="P1">daylight again.</text:p>
      <text:p text:style-name="P1"></text:p>
      <text:p text:style-name="P1">On reaching the house, my sister inquired what had happened to Pepper,</text:p>
      <text:p text:style-name="P1">and I told her he had been fighting with a wildcat, of which I had heard</text:p>
      <text:p text:style-name="P1">there were several about.</text:p>
      <text:p text:style-name="P1"></text:p>
      <text:p text:style-name="P1">I felt it would be better not to tell her how it had really happened;</text:p>
      <text:p text:style-name="P1">though, to be sure, I scarcely knew myself; but this I did know, that</text:p>
      <text:p text:style-name="P1">the thing I had seen run into the bushes was no wildcat. It was much too</text:p>
      <text:p text:style-name="P1">big, and had, so far as I had observed, a skin like a hog's, only of a</text:p>
      <text:p text:style-name="P1">dead, unhealthy white color. And then--it had run upright, or nearly so,</text:p>
      <text:p text:style-name="P1">upon its hind feet, with a motion somewhat resembling that of a human</text:p>
      <text:p text:style-name="P1"><text:soft-page-break/>being. This much I had noticed in my brief glimpse, and, truth to tell,</text:p>
      <text:p text:style-name="P1">I felt a good deal of uneasiness, besides curiosity as I turned the</text:p>
      <text:p text:style-name="P1">matter over in my mind.</text:p>
      <text:p text:style-name="P1"></text:p>
      <text:p text:style-name="P1">It was in the morning that the above incident had occurred.</text:p>
      <text:p text:style-name="P1"></text:p>
      <text:p text:style-name="P1">Then, it would be after dinner, as I sat reading, that, happening to</text:p>
      <text:p text:style-name="P1">look up suddenly, I saw something peering in over the window ledge the</text:p>
      <text:p text:style-name="P1">eyes and ears alone showing.</text:p>
      <text:p text:style-name="P1"></text:p>
      <text:p text:style-name="P1">'A pig, by Jove!' I said, and rose to my feet. Thus, I saw the thing</text:p>
      <text:p text:style-name="P1">more completely; but it was no pig--God alone knows what it was. It</text:p>
      <text:p text:style-name="P1">reminded me, vaguely, of the hideous Thing that had haunted the great</text:p>
      <text:p text:style-name="P1">arena. It had a grotesquely human mouth and jaw; but with no chin of</text:p>
      <text:p text:style-name="P1">which to speak. The nose was prolonged into a snout; thus it was that</text:p>
      <text:p text:style-name="P1">with the little eyes and queer ears, gave it such an extraordinarily</text:p>
      <text:p text:style-name="P1">swinelike appearance. Of forehead there was little, and the whole face</text:p>
      <text:p text:style-name="P1">was of an unwholesome white color.</text:p>
      <text:p text:style-name="P1"></text:p>
      <text:p text:style-name="P1">For perhaps a minute, I stood looking at the thing with an ever growing</text:p>
      <text:p text:style-name="P1">feeling of disgust, and some fear. The mouth kept jabbering, inanely,</text:p>
      <text:p text:style-name="P1">and once emitted a half-swinish grunt. I think it was the eyes that</text:p>
      <text:p text:style-name="P1">attracted me the most; they seemed to glow, at times, with a horribly</text:p>
      <text:p text:style-name="P1">human intelligence, and kept flickering away from my face, over the</text:p>
      <text:p text:style-name="P1">details of the room, as though my stare disturbed it.</text:p>
      <text:p text:style-name="P1"></text:p>
      <text:p text:style-name="P1">It appeared to be supporting itself by two clawlike hands upon the</text:p>
      <text:p text:style-name="P1">windowsill. These claws, unlike the face, were of a clayey brown hue,</text:p>
      <text:p text:style-name="P1">and bore an indistinct resemblance to human hands, in that they had four</text:p>
      <text:p text:style-name="P1">fingers and a thumb; though these were webbed up to the first joint,</text:p>
      <text:p text:style-name="P1">much as are a duck's. Nails it had also, but so long and powerful that</text:p>
      <text:p text:style-name="P1">they were more like the talons of an eagle than aught else.</text:p>
      <text:p text:style-name="P1"></text:p>
      <text:p text:style-name="P1">As I have said, before, I felt some fear; though almost of an</text:p>
      <text:p text:style-name="P1">impersonal kind. I may explain my feeling better by saying that it was</text:p>
      <text:p text:style-name="P1">more a sensation of abhorrence; such as one might expect to feel, if</text:p>
      <text:p text:style-name="P1">brought in contact with something superhumanly foul; something</text:p>
      <text:p text:style-name="P1">unholy--belonging to some hitherto undreamt of state of existence.</text:p>
      <text:p text:style-name="P1"></text:p>
      <text:p text:style-name="P1">I cannot say that I grasped these various details of the brute at the</text:p>
      <text:p text:style-name="P1">time. I think they seemed to come back to me, afterward, as though</text:p>
      <text:p text:style-name="P1">imprinted upon my brain. I imagined more than I saw as I looked at the</text:p>
      <text:p text:style-name="P1">thing, and the material details grew upon me later.</text:p>
      <text:p text:style-name="P1"></text:p>
      <text:p text:style-name="P1">For perhaps a minute I stared at the creature; then as my nerves</text:p>
      <text:p text:style-name="P1">steadied a little I shook off the vague alarm that held me, and took a</text:p>
      <text:p text:style-name="P1">step toward the window. Even as I did so, the thing ducked and vanished.</text:p>
      <text:p text:style-name="P1">I rushed to the door and looked 'round hurriedly; but only the tangled</text:p>
      <text:p text:style-name="P1">bushes and shrubs met my gaze.</text:p>
      <text:p text:style-name="P1"><text:soft-page-break/></text:p>
      <text:p text:style-name="P1">I ran back into the house, and, getting my gun, sallied out to search</text:p>
      <text:p text:style-name="P1">through the gardens. As I went, I asked myself whether the thing I had</text:p>
      <text:p text:style-name="P1">just seen was likely to be the same of which I had caught a glimpse in</text:p>
      <text:p text:style-name="P1">the morning. I inclined to think it was.</text:p>
      <text:p text:style-name="P1"></text:p>
      <text:p text:style-name="P1">I would have taken Pepper with me; but judged it better to give his</text:p>
      <text:p text:style-name="P1">wound a chance to heal. Besides, if the creature I had just seen was, as</text:p>
      <text:p text:style-name="P1">I imagined, his antagonist of the morning, it was not likely that he</text:p>
      <text:p text:style-name="P1">would be of much use.</text:p>
      <text:p text:style-name="P1"></text:p>
      <text:p text:style-name="P1">I began my search, systematically. I was determined, if it were</text:p>
      <text:p text:style-name="P1">possible, to find and put an end to that swine-thing. This was, at</text:p>
      <text:p text:style-name="P1">least, a material Horror!</text:p>
      <text:p text:style-name="P1"></text:p>
      <text:p text:style-name="P1">At first, I searched, cautiously; with the thought of Pepper's wound in</text:p>
      <text:p text:style-name="P1">my mind; but, as the hours passed, and not a sign of anything living,</text:p>
      <text:p text:style-name="P1">showed in the great, lonely gardens, I became less apprehensive. I felt</text:p>
      <text:p text:style-name="P1">almost as though I would welcome the sight of it. Anything seemed better</text:p>
      <text:p text:style-name="P1">than this silence, with the ever-present feeling that the creature might</text:p>
      <text:p text:style-name="P1">be lurking in every bush I passed. Later, I grew careless of danger, to</text:p>
      <text:p text:style-name="P1">the extent of plunging right through the bushes, probing with my gun</text:p>
      <text:p text:style-name="P1">barrel as I went.</text:p>
      <text:p text:style-name="P1"></text:p>
      <text:p text:style-name="P1">At times, I shouted; but only the echoes answered back. I thought thus</text:p>
      <text:p text:style-name="P1">perhaps to frighten or stir the creature to showing itself; but only</text:p>
      <text:p text:style-name="P1">succeeded in bringing my sister Mary out, to know what was the matter. I</text:p>
      <text:p text:style-name="P1">told her, that I had seen the wildcat that had wounded Pepper, and that</text:p>
      <text:p text:style-name="P1">I was trying to hunt it out of the bushes. She seemed only half</text:p>
      <text:p text:style-name="P1">satisfied, and went back into the house, with an expression of doubt</text:p>
      <text:p text:style-name="P1">upon her face. I wondered whether she had seen or guessed anything. For</text:p>
      <text:p text:style-name="P1">the rest of the afternoon, I prosecuted the search anxiously. I felt</text:p>
      <text:p text:style-name="P1">that I should be unable to sleep, with that bestial thing haunting the</text:p>
      <text:p text:style-name="P1">shrubberies, and yet, when evening fell, I had seen nothing. Then, as I</text:p>
      <text:p text:style-name="P1">turned homeward, I heard a short, unintelligible noise, among the bushes</text:p>
      <text:p text:style-name="P1">to my right. Instantly, I turned, and, aiming quickly, fired in the</text:p>
      <text:p text:style-name="P1">direction of the sound. Immediately afterward, I heard something</text:p>
      <text:p text:style-name="P1">scuttling away among the bushes. It moved rapidly, and in a minute had</text:p>
      <text:p text:style-name="P1">gone out of hearing. After a few steps I ceased my pursuit, realizing</text:p>
      <text:p text:style-name="P1">how futile it must be in the fast gathering gloom; and so, with a</text:p>
      <text:p text:style-name="P1">curious feeling of depression, I entered the house.</text:p>
      <text:p text:style-name="P1"></text:p>
      <text:p text:style-name="P1">That night, after my sister had gone to bed, I went 'round to all the</text:p>
      <text:p text:style-name="P1">windows and doors on the ground floor; and saw to it that they were</text:p>
      <text:p text:style-name="P1">securely fastened. This precaution was scarcely necessary as regards the</text:p>
      <text:p text:style-name="P1">windows, as all of those on the lower storey are strongly barred; but</text:p>
      <text:p text:style-name="P1">with the doors--of which there are five--it was wisely thought, as not</text:p>
      <text:p text:style-name="P1">one was locked.</text:p>
      <text:p text:style-name="P1"></text:p>
      <text:p text:style-name="P1"><text:soft-page-break/>Having secured these, I went to my study, yet, somehow, for once, the</text:p>
      <text:p text:style-name="P1">place jarred upon me; it seemed so huge and echoey. For some time I</text:p>
      <text:p text:style-name="P1">tried to read; but at last finding it impossible I carried my book down</text:p>
      <text:p text:style-name="P1">to the kitchen where a large fire was burning, and sat there.</text:p>
      <text:p text:style-name="P1"></text:p>
      <text:p text:style-name="P1">I dare say, I had read for a couple of hours, when, suddenly, I heard a</text:p>
      <text:p text:style-name="P1">sound that made me lower my book, and listen, intently. It was a noise</text:p>
      <text:p text:style-name="P1">of something rubbing and fumbling against the back door. Once the door</text:p>
      <text:p text:style-name="P1">creaked, loudly; as though force were being applied to it. During those</text:p>
      <text:p text:style-name="P1">few, short moments, I experienced an indescribable feeling of terror,</text:p>
      <text:p text:style-name="P1">such as I should have believed impossible. My hands shook; a cold sweat</text:p>
      <text:p text:style-name="P1">broke out on me, and I shivered violently.</text:p>
      <text:p text:style-name="P1"></text:p>
      <text:p text:style-name="P1">Gradually, I calmed. The stealthy movements outside had ceased.</text:p>
      <text:p text:style-name="P1"></text:p>
      <text:p text:style-name="P1">Then for an hour I sat silent and watchful. All at once the feeling of</text:p>
      <text:p text:style-name="P1">fear took me again. I felt as I imagine an animal must, under the eye of</text:p>
      <text:p text:style-name="P1">a snake. Yet now I could hear nothing. Still, there was no doubting that</text:p>
      <text:p text:style-name="P1">some unexplained influence was at work.</text:p>
      <text:p text:style-name="P1"></text:p>
      <text:p text:style-name="P1">Gradually, imperceptibly almost, something stole on my ear--a sound</text:p>
      <text:p text:style-name="P1">that resolved itself into a faint murmur. Quickly it developed and grew</text:p>
      <text:p text:style-name="P1">into a muffled but hideous chorus of bestial shrieks. It appeared to</text:p>
      <text:p text:style-name="P1">rise from the bowels of the earth.</text:p>
      <text:p text:style-name="P1"></text:p>
      <text:p text:style-name="P1">I heard a thud, and realized in a dull, half comprehending way that I</text:p>
      <text:p text:style-name="P1">had dropped my book. After that, I just sat; and thus the daylight found</text:p>
      <text:p text:style-name="P1">me, when it crept wanly in through the barred, high windows of the</text:p>
      <text:p text:style-name="P1">great kitchen.</text:p>
      <text:p text:style-name="P1"></text:p>
      <text:p text:style-name="P1">With the dawning light, the feeling of stupor and fear left me; and I</text:p>
      <text:p text:style-name="P1">came more into possession of my senses.</text:p>
      <text:p text:style-name="P1"></text:p>
      <text:p text:style-name="P1">Thereupon I picked up my book, and crept to the door to listen. Not a</text:p>
      <text:p text:style-name="P1">sound broke the chilly silence. For some minutes I stood there; then,</text:p>
      <text:p text:style-name="P1">very gradually and cautiously, I drew back the bolt and opening the door</text:p>
      <text:p text:style-name="P1">peeped out.</text:p>
      <text:p text:style-name="P1"></text:p>
      <text:p text:style-name="P1">My caution was unneeded. Nothing was to be seen, save the grey vista of</text:p>
      <text:p text:style-name="P1">dreary, tangled bushes and trees, extending to the distant plantation.</text:p>
      <text:p text:style-name="P1"></text:p>
      <text:p text:style-name="P1">With a shiver, I closed the door, and made my way, quietly, up to bed.</text:p>
      <text:p text:style-name="P1"></text:p>
      <text:p text:style-name="P1"></text:p>
      <text:p text:style-name="P1"></text:p>
      <text:p text:style-name="P1">_VI_</text:p>
      <text:p text:style-name="P1"></text:p>
      <text:p text:style-name="P1">THE SWINE-THINGS</text:p>
      <text:p text:style-name="P1"></text:p>
      <text:p text:style-name="P1"><text:soft-page-break/>It was evening, a week later. My sister sat in the garden, knitting. I</text:p>
      <text:p text:style-name="P1">was walking up and down, reading. My gun leant up against the wall of</text:p>
      <text:p text:style-name="P1">the house; for, since the advent of that strange thing in the gardens, I</text:p>
      <text:p text:style-name="P1">had deemed it wise to take precautions. Yet, through the whole week,</text:p>
      <text:p text:style-name="P1">there had been nothing to alarm me, either by sight or sound; so that I</text:p>
      <text:p text:style-name="P1">was able to look back, calmly, to the incident; though still with a</text:p>
      <text:p text:style-name="P1">sense of unmitigated wonder and curiosity.</text:p>
      <text:p text:style-name="P1"></text:p>
      <text:p text:style-name="P1">I was, as I have just said, walking up and down, and somewhat engrossed</text:p>
      <text:p text:style-name="P1">in my book. Suddenly, I heard a crash, away in the direction of the Pit.</text:p>
      <text:p text:style-name="P1">With a quick movement, I turned and saw a tremendous column of dust</text:p>
      <text:p text:style-name="P1">rising high into the evening air.</text:p>
      <text:p text:style-name="P1"></text:p>
      <text:p text:style-name="P1">My sister had risen to her feet, with a sharp exclamation of surprise</text:p>
      <text:p text:style-name="P1">and fright.</text:p>
      <text:p text:style-name="P1"></text:p>
      <text:p text:style-name="P1">Telling her to stay where she was, I snatched up my gun, and ran toward</text:p>
      <text:p text:style-name="P1">the Pit. As I neared it, I heard a dull, rumbling sound, that grew</text:p>
      <text:p text:style-name="P1">quickly into a roar, split with deeper crashes, and up from the Pit</text:p>
      <text:p text:style-name="P1">drove a fresh volume of dust.</text:p>
      <text:p text:style-name="P1"></text:p>
      <text:p text:style-name="P1">The noise ceased, though the dust still rose, tumultuously.</text:p>
      <text:p text:style-name="P1"></text:p>
      <text:p text:style-name="P1">I reached the edge, and looked down; but could see nothing save a boil</text:p>
      <text:p text:style-name="P1">of dust clouds swirling hither and thither. The air was so full of the</text:p>
      <text:p text:style-name="P1">small particles, that they blinded and choked me; and, finally, I had to</text:p>
      <text:p text:style-name="P1">run out from the smother, to breathe.</text:p>
      <text:p text:style-name="P1"></text:p>
      <text:p text:style-name="P1">Gradually, the suspended matter sank, and hung in a panoply over the</text:p>
      <text:p text:style-name="P1">mouth of the Pit.</text:p>
      <text:p text:style-name="P1"></text:p>
      <text:p text:style-name="P1">I could only guess at what had happened.</text:p>
      <text:p text:style-name="P1"></text:p>
      <text:p text:style-name="P1">That there had been a land-slip of some kind, I had little doubt; but</text:p>
      <text:p text:style-name="P1">the cause was beyond my knowledge; and yet, even then, I had half</text:p>
      <text:p text:style-name="P1">imaginings; for, already, the thought had come to me, of those falling</text:p>
      <text:p text:style-name="P1">rocks, and that Thing in the bottom of the Pit; but, in the first</text:p>
      <text:p text:style-name="P1">minutes of confusion, I failed to reach the natural conclusion, to which</text:p>
      <text:p text:style-name="P1">the catastrophe pointed.</text:p>
      <text:p text:style-name="P1"></text:p>
      <text:p text:style-name="P1">Slowly, the dust subsided, until, presently, I was able to approach the</text:p>
      <text:p text:style-name="P1">edge, and look down.</text:p>
      <text:p text:style-name="P1"></text:p>
      <text:p text:style-name="P1">For a while, I peered impotently, trying to see through the reek. At</text:p>
      <text:p text:style-name="P1">first, it was impossible to make out anything. Then, as I stared, I saw</text:p>
      <text:p text:style-name="P1">something below, to my left, that moved. I looked intently toward it,</text:p>
      <text:p text:style-name="P1">and, presently, made out another, and then another--three dim shapes</text:p>
      <text:p text:style-name="P1">that appeared to be climbing up the side of the Pit. I could see them</text:p>
      <text:p text:style-name="P1">only indistinctly. Even as I stared and wondered, I heard a rattle of</text:p>
      <text:p text:style-name="P1"><text:soft-page-break/>stones, somewhere to my right. I glanced across; but could see nothing.</text:p>
      <text:p text:style-name="P1">I leant forward, and peered over, and down into the Pit, just beneath</text:p>
      <text:p text:style-name="P1">where I stood; and saw no further than a hideous, white swine-face, that</text:p>
      <text:p text:style-name="P1">had risen to within a couple of yards of my feet. Below it, I could make</text:p>
      <text:p text:style-name="P1">out several others. As the Thing saw me, it gave a sudden, uncouth</text:p>
      <text:p text:style-name="P1">squeal, which was answered from all parts of the Pit. At that, a gust of</text:p>
      <text:p text:style-name="P1">horror and fear took me, and, bending down, I discharged my gun right</text:p>
      <text:p text:style-name="P1">into its face. Straightway, the creature disappeared, with a clatter of</text:p>
      <text:p text:style-name="P1">loose earth and stones.</text:p>
      <text:p text:style-name="P1"></text:p>
      <text:p text:style-name="P1">There was a momentary silence, to which, probably, I owe my life; for,</text:p>
      <text:p text:style-name="P1">during it, I heard a quick patter of many feet, and, turning sharply,</text:p>
      <text:p text:style-name="P1">saw a troop of the creatures coming toward me, at a run. Instantly, I</text:p>
      <text:p text:style-name="P1">raised my gun and fired at the foremost, who plunged head-long, with a</text:p>
      <text:p text:style-name="P1">hideous howling. Then, I turned to run. More than halfway from the house</text:p>
      <text:p text:style-name="P1">to the Pit, I saw my sister--she was coming toward me. I could not see</text:p>
      <text:p text:style-name="P1">her face, distinctly, as the dusk had fallen; but there was fear in her</text:p>
      <text:p text:style-name="P1">voice as she called to know why I was shooting.</text:p>
      <text:p text:style-name="P1"></text:p>
      <text:p text:style-name="P1">'Run!' I shouted in reply. 'Run for your life!'</text:p>
      <text:p text:style-name="P1"></text:p>
      <text:p text:style-name="P1">Without more ado, she turned and fled--picking up her skirts with both</text:p>
      <text:p text:style-name="P1">hands. As I followed, I gave a glance behind. The brutes were running on</text:p>
      <text:p text:style-name="P1">their hind legs--at times dropping on all fours.</text:p>
      <text:p text:style-name="P1"></text:p>
      <text:p text:style-name="P1">I think it must have been the terror in my voice, that spurred Mary to</text:p>
      <text:p text:style-name="P1">run so; for I feel convinced that she had not, as yet, seen those hell</text:p>
      <text:p text:style-name="P1">creatures that pursued.</text:p>
      <text:p text:style-name="P1"></text:p>
      <text:p text:style-name="P1">On we went, my sister leading.</text:p>
      <text:p text:style-name="P1"></text:p>
      <text:p text:style-name="P1">Each moment, the nearing sounds of the footsteps, told me that the</text:p>
      <text:p text:style-name="P1">brutes were gaining on us, rapidly. Fortunately, I am accustomed to</text:p>
      <text:p text:style-name="P1">live, in some ways, an active life. As it was, the strain of the race</text:p>
      <text:p text:style-name="P1">was beginning to tell severely upon me.</text:p>
      <text:p text:style-name="P1"></text:p>
      <text:p text:style-name="P1">Ahead, I could see the back door--luckily it was open. I was some</text:p>
      <text:p text:style-name="P1">half-dozen yards behind Mary, now, and my breath was sobbing in my</text:p>
      <text:p text:style-name="P1">throat. Then, something touched my shoulder. I wrenched my head 'round,</text:p>
      <text:p text:style-name="P1">quickly, and saw one of those monstrous, pallid faces close to mine. One</text:p>
      <text:p text:style-name="P1">of the creatures, having outrun its companions, had almost overtaken me.</text:p>
      <text:p text:style-name="P1">Even as I turned, it made a fresh grab. With a sudden effort, I sprang</text:p>
      <text:p text:style-name="P1">to one side, and, swinging my gun by the barrel, brought it crashing</text:p>
      <text:p text:style-name="P1">down upon the foul creature's head. The Thing dropped, with an almost</text:p>
      <text:p text:style-name="P1">human groan.</text:p>
      <text:p text:style-name="P1"></text:p>
      <text:p text:style-name="P1">Even this short delay had been nearly sufficient to bring the rest of</text:p>
      <text:p text:style-name="P1">the brutes down upon me; so that, without an instant's waste of time, I</text:p>
      <text:p text:style-name="P1">turned and ran for the door.</text:p>
      <text:p text:style-name="P1"><text:soft-page-break/></text:p>
      <text:p text:style-name="P1">Reaching it, I burst into the passage; then, turning quickly, slammed</text:p>
      <text:p text:style-name="P1">and bolted the door, just as the first of the creatures rushed against</text:p>
      <text:p text:style-name="P1">it, with a sudden shock.</text:p>
      <text:p text:style-name="P1"></text:p>
      <text:p text:style-name="P1">My sister sat, gasping, in a chair. She seemed in a fainting condition;</text:p>
      <text:p text:style-name="P1">but I had no time then to spend on her. I had to make sure that all the</text:p>
      <text:p text:style-name="P1">doors were fastened. Fortunately, they were. The one leading from my</text:p>
      <text:p text:style-name="P1">study into the gardens, was the last to which I went. I had just had</text:p>
      <text:p text:style-name="P1">time to note that it was secured, when I thought I heard a noise</text:p>
      <text:p text:style-name="P1">outside. I stood perfectly silent, and listened. Yes! Now I could</text:p>
      <text:p text:style-name="P1">distinctly hear a sound of whispering, and something slithered over the</text:p>
      <text:p text:style-name="P1">panels, with a rasping, scratchy noise. Evidently, some of the brutes</text:p>
      <text:p text:style-name="P1">were feeling with their claw-hands, about the door, to discover whether</text:p>
      <text:p text:style-name="P1">there were any means of ingress.</text:p>
      <text:p text:style-name="P1"></text:p>
      <text:p text:style-name="P1">That the creatures should so soon have found the door was--to me--a</text:p>
      <text:p text:style-name="P1">proof of their reasoning capabilities. It assured me that they must not</text:p>
      <text:p text:style-name="P1">be regarded, by any means, as mere animals. I had felt something of this</text:p>
      <text:p text:style-name="P1">before, when that first Thing peered in through my window. Then I had</text:p>
      <text:p text:style-name="P1">applied the term superhuman to it, with an almost instinctive knowledge</text:p>
      <text:p text:style-name="P1">that the creature was something different from the brute-beast.</text:p>
      <text:p text:style-name="P1">Something beyond human; yet in no good sense; but rather as something</text:p>
      <text:p text:style-name="P1">foul and hostile to the _great_ and _good_ in humanity. In a word, as</text:p>
      <text:p text:style-name="P1">something intelligent, and yet inhuman. The very thought of the</text:p>
      <text:p text:style-name="P1">creatures filled me with revulsion.</text:p>
      <text:p text:style-name="P1"></text:p>
      <text:p text:style-name="P1">Now, I bethought me of my sister, and, going to the cupboard, I got</text:p>
      <text:p text:style-name="P1">out a flask of brandy, and a wine-glass. Taking these, I went down to</text:p>
      <text:p text:style-name="P1">the kitchen, carrying a lighted candle with me. She was not sitting in</text:p>
      <text:p text:style-name="P1">the chair, but had fallen out, and was lying upon the floor,</text:p>
      <text:p text:style-name="P1">face downward.</text:p>
      <text:p text:style-name="P1"></text:p>
      <text:p text:style-name="P1">Very gently, I turned her over, and raised her head somewhat. Then, I</text:p>
      <text:p text:style-name="P1">poured a little of the brandy between her lips. After a while, she</text:p>
      <text:p text:style-name="P1">shivered slightly. A little later, she gave several gasps, and opened</text:p>
      <text:p text:style-name="P1">her eyes. In a dreamy, unrealizing way, she looked at me. Then her eyes</text:p>
      <text:p text:style-name="P1">closed, slowly, and I gave her a little more of the brandy. For, perhaps</text:p>
      <text:p text:style-name="P1">a minute longer, she lay silent, breathing quickly. All at once, her</text:p>
      <text:p text:style-name="P1">eyes opened again, and it seemed to me, as I looked, that the pupils</text:p>
      <text:p text:style-name="P1">were dilated, as though fear had come with returning consciousness.</text:p>
      <text:p text:style-name="P1">Then, with a movement so unexpected that I started backward, she sat up.</text:p>
      <text:p text:style-name="P1">Noticing that she seemed giddy, I put out my hand to steady her. At</text:p>
      <text:p text:style-name="P1">that, she gave a loud scream, and, scrambling to her feet, ran from</text:p>
      <text:p text:style-name="P1">the room.</text:p>
      <text:p text:style-name="P1"></text:p>
      <text:p text:style-name="P1">For a moment, I stayed there--kneeling and holding the brandy flask. I</text:p>
      <text:p text:style-name="P1">was utterly puzzled and astonished.</text:p>
      <text:p text:style-name="P1"></text:p>
      <text:p text:style-name="P1"><text:soft-page-break/>Could she be afraid of me? But no! Why should she? I could only</text:p>
      <text:p text:style-name="P1">conclude that her nerves were badly shaken, and that she was temporarily</text:p>
      <text:p text:style-name="P1">unhinged. Upstairs, I heard a door bang, loudly, and I knew that she had</text:p>
      <text:p text:style-name="P1">taken refuge in her room. I put the flask down on the table. My</text:p>
      <text:p text:style-name="P1">attention was distracted by a noise in the direction of the back door. I</text:p>
      <text:p text:style-name="P1">went toward it, and listened. It appeared to be shaken, as though some</text:p>
      <text:p text:style-name="P1">of the creatures struggled with it, silently; but it was far too</text:p>
      <text:p text:style-name="P1">strongly constructed and hung to be easily moved.</text:p>
      <text:p text:style-name="P1"></text:p>
      <text:p text:style-name="P1">Out in the gardens rose a continuous sound. It might have been</text:p>
      <text:p text:style-name="P1">mistaken, by a casual listener, for the grunting and squealing of a herd</text:p>
      <text:p text:style-name="P1">of pigs. But, as I stood there, it came to me that there was sense and</text:p>
      <text:p text:style-name="P1">meaning to all those swinish noises. Gradually, I seemed able to trace</text:p>
      <text:p text:style-name="P1">a semblance in it to human speech--glutinous and sticky, as though each</text:p>
      <text:p text:style-name="P1">articulation were made with difficulty: yet, nevertheless, I was</text:p>
      <text:p text:style-name="P1">becoming convinced that it was no mere medley of sounds; but a rapid</text:p>
      <text:p text:style-name="P1">interchange of ideas.</text:p>
      <text:p text:style-name="P1"></text:p>
      <text:p text:style-name="P1">By this time, it had grown quite dark in the passages, and from these</text:p>
      <text:p text:style-name="P1">came all the varied cries and groans of which an old house is so full</text:p>
      <text:p text:style-name="P1">after nightfall. It is, no doubt, because things are then quieter, and</text:p>
      <text:p text:style-name="P1">one has more leisure to hear. Also, there may be something in the theory</text:p>
      <text:p text:style-name="P1">that the sudden change of temperature, at sundown, affects the structure</text:p>
      <text:p text:style-name="P1">of the house, somewhat--causing it to contract and settle, as it were,</text:p>
      <text:p text:style-name="P1">for the night. However, this is as may be; but, on that night in</text:p>
      <text:p text:style-name="P1">particular, I would gladly have been quit of so many eerie noises. It</text:p>
      <text:p text:style-name="P1">seemed to me, that each crack and creak was the coming of one of those</text:p>
      <text:p text:style-name="P1">Things along the dark corridors; though I knew in my heart that this</text:p>
      <text:p text:style-name="P1">could not be, for I had seen, myself, that all the doors were secure.</text:p>
      <text:p text:style-name="P1"></text:p>
      <text:p text:style-name="P1">Gradually, however, these sounds grew on my nerves to such an extent</text:p>
      <text:p text:style-name="P1">that, were it only to punish my cowardice, I felt I must make the 'round</text:p>
      <text:p text:style-name="P1">of the basement again, and, if anything were there, face it. And then, I</text:p>
      <text:p text:style-name="P1">would go up to my study, for I knew sleep was out of the question, with</text:p>
      <text:p text:style-name="P1">the house surrounded by creatures, half beasts, half something else, and</text:p>
      <text:p text:style-name="P1">entirely unholy.</text:p>
      <text:p text:style-name="P1"></text:p>
      <text:p text:style-name="P1">Taking the kitchen lamp down from its hook, I made my way from cellar</text:p>
      <text:p text:style-name="P1">to cellar, and room to room; through pantry and coal-hole--along</text:p>
      <text:p text:style-name="P1">passages, and into the hundred-and-one little blind alleys and hidden</text:p>
      <text:p text:style-name="P1">nooks that form the basement of the old house. Then, when I knew I had</text:p>
      <text:p text:style-name="P1">been in every corner and cranny large enough to conceal aught of any</text:p>
      <text:p text:style-name="P1">size, I made my way to the stairs.</text:p>
      <text:p text:style-name="P1"></text:p>
      <text:p text:style-name="P1">With my foot on the first step, I paused. It seemed to me, I heard a</text:p>
      <text:p text:style-name="P1">movement, apparently from the buttery, which is to the left of the</text:p>
      <text:p text:style-name="P1">staircase. It had been one of the first places I searched, and yet, I</text:p>
      <text:p text:style-name="P1">felt certain my ears had not deceived me. My nerves were strung now,</text:p>
      <text:p text:style-name="P1">and, with hardly any hesitation, I stepped up to the door, holding the</text:p>
      <text:p text:style-name="P1"><text:soft-page-break/>lamp above my head. In a glance, I saw that the place was empty, save</text:p>
      <text:p text:style-name="P1">for the heavy, stone slabs, supported by brick pillars; and I was about</text:p>
      <text:p text:style-name="P1">to leave it, convinced that I had been mistaken; when, in turning, my</text:p>
      <text:p text:style-name="P1">light was flashed back from two bright spots outside the window, and</text:p>
      <text:p text:style-name="P1">high up. For a few moments, I stood there, staring. Then they</text:p>
      <text:p text:style-name="P1">moved--revolving slowly, and throwing out alternate scintillations of</text:p>
      <text:p text:style-name="P1">green and red; at least, so it appeared to me. I knew then that they</text:p>
      <text:p text:style-name="P1">were eyes.</text:p>
      <text:p text:style-name="P1"></text:p>
      <text:p text:style-name="P1">Slowly, I traced the shadowy outline of one of the Things. It appeared</text:p>
      <text:p text:style-name="P1">to be holding on to the bars of the window, and its attitude suggested</text:p>
      <text:p text:style-name="P1">climbing. I went nearer to the window, and held the light higher. There</text:p>
      <text:p text:style-name="P1">was no need to be afraid of the creature; the bars were strong, and</text:p>
      <text:p text:style-name="P1">there was little danger of its being able to move them. And then,</text:p>
      <text:p text:style-name="P1">suddenly, in spite of the knowledge that the brute could not reach to</text:p>
      <text:p text:style-name="P1">harm me, I had a return of the horrible sensation of fear, that had</text:p>
      <text:p text:style-name="P1">assailed me on that night, a week previously. It was the same feeling of</text:p>
      <text:p text:style-name="P1">helpless, shuddering fright. I realized, dimly, that the creature's eyes</text:p>
      <text:p text:style-name="P1">were looking into mine with a steady, compelling stare. I tried to turn</text:p>
      <text:p text:style-name="P1">away; but could not. I seemed, now, to see the window through a mist.</text:p>
      <text:p text:style-name="P1">Then, I thought other eyes came and peered, and yet others; until a</text:p>
      <text:p text:style-name="P1">whole galaxy of malignant, staring orbs seemed to hold me in thrall.</text:p>
      <text:p text:style-name="P1"></text:p>
      <text:p text:style-name="P1">My head began to swim, and throb violently. Then, I was aware of a</text:p>
      <text:p text:style-name="P1">feeling of acute physical pain in my left hand. It grew more severe, and</text:p>
      <text:p text:style-name="P1">forced, literally forced, my attention. With a tremendous effort, I</text:p>
      <text:p text:style-name="P1">glanced down; and, with that, the spell that had held me was broken. I</text:p>
      <text:p text:style-name="P1">realized, then, that I had, in my agitation, unconsciously caught hold</text:p>
      <text:p text:style-name="P1">of the hot lamp-glass, and burnt my hand, badly. I looked up to the</text:p>
      <text:p text:style-name="P1">window, again. The misty appearance had gone, and, now, I saw that it</text:p>
      <text:p text:style-name="P1">was crowded with dozens of bestial faces. With a sudden access of rage,</text:p>
      <text:p text:style-name="P1">I raised the lamp, and hurled it, full at the window. It struck the</text:p>
      <text:p text:style-name="P1">glass (smashing a pane), and passed between two of the bars, out into</text:p>
      <text:p text:style-name="P1">the garden, scattering burning oil as it went. I heard several loud</text:p>
      <text:p text:style-name="P1">cries of pain, and, as my sight became accustomed to the dark, I</text:p>
      <text:p text:style-name="P1">discovered that the creatures had left the window.</text:p>
      <text:p text:style-name="P1"></text:p>
      <text:p text:style-name="P1">Pulling myself together, I groped for the door, and, having found it,</text:p>
      <text:p text:style-name="P1">made my way upstairs, stumbling at each step. I felt dazed, as though I</text:p>
      <text:p text:style-name="P1">had received a blow on the head. At the same time, my hand smarted</text:p>
      <text:p text:style-name="P1">badly, and I was full of a nervous, dull rage against those Things.</text:p>
      <text:p text:style-name="P1"></text:p>
      <text:p text:style-name="P1">Reaching my study, I lit the candles. As they burnt up, their rays were</text:p>
      <text:p text:style-name="P1">reflected from the rack of firearms on the sidewall. At the sight, I</text:p>
      <text:p text:style-name="P1">remembered that I had there a power, which, as I had proved earlier,</text:p>
      <text:p text:style-name="P1">seemed as fatal to those monsters as to more ordinary animals; and I</text:p>
      <text:p text:style-name="P1">determined I would take the offensive.</text:p>
      <text:p text:style-name="P1"></text:p>
      <text:p text:style-name="P1">First of all, I bound up my hand; for the pain was fast becoming</text:p>
      <text:p text:style-name="P1"><text:soft-page-break/>intolerable. After that, it seemed easier, and I crossed the room, to</text:p>
      <text:p text:style-name="P1">the rifle stand. There, I selected a heavy rifle--an old and tried</text:p>
      <text:p text:style-name="P1">weapon; and, having procured ammunition, I made my way up into one of</text:p>
      <text:p text:style-name="P1">the small towers, with which the house is crowned.</text:p>
      <text:p text:style-name="P1"></text:p>
      <text:p text:style-name="P1">From there, I found that I could see nothing. The gardens presented a</text:p>
      <text:p text:style-name="P1">dim blur of shadows--a little blacker, perhaps, where the trees stood.</text:p>
      <text:p text:style-name="P1">That was all, and I knew that it was useless to shoot down into all that</text:p>
      <text:p text:style-name="P1">darkness. The only thing to be done, was to wait for the moon to rise;</text:p>
      <text:p text:style-name="P1">then, I might be able to do a little execution.</text:p>
      <text:p text:style-name="P1"></text:p>
      <text:p text:style-name="P1">In the meantime, I sat still, and kept my ears open. The gardens were</text:p>
      <text:p text:style-name="P1">comparatively quiet now, and only an occasional grunt or squeal came up</text:p>
      <text:p text:style-name="P1">to me. I did not like this silence; it made me wonder on what devilry</text:p>
      <text:p text:style-name="P1">the creatures were bent. Twice, I left the tower, and took a walk</text:p>
      <text:p text:style-name="P1">through the house; but everything was silent.</text:p>
      <text:p text:style-name="P1"></text:p>
      <text:p text:style-name="P1">Once, I heard a noise, from the direction of the Pit, as though more</text:p>
      <text:p text:style-name="P1">earth had fallen. Following this, and lasting for some fifteen minutes,</text:p>
      <text:p text:style-name="P1">there was a commotion among the denizens of the gardens. This died away,</text:p>
      <text:p text:style-name="P1">and, after that all was again quiet.</text:p>
      <text:p text:style-name="P1"></text:p>
      <text:p text:style-name="P1">About an hour later, the moon's light showed above the distant horizon.</text:p>
      <text:p text:style-name="P1">From where I sat, I could see it over the trees; but it was not until it</text:p>
      <text:p text:style-name="P1">rose clear of them, that I could make out any of the details in the</text:p>
      <text:p text:style-name="P1">gardens below. Even then, I could see none of the brutes; until,</text:p>
      <text:p text:style-name="P1">happening to crane forward, I saw several of them lying prone, up</text:p>
      <text:p text:style-name="P1">against the wall of the house. What they were doing, I could not make</text:p>
      <text:p text:style-name="P1">out. It was, however, a chance too good to be ignored; and, taking aim,</text:p>
      <text:p text:style-name="P1">I fired at the one directly beneath. There was a shrill scream, and, as</text:p>
      <text:p text:style-name="P1">the smoke cleared away, I saw that it had turned on its back, and was</text:p>
      <text:p text:style-name="P1">writhing, feebly. Then, it was quiet. The others had disappeared.</text:p>
      <text:p text:style-name="P1"></text:p>
      <text:p text:style-name="P1">Immediately after this, I heard a loud squeal, in the direction of the</text:p>
      <text:p text:style-name="P1">Pit. It was answered, a hundred times, from every part of the garden.</text:p>
      <text:p text:style-name="P1">This gave me some notion of the number of the creatures, and I began to</text:p>
      <text:p text:style-name="P1">feel that the whole affair was becoming even more serious than I</text:p>
      <text:p text:style-name="P1">had imagined.</text:p>
      <text:p text:style-name="P1"></text:p>
      <text:p text:style-name="P1">As I sat there, silent and watchful, the thought came to me--Why was</text:p>
      <text:p text:style-name="P1">all this? What were these Things? What did it mean? Then my thoughts</text:p>
      <text:p text:style-name="P1">flew back to that vision (though, even now, I doubt whether it was a</text:p>
      <text:p text:style-name="P1">vision) of the Plain of Silence. What did that mean? I wondered--And</text:p>
      <text:p text:style-name="P1">that Thing in the arena? Ugh! Lastly, I thought of the house I had seen</text:p>
      <text:p text:style-name="P1">in that far-away place. That house, so like this in every detail of</text:p>
      <text:p text:style-name="P1">external structure, that it might have been modeled from it; or this</text:p>
      <text:p text:style-name="P1">from that. I had never thought of that--</text:p>
      <text:p text:style-name="P1"></text:p>
      <text:p text:style-name="P1">At this moment, there came another long squeal, from the Pit, followed,</text:p>
      <text:p text:style-name="P1"><text:soft-page-break/>a second later, by a couple of shorter ones. At once, the garden was</text:p>
      <text:p text:style-name="P1">filled with answering cries. I stood up, quickly, and looked over the</text:p>
      <text:p text:style-name="P1">parapet. In the moonlight, it seemed as though the shrubberies were</text:p>
      <text:p text:style-name="P1">alive. They tossed hither and thither, as though shaken by a strong,</text:p>
      <text:p text:style-name="P1">irregular wind; while a continuous rustling, and a noise of scampering</text:p>
      <text:p text:style-name="P1">feet, rose up to me. Several times, I saw the moonlight gleam on</text:p>
      <text:p text:style-name="P1">running, white figures among the bushes, and, twice, I fired. The second</text:p>
      <text:p text:style-name="P1">time, my shot was answered by a short squeal of pain.</text:p>
      <text:p text:style-name="P1"></text:p>
      <text:p text:style-name="P1">A minute later, the gardens lay silent. From the Pit, came a deep,</text:p>
      <text:p text:style-name="P1">hoarse Babel of swine-talk. At times, angry cries smote the air, and</text:p>
      <text:p text:style-name="P1">they would be answered by multitudinous gruntings. It occurred to me,</text:p>
      <text:p text:style-name="P1">that they were holding some kind of a council, perhaps to discuss the</text:p>
      <text:p text:style-name="P1">problem of entering the house. Also, I thought that they seemed much</text:p>
      <text:p text:style-name="P1">enraged, probably by my successful shots.</text:p>
      <text:p text:style-name="P1"></text:p>
      <text:p text:style-name="P1">It occurred to me, that now would be a good time to make a final survey</text:p>
      <text:p text:style-name="P1">of our defenses. This, I proceeded to do at once; visiting the whole of</text:p>
      <text:p text:style-name="P1">the basement again, and examining each of the doors. Luckily, they are</text:p>
      <text:p text:style-name="P1">all, like the back one, built of solid, iron-studded oak. Then, I went</text:p>
      <text:p text:style-name="P1">upstairs to the study. I was more anxious about this door. It is,</text:p>
      <text:p text:style-name="P1">palpably, of a more modern make than the others, and, though a stout</text:p>
      <text:p text:style-name="P1">piece of work, it has little of their ponderous strength.</text:p>
      <text:p text:style-name="P1"></text:p>
      <text:p text:style-name="P1">I must explain here, that there is a small, raised lawn on this side of</text:p>
      <text:p text:style-name="P1">the house, upon which this door opens--the windows of the study being</text:p>
      <text:p text:style-name="P1">barred on this account. All the other entrances--excepting the great</text:p>
      <text:p text:style-name="P1">gateway which is never opened--are in the lower storey.</text:p>
      <text:p text:style-name="P1"></text:p>
      <text:p text:style-name="P1"></text:p>
      <text:p text:style-name="P1"></text:p>
      <text:p text:style-name="P1">_VII_</text:p>
      <text:p text:style-name="P1"></text:p>
      <text:p text:style-name="P1">THE ATTACK</text:p>
      <text:p text:style-name="P1"></text:p>
      <text:p text:style-name="P1">I spent some time, puzzling how to strengthen the study door. Finally,</text:p>
      <text:p text:style-name="P1">I went down to the kitchen, and with some trouble, brought up several</text:p>
      <text:p text:style-name="P1">heavy pieces of timber. These, I wedged up, slantwise, against it, from</text:p>
      <text:p text:style-name="P1">the floor, nailing them top and bottom. For half-an-hour, I worked hard,</text:p>
      <text:p text:style-name="P1">and, at last, got it shored to my mind.</text:p>
      <text:p text:style-name="P1"></text:p>
      <text:p text:style-name="P1">Then, feeling easier, I resumed my coat, which I had laid aside, and</text:p>
      <text:p text:style-name="P1">proceeded to attend to one or two matters before returning to the tower.</text:p>
      <text:p text:style-name="P1">It was whilst thus employed, that I heard a fumbling at the door, and</text:p>
      <text:p text:style-name="P1">the latch was tried. Keeping silence, I waited. Soon, I heard several of</text:p>
      <text:p text:style-name="P1">the creatures outside. They were grunting to one another, softly. Then,</text:p>
      <text:p text:style-name="P1">for a minute, there was quietness. Suddenly, there sounded a quick, low</text:p>
      <text:p text:style-name="P1">grunt, and the door creaked under a tremendous pressure. It would have</text:p>
      <text:p text:style-name="P1">burst inward; but for the supports I had placed. The strain ceased, as</text:p>
      <text:p text:style-name="P1"><text:soft-page-break/>quickly as it had begun, and there was more talk.</text:p>
      <text:p text:style-name="P1"></text:p>
      <text:p text:style-name="P1">Presently, one of the Things squealed, softly, and I heard the sound</text:p>
      <text:p text:style-name="P1">of others approaching. There was a short confabulation; then again,</text:p>
      <text:p text:style-name="P1">silence; and I realized that they had called several more to assist.</text:p>
      <text:p text:style-name="P1">Feeling that now was the supreme moment, I stood ready, with my rifle</text:p>
      <text:p text:style-name="P1">presented. If the door gave, I would, at least, slay as many</text:p>
      <text:p text:style-name="P1">as possible.</text:p>
      <text:p text:style-name="P1"></text:p>
      <text:p text:style-name="P1">Again came the low signal; and, once more, the door cracked, under a</text:p>
      <text:p text:style-name="P1">huge force. For, a minute perhaps, the pressure was kept up; and I</text:p>
      <text:p text:style-name="P1">waited, nervously; expecting each moment to see the door come down with</text:p>
      <text:p text:style-name="P1">a crash. But no; the struts held, and the attempt proved abortive. Then</text:p>
      <text:p text:style-name="P1">followed more of their horrible, grunting talk, and, whilst it lasted, I</text:p>
      <text:p text:style-name="P1">thought I distinguished the noise of fresh arrivals.</text:p>
      <text:p text:style-name="P1"></text:p>
      <text:p text:style-name="P1">After a long discussion, during which the door was several times</text:p>
      <text:p text:style-name="P1">shaken, they became quiet once more, and I knew that they were going to</text:p>
      <text:p text:style-name="P1">make a third attempt to break it down. I was almost in despair. The</text:p>
      <text:p text:style-name="P1">props had been severely tried in the two previous attacks, and I was</text:p>
      <text:p text:style-name="P1">sorely afraid that this would prove too much for them.</text:p>
      <text:p text:style-name="P1"></text:p>
      <text:p text:style-name="P1">At that moment, like an inspiration, a thought flashed into my troubled</text:p>
      <text:p text:style-name="P1">brain. Instantly, for it was no time to hesitate, I ran from the room,</text:p>
      <text:p text:style-name="P1">and up stair after stair. This time, it was not to one of the towers,</text:p>
      <text:p text:style-name="P1">that I went; but out on to the flat, leaded roof itself. Once there, I</text:p>
      <text:p text:style-name="P1">raced across to the parapet, that walls it 'round, and looked down. As I</text:p>
      <text:p text:style-name="P1">did so, I heard the short, grunted signal, and, even up there, caught</text:p>
      <text:p text:style-name="P1">the crying of the door under the assault.</text:p>
      <text:p text:style-name="P1"></text:p>
      <text:p text:style-name="P1">There was not a moment to lose, and, leaning over, I aimed, quickly,</text:p>
      <text:p text:style-name="P1">and fired. The report rang sharply, and, almost blending with it, came</text:p>
      <text:p text:style-name="P1">the loud splud of the bullet striking its mark. From below, rose a</text:p>
      <text:p text:style-name="P1">shrill wail; and the door ceased its groaning. Then, as I took my weight</text:p>
      <text:p text:style-name="P1">from off the parapet, a huge piece of the stone coping slid from under</text:p>
      <text:p text:style-name="P1">me, and fell with a crash among the disorganized throng beneath.</text:p>
      <text:p text:style-name="P1">Several horrible shrieks quavered through the night air, and then I</text:p>
      <text:p text:style-name="P1">heard a sound of scampering feet. Cautiously, I looked over. In the</text:p>
      <text:p text:style-name="P1">moonlight, I could see the great copingstone, lying right across the</text:p>
      <text:p text:style-name="P1">threshold of the door. I thought I saw something under it--several</text:p>
      <text:p text:style-name="P1">things, white; but I could not be sure.</text:p>
      <text:p text:style-name="P1"></text:p>
      <text:p text:style-name="P1">And so a few minutes passed.</text:p>
      <text:p text:style-name="P1"></text:p>
      <text:p text:style-name="P1">As I stared, I saw something come 'round, out of the shadow of the</text:p>
      <text:p text:style-name="P1">house. It was one of the Things. It went up to the stone, silently, and</text:p>
      <text:p text:style-name="P1">bent down. I was unable to see what it did. In a minute it stood up. It</text:p>
      <text:p text:style-name="P1">had something in its talons, which it put to its mouth and tore at....</text:p>
      <text:p text:style-name="P1"></text:p>
      <text:p text:style-name="P1"><text:soft-page-break/>For the moment, I did not realize. Then, slowly, I comprehended. The</text:p>
      <text:p text:style-name="P1">Thing was stooping again. It was horrible. I started to load my rifle.</text:p>
      <text:p text:style-name="P1">When I looked again, the monster was tugging at the stone--moving it to</text:p>
      <text:p text:style-name="P1">one side. I leant the rifle on the coping, and pulled the trigger. The</text:p>
      <text:p text:style-name="P1">brute collapsed, on its face, and kicked, slightly.</text:p>
      <text:p text:style-name="P1"></text:p>
      <text:p text:style-name="P1">Simultaneously, almost, with the report, I heard another sound--that of</text:p>
      <text:p text:style-name="P1">breaking glass. Waiting, only to recharge my weapon, I ran from the</text:p>
      <text:p text:style-name="P1">roof, and down the first two flights of stairs.</text:p>
      <text:p text:style-name="P1"></text:p>
      <text:p text:style-name="P1">Here, I paused to listen. As I did so, there came another tinkle of</text:p>
      <text:p text:style-name="P1">falling glass. It appeared to come from the floor below. Excitedly, I</text:p>
      <text:p text:style-name="P1">sprang down the steps, and, guided by the rattle of the window-sash,</text:p>
      <text:p text:style-name="P1">reached the door of one of the empty bedrooms, at the back of the house.</text:p>
      <text:p text:style-name="P1">I thrust it open. The room was but dimly illuminated by the moonlight;</text:p>
      <text:p text:style-name="P1">most of the light being blotted out by moving figures at the window.</text:p>
      <text:p text:style-name="P1">Even as I stood, one crawled through, into the room. Leveling my weapon,</text:p>
      <text:p text:style-name="P1">I fired point-blank at it--filling the room with a deafening bang. When</text:p>
      <text:p text:style-name="P1">the smoke cleared, I saw that the room was empty, and the window free.</text:p>
      <text:p text:style-name="P1">The room was much lighter. The night air blew in, coldly, through the</text:p>
      <text:p text:style-name="P1">shattered panes. Down below, in the night, I could hear a soft moaning,</text:p>
      <text:p text:style-name="P1">and a confused murmur of swine-voices.</text:p>
      <text:p text:style-name="P1"></text:p>
      <text:p text:style-name="P1">Stepping to one side of the window, I reloaded, and then stood there,</text:p>
      <text:p text:style-name="P1">waiting. Presently, I heard a scuffling noise. From where I stood in the</text:p>
      <text:p text:style-name="P1">shadow, I could see, without being seen.</text:p>
      <text:p text:style-name="P1"></text:p>
      <text:p text:style-name="P1">Nearer came the sounds, and then I saw something come up above the</text:p>
      <text:p text:style-name="P1">sill, and clutch at the broken window-frame. It caught a piece of the</text:p>
      <text:p text:style-name="P1">woodwork; and, now, I could make out that it was a hand and arm. A</text:p>
      <text:p text:style-name="P1">moment later, the face of one of the Swine-creatures rose into view.</text:p>
      <text:p text:style-name="P1">Then, before I could use my rifle, or do anything, there came a sharp</text:p>
      <text:p text:style-name="P1">crack--cr-ac-k; and the window-frame gave way under the weight of the</text:p>
      <text:p text:style-name="P1">Thing. Next instant, a squashing thud, and a loud outcry, told me that</text:p>
      <text:p text:style-name="P1">it had fallen to the ground. With a savage hope that it had been killed,</text:p>
      <text:p text:style-name="P1">I went to the window. The moon had gone behind a cloud, so that I could</text:p>
      <text:p text:style-name="P1">see nothing; though a steady hum of jabbering, just beneath where I</text:p>
      <text:p text:style-name="P1">stood, indicated that there were several more of the brutes close</text:p>
      <text:p text:style-name="P1">at hand.</text:p>
      <text:p text:style-name="P1"></text:p>
      <text:p text:style-name="P1">As I stood there, looking down, I marveled how it had been possible for</text:p>
      <text:p text:style-name="P1">the creatures to climb so far; for the wall is comparatively smooth,</text:p>
      <text:p text:style-name="P1">while the distance to the ground must be, at least, eighty feet.</text:p>
      <text:p text:style-name="P1"></text:p>
      <text:p text:style-name="P1">All at once, as I bent, peering, I saw something, indistinctly, that</text:p>
      <text:p text:style-name="P1">cut the grey shadow of the house-side, with a black line. It passed the</text:p>
      <text:p text:style-name="P1">window, to the left, at a distance of about two feet. Then, I remembered</text:p>
      <text:p text:style-name="P1">that it was a gutter-pipe, that had been put there some years ago, to</text:p>
      <text:p text:style-name="P1">carry off the rainwater. I had forgotten about it. I could see, now, how</text:p>
      <text:p text:style-name="P1"><text:soft-page-break/>the creatures had managed to reach the window. Even as the solution came</text:p>
      <text:p text:style-name="P1">to me, I heard a faint slithering, scratching noise, and knew that</text:p>
      <text:p text:style-name="P1">another of the brutes was coming. I waited some odd moments; then leant</text:p>
      <text:p text:style-name="P1">out of the window and felt the pipe. To my delight, I found that it was</text:p>
      <text:p text:style-name="P1">quite loose, and I managed, using the rifle-barrel as a crowbar, to</text:p>
      <text:p text:style-name="P1">lever it out from the wall. I worked quickly. Then, taking hold with</text:p>
      <text:p text:style-name="P1">both bands, I wrenched the whole concern away, and hurled it down--with</text:p>
      <text:p text:style-name="P1">the Thing still clinging to it--into the garden.</text:p>
      <text:p text:style-name="P1"></text:p>
      <text:p text:style-name="P1">For a few minutes longer, I waited there, listening; but, after the</text:p>
      <text:p text:style-name="P1">first general outcry, I heard nothing. I knew, now, that there was no</text:p>
      <text:p text:style-name="P1">more reason to fear an attack from this quarter. I had removed the only</text:p>
      <text:p text:style-name="P1">means of reaching the window, and, as none of the other windows had any</text:p>
      <text:p text:style-name="P1">adjacent water pipes, to tempt the climbing powers of the monsters, I</text:p>
      <text:p text:style-name="P1">began to feel more confident of escaping their clutches.</text:p>
      <text:p text:style-name="P1"></text:p>
      <text:p text:style-name="P1">Leaving the room, I made my way down to the study. I was anxious to see</text:p>
      <text:p text:style-name="P1">how the door had withstood the test of that last assault. Entering, I</text:p>
      <text:p text:style-name="P1">lit two of the candles, and then turned to the door. One of the large</text:p>
      <text:p text:style-name="P1">props had been displaced, and, on that side, the door had been forced</text:p>
      <text:p text:style-name="P1">inward some six inches.</text:p>
      <text:p text:style-name="P1"></text:p>
      <text:p text:style-name="P1">It was Providential that I had managed to drive the brutes away just</text:p>
      <text:p text:style-name="P1">when I did! And that copingstone! I wondered, vaguely, how I had managed</text:p>
      <text:p text:style-name="P1">to dislodge it. I had not noticed it loose, as I took my shot; and then,</text:p>
      <text:p text:style-name="P1">as I stood up, it had slipped away from beneath me ... I felt that I</text:p>
      <text:p text:style-name="P1">owed the dismissal of the attacking force, more to its timely fall than</text:p>
      <text:p text:style-name="P1">to my rifle. Then the thought came, that I had better seize this chance</text:p>
      <text:p text:style-name="P1">to shore up the door, again. It was evident that the creatures had not</text:p>
      <text:p text:style-name="P1">returned since the fall of the copingstone; but who was to say how long</text:p>
      <text:p text:style-name="P1">they would keep away?</text:p>
      <text:p text:style-name="P1"></text:p>
      <text:p text:style-name="P1">There and then, I set-to, at repairing the door--working hard and</text:p>
      <text:p text:style-name="P1">anxiously. First, I went down to the basement, and, rummaging 'round,</text:p>
      <text:p text:style-name="P1">found several pieces of heavy oak planking. With these, I returned to</text:p>
      <text:p text:style-name="P1">the study, and, having removed the props, placed the planks up against</text:p>
      <text:p text:style-name="P1">the door. Then, I nailed the heads of the struts to these, and, driving</text:p>
      <text:p text:style-name="P1">them well home at the bottoms, nailed them again there.</text:p>
      <text:p text:style-name="P1"></text:p>
      <text:p text:style-name="P1">Thus, I made the door stronger than ever; for now it was solid with the</text:p>
      <text:p text:style-name="P1">backing of boards, and would, I felt convinced, stand a heavier pressure</text:p>
      <text:p text:style-name="P1">than hitherto, without giving way.</text:p>
      <text:p text:style-name="P1"></text:p>
      <text:p text:style-name="P1">After that, I lit the lamp which I had brought from the kitchen, and</text:p>
      <text:p text:style-name="P1">went down to have a look at the lower windows.</text:p>
      <text:p text:style-name="P1"></text:p>
      <text:p text:style-name="P1">Now that I had seen an instance of the strength the creatures</text:p>
      <text:p text:style-name="P1">possessed, I felt considerable anxiety about the windows on the ground</text:p>
      <text:p text:style-name="P1">floor--in spite of the fact that they were so strongly barred.</text:p>
      <text:p text:style-name="P1"><text:soft-page-break/></text:p>
      <text:p text:style-name="P1">I went first to the buttery, having a vivid remembrance of my late</text:p>
      <text:p text:style-name="P1">adventure there. The place was chilly, and the wind, soughing in through</text:p>
      <text:p text:style-name="P1">the broken glass, produced an eerie note. Apart from the general air of</text:p>
      <text:p text:style-name="P1">dismalness, the place was as I had left it the night before. Going up to</text:p>
      <text:p text:style-name="P1">the window, I examined the bars, closely; noting, as I did so, their</text:p>
      <text:p text:style-name="P1">comfortable thickness. Still, as I looked more intently, it seemed to</text:p>
      <text:p text:style-name="P1">me, that the middle bar was bent slightly from the straight; yet it was</text:p>
      <text:p text:style-name="P1">but trifling, and it might have been so for years. I had never, before,</text:p>
      <text:p text:style-name="P1">noticed them particularly.</text:p>
      <text:p text:style-name="P1"></text:p>
      <text:p text:style-name="P1">I put my hand through the broken window, and shook the bar. It was as</text:p>
      <text:p text:style-name="P1">firm as a rock. Perhaps the creatures had tried to 'start' it, and,</text:p>
      <text:p text:style-name="P1">finding it beyond their power, ceased from the effort. After that, I</text:p>
      <text:p text:style-name="P1">went 'round to each of the windows, in turn; examining them with careful</text:p>
      <text:p text:style-name="P1">attention; but nowhere else could I trace anything to show that there</text:p>
      <text:p text:style-name="P1">had been any tampering. Having finished my survey, I went back to the</text:p>
      <text:p text:style-name="P1">study, and poured myself out a little brandy. Then to the tower</text:p>
      <text:p text:style-name="P1">to watch.</text:p>
      <text:p text:style-name="P1"></text:p>
      <text:p text:style-name="P1"></text:p>
      <text:p text:style-name="P1"></text:p>
      <text:p text:style-name="P1">_VIII_</text:p>
      <text:p text:style-name="P1"></text:p>
      <text:p text:style-name="P1">AFTER THE ATTACK</text:p>
      <text:p text:style-name="P1"></text:p>
      <text:p text:style-name="P1">It was now about three a.m., and, presently, the Eastern sky began to</text:p>
      <text:p text:style-name="P1">pale with the coming of dawn. Gradually, the day came, and, by its</text:p>
      <text:p text:style-name="P1">light, I scanned the gardens, earnestly; but nowhere could I see any</text:p>
      <text:p text:style-name="P1">signs of the brutes. I leant over, and glanced down to the foot of the</text:p>
      <text:p text:style-name="P1">wall, to see whether the body of the Thing I had shot the night before</text:p>
      <text:p text:style-name="P1">was still there. It was gone. I supposed that others of the monsters had</text:p>
      <text:p text:style-name="P1">removed it during the night.</text:p>
      <text:p text:style-name="P1"></text:p>
      <text:p text:style-name="P1">Then, I went down on to the roof, and crossed over to the gap from</text:p>
      <text:p text:style-name="P1">which the coping stone had fallen. Reaching it, I looked over. Yes,</text:p>
      <text:p text:style-name="P1">there was the stone, as I had seen it last; but there was no appearance</text:p>
      <text:p text:style-name="P1">of anything beneath it; nor could I see the creatures I had killed,</text:p>
      <text:p text:style-name="P1">after its fall. Evidently, they also had been taken away. I turned, and</text:p>
      <text:p text:style-name="P1">went down to my study. There, I sat down, wearily. I was thoroughly</text:p>
      <text:p text:style-name="P1">tired. It was quite light now; though the sun's rays were not, as yet,</text:p>
      <text:p text:style-name="P1">perceptibly hot. A clock chimed the hour of four.</text:p>
      <text:p text:style-name="P1"></text:p>
      <text:p text:style-name="P1">I awoke, with a start, and looked 'round, hurriedly. The clock in the</text:p>
      <text:p text:style-name="P1">corner, indicated that it was three o'clock. It was already afternoon. I</text:p>
      <text:p text:style-name="P1">must have slept for nearly eleven hours.</text:p>
      <text:p text:style-name="P1"></text:p>
      <text:p text:style-name="P1">With a jerky movement, I sat forward in the chair, and listened. The</text:p>
      <text:p text:style-name="P1">house was perfectly silent. Slowly, I stood up, and yawned. I felt</text:p>
      <text:p text:style-name="P1"><text:soft-page-break/>desperately tired, still, and sat down again; wondering what it was that</text:p>
      <text:p text:style-name="P1">had waked me.</text:p>
      <text:p text:style-name="P1"></text:p>
      <text:p text:style-name="P1">It must have been the clock striking, I concluded, presently; and was</text:p>
      <text:p text:style-name="P1">commencing to doze off, when a sudden noise brought me back, once more,</text:p>
      <text:p text:style-name="P1">to life. It was the sound of a step, as of a person moving cautiously</text:p>
      <text:p text:style-name="P1">down the corridor, toward my study. In an instant, I was on my feet, and</text:p>
      <text:p text:style-name="P1">grasping my rifle. Noiselessly, I waited. Had the creatures broken in,</text:p>
      <text:p text:style-name="P1">whilst I slept? Even as I questioned, the steps reached my door, halted</text:p>
      <text:p text:style-name="P1">momentarily, and then continued down the passage. Silently, I tiptoed to</text:p>
      <text:p text:style-name="P1">the doorway, and peeped out. Then, I experienced such a feeling of</text:p>
      <text:p text:style-name="P1">relief, as must a reprieved criminal--it was my sister. She was going</text:p>
      <text:p text:style-name="P1">toward the stairs.</text:p>
      <text:p text:style-name="P1"></text:p>
      <text:p text:style-name="P1">I stepped into the hall, and was about to call to her, when it occurred</text:p>
      <text:p text:style-name="P1">to me, that it was very queer she should have crept past my door, in</text:p>
      <text:p text:style-name="P1">that stealthy manner. I was puzzled, and, for one brief moment, the</text:p>
      <text:p text:style-name="P1">thought occupied my mind, that it was not she, but some fresh mystery of</text:p>
      <text:p text:style-name="P1">the house. Then, as I caught a glimpse of her old petticoat, the thought</text:p>
      <text:p text:style-name="P1">passed as quickly as it had come, and I half laughed. There could be no</text:p>
      <text:p text:style-name="P1">mistaking that ancient garment. Yet, I wondered what she was doing; and,</text:p>
      <text:p text:style-name="P1">remembering her condition of mind, on the previous day, I felt that it</text:p>
      <text:p text:style-name="P1">might be best to follow, quietly--taking care not to alarm her--and see</text:p>
      <text:p text:style-name="P1">what she was going to do. If she behaved rationally, well and good; if</text:p>
      <text:p text:style-name="P1">not, I should have to take steps to restrain her. I could run no</text:p>
      <text:p text:style-name="P1">unnecessary risks, under the danger that threatened us.</text:p>
      <text:p text:style-name="P1"></text:p>
      <text:p text:style-name="P1">Quickly, I reached the head of the stairs, and paused a moment. Then,</text:p>
      <text:p text:style-name="P1">I heard a sound that sent me leaping down, at a mad rate--it was the</text:p>
      <text:p text:style-name="P1">rattle of bolts being unshot. That foolish sister of mine was actually</text:p>
      <text:p text:style-name="P1">unbarring the back door.</text:p>
      <text:p text:style-name="P1"></text:p>
      <text:p text:style-name="P1">Just as her hand was on the last bolt, I reached her. She had not seen</text:p>
      <text:p text:style-name="P1">me, and, the first thing she knew, I had hold of her arm. She glanced up</text:p>
      <text:p text:style-name="P1">quickly, like a frightened animal, and screamed aloud.</text:p>
      <text:p text:style-name="P1"></text:p>
      <text:p text:style-name="P1">'Come, Mary!' I said, sternly, 'what's the meaning of this nonsense? Do</text:p>
      <text:p text:style-name="P1">you mean to tell me you don't understand the danger, that you try to</text:p>
      <text:p text:style-name="P1">throw our two lives away in this fashion!'</text:p>
      <text:p text:style-name="P1"></text:p>
      <text:p text:style-name="P1">To this, she replied nothing; only trembled, violently, gasping and</text:p>
      <text:p text:style-name="P1">sobbing, as though in the last extremity of fear.</text:p>
      <text:p text:style-name="P1"></text:p>
      <text:p text:style-name="P1">Through some minutes, I reasoned with her; pointing out the need for</text:p>
      <text:p text:style-name="P1">caution, and asking her to be brave. There was little to be afraid of</text:p>
      <text:p text:style-name="P1">now, I explained--and, I tried to believe that I spoke the truth--but</text:p>
      <text:p text:style-name="P1">she must be sensible, and not attempt to leave the house for a few days.</text:p>
      <text:p text:style-name="P1"></text:p>
      <text:p text:style-name="P1">At last, I ceased, in despair. It was no use talking to her; she was,</text:p>
      <text:p text:style-name="P1"><text:soft-page-break/>obviously, not quite herself for the time being. Finally, I told her she</text:p>
      <text:p text:style-name="P1">had better go to her room, if she could not behave rationally.</text:p>
      <text:p text:style-name="P1"></text:p>
      <text:p text:style-name="P1">Still, she took not any notice. So, without more ado, I picked her up</text:p>
      <text:p text:style-name="P1">in my arms, and carried her there. At first, she screamed, wildly; but</text:p>
      <text:p text:style-name="P1">had relapsed into silent trembling, by the time I reached the stairs.</text:p>
      <text:p text:style-name="P1"></text:p>
      <text:p text:style-name="P1">Arriving at her room, I laid her upon the bed. She lay there quietly</text:p>
      <text:p text:style-name="P1">enough, neither speaking nor sobbing--just shaking in a very ague of</text:p>
      <text:p text:style-name="P1">fear. I took a rug from a chair near by, and spread it over her. I could</text:p>
      <text:p text:style-name="P1">do nothing more for her, and so, crossed to where Pepper lay in a big</text:p>
      <text:p text:style-name="P1">basket. My sister had taken charge of him since his wound, to nurse him,</text:p>
      <text:p text:style-name="P1">for it had proved more severe than I had thought, and I was pleased to</text:p>
      <text:p text:style-name="P1">note that, in spite of her state of mind, she had looked after the old</text:p>
      <text:p text:style-name="P1">dog, carefully. Stooping, I spoke to him, and, in reply, he licked my</text:p>
      <text:p text:style-name="P1">hand, feebly. He was too ill to do more.</text:p>
      <text:p text:style-name="P1"></text:p>
      <text:p text:style-name="P1">Then, going to the bed, I bent over my sister, and asked her how she</text:p>
      <text:p text:style-name="P1">felt; but she only shook the more, and, much as it pained me, I had to</text:p>
      <text:p text:style-name="P1">admit that my presence seemed to make her worse.</text:p>
      <text:p text:style-name="P1"></text:p>
      <text:p text:style-name="P1">And so, I left her--locking the door, and pocketing the key. It seemed</text:p>
      <text:p text:style-name="P1">to be the only course to take.</text:p>
      <text:p text:style-name="P1"></text:p>
      <text:p text:style-name="P1">The rest of the day, I spent between the tower and my study. For food,</text:p>
      <text:p text:style-name="P1">I brought up a loaf from the pantry, and on this, and some claret, I</text:p>
      <text:p text:style-name="P1">lived for that day.</text:p>
      <text:p text:style-name="P1"></text:p>
      <text:p text:style-name="P1">What a long, weary day it was. If only I could have gone out into the</text:p>
      <text:p text:style-name="P1">gardens, as is my wont, I should have been content enough; but to be</text:p>
      <text:p text:style-name="P1">cooped in this silent house, with no companion, save a mad woman and a</text:p>
      <text:p text:style-name="P1">sick dog, was enough to prey upon the nerves of the hardiest. And out in</text:p>
      <text:p text:style-name="P1">the tangled shrubberies that surrounded the house, lurked--for all I</text:p>
      <text:p text:style-name="P1">could tell--those infernal Swine-creatures waiting their chance. Was</text:p>
      <text:p text:style-name="P1">ever a man in such straits?</text:p>
      <text:p text:style-name="P1"></text:p>
      <text:p text:style-name="P1">Once, in the afternoon, and again, later, I went to visit my sister.</text:p>
      <text:p text:style-name="P1">The second time, I found her tending Pepper; but, at my approach, she</text:p>
      <text:p text:style-name="P1">slid over, unobtrusively, to the far corner, with a gesture that</text:p>
      <text:p text:style-name="P1">saddened me beyond belief. Poor girl! her fear cut me intolerably, and I</text:p>
      <text:p text:style-name="P1">would not intrude on her, unnecessarily. She would be better, I trusted,</text:p>
      <text:p text:style-name="P1">in a few days; meanwhile, I could do nothing; and I judged it still</text:p>
      <text:p text:style-name="P1">needful--hard as it seemed--to keep her confined to her room. One thing</text:p>
      <text:p text:style-name="P1">there was that I took for encouragement: she had eaten some of the food</text:p>
      <text:p text:style-name="P1">I had taken to her, on my first visit.</text:p>
      <text:p text:style-name="P1"></text:p>
      <text:p text:style-name="P1">And so the day passed.</text:p>
      <text:p text:style-name="P1"></text:p>
      <text:p text:style-name="P1">As the evening drew on, the air grew chilly, and I began to make</text:p>
      <text:p text:style-name="P1"><text:soft-page-break/>preparations for passing a second night in the tower--taking up two</text:p>
      <text:p text:style-name="P1">additional rifles, and a heavy ulster. The rifles I loaded, and laid</text:p>
      <text:p text:style-name="P1">alongside my other; as I intended to make things warm for any of the</text:p>
      <text:p text:style-name="P1">creatures who might show, during the night. I had plenty of ammunition,</text:p>
      <text:p text:style-name="P1">and I thought to give the brutes such a lesson, as should show them the</text:p>
      <text:p text:style-name="P1">uselessness of attempting to force an entrance.</text:p>
      <text:p text:style-name="P1"></text:p>
      <text:p text:style-name="P1">After that, I made the 'round of the house again; paying particular</text:p>
      <text:p text:style-name="P1">attention to the props that supported the study door. Then, feeling that</text:p>
      <text:p text:style-name="P1">I had done all that lay in my power to insure our safety, I returned to</text:p>
      <text:p text:style-name="P1">the tower; calling in on my sister and Pepper, for a final visit, on the</text:p>
      <text:p text:style-name="P1">way. Pepper was asleep; but woke, as I entered, and wagged his tail, in</text:p>
      <text:p text:style-name="P1">recognition. I thought he seemed slightly better. My sister was lying on</text:p>
      <text:p text:style-name="P1">the bed; though whether asleep or not, I was unable to tell; and thus I</text:p>
      <text:p text:style-name="P1">left them.</text:p>
      <text:p text:style-name="P1"></text:p>
      <text:p text:style-name="P1">Reaching the tower, I made myself as comfortable as circumstances would</text:p>
      <text:p text:style-name="P1">permit, and settled down to watch through the night. Gradually, darkness</text:p>
      <text:p text:style-name="P1">fell, and soon the details of the gardens were merged into shadows.</text:p>
      <text:p text:style-name="P1">During the first few hours, I sat, alert, listening for any sound that</text:p>
      <text:p text:style-name="P1">might help to tell me if anything were stirring down below. It was far</text:p>
      <text:p text:style-name="P1">too dark for my eyes to be of much use.</text:p>
      <text:p text:style-name="P1"></text:p>
      <text:p text:style-name="P1">Slowly, the hours passed; without anything unusual happening. And the</text:p>
      <text:p text:style-name="P1">moon rose, showing the gardens, apparently empty, and silent. And so,</text:p>
      <text:p text:style-name="P1">through the night, without disturbance or sound.</text:p>
      <text:p text:style-name="P1"></text:p>
      <text:p text:style-name="P1">Toward morning, I began to grow stiff and cold, with my long vigil;</text:p>
      <text:p text:style-name="P1">also, I was getting very uneasy, concerning the continued quietness on</text:p>
      <text:p text:style-name="P1">the part of the creatures. I mistrusted it, and would sooner, far, have</text:p>
      <text:p text:style-name="P1">had them attack the house, openly. Then, at least, I should have known</text:p>
      <text:p text:style-name="P1">my danger, and been able to meet it; but to wait like this, through a</text:p>
      <text:p text:style-name="P1">whole night, picturing all kinds of unknown devilment, was to jeopardize</text:p>
      <text:p text:style-name="P1">one's sanity. Once or twice, the thought came to me, that, perhaps, they</text:p>
      <text:p text:style-name="P1">had gone; but, in my heart, I found it impossible to believe that it</text:p>
      <text:p text:style-name="P1">was so.</text:p>
      <text:p text:style-name="P1"></text:p>
      <text:p text:style-name="P1"></text:p>
      <text:p text:style-name="P1"></text:p>
      <text:p text:style-name="P1">_IX_</text:p>
      <text:p text:style-name="P1"></text:p>
      <text:p text:style-name="P1">IN THE CELLARS</text:p>
      <text:p text:style-name="P1"></text:p>
      <text:p text:style-name="P1">At last, what with being tired and cold, and the uneasiness that</text:p>
      <text:p text:style-name="P1">possessed me, I resolved to take a walk through the house; first calling</text:p>
      <text:p text:style-name="P1">in at the study, for a glass of brandy to warm me. This, I did, and,</text:p>
      <text:p text:style-name="P1">while there, I examined the door, carefully; but found all as I had left</text:p>
      <text:p text:style-name="P1">it the night before.</text:p>
      <text:p text:style-name="P1"></text:p>
      <text:p text:style-name="P1"><text:soft-page-break/>The day was just breaking, as I left the tower; though it was still too</text:p>
      <text:p text:style-name="P1">dark in the house to be able to see without a light, and I took one of</text:p>
      <text:p text:style-name="P1">the study candles with me on my 'round. By the time I had finished the</text:p>
      <text:p text:style-name="P1">ground floor, the daylight was creeping in, wanly, through the barred</text:p>
      <text:p text:style-name="P1">windows. My search had shown me nothing fresh. Everything appeared to be</text:p>
      <text:p text:style-name="P1">in order, and I was on the point of extinguishing my candle, when the</text:p>
      <text:p text:style-name="P1">thought suggested itself to me to have another glance 'round the</text:p>
      <text:p text:style-name="P1">cellars. I had not, if I remember rightly, been into them since my hasty</text:p>
      <text:p text:style-name="P1">search on the evening of the attack.</text:p>
      <text:p text:style-name="P1"></text:p>
      <text:p text:style-name="P1">For, perhaps, the half of a minute, I hesitated. I would have been very</text:p>
      <text:p text:style-name="P1">willing to forego the task--as, indeed, I am inclined to think any man</text:p>
      <text:p text:style-name="P1">well might--for of all the great, awe-inspiring rooms in this house, the</text:p>
      <text:p text:style-name="P1">cellars are the hugest and weirdest. Great, gloomy caverns of places,</text:p>
      <text:p text:style-name="P1">unlit by any ray of daylight. Yet, I would not shirk the work. I felt</text:p>
      <text:p text:style-name="P1">that to do so would smack of sheer cowardice. Besides, as I reassured</text:p>
      <text:p text:style-name="P1">myself, the cellars were really the most unlikely places in which to</text:p>
      <text:p text:style-name="P1">come across anything dangerous; considering that they can be entered,</text:p>
      <text:p text:style-name="P1">only through a heavy oaken door, the key of which, I carry always on</text:p>
      <text:p text:style-name="P1">my person.</text:p>
      <text:p text:style-name="P1"></text:p>
      <text:p text:style-name="P1">It is in the smallest of these places that I keep my wine; a gloomy</text:p>
      <text:p text:style-name="P1">hole close to the foot of the cellar stairs; and beyond which, I have</text:p>
      <text:p text:style-name="P1">seldom proceeded. Indeed, save for the rummage 'round, already</text:p>
      <text:p text:style-name="P1">mentioned, I doubt whether I had ever, before, been right through</text:p>
      <text:p text:style-name="P1">the cellars.</text:p>
      <text:p text:style-name="P1"></text:p>
      <text:p text:style-name="P1">As I unlocked the great door, at the top of the steps, I paused,</text:p>
      <text:p text:style-name="P1">nervously, a moment, at the strange, desolate smell that assailed my</text:p>
      <text:p text:style-name="P1">nostrils. Then, throwing the barrel of my weapon forward, I descended,</text:p>
      <text:p text:style-name="P1">slowly, into the darkness of the underground regions.</text:p>
      <text:p text:style-name="P1"></text:p>
      <text:p text:style-name="P1">Reaching the bottom of the stairs, I stood for a minute, and listened.</text:p>
      <text:p text:style-name="P1">All was silent, save for a faint drip, drip of water, falling,</text:p>
      <text:p text:style-name="P1">drop-by-drop, somewhere to my left. As I stood, I noticed how quietly</text:p>
      <text:p text:style-name="P1">the candle burnt; never a flicker nor flare, so utterly windless was</text:p>
      <text:p text:style-name="P1">the place.</text:p>
      <text:p text:style-name="P1"></text:p>
      <text:p text:style-name="P1">Quietly, I moved from cellar to cellar. I had but a very dim memory of</text:p>
      <text:p text:style-name="P1">their arrangement. The impressions left by my first search were blurred.</text:p>
      <text:p text:style-name="P1">I had recollections of a succession of great cellars, and of one,</text:p>
      <text:p text:style-name="P1">greater than the rest, the roof of which was upheld by pillars; beyond</text:p>
      <text:p text:style-name="P1">that my mind was hazy, and predominated by a sense of cold and darkness</text:p>
      <text:p text:style-name="P1">and shadows. Now, however, it was different; for, although nervous, I</text:p>
      <text:p text:style-name="P1">was sufficiently collected to be able to look about me, and note the</text:p>
      <text:p text:style-name="P1">structure and size of the different vaults I entered.</text:p>
      <text:p text:style-name="P1"></text:p>
      <text:p text:style-name="P1">Of course, with the amount of light given by my candle, it was not</text:p>
      <text:p text:style-name="P1">possible to examine each place, minutely, but I was enabled to notice,</text:p>
      <text:p text:style-name="P1"><text:soft-page-break/>as I went along, that the walls appeared to be built with wonderful</text:p>
      <text:p text:style-name="P1">precision and finish; while here and there, an occasional, massive</text:p>
      <text:p text:style-name="P1">pillar shot up to support the vaulted roof.</text:p>
      <text:p text:style-name="P1"></text:p>
      <text:p text:style-name="P1">Thus, I came, at last, to the great cellar that I remembered. It is</text:p>
      <text:p text:style-name="P1">reached, through a huge, arched entrance, on which I observed strange,</text:p>
      <text:p text:style-name="P1">fantastic carvings, which threw queer shadows under the light of my</text:p>
      <text:p text:style-name="P1">candle. As I stood, and examined these, thoughtfully, it occurred to me</text:p>
      <text:p text:style-name="P1">how strange it was, that I should be so little acquainted with my own</text:p>
      <text:p text:style-name="P1">house. Yet, this may be easily understood, when one realizes the size of</text:p>
      <text:p text:style-name="P1">this ancient pile, and the fact that only my old sister and I live in</text:p>
      <text:p text:style-name="P1">it, occupying a few of the rooms, such as our wants decide.</text:p>
      <text:p text:style-name="P1"></text:p>
      <text:p text:style-name="P1">Holding the light high, I passed on into the cellar, and, keeping to</text:p>
      <text:p text:style-name="P1">the right, paced slowly up, until I reached the further end. I walked</text:p>
      <text:p text:style-name="P1">quietly, and looked cautiously about, as I went. But, so far as the</text:p>
      <text:p text:style-name="P1">light showed, I saw nothing unusual.</text:p>
      <text:p text:style-name="P1"></text:p>
      <text:p text:style-name="P1">At the top, I turned to the left, still keeping to the wall, and so</text:p>
      <text:p text:style-name="P1">continued, until I had traversed the whole of the vast chamber. As I</text:p>
      <text:p text:style-name="P1">moved along, I noticed that the floor was composed of solid rock, in</text:p>
      <text:p text:style-name="P1">places covered with a damp mould, in others bare, or almost so, save for</text:p>
      <text:p text:style-name="P1">a thin coating of light-grey dust.</text:p>
      <text:p text:style-name="P1"></text:p>
      <text:p text:style-name="P1">I had halted at the doorway. Now, however, I turned, and made my way up</text:p>
      <text:p text:style-name="P1">the center of the place; passing among the pillars, and glancing to</text:p>
      <text:p text:style-name="P1">right and left, as I moved. About halfway up the cellar, I stubbed my</text:p>
      <text:p text:style-name="P1">foot against something that gave out a metallic sound. Stooping quickly,</text:p>
      <text:p text:style-name="P1">I held the candle, and saw that the object I had kicked, was a large,</text:p>
      <text:p text:style-name="P1">metal ring. Bending lower, I cleared the dust from around it, and,</text:p>
      <text:p text:style-name="P1">presently, discovered that it was attached to a ponderous trap door,</text:p>
      <text:p text:style-name="P1">black with age.</text:p>
      <text:p text:style-name="P1"></text:p>
      <text:p text:style-name="P1">Feeling excited, and wondering to where it could lead, I laid my gun on</text:p>
      <text:p text:style-name="P1">the floor, and, sticking the candle in the trigger guard, took the ring</text:p>
      <text:p text:style-name="P1">in both hands, and pulled. The trap creaked loudly--the sound echoing,</text:p>
      <text:p text:style-name="P1">vaguely, through the huge place--and opened, heavily.</text:p>
      <text:p text:style-name="P1"></text:p>
      <text:p text:style-name="P1">Propping the edge on my knee, I reached for the candle, and held it in</text:p>
      <text:p text:style-name="P1">the opening, moving it to right and left; but could see nothing. I was</text:p>
      <text:p text:style-name="P1">puzzled and surprised. There were no signs of steps, nor even the</text:p>
      <text:p text:style-name="P1">appearance of there ever having been any. Nothing; save an empty</text:p>
      <text:p text:style-name="P1">blackness. I might have been looking down into a bottomless, sideless</text:p>
      <text:p text:style-name="P1">well. Then, even as I stared, full of perplexity, I seemed to hear, far</text:p>
      <text:p text:style-name="P1">down, as though from untold depths, a faint whisper of sound. I bent my</text:p>
      <text:p text:style-name="P1">head, quickly, more into the opening, and listened, intently. It may</text:p>
      <text:p text:style-name="P1">have been fancy; but I could have sworn to hearing a soft titter, that</text:p>
      <text:p text:style-name="P1">grew into a hideous, chuckling, faint and distant. Startled, I leapt</text:p>
      <text:p text:style-name="P1">backward, letting the trap fall, with a hollow clang, that filled the</text:p>
      <text:p text:style-name="P1"><text:soft-page-break/>place with echoes. Even then, I seemed to hear that mocking, suggestive</text:p>
      <text:p text:style-name="P1">laughter; but this, I knew, must be my imagination. The sound, I had</text:p>
      <text:p text:style-name="P1">heard, was far too slight to penetrate through the cumbrous trap.</text:p>
      <text:p text:style-name="P1"></text:p>
      <text:p text:style-name="P1">For a full minute, I stood there, quivering--glancing, nervously,</text:p>
      <text:p text:style-name="P1">behind and before; but the great cellar was silent as a grave, and,</text:p>
      <text:p text:style-name="P1">gradually, I shook off the frightened sensation. With a calmer mind, I</text:p>
      <text:p text:style-name="P1">became again curious to know into what that trap opened; but could not,</text:p>
      <text:p text:style-name="P1">then, summon sufficient courage to make a further investigation. One</text:p>
      <text:p text:style-name="P1">thing I felt, however, was that the trap ought to be secured. This, I</text:p>
      <text:p text:style-name="P1">accomplished by placing upon it several large pieces of 'dressed'</text:p>
      <text:p text:style-name="P1">stone, which I had noticed in my tour along the East wall.</text:p>
      <text:p text:style-name="P1"></text:p>
      <text:p text:style-name="P1">Then, after a final scrutiny of the rest of the place, I retraced my</text:p>
      <text:p text:style-name="P1">way through the cellars, to the stairs, and so reached the daylight,</text:p>
      <text:p text:style-name="P1">with an infinite feeling of relief, that the uncomfortable task was</text:p>
      <text:p text:style-name="P1">accomplished.</text:p>
      <text:p text:style-name="P1"></text:p>
      <text:p text:style-name="P1"></text:p>
      <text:p text:style-name="P1"></text:p>
      <text:p text:style-name="P1">_X_</text:p>
      <text:p text:style-name="P1"></text:p>
      <text:p text:style-name="P1">THE TIME OF WAITING</text:p>
      <text:p text:style-name="P1"></text:p>
      <text:p text:style-name="P1">The sun was now warm, and shining brightly, forming a wondrous contrast</text:p>
      <text:p text:style-name="P1">to the dark and dismal cellars; and it was with comparatively light</text:p>
      <text:p text:style-name="P1">feelings, that I made my way up to the tower, to survey the gardens.</text:p>
      <text:p text:style-name="P1">There, I found everything quiet, and, after a few minutes, went down to</text:p>
      <text:p text:style-name="P1">Mary's room.</text:p>
      <text:p text:style-name="P1"></text:p>
      <text:p text:style-name="P1">Here, having knocked, and received a reply, I unlocked the door. My</text:p>
      <text:p text:style-name="P1">sister was sitting, quietly, on the bed; as though waiting. She seemed</text:p>
      <text:p text:style-name="P1">quite herself again, and made no attempt to move away, as I approached;</text:p>
      <text:p text:style-name="P1">yet, I observed that she scanned my face, anxiously, as though in doubt,</text:p>
      <text:p text:style-name="P1">and but half assured in her mind that there was nothing to fear from me.</text:p>
      <text:p text:style-name="P1"></text:p>
      <text:p text:style-name="P1">To my questions, as to how she felt, she replied, sanely enough, that</text:p>
      <text:p text:style-name="P1">she was hungry, and would like to go down to prepare breakfast, if I did</text:p>
      <text:p text:style-name="P1">not mind. For a minute, I meditated whether it would be safe to let her</text:p>
      <text:p text:style-name="P1">out. Finally, I told her she might go, on condition that she promised</text:p>
      <text:p text:style-name="P1">not to attempt to leave the house, or meddle with any of the outer</text:p>
      <text:p text:style-name="P1">doors. At my mention of the doors, a sudden look of fright crossed her</text:p>
      <text:p text:style-name="P1">face; but she said nothing, save to give the required promise, and then</text:p>
      <text:p text:style-name="P1">left the room, silently.</text:p>
      <text:p text:style-name="P1"></text:p>
      <text:p text:style-name="P1">Crossing the floor, I approached Pepper. He had waked as I entered;</text:p>
      <text:p text:style-name="P1">but, beyond a slight yelp of pleasure, and a soft rapping with his tail,</text:p>
      <text:p text:style-name="P1">had kept quiet. Now, as I patted him, he made an attempt to stand up,</text:p>
      <text:p text:style-name="P1">and succeeded, only to fall back on his side, with a little yowl</text:p>
      <text:p text:style-name="P1"><text:soft-page-break/>of pain.</text:p>
      <text:p text:style-name="P1"></text:p>
      <text:p text:style-name="P1">I spoke to him, and bade him lie still. I was greatly delighted with</text:p>
      <text:p text:style-name="P1">his improvement, and also with the natural kindness of my sister's</text:p>
      <text:p text:style-name="P1">heart, in taking such good care of him, in spite of her condition of</text:p>
      <text:p text:style-name="P1">mind. After a while, I left him, and went downstairs, to my study.</text:p>
      <text:p text:style-name="P1"></text:p>
      <text:p text:style-name="P1">In a little time, Mary appeared, carrying a tray on which smoked a hot</text:p>
      <text:p text:style-name="P1">breakfast. As she entered the room, I saw her gaze fasten on the props</text:p>
      <text:p text:style-name="P1">that supported the study door; her lips tightened, and I thought she</text:p>
      <text:p text:style-name="P1">paled, slightly; but that was all. Putting the tray down at my elbow,</text:p>
      <text:p text:style-name="P1">she was leaving the room, quietly, when I called her back. She came, it</text:p>
      <text:p text:style-name="P1">seemed, a little timidly, as though startled; and I noted that her hand</text:p>
      <text:p text:style-name="P1">clutched at her apron, nervously.</text:p>
      <text:p text:style-name="P1"></text:p>
      <text:p text:style-name="P1">'Come, Mary,' I said. 'Cheer up! Things look brighter. I've seen none</text:p>
      <text:p text:style-name="P1">of the creatures since yesterday morning, early.'</text:p>
      <text:p text:style-name="P1"></text:p>
      <text:p text:style-name="P1">She looked at me, in a curiously puzzled manner; as though not</text:p>
      <text:p text:style-name="P1">comprehending. Then, intelligence swept into her eyes, and fear; but she</text:p>
      <text:p text:style-name="P1">said nothing, beyond an unintelligible murmur of acquiescence. After</text:p>
      <text:p text:style-name="P1">that, I kept silence; it was evident that any reference to the</text:p>
      <text:p text:style-name="P1">Swine-things, was more than her shaken nerves could bear.</text:p>
      <text:p text:style-name="P1"></text:p>
      <text:p text:style-name="P1">Breakfast over, I went up to the tower. Here, during the greater part</text:p>
      <text:p text:style-name="P1">of the day, I maintained a strict watch over the gardens. Once or twice,</text:p>
      <text:p text:style-name="P1">I went down to the basement, to see how my sister was getting along.</text:p>
      <text:p text:style-name="P1">Each time, I found her quiet, and curiously submissive. Indeed, on the</text:p>
      <text:p text:style-name="P1">last occasion, she even ventured to address me, on her own account, with</text:p>
      <text:p text:style-name="P1">regard to some household matter that needed attention. Though this was</text:p>
      <text:p text:style-name="P1">done with an almost extraordinary timidity, I hailed it with happiness,</text:p>
      <text:p text:style-name="P1">as being the first word, voluntarily spoken, since the critical moment,</text:p>
      <text:p text:style-name="P1">when I had caught her unbarring the back door, to go out among those</text:p>
      <text:p text:style-name="P1">waiting brutes. I wondered whether she was aware of her attempt, and how</text:p>
      <text:p text:style-name="P1">near a thing it had been; but refrained from questioning her, thinking</text:p>
      <text:p text:style-name="P1">it best to let well alone.</text:p>
      <text:p text:style-name="P1"></text:p>
      <text:p text:style-name="P1">That night, I slept in a bed; the first time for two nights. In the</text:p>
      <text:p text:style-name="P1">morning, I rose early, and took a walk through the house. All was as it</text:p>
      <text:p text:style-name="P1">should be, and I went up to the tower, to have a look at the gardens.</text:p>
      <text:p text:style-name="P1">Here, again, I found perfect quietness.</text:p>
      <text:p text:style-name="P1"></text:p>
      <text:p text:style-name="P1">At breakfast, when I met Mary, I was greatly pleased to see that she</text:p>
      <text:p text:style-name="P1">had sufficiently regained command over herself, to be able to greet me</text:p>
      <text:p text:style-name="P1">in a perfectly natural manner. She talked sensibly and quietly; only</text:p>
      <text:p text:style-name="P1">keeping carefully from any mention of the past couple of days. In this,</text:p>
      <text:p text:style-name="P1">I humored her, to the extent of not attempting to lead the conversation</text:p>
      <text:p text:style-name="P1">in that direction.</text:p>
      <text:p text:style-name="P1"></text:p>
      <text:p text:style-name="P1"><text:soft-page-break/>Earlier in the morning, I had been to see Pepper. He was mending,</text:p>
      <text:p text:style-name="P1">rapidly; and bade fair to be on his legs, in earnest, in another day or</text:p>
      <text:p text:style-name="P1">two. Before leaving the breakfast table, I made some reference to his</text:p>
      <text:p text:style-name="P1">improvement. In the short discussion that followed, I was surprised to</text:p>
      <text:p text:style-name="P1">gather, from my sister's remarks, that she was still under the</text:p>
      <text:p text:style-name="P1">impression that his wound had been given by the wildcat, of my</text:p>
      <text:p text:style-name="P1">invention. It made me feel almost ashamed of myself for deceiving her.</text:p>
      <text:p text:style-name="P1">Yet, the lie had been told to prevent her from being frightened. And</text:p>
      <text:p text:style-name="P1">then, I had been sure that she must have known the truth, later, when</text:p>
      <text:p text:style-name="P1">those brutes had attacked the house.</text:p>
      <text:p text:style-name="P1"></text:p>
      <text:p text:style-name="P1">During the day, I kept on the alert; spending much of my time, as on</text:p>
      <text:p text:style-name="P1">the previous day, in the tower; but not a sign could I see of the</text:p>
      <text:p text:style-name="P1">Swine-creatures, nor hear any sound. Several times, the thought had come</text:p>
      <text:p text:style-name="P1">to me, that the Things had, at last, left us; but, up to this time, I</text:p>
      <text:p text:style-name="P1">had refused to entertain the idea, seriously; now, however, I began to</text:p>
      <text:p text:style-name="P1">feel that there was reason for hope. It would soon be three days since I</text:p>
      <text:p text:style-name="P1">had seen any of the Things; but still, I intended to use the utmost</text:p>
      <text:p text:style-name="P1">caution. For all that I could tell, this protracted silence might be a</text:p>
      <text:p text:style-name="P1">ruse to tempt me from the house--perhaps right into their arms. The</text:p>
      <text:p text:style-name="P1">thought of such a contingency, was, alone, sufficient to make me</text:p>
      <text:p text:style-name="P1">circumspect.</text:p>
      <text:p text:style-name="P1"></text:p>
      <text:p text:style-name="P1">So it was, that the fourth, fifth and sixth days went by, quietly,</text:p>
      <text:p text:style-name="P1">without my making any attempt to leave the house.</text:p>
      <text:p text:style-name="P1"></text:p>
      <text:p text:style-name="P1">On the sixth day, I had the pleasure of seeing Pepper, once more, upon</text:p>
      <text:p text:style-name="P1">his feet; and, though still very weak, he managed to keep me company</text:p>
      <text:p text:style-name="P1">during the whole of that day.</text:p>
      <text:p text:style-name="P1"></text:p>
      <text:p text:style-name="P1"></text:p>
      <text:p text:style-name="P1"></text:p>
      <text:p text:style-name="P1">_XI_</text:p>
      <text:p text:style-name="P1"></text:p>
      <text:p text:style-name="P1">THE SEARCHING OF THE GARDENS</text:p>
      <text:p text:style-name="P1"></text:p>
      <text:p text:style-name="P1">How slowly the time went; and never a thing to indicate that any of the</text:p>
      <text:p text:style-name="P1">brutes still infested the gardens.</text:p>
      <text:p text:style-name="P1"></text:p>
      <text:p text:style-name="P1">It was on the ninth day that, finally, I decided to run the risk, if</text:p>
      <text:p text:style-name="P1">any there were, and sally out. With this purpose in view, I loaded one</text:p>
      <text:p text:style-name="P1">of the shotguns, carefully--choosing it, as being more deadly than a</text:p>
      <text:p text:style-name="P1">rifle, at close quarters; and then, after a final scrutiny of the</text:p>
      <text:p text:style-name="P1">grounds, from the tower, I called Pepper to follow me, and made my way</text:p>
      <text:p text:style-name="P1">down to the basement.</text:p>
      <text:p text:style-name="P1"></text:p>
      <text:p text:style-name="P1">At the door, I must confess to hesitating a moment. The thought of what</text:p>
      <text:p text:style-name="P1">might be awaiting me among the dark shrubberies, was by no means</text:p>
      <text:p text:style-name="P1">calculated to encourage my resolution. It was but a second, though, and</text:p>
      <text:p text:style-name="P1"><text:soft-page-break/>then I had drawn the bolts, and was standing on the path outside</text:p>
      <text:p text:style-name="P1">the door.</text:p>
      <text:p text:style-name="P1"></text:p>
      <text:p text:style-name="P1">Pepper followed, stopping at the doorstep to sniff, suspiciously; and</text:p>
      <text:p text:style-name="P1">carrying his nose up and down the jambs, as though following a scent.</text:p>
      <text:p text:style-name="P1">Then, suddenly, he turned, sharply, and started to run here and there,</text:p>
      <text:p text:style-name="P1">in semicircles and circles, all around the door; finally returning to</text:p>
      <text:p text:style-name="P1">the threshold. Here, he began again to nose about.</text:p>
      <text:p text:style-name="P1"></text:p>
      <text:p text:style-name="P1">Hitherto, I had stood, watching the dog; yet, all the time, with half</text:p>
      <text:p text:style-name="P1">my gaze on the wild tangle of gardens, stretching 'round me. Now, I went</text:p>
      <text:p text:style-name="P1">toward him, and, bending down, examined the surface of the door, where</text:p>
      <text:p text:style-name="P1">he was smelling. I found that the wood was covered with a network of</text:p>
      <text:p text:style-name="P1">scratches, crossing and recrossing one another, in inextricable</text:p>
      <text:p text:style-name="P1">confusion. In addition to this, I noticed that the doorposts,</text:p>
      <text:p text:style-name="P1">themselves, were gnawed in places. Beyond these, I could find nothing;</text:p>
      <text:p text:style-name="P1">and so, standing up, I began to make the tour of the house wall.</text:p>
      <text:p text:style-name="P1"></text:p>
      <text:p text:style-name="P1">Pepper, as soon as I walked away, left the door, and ran ahead, still</text:p>
      <text:p text:style-name="P1">nosing and sniffing as he went along. At times, he stopped to</text:p>
      <text:p text:style-name="P1">investigate. Here, it would be a bullet-hole in the pathway, or,</text:p>
      <text:p text:style-name="P1">perhaps, a powder stained wad. Anon, it might be a piece of torn sod, or</text:p>
      <text:p text:style-name="P1">a disturbed patch of weedy path; but, save for such trifles, he found</text:p>
      <text:p text:style-name="P1">nothing. I observed him, critically, as he went along, and could</text:p>
      <text:p text:style-name="P1">discover nothing of uneasiness, in his demeanor, to indicate that he</text:p>
      <text:p text:style-name="P1">felt the nearness of any of the creatures. By this, I was assured that</text:p>
      <text:p text:style-name="P1">the gardens were empty, at least for the present, of those hateful</text:p>
      <text:p text:style-name="P1">Things. Pepper could not be easily deceived, and it was a relief to feel</text:p>
      <text:p text:style-name="P1">that he would know, and give me timely warning, if there were</text:p>
      <text:p text:style-name="P1">any danger.</text:p>
      <text:p text:style-name="P1"></text:p>
      <text:p text:style-name="P1">Reaching the place where I had shot that first creature, I stopped, and</text:p>
      <text:p text:style-name="P1">made a careful scrutiny; but could see nothing. From there, I went on to</text:p>
      <text:p text:style-name="P1">where the great copingstone had fallen. It lay on its side, apparently</text:p>
      <text:p text:style-name="P1">just as it had been left when I shot the brute that was moving it. A</text:p>
      <text:p text:style-name="P1">couple of feet to the right of the nearer end, was a great dent in the</text:p>
      <text:p text:style-name="P1">ground; showing where it had struck. The other end was still within the</text:p>
      <text:p text:style-name="P1">indentation--half in, and half out. Going nearer, I looked at the stone,</text:p>
      <text:p text:style-name="P1">more closely. What a huge piece of masonry it was! And that creature had</text:p>
      <text:p text:style-name="P1">moved it, single-handed, in its attempt to reach what lay below.</text:p>
      <text:p text:style-name="P1"></text:p>
      <text:p text:style-name="P1">I went 'round to the further end of the stone. Here, I found that it</text:p>
      <text:p text:style-name="P1">was possible to see under it, for a distance of nearly a couple of feet.</text:p>
      <text:p text:style-name="P1">Still, I could see nothing of the stricken creatures, and I felt much</text:p>
      <text:p text:style-name="P1">surprised. I had, as I have before said, guessed that the remains had</text:p>
      <text:p text:style-name="P1">been removed; yet, I could not conceive that it had been done so</text:p>
      <text:p text:style-name="P1">thoroughly as not to leave some certain sign, beneath the stone,</text:p>
      <text:p text:style-name="P1">indicative of their fate. I had seen several of the brutes struck down</text:p>
      <text:p text:style-name="P1">beneath it, with such force that they must have been literally driven</text:p>
      <text:p text:style-name="P1"><text:soft-page-break/>into the earth; and now, not a vestige of them was to be seen--not even</text:p>
      <text:p text:style-name="P1">a bloodstain.</text:p>
      <text:p text:style-name="P1"></text:p>
      <text:p text:style-name="P1">I felt more puzzled, than ever, as I turned the matter over in my mind;</text:p>
      <text:p text:style-name="P1">but could think of no plausible explanation; and so, finally, gave it</text:p>
      <text:p text:style-name="P1">up, as one of the many things that were unexplainable.</text:p>
      <text:p text:style-name="P1"></text:p>
      <text:p text:style-name="P1">From there, I transferred my attention to the study door. I could see,</text:p>
      <text:p text:style-name="P1">now, even more plainly, the effects of the tremendous strain, to which</text:p>
      <text:p text:style-name="P1">it had been subjected; and I marveled how, even with the support</text:p>
      <text:p text:style-name="P1">afforded by the props, it had withstood the attacks, so well. There were</text:p>
      <text:p text:style-name="P1">no marks of blows--indeed, none had been given--but the door had been</text:p>
      <text:p text:style-name="P1">literally riven from its hinges, by the application of enormous, silent</text:p>
      <text:p text:style-name="P1">force. One thing that I observed affected me profoundly--the head of one</text:p>
      <text:p text:style-name="P1">of the props had been driven right through a panel. This was, of itself,</text:p>
      <text:p text:style-name="P1">sufficient to show how huge an effort the creatures had made to break</text:p>
      <text:p text:style-name="P1">down the door, and how nearly they had succeeded.</text:p>
      <text:p text:style-name="P1"></text:p>
      <text:p text:style-name="P1">Leaving, I continued my tour 'round the house, finding little else of</text:p>
      <text:p text:style-name="P1">interest; save at the back, where I came across the piece of piping I</text:p>
      <text:p text:style-name="P1">had torn from the wall, lying among the long grass underneath the</text:p>
      <text:p text:style-name="P1">broken window.</text:p>
      <text:p text:style-name="P1"></text:p>
      <text:p text:style-name="P1">Then, I returned to the house, and, having re-bolted the back door,</text:p>
      <text:p text:style-name="P1">went up to the tower. Here, I spent the afternoon, reading, and</text:p>
      <text:p text:style-name="P1">occasionally glancing down into the gardens. I had determined, if the</text:p>
      <text:p text:style-name="P1">night passed quietly, to go as far as the Pit, on the morrow. Perhaps, I</text:p>
      <text:p text:style-name="P1">should be able to learn, then, something of what had happened. The day</text:p>
      <text:p text:style-name="P1">slipped away, and the night came, and went much as the last few</text:p>
      <text:p text:style-name="P1">nights had gone.</text:p>
      <text:p text:style-name="P1"></text:p>
      <text:p text:style-name="P1">When I rose the morning had broken, fine and clear; and I determined to</text:p>
      <text:p text:style-name="P1">put my project into action. During breakfast, I considered the matter,</text:p>
      <text:p text:style-name="P1">carefully; after which, I went to the study for my shotgun. In addition,</text:p>
      <text:p text:style-name="P1">I loaded, and slipped into my pocket, a small, but heavy, pistol. I</text:p>
      <text:p text:style-name="P1">quite understood that, if there were any danger, it lay in the direction</text:p>
      <text:p text:style-name="P1">of the Pit and I intended to be prepared.</text:p>
      <text:p text:style-name="P1"></text:p>
      <text:p text:style-name="P1">Leaving the study, I went down to the back door, followed by Pepper.</text:p>
      <text:p text:style-name="P1">Once outside, I took a quick survey of the surrounding gardens, and then</text:p>
      <text:p text:style-name="P1">set off toward the Pit. On the way, I kept a sharp outlook, holding my</text:p>
      <text:p text:style-name="P1">gun, handily. Pepper was running ahead, I noticed, without any apparent</text:p>
      <text:p text:style-name="P1">hesitation. From this, I augured that there was no imminent danger to be</text:p>
      <text:p text:style-name="P1">apprehended, and I stepped out more quickly in his wake. He had reached</text:p>
      <text:p text:style-name="P1">the top of the Pit, now, and was nosing his way along the edge.</text:p>
      <text:p text:style-name="P1"></text:p>
      <text:p text:style-name="P1">A minute later, I was beside him, looking down into the Pit. For a</text:p>
      <text:p text:style-name="P1">moment, I could scarcely believe that it was the same place, so greatly</text:p>
      <text:p text:style-name="P1">was it changed. The dark, wooded ravine of a fortnight ago, with a</text:p>
      <text:p text:style-name="P1"><text:soft-page-break/>foliage-hidden stream, running sluggishly, at the bottom, existed no</text:p>
      <text:p text:style-name="P1">longer. Instead, my eyes showed me a ragged chasm, partly filled with a</text:p>
      <text:p text:style-name="P1">gloomy lake of turbid water. All one side of the ravine was stripped of</text:p>
      <text:p text:style-name="P1">underwood, showing the bare rock.</text:p>
      <text:p text:style-name="P1"></text:p>
      <text:p text:style-name="P1">A little to my left, the side of the Pit appeared to have collapsed</text:p>
      <text:p text:style-name="P1">altogether, forming a deep V-shaped cleft in the face of the rocky</text:p>
      <text:p text:style-name="P1">cliff. This rift ran, from the upper edge of the ravine, nearly down to</text:p>
      <text:p text:style-name="P1">the water, and penetrated into the Pit side, to a distance of some forty</text:p>
      <text:p text:style-name="P1">feet. Its opening was, at least, six yards across; and, from this, it</text:p>
      <text:p text:style-name="P1">seemed to taper into about two. But, what attracted my attention, more</text:p>
      <text:p text:style-name="P1">than even the stupendous split itself, was a great hole, some distance</text:p>
      <text:p text:style-name="P1">down the cleft, and right in the angle of the V. It was clearly defined,</text:p>
      <text:p text:style-name="P1">and not unlike an arched doorway in shape; though, lying as it did in</text:p>
      <text:p text:style-name="P1">the shadow, I could not see it very distinctly.</text:p>
      <text:p text:style-name="P1"></text:p>
      <text:p text:style-name="P1">The opposite side of the Pit, still retained its verdure; but so torn</text:p>
      <text:p text:style-name="P1">in places, and everywhere covered with dust and rubbish, that it was</text:p>
      <text:p text:style-name="P1">hardly distinguishable as such.</text:p>
      <text:p text:style-name="P1"></text:p>
      <text:p text:style-name="P1">My first impression, that there had been a land slip, was, I began to</text:p>
      <text:p text:style-name="P1">see, not sufficient, of itself, to account for all the changes I</text:p>
      <text:p text:style-name="P1">witnessed. And the water--? I turned, suddenly; for I had become aware</text:p>
      <text:p text:style-name="P1">that, somewhere to my right, there was a noise of running water. I could</text:p>
      <text:p text:style-name="P1">see nothing; but, now that my attention had been caught, I</text:p>
      <text:p text:style-name="P1">distinguished, easily, that it came from somewhere at the East end</text:p>
      <text:p text:style-name="P1">of the Pit.</text:p>
      <text:p text:style-name="P1"></text:p>
      <text:p text:style-name="P1">Slowly, I made my way in that direction; the sound growing plainer as I</text:p>
      <text:p text:style-name="P1">advanced, until in a little, I stood right above it. Even then, I could</text:p>
      <text:p text:style-name="P1">not perceive the cause, until I knelt down, and thrust my head over the</text:p>
      <text:p text:style-name="P1">cliff. Here, the noise came up to me, plainly; and I saw, below me, a</text:p>
      <text:p text:style-name="P1">torrent of clear water, issuing from a small fissure in the Pit side,</text:p>
      <text:p text:style-name="P1">and rushing down the rocks, into the lake beneath. A little further</text:p>
      <text:p text:style-name="P1">along the cliff, I saw another, and, beyond that again, two smaller</text:p>
      <text:p text:style-name="P1">ones. These, then, would help to account for the quantity of water in</text:p>
      <text:p text:style-name="P1">the Pit; and, if the fall of rock and earth had blocked the outlet of</text:p>
      <text:p text:style-name="P1">the stream at the bottom, there was little doubt but that it was</text:p>
      <text:p text:style-name="P1">contributing a very large share.</text:p>
      <text:p text:style-name="P1"></text:p>
      <text:p text:style-name="P1">Yet, I puzzled my head to account for the generally _shaken_ appearance</text:p>
      <text:p text:style-name="P1">of the place--these streamlets, and that huge cleft, further up the</text:p>
      <text:p text:style-name="P1">ravine! It seemed to me, that more than the landslip was necessary to</text:p>
      <text:p text:style-name="P1">account for these. I could imagine an earthquake, or a great</text:p>
      <text:p text:style-name="P1">_explosion_, creating some such condition of affairs as existed; but, of</text:p>
      <text:p text:style-name="P1">these, there had been neither. Then, I stood up, quickly, remembering</text:p>
      <text:p text:style-name="P1">that crash, and the cloud of dust that had followed, directly, rushing</text:p>
      <text:p text:style-name="P1">high into the air. But I shook my head, unbelievingly. No! It must have</text:p>
      <text:p text:style-name="P1">been the noise of the falling rocks and earth, I had heard; of course,</text:p>
      <text:p text:style-name="P1"><text:soft-page-break/>the dust would fly, naturally. Still, in spite of my reasoning, I had an</text:p>
      <text:p text:style-name="P1">uneasy feeling, that this theory did not satisfy my sense of the</text:p>
      <text:p text:style-name="P1">probable; and yet, was any other, that I could suggest, likely to be</text:p>
      <text:p text:style-name="P1">half so plausible? Pepper had been sitting on the grass, while I</text:p>
      <text:p text:style-name="P1">conducted my examination. Now, as I turned up the North side of the</text:p>
      <text:p text:style-name="P1">ravine, he rose and followed.</text:p>
      <text:p text:style-name="P1"></text:p>
      <text:p text:style-name="P1">Slowly, and keeping a careful watch in all directions, I made the</text:p>
      <text:p text:style-name="P1">circuit of the Pit; but found little else, that I had not already seen.</text:p>
      <text:p text:style-name="P1">From the West end, I could see the four waterfalls, uninterruptedly.</text:p>
      <text:p text:style-name="P1">They were some considerable distance up from the surface of the</text:p>
      <text:p text:style-name="P1">lake--about fifty feet, I calculated.</text:p>
      <text:p text:style-name="P1"></text:p>
      <text:p text:style-name="P1">For a little while longer, I loitered about; keeping my eyes and ears</text:p>
      <text:p text:style-name="P1">open, but still, without seeing or hearing anything suspicious. The</text:p>
      <text:p text:style-name="P1">whole place was wonderfully quiet; indeed, save for the continuous</text:p>
      <text:p text:style-name="P1">murmur of the water, at the top end, no sound, of any description, broke</text:p>
      <text:p text:style-name="P1">the silence.</text:p>
      <text:p text:style-name="P1"></text:p>
      <text:p text:style-name="P1">All this while, Pepper had shown no signs of uneasiness. This seemed,</text:p>
      <text:p text:style-name="P1">to me, to indicate that, for the time being, at least, there was none of</text:p>
      <text:p text:style-name="P1">the Swine-creatures in the vicinity. So far as I could see, his</text:p>
      <text:p text:style-name="P1">attention appeared to have been taken, chiefly, with scratching and</text:p>
      <text:p text:style-name="P1">sniffing among the grass at the edge of the Pit. At times, he would</text:p>
      <text:p text:style-name="P1">leave the edge, and run along toward the house, as though following</text:p>
      <text:p text:style-name="P1">invisible tracks; but, in all cases, returning after a few minutes. I</text:p>
      <text:p text:style-name="P1">had little doubt but that he was really tracing out the footsteps of the</text:p>
      <text:p text:style-name="P1">Swine-things; and the very fact that each one seemed to lead him back to</text:p>
      <text:p text:style-name="P1">the Pit, appeared to me, a proof that the brutes had all returned whence</text:p>
      <text:p text:style-name="P1">they came.</text:p>
      <text:p text:style-name="P1"></text:p>
      <text:p text:style-name="P1">At noon, I went home, for dinner. During the afternoon, I made a</text:p>
      <text:p text:style-name="P1">partial search of the gardens, accompanied by Pepper; but, without</text:p>
      <text:p text:style-name="P1">coming upon anything to indicate the presence of the creatures.</text:p>
      <text:p text:style-name="P1"></text:p>
      <text:p text:style-name="P1">Once, as we made our way through the shrubberies, Pepper rushed in</text:p>
      <text:p text:style-name="P1">among some bushes, with a fierce yelp. At that, I jumped back, in sudden</text:p>
      <text:p text:style-name="P1">fright, and threw my gun forward, in readiness; only to laugh,</text:p>
      <text:p text:style-name="P1">nervously, as Pepper reappeared, chasing an unfortunate cat. Toward</text:p>
      <text:p text:style-name="P1">evening, I gave up the search, and returned to the house. All at once,</text:p>
      <text:p text:style-name="P1">as we were passing a great clump of bushes, on our right, Pepper</text:p>
      <text:p text:style-name="P1">disappeared, and I could hear him sniffing and growling among them, in a</text:p>
      <text:p text:style-name="P1">suspicious manner. With my gun barrel, I parted the intervening</text:p>
      <text:p text:style-name="P1">shrubbery, and looked inside. There was nothing to be seen, save that</text:p>
      <text:p text:style-name="P1">many of the branches were bent down, and broken; as though some animal</text:p>
      <text:p text:style-name="P1">had made a lair there, at no very previous date. It was probably, I</text:p>
      <text:p text:style-name="P1">thought, one of the places occupied by some of the Swine-creatures, on</text:p>
      <text:p text:style-name="P1">the night of the attack.</text:p>
      <text:p text:style-name="P1"></text:p>
      <text:p text:style-name="P1"><text:soft-page-break/>Next day, I resumed my search through the gardens; but without result.</text:p>
      <text:p text:style-name="P1">By evening, I had been right through them, and now, I knew, beyond the</text:p>
      <text:p text:style-name="P1">possibility of doubt, that there were no longer any of the Things</text:p>
      <text:p text:style-name="P1">concealed about the place. Indeed, I have often thought since, that I</text:p>
      <text:p text:style-name="P1">was correct in my earlier surmise, that they had left soon after</text:p>
      <text:p text:style-name="P1">the attack.</text:p>
      <text:p text:style-name="P1"></text:p>
      <text:p text:style-name="P1"></text:p>
      <text:p text:style-name="P1"></text:p>
      <text:p text:style-name="P1">_XII_</text:p>
      <text:p text:style-name="P1"></text:p>
      <text:p text:style-name="P1">THE SUBTERRANEAN PIT</text:p>
      <text:p text:style-name="P1"></text:p>
      <text:p text:style-name="P1">Another week came and went, during which I spent a great deal of my time</text:p>
      <text:p text:style-name="P1">about the Pit mouth. I had come to the conclusion a few days earlier,</text:p>
      <text:p text:style-name="P1">that the arched hole, in the angle of the great rift, was the place</text:p>
      <text:p text:style-name="P1">through which the Swine-things had made their exit, from some unholy</text:p>
      <text:p text:style-name="P1">place in the bowels of the world. How near the probable truth this went,</text:p>
      <text:p text:style-name="P1">I was to learn later.</text:p>
      <text:p text:style-name="P1"></text:p>
      <text:p text:style-name="P1">It may be easily understood, that I was tremendously curious, though in</text:p>
      <text:p text:style-name="P1">a frightened way, to know to what infernal place that hole led; though,</text:p>
      <text:p text:style-name="P1">so far, the idea had not struck me, seriously, of making an</text:p>
      <text:p text:style-name="P1">investigation. I was far too much imbued with a sense of horror of the</text:p>
      <text:p text:style-name="P1">Swine-creatures, to think of venturing, willingly, where there was any</text:p>
      <text:p text:style-name="P1">chance of coming into contact with them.</text:p>
      <text:p text:style-name="P1"></text:p>
      <text:p text:style-name="P1">Gradually, however, as time passed, this feeling grew insensibly less;</text:p>
      <text:p text:style-name="P1">so that when, a few days later, the thought occurred to me that it might</text:p>
      <text:p text:style-name="P1">be possible to clamber down and have a look into the hole, I was not so</text:p>
      <text:p text:style-name="P1">exceedingly averse to it, as might have been imagined. Still, I do not</text:p>
      <text:p text:style-name="P1">think, even then, that I really intended to try any such foolhardy</text:p>
      <text:p text:style-name="P1">adventure. For all that I could tell, it might be certain death, to</text:p>
      <text:p text:style-name="P1">enter that doleful looking opening. And yet, such is the pertinacity of</text:p>
      <text:p text:style-name="P1">human curiosity, that, at last, my chief desire was but to discover what</text:p>
      <text:p text:style-name="P1">lay beyond that gloomy entrance.</text:p>
      <text:p text:style-name="P1"></text:p>
      <text:p text:style-name="P1">Slowly, as the days slid by, my fear of the Swine-things became an</text:p>
      <text:p text:style-name="P1">emotion of the past--more an unpleasant, incredible memory, than</text:p>
      <text:p text:style-name="P1">aught else.</text:p>
      <text:p text:style-name="P1"></text:p>
      <text:p text:style-name="P1">Thus, a day came, when, throwing thoughts and fancies adrift, I</text:p>
      <text:p text:style-name="P1">procured a rope from the house, and, having made it fast to a stout</text:p>
      <text:p text:style-name="P1">tree, at the top of the rift, and some little distance back from the Pit</text:p>
      <text:p text:style-name="P1">edge, let the other end down into the cleft, until it dangled right</text:p>
      <text:p text:style-name="P1">across the mouth of the dark hole.</text:p>
      <text:p text:style-name="P1"></text:p>
      <text:p text:style-name="P1">Then, cautiously, and with many misgivings as to whether it was not a</text:p>
      <text:p text:style-name="P1">mad act that I was attempting, I climbed slowly down, using the rope as</text:p>
      <text:p text:style-name="P1"><text:soft-page-break/>a support, until I reached the hole. Here, still holding on to the rope,</text:p>
      <text:p text:style-name="P1">I stood, and peered in. All was perfectly dark, and not a sound came to</text:p>
      <text:p text:style-name="P1">me. Yet, a moment later, it seemed that I could hear something. I held</text:p>
      <text:p text:style-name="P1">my breath, and listened; but all was silent as the grave, and I breathed</text:p>
      <text:p text:style-name="P1">freely once more. At the same instant, I heard the sound again. It was</text:p>
      <text:p text:style-name="P1">like a noise of labored breathing--deep and sharp-drawn. For a short</text:p>
      <text:p text:style-name="P1">second, I stood, petrified; not able to move. But now the sounds had</text:p>
      <text:p text:style-name="P1">ceased again, and I could hear nothing.</text:p>
      <text:p text:style-name="P1"></text:p>
      <text:p text:style-name="P1">As I stood there, anxiously, my foot dislodged a pebble, which fell</text:p>
      <text:p text:style-name="P1">inward, into the dark, with a hollow chink. At once, the noise was taken</text:p>
      <text:p text:style-name="P1">up and repeated a score of times; each succeeding echo being fainter,</text:p>
      <text:p text:style-name="P1">and seeming to travel away from me, as though into remote distance.</text:p>
      <text:p text:style-name="P1">Then, as the silence fell again, I heard that stealthy breathing. For</text:p>
      <text:p text:style-name="P1">each respiration I made, I could hear an answering breath. The sounds</text:p>
      <text:p text:style-name="P1">appeared to be coming nearer; and then, I heard several others; but</text:p>
      <text:p text:style-name="P1">fainter and more distant. Why I did not grip the rope, and spring up out</text:p>
      <text:p text:style-name="P1">of danger, I cannot say. It was as though I had been paralyzed. I broke</text:p>
      <text:p text:style-name="P1">out into a profuse sweat, and tried to moisten my lips with my tongue.</text:p>
      <text:p text:style-name="P1">My throat had gone suddenly dry, and I coughed, huskily. It came back to</text:p>
      <text:p text:style-name="P1">me, in a dozen, horrible, throaty tones, mockingly. I peered,</text:p>
      <text:p text:style-name="P1">helplessly, into the gloom; but still nothing showed. I had a strange,</text:p>
      <text:p text:style-name="P1">choky sensation, and again I coughed, dryly. Again the echo took it up,</text:p>
      <text:p text:style-name="P1">rising and falling, grotesquely, and dying slowly into a</text:p>
      <text:p text:style-name="P1">muffled silence.</text:p>
      <text:p text:style-name="P1"></text:p>
      <text:p text:style-name="P1">Then, suddenly, a thought came to me, and I held my breath. The other</text:p>
      <text:p text:style-name="P1">breathing stopped. I breathed again, and, once more, it re-commenced.</text:p>
      <text:p text:style-name="P1">But now, I no longer feared. I knew that the strange sounds were not</text:p>
      <text:p text:style-name="P1">made by any lurking Swine-creature; but were simply the echo of my own</text:p>
      <text:p text:style-name="P1">respirations.</text:p>
      <text:p text:style-name="P1"></text:p>
      <text:p text:style-name="P1">Yet, I had received such a fright, that I was glad to scramble up the</text:p>
      <text:p text:style-name="P1">rift, and haul up the rope. I was far too shaken and nervous to think of</text:p>
      <text:p text:style-name="P1">entering that dark hole then, and so returned to the house. I felt more</text:p>
      <text:p text:style-name="P1">myself next morning; but even then, I could not summon up sufficient</text:p>
      <text:p text:style-name="P1">courage to explore the place.</text:p>
      <text:p text:style-name="P1"></text:p>
      <text:p text:style-name="P1">All this time, the water in the Pit had been creeping slowly up, and</text:p>
      <text:p text:style-name="P1">now stood but a little below the opening. At the rate at which it was</text:p>
      <text:p text:style-name="P1">rising, it would be level with the floor in less than another week; and</text:p>
      <text:p text:style-name="P1">I realized that, unless I carried out my investigations soon, I should</text:p>
      <text:p text:style-name="P1">probably never do so at all; as the water would rise and rise, until the</text:p>
      <text:p text:style-name="P1">opening, itself, was submerged.</text:p>
      <text:p text:style-name="P1"></text:p>
      <text:p text:style-name="P1">It may have been that this thought stirred me to act; but, whatever it</text:p>
      <text:p text:style-name="P1">was, a couple of days later, saw me standing at the top of the cleft,</text:p>
      <text:p text:style-name="P1">fully equipped for the task.</text:p>
      <text:p text:style-name="P1"></text:p>
      <text:p text:style-name="P1"><text:soft-page-break/>This time, I was resolved to conquer my shirking, and go right through</text:p>
      <text:p text:style-name="P1">with the matter. With this intention, I had brought, in addition to the</text:p>
      <text:p text:style-name="P1">rope, a bundle of candles, meaning to use them as a torch; also my</text:p>
      <text:p text:style-name="P1">double-barreled shotgun. In my belt, I had a heavy horse-pistol, loaded</text:p>
      <text:p text:style-name="P1">with buckshot.</text:p>
      <text:p text:style-name="P1"></text:p>
      <text:p text:style-name="P1">As before, I fastened the rope to the tree. Then, having tied my gun</text:p>
      <text:p text:style-name="P1">across my shoulders, with a piece of stout cord, I lowered myself over</text:p>
      <text:p text:style-name="P1">the edge of the Pit. At this movement, Pepper, who had been eyeing my</text:p>
      <text:p text:style-name="P1">actions, watchfully, rose to his feet, and ran to me, with a half bark,</text:p>
      <text:p text:style-name="P1">half wail, it seemed to me, of warning. But I was resolved on my</text:p>
      <text:p text:style-name="P1">enterprise, and bade him lie down. I would much have liked to take him</text:p>
      <text:p text:style-name="P1">with me; but this was next to impossible, in the existing circumstances.</text:p>
      <text:p text:style-name="P1">As my face dropped level with the Pit edge, he licked me, right across</text:p>
      <text:p text:style-name="P1">the mouth; and then, seizing my sleeve between his teeth, began to pull</text:p>
      <text:p text:style-name="P1">back, strongly. It was very evident that he did not want me to go. Yet,</text:p>
      <text:p text:style-name="P1">having made up my mind, I had no intention of giving up the attempt;</text:p>
      <text:p text:style-name="P1">and, with a sharp word to Pepper, to release me, I continued my descent,</text:p>
      <text:p text:style-name="P1">leaving the poor old fellow at the top, barking and crying like a</text:p>
      <text:p text:style-name="P1">forsaken pup.</text:p>
      <text:p text:style-name="P1"></text:p>
      <text:p text:style-name="P1">Carefully, I lowered myself from projection to projection. I knew that</text:p>
      <text:p text:style-name="P1">a slip might mean a wetting.</text:p>
      <text:p text:style-name="P1"></text:p>
      <text:p text:style-name="P1">Reaching the entrance, I let go the rope, and untied the gun from my</text:p>
      <text:p text:style-name="P1">shoulders. Then, with a last look at the sky--which I noticed was</text:p>
      <text:p text:style-name="P1">clouding over, rapidly--I went forward a couple of paces, so as to be</text:p>
      <text:p text:style-name="P1">shielded from the wind, and lit one of the candles. Holding it above my</text:p>
      <text:p text:style-name="P1">head, and grasping my gun, firmly, I began to move on, slowly, throwing</text:p>
      <text:p text:style-name="P1">my glances in all directions.</text:p>
      <text:p text:style-name="P1"></text:p>
      <text:p text:style-name="P1">For the first minute, I could hear the melancholy sound of Pepper's</text:p>
      <text:p text:style-name="P1">howling, coming down to me. Gradually, as I penetrated further into the</text:p>
      <text:p text:style-name="P1">darkness, it grew fainter; until, in a little while, I could hear</text:p>
      <text:p text:style-name="P1">nothing. The path tended downward somewhat, and to the left. Thence it</text:p>
      <text:p text:style-name="P1">kept on, still running to the left, until I found that it was leading me</text:p>
      <text:p text:style-name="P1">right in the direction of the house.</text:p>
      <text:p text:style-name="P1"></text:p>
      <text:p text:style-name="P1">Very cautiously, I moved onward, stopping, every few steps, to listen.</text:p>
      <text:p text:style-name="P1">I had gone, perhaps, a hundred yards, when, suddenly, it seemed to me</text:p>
      <text:p text:style-name="P1">that I caught a faint sound, somewhere along the passage behind. With my</text:p>
      <text:p text:style-name="P1">heart thudding heavily, I listened. The noise grew plainer, and appeared</text:p>
      <text:p text:style-name="P1">to be approaching, rapidly. I could hear it distinctly, now. It was the</text:p>
      <text:p text:style-name="P1">soft padding of running feet. In the first moments of fright, I stood,</text:p>
      <text:p text:style-name="P1">irresolute; not knowing whether to go forward or backward. Then, with a</text:p>
      <text:p text:style-name="P1">sudden realization of the best thing to do, I backed up to the rocky</text:p>
      <text:p text:style-name="P1">wall on my right, and, holding the candle above my head, waited--gun in</text:p>
      <text:p text:style-name="P1">hand--cursing my foolhardy curiosity, for bringing me into such</text:p>
      <text:p text:style-name="P1">a strait.</text:p>
      <text:p text:style-name="P1"><text:soft-page-break/></text:p>
      <text:p text:style-name="P1">I had not long to wait, but a few seconds, before two eyes reflected</text:p>
      <text:p text:style-name="P1">back from the gloom, the rays of my candle. I raised my gun, using my</text:p>
      <text:p text:style-name="P1">right hand only, and aimed quickly. Even as I did so, something leapt</text:p>
      <text:p text:style-name="P1">out of the darkness, with a blustering bark of joy that woke the echoes,</text:p>
      <text:p text:style-name="P1">like thunder. It was Pepper. How he had contrived to scramble down the</text:p>
      <text:p text:style-name="P1">cleft, I could not conceive. As I brushed my hand, nervously, over his</text:p>
      <text:p text:style-name="P1">coat, I noticed that he was dripping; and concluded that he must have</text:p>
      <text:p text:style-name="P1">tried to follow me, and fallen into the water; from which he would not</text:p>
      <text:p text:style-name="P1">find it very difficult to climb.</text:p>
      <text:p text:style-name="P1"></text:p>
      <text:p text:style-name="P1">Having waited a minute, or so, to steady myself, I proceeded along the</text:p>
      <text:p text:style-name="P1">way, Pepper following, quietly. I was curiously glad to have the old</text:p>
      <text:p text:style-name="P1">fellow with me. He was company, and, somehow, with him at my heels, I</text:p>
      <text:p text:style-name="P1">was less afraid. Also, I knew how quickly his keen ears would detect the</text:p>
      <text:p text:style-name="P1">presence of any unwelcome creature, should there be such, amid the</text:p>
      <text:p text:style-name="P1">darkness that wrapped us.</text:p>
      <text:p text:style-name="P1"></text:p>
      <text:p text:style-name="P1">For some minutes we went slowly along; the path still leading straight</text:p>
      <text:p text:style-name="P1">toward the house. Soon, I concluded, we should be standing right beneath</text:p>
      <text:p text:style-name="P1">it, did the path but carry far enough. I led the way, cautiously, for</text:p>
      <text:p text:style-name="P1">another fifty yards, or so. Then, I stopped, and held the light high;</text:p>
      <text:p text:style-name="P1">and reason enough I had to be thankful that I did so; for there, not</text:p>
      <text:p text:style-name="P1">three paces forward, the path vanished, and, in place, showed a hollow</text:p>
      <text:p text:style-name="P1">blackness, that sent sudden fear through me.</text:p>
      <text:p text:style-name="P1"></text:p>
      <text:p text:style-name="P1">Very cautiously, I crept forward, and peered down; but could see</text:p>
      <text:p text:style-name="P1">nothing. Then, I crossed to the left of the passage, to see whether</text:p>
      <text:p text:style-name="P1">there might be any continuation of the path. Here, right against the</text:p>
      <text:p text:style-name="P1">wall, I found that a narrow track, some three feet wide, led onward.</text:p>
      <text:p text:style-name="P1">Carefully, I stepped on to it; but had not gone far, before I regretted</text:p>
      <text:p text:style-name="P1">venturing thereon. For, after a few paces, the already narrow way,</text:p>
      <text:p text:style-name="P1">resolved itself into a mere ledge, with, on the one side the solid,</text:p>
      <text:p text:style-name="P1">unyielding rock, towering up, in a great wall, to the unseen roof, and,</text:p>
      <text:p text:style-name="P1">on the other, that yawning chasm. I could not help reflecting how</text:p>
      <text:p text:style-name="P1">helpless I was, should I be attacked there, with no room to turn, and</text:p>
      <text:p text:style-name="P1">where even the recoil of my weapon might be sufficient to drive me</text:p>
      <text:p text:style-name="P1">headlong into the depths below.</text:p>
      <text:p text:style-name="P1"></text:p>
      <text:p text:style-name="P1">To my great relief, a little further on, the track suddenly broadened</text:p>
      <text:p text:style-name="P1">out again to its original breadth. Gradually, as I went onward, I</text:p>
      <text:p text:style-name="P1">noticed that the path trended steadily to the right, and so, after some</text:p>
      <text:p text:style-name="P1">minutes, I discovered that I was not going forward; but simply circling</text:p>
      <text:p text:style-name="P1">the huge abyss. I had, evidently, come to the end of the great passage.</text:p>
      <text:p text:style-name="P1"></text:p>
      <text:p text:style-name="P1">Five minutes later, I stood on the spot from which I had started;</text:p>
      <text:p text:style-name="P1">having been completely 'round, what I guessed now to be a vast pit, the</text:p>
      <text:p text:style-name="P1">mouth of which must be at least a hundred yards across.</text:p>
      <text:p text:style-name="P1"></text:p>
      <text:p text:style-name="P1"><text:soft-page-break/>For some little time, I stood there, lost in perplexing thought. 'What</text:p>
      <text:p text:style-name="P1">does it all mean?' was the cry that had begun to reiterate through</text:p>
      <text:p text:style-name="P1">my brain.</text:p>
      <text:p text:style-name="P1"></text:p>
      <text:p text:style-name="P1">A sudden idea struck me, and I searched 'round for a piece of stone.</text:p>
      <text:p text:style-name="P1">Presently, I found a bit of rock, about the size of a small loaf.</text:p>
      <text:p text:style-name="P1">Sticking the candle upright in a crevice of the floor, I went back from</text:p>
      <text:p text:style-name="P1">the edge, somewhat, and, taking a short run, launched the stone forward</text:p>
      <text:p text:style-name="P1">into the chasm--my idea being to throw it far enough to keep it clear of</text:p>
      <text:p text:style-name="P1">the sides. Then, I stooped forward, and listened; but, though I kept</text:p>
      <text:p text:style-name="P1">perfectly quiet, for at least a full minute, no sound came back to me</text:p>
      <text:p text:style-name="P1">from out of the dark.</text:p>
      <text:p text:style-name="P1"></text:p>
      <text:p text:style-name="P1">I knew, then, that the depth of the hole must be immense; for the</text:p>
      <text:p text:style-name="P1">stone, had it struck anything, was large enough to have set the echoes</text:p>
      <text:p text:style-name="P1">of that weird place, whispering for an indefinite period. Even as it</text:p>
      <text:p text:style-name="P1">was, the cavern had given back the sounds of my footfalls,</text:p>
      <text:p text:style-name="P1">multitudinously. The place was awesome, and I would willingly have</text:p>
      <text:p text:style-name="P1">retraced my steps, and left the mysteries of its solitudes unsolved;</text:p>
      <text:p text:style-name="P1">only, to do so, meant admitting defeat.</text:p>
      <text:p text:style-name="P1"></text:p>
      <text:p text:style-name="P1">Then, a thought came, to try to get a view of the abyss. It occurred to</text:p>
      <text:p text:style-name="P1">me that, if I placed my candles 'round the edge of the hole, I should be</text:p>
      <text:p text:style-name="P1">able to get, at least, some dim sight of the place.</text:p>
      <text:p text:style-name="P1"></text:p>
      <text:p text:style-name="P1">I found, on counting, that I had brought fifteen candles, in the</text:p>
      <text:p text:style-name="P1">bundle--my first intention having been, as I have already said, to make</text:p>
      <text:p text:style-name="P1">a torch of the lot. These, I proceeded to place 'round the Pit mouth,</text:p>
      <text:p text:style-name="P1">with an interval of about twenty yards between each.</text:p>
      <text:p text:style-name="P1"></text:p>
      <text:p text:style-name="P1">Having completed the circle, I stood in the passage, and endeavored to</text:p>
      <text:p text:style-name="P1">get an idea of how the place looked. But I discovered, immediately, that</text:p>
      <text:p text:style-name="P1">they were totally insufficient for my purpose. They did little more than</text:p>
      <text:p text:style-name="P1">make the gloom visible. One thing they did, however, and that was, they</text:p>
      <text:p text:style-name="P1">confirmed my opinion of the size of the opening; and, although they</text:p>
      <text:p text:style-name="P1">showed me nothing that I wanted to see; yet the contrast they afforded</text:p>
      <text:p text:style-name="P1">to the heavy darkness, pleased me, curiously. It was as though fifteen</text:p>
      <text:p text:style-name="P1">tiny stars shone through the subterranean night.</text:p>
      <text:p text:style-name="P1"></text:p>
      <text:p text:style-name="P1">Then, even as I stood, Pepper gave a sudden howl, that was taken up by</text:p>
      <text:p text:style-name="P1">the echoes, and repeated with ghastly variations, dying away, slowly.</text:p>
      <text:p text:style-name="P1">With a quick movement, I held aloft the one candle that I had kept, and</text:p>
      <text:p text:style-name="P1">glanced down at the dog; at the same moment, I seemed to hear a noise,</text:p>
      <text:p text:style-name="P1">like a diabolical chuckle, rise up from the hitherto, silent depths of</text:p>
      <text:p text:style-name="P1">the Pit. I started; then, I recollected that it was, probably, the echo</text:p>
      <text:p text:style-name="P1">of Pepper's howl.</text:p>
      <text:p text:style-name="P1"></text:p>
      <text:p text:style-name="P1">Pepper had moved away from me, up the passage, a few steps; he was</text:p>
      <text:p text:style-name="P1">nosing along the rocky floor; and I thought I heard him lapping. I went</text:p>
      <text:p text:style-name="P1"><text:soft-page-break/>toward him, holding the candle low. As I moved, I heard my boot go sop,</text:p>
      <text:p text:style-name="P1">sop; and the light was reflected from something that glistened, and</text:p>
      <text:p text:style-name="P1">crept past my feet, swiftly toward the Pit. I bent lower, and looked;</text:p>
      <text:p text:style-name="P1">then gave vent to an expression of surprise. From somewhere, higher up</text:p>
      <text:p text:style-name="P1">the path, a stream of water was running quickly in the direction of the</text:p>
      <text:p text:style-name="P1">great opening, and growing in size every second.</text:p>
      <text:p text:style-name="P1"></text:p>
      <text:p text:style-name="P1">Again, Pepper gave vent to that deep-drawn howl, and, running at me,</text:p>
      <text:p text:style-name="P1">seized my coat, and attempted to drag me up the path toward the</text:p>
      <text:p text:style-name="P1">entrance. With a nervous gesture, I shook him off, and crossed quickly</text:p>
      <text:p text:style-name="P1">over to the left-hand wall. If anything were coming, I was going to have</text:p>
      <text:p text:style-name="P1">the wall at my back.</text:p>
      <text:p text:style-name="P1"></text:p>
      <text:p text:style-name="P1">Then, as I stared anxiously up the pathway, my candle caught a gleam,</text:p>
      <text:p text:style-name="P1">far up the passage. At the same moment, I became conscious of a</text:p>
      <text:p text:style-name="P1">murmurous roar, that grew louder, and filled the whole cavern with</text:p>
      <text:p text:style-name="P1">deafening sound. From the Pit, came a deep, hollow echo, like the sob of</text:p>
      <text:p text:style-name="P1">a giant. Then, I had sprung to one side, on to the narrow ledge that ran</text:p>
      <text:p text:style-name="P1">'round the abyss, and, turning, saw a great wall of foam sweep past me,</text:p>
      <text:p text:style-name="P1">and leap tumultuously into the waiting chasm. A cloud of spray burst</text:p>
      <text:p text:style-name="P1">over me, extinguishing my candle, and wetting me to the skin. I still</text:p>
      <text:p text:style-name="P1">held my gun. The three nearest candles went out; but the further ones</text:p>
      <text:p text:style-name="P1">gave only a short flicker. After the first rush, the flow of water eased</text:p>
      <text:p text:style-name="P1">down to a steady stream, maybe a foot in depth; though I could not see</text:p>
      <text:p text:style-name="P1">this, until I had procured one of the lighted candles, and, with it,</text:p>
      <text:p text:style-name="P1">started to reconnoiter. Pepper had, fortunately, followed me as I leapt</text:p>
      <text:p text:style-name="P1">for the ledge, and now, very much subdued, kept close behind.</text:p>
      <text:p text:style-name="P1"></text:p>
      <text:p text:style-name="P1">A short examination showed me that the water reached right across the</text:p>
      <text:p text:style-name="P1">passage, and was running at a tremendous rate. Already, even as I stood</text:p>
      <text:p text:style-name="P1">there, it had deepened. I could make only a guess at what had happened.</text:p>
      <text:p text:style-name="P1">Evidently, the water in the ravine had broken into the passage, by some</text:p>
      <text:p text:style-name="P1">means. If that were the case, it would go on increasing in volume, until</text:p>
      <text:p text:style-name="P1">I should find it impossible to leave the place. The thought was</text:p>
      <text:p text:style-name="P1">frightening. It was evident that I must make my exit as hurriedly</text:p>
      <text:p text:style-name="P1">as possible.</text:p>
      <text:p text:style-name="P1"></text:p>
      <text:p text:style-name="P1">Taking my gun by the stock, I sounded the water. It was a little under</text:p>
      <text:p text:style-name="P1">knee-deep. The noise it made, plunging down into the Pit, was deafening.</text:p>
      <text:p text:style-name="P1">Then, with a call to Pepper, I stepped out into the flood, using the gun</text:p>
      <text:p text:style-name="P1">as a staff. Instantly, the water boiled up over my knees, and nearly to</text:p>
      <text:p text:style-name="P1">the tops of my thighs, with the speed at which it was racing. For one</text:p>
      <text:p text:style-name="P1">short moment, I nearly lost my footing; but the thought of what lay</text:p>
      <text:p text:style-name="P1">behind, stimulated me to a fierce endeavor, and, step-by-step, I</text:p>
      <text:p text:style-name="P1">made headway.</text:p>
      <text:p text:style-name="P1"></text:p>
      <text:p text:style-name="P1">Of Pepper, I knew nothing at first. I had all I could do to keep on my</text:p>
      <text:p text:style-name="P1">legs; and was overjoyed, when he appeared beside me. He was wading</text:p>
      <text:p text:style-name="P1">manfully along. He is a big dog, with longish thin legs, and I suppose</text:p>
      <text:p text:style-name="P1"><text:soft-page-break/>the water had less grasp on them, than upon mine. Anyway, he managed a</text:p>
      <text:p text:style-name="P1">great deal better than I did; going ahead of me, like a guide, and</text:p>
      <text:p text:style-name="P1">wittingly--or otherwise--helping, somewhat, to break the force of the</text:p>
      <text:p text:style-name="P1">water. On we went, step by step, struggling and gasping, until somewhere</text:p>
      <text:p text:style-name="P1">about a hundred yards had been safely traversed. Then, whether it was</text:p>
      <text:p text:style-name="P1">because I was taking less care, or that there was a slippery place on</text:p>
      <text:p text:style-name="P1">the rocky floor, I cannot say; but, suddenly, I slipped, and fell on my</text:p>
      <text:p text:style-name="P1">face. Instantly, the water leapt over me in a cataract, hurling me down,</text:p>
      <text:p text:style-name="P1">toward that bottomless hole, at a frightful speed. Frantically I</text:p>
      <text:p text:style-name="P1">struggled; but it was impossible to get a footing. I was helpless,</text:p>
      <text:p text:style-name="P1">gasping and drowning. All at once, something gripped my coat, and</text:p>
      <text:p text:style-name="P1">brought me to a standstill. It was Pepper. Missing me, he must have</text:p>
      <text:p text:style-name="P1">raced back, through the dark turmoil, to find me, and then caught, and</text:p>
      <text:p text:style-name="P1">held me, until I was able to get to my feet.</text:p>
      <text:p text:style-name="P1"></text:p>
      <text:p text:style-name="P1">I have a dim recollection of having seen, momentarily, the gleams of</text:p>
      <text:p text:style-name="P1">several lights; but, of this, I have never been quite sure. If my</text:p>
      <text:p text:style-name="P1">impressions are correct, I must have been washed down to the very brink</text:p>
      <text:p text:style-name="P1">of that awful chasm, before Pepper managed to bring me to a standstill.</text:p>
      <text:p text:style-name="P1">And the lights, of course, could only have been the distant flames of</text:p>
      <text:p text:style-name="P1">the candles, I had left burning. But, as I have said, I am not by any</text:p>
      <text:p text:style-name="P1">means sure. My eyes were full of water, and I had been badly shaken.</text:p>
      <text:p text:style-name="P1"></text:p>
      <text:p text:style-name="P1">And there was I, without my helpful gun, without light, and sadly</text:p>
      <text:p text:style-name="P1">confused, with the water deepening; depending solely upon my old friend</text:p>
      <text:p text:style-name="P1">Pepper, to help me out of that hellish place.</text:p>
      <text:p text:style-name="P1"></text:p>
      <text:p text:style-name="P1">I was facing the torrent. Naturally, it was the only way in which I</text:p>
      <text:p text:style-name="P1">could have sustained my position a moment; for even old Pepper could not</text:p>
      <text:p text:style-name="P1">have held me long against that terrific strain, without assistance,</text:p>
      <text:p text:style-name="P1">however blind, from me.</text:p>
      <text:p text:style-name="P1"></text:p>
      <text:p text:style-name="P1">Perhaps a minute passed, during which it was touch and go with me;</text:p>
      <text:p text:style-name="P1">then, gradually I re-commenced my tortuous way up the passage. And so</text:p>
      <text:p text:style-name="P1">began the grimmest fight with death, from which ever I hope to emerge</text:p>
      <text:p text:style-name="P1">victorious. Slowly, furiously, almost hopelessly, I strove; and that</text:p>
      <text:p text:style-name="P1">faithful Pepper led me, dragged me, upward and onward, until, at last,</text:p>
      <text:p text:style-name="P1">ahead I saw a gleam of blessed light. It was the entrance. Only a few</text:p>
      <text:p text:style-name="P1">yards further, and I reached the opening, with the water surging and</text:p>
      <text:p text:style-name="P1">boiling hungrily around my loins.</text:p>
      <text:p text:style-name="P1"></text:p>
      <text:p text:style-name="P1">And now I understood the cause of the catastrophe. It was raining</text:p>
      <text:p text:style-name="P1">heavily, literally in torrents. The surface of the lake was level with</text:p>
      <text:p text:style-name="P1">the bottom of the opening--nay! more than level, it was above it.</text:p>
      <text:p text:style-name="P1">Evidently, the rain had swollen the lake, and caused this premature</text:p>
      <text:p text:style-name="P1">rise; for, at the rate the ravine had been filling, it would not have</text:p>
      <text:p text:style-name="P1">reached the entrance for a couple more days.</text:p>
      <text:p text:style-name="P1"></text:p>
      <text:p text:style-name="P1">Luckily, the rope by which I had descended, was streaming into the</text:p>
      <text:p text:style-name="P1"><text:soft-page-break/>opening, upon the inrushing waters. Seizing the end, I knotted it</text:p>
      <text:p text:style-name="P1">securely 'round Pepper's body, then, summoning up the last remnant of my</text:p>
      <text:p text:style-name="P1">strength, I commenced to swarm up the side of the cliff. I reached the</text:p>
      <text:p text:style-name="P1">Pit edge, in the last stage of exhaustion. Yet, I had to make one more</text:p>
      <text:p text:style-name="P1">effort, and haul Pepper into safety.</text:p>
      <text:p text:style-name="P1"></text:p>
      <text:p text:style-name="P1">Slowly and wearily, I hauled on the rope. Once or twice, it seemed that</text:p>
      <text:p text:style-name="P1">I should have to give up; for Pepper is a weighty dog, and I was utterly</text:p>
      <text:p text:style-name="P1">done. Yet, to let go, would have meant certain death to the old fellow,</text:p>
      <text:p text:style-name="P1">and the thought spurred me to greater exertions. I have but a very hazy</text:p>
      <text:p text:style-name="P1">remembrance of the end. I recall pulling, through moments that lagged</text:p>
      <text:p text:style-name="P1">strangely. I have also some recollection of seeing Pepper's muzzle,</text:p>
      <text:p text:style-name="P1">appearing over the Pit edge, after what seemed an indefinite period of</text:p>
      <text:p text:style-name="P1">time. Then, all grew suddenly dark.</text:p>
      <text:p text:style-name="P1"></text:p>
      <text:p text:style-name="P1"></text:p>
      <text:p text:style-name="P1"></text:p>
      <text:p text:style-name="P1">_XIII_</text:p>
      <text:p text:style-name="P1"></text:p>
      <text:p text:style-name="P1">THE TRAP IN THE GREAT CELLAR</text:p>
      <text:p text:style-name="P1"></text:p>
      <text:p text:style-name="P1">I suppose I must have swooned; for, the next thing I remember, I opened</text:p>
      <text:p text:style-name="P1">my eyes, and all was dusk. I was lying on my back, with one leg doubled</text:p>
      <text:p text:style-name="P1">under the other, and Pepper was licking my ears. I felt horribly stiff,</text:p>
      <text:p text:style-name="P1">and my leg was numb, from the knee, downward. For a few minutes, I lay</text:p>
      <text:p text:style-name="P1">thus, in a dazed condition; then, slowly, I struggled to a sitting</text:p>
      <text:p text:style-name="P1">position, and looked about me.</text:p>
      <text:p text:style-name="P1"></text:p>
      <text:p text:style-name="P1">It had stopped raining, but the trees still dripped, dismally. From the</text:p>
      <text:p text:style-name="P1">Pit, came a continuous murmur of running water. I felt cold and shivery.</text:p>
      <text:p text:style-name="P1">My clothes were sodden, and I ached all over. Very slowly, the life came</text:p>
      <text:p text:style-name="P1">back into my numbed leg, and, after a little, I essayed to stand up.</text:p>
      <text:p text:style-name="P1">This, I managed, at the second attempt; but I was very tottery, and</text:p>
      <text:p text:style-name="P1">peculiarly weak. It seemed to me, that I was going to be ill, and I made</text:p>
      <text:p text:style-name="P1">shift to stumble my way toward the house. My steps were erratic, and my</text:p>
      <text:p text:style-name="P1">head confused. At each step that I took, sharp pains shot through</text:p>
      <text:p text:style-name="P1">my limbs.</text:p>
      <text:p text:style-name="P1"></text:p>
      <text:p text:style-name="P1">I had gone, perhaps, some thirty paces, when a cry from Pepper, drew</text:p>
      <text:p text:style-name="P1">my attention, and I turned, stiffly, toward him. The old dog was trying</text:p>
      <text:p text:style-name="P1">to follow me; but could come no further, owing to the rope, with which I</text:p>
      <text:p text:style-name="P1">had hauled him up, being still tied 'round his body, the other end not</text:p>
      <text:p text:style-name="P1">having been unfastened from the tree. For a moment, I fumbled with the</text:p>
      <text:p text:style-name="P1">knots, weakly; but they were wet and hard, and I could do nothing. Then,</text:p>
      <text:p text:style-name="P1">I remembered my knife, and, in a minute, the rope was cut.</text:p>
      <text:p text:style-name="P1"></text:p>
      <text:p text:style-name="P1">How I reached the house, I scarcely know, and, of the days that</text:p>
      <text:p text:style-name="P1">followed, I remember still less. Of one thing, I am certain, that, had</text:p>
      <text:p text:style-name="P1">it not been for my sister's untiring love and nursing, I had not been</text:p>
      <text:p text:style-name="P1"><text:soft-page-break/>writing at this moment.</text:p>
      <text:p text:style-name="P1"></text:p>
      <text:p text:style-name="P1">When I recovered my senses, it was to find that I had been in bed for</text:p>
      <text:p text:style-name="P1">nearly two weeks. Yet another week passed, before I was strong enough to</text:p>
      <text:p text:style-name="P1">totter out into the gardens. Even then, I was not able to walk so far as</text:p>
      <text:p text:style-name="P1">the Pit. I would have liked to ask my sister, how high the water had</text:p>
      <text:p text:style-name="P1">risen; but felt it was wiser not to mention the subject to her. Indeed,</text:p>
      <text:p text:style-name="P1">since then, I have made a rule never to speak to her about the strange</text:p>
      <text:p text:style-name="P1">things, that happen in this great, old house.</text:p>
      <text:p text:style-name="P1"></text:p>
      <text:p text:style-name="P1">It was not until a couple of days later, that I managed to get across</text:p>
      <text:p text:style-name="P1">to the Pit. There, I found that, in my few weeks' absence, there had</text:p>
      <text:p text:style-name="P1">been wrought a wondrous change. Instead of the three-parts filled</text:p>
      <text:p text:style-name="P1">ravine, I looked out upon a great lake, whose placid surface, reflected</text:p>
      <text:p text:style-name="P1">the light, coldly. The water had risen to within half a dozen feet of</text:p>
      <text:p text:style-name="P1">the Pit edge. Only in one part was the lake disturbed, and that was</text:p>
      <text:p text:style-name="P1">above the place where, far down under the silent waters, yawned the</text:p>
      <text:p text:style-name="P1">entrance to the vast, underground Pit. Here, there was a continuous</text:p>
      <text:p text:style-name="P1">bubbling; and, occasionally, a curious sort of sobbing gurgle would find</text:p>
      <text:p text:style-name="P1">its way up from the depth. Beyond these, there was nothing to tell of</text:p>
      <text:p text:style-name="P1">the things that were hidden beneath. As I stood there, it came to me</text:p>
      <text:p text:style-name="P1">how wonderfully things had worked out. The entrance to the place whence</text:p>
      <text:p text:style-name="P1">the Swine-creatures had come, was sealed up, by a power that made me</text:p>
      <text:p text:style-name="P1">feel there was nothing more to fear from them. And yet, with the</text:p>
      <text:p text:style-name="P1">feeling, there was a sensation that, now, I should never learn anything</text:p>
      <text:p text:style-name="P1">further, of the place from which those dreadful Things had come. It was</text:p>
      <text:p text:style-name="P1">completely shut off and concealed from human curiosity forever.</text:p>
      <text:p text:style-name="P1"></text:p>
      <text:p text:style-name="P1">Strange--in the knowledge of that underground hell-hole--how apposite</text:p>
      <text:p text:style-name="P1">has been the naming of the Pit. One wonders how it originated, and when.</text:p>
      <text:p text:style-name="P1">Naturally, one concludes that the shape and depth of the ravine would</text:p>
      <text:p text:style-name="P1">suggest the name 'Pit.' Yet, is it not possible that it has, all along,</text:p>
      <text:p text:style-name="P1">held a deeper significance, a hint--could one but have guessed--of the</text:p>
      <text:p text:style-name="P1">greater, more stupendous Pit that lies far down in the earth, beneath</text:p>
      <text:p text:style-name="P1">this old house? Under this house! Even now, the idea is strange and</text:p>
      <text:p text:style-name="P1">terrible to me. For I have proved, beyond doubt, that the Pit yawns</text:p>
      <text:p text:style-name="P1">right below the house, which is evidently supported, somewhere above the</text:p>
      <text:p text:style-name="P1">center of it, upon a tremendous, arched roof, of solid rock.</text:p>
      <text:p text:style-name="P1"></text:p>
      <text:p text:style-name="P1">It happened in this wise, that, having occasion to go down to the</text:p>
      <text:p text:style-name="P1">cellars, the thought occurred to me to pay a visit to the great vault,</text:p>
      <text:p text:style-name="P1">where the trap is situated; and see whether everything was as I had</text:p>
      <text:p text:style-name="P1">left it.</text:p>
      <text:p text:style-name="P1"></text:p>
      <text:p text:style-name="P1">Reaching the place, I walked slowly up the center, until I came to the</text:p>
      <text:p text:style-name="P1">trap. There it was, with the stones piled upon it, just as I had seen it</text:p>
      <text:p text:style-name="P1">last. I had a lantern with me, and the idea came to me, that now would</text:p>
      <text:p text:style-name="P1">be a good time to investigate whatever lay under the great, oak slab.</text:p>
      <text:p text:style-name="P1">Placing the lantern on the floor, I tumbled the stones off the trap,</text:p>
      <text:p text:style-name="P1"><text:soft-page-break/>and, grasping the ring, pulled the door open. As I did so, the cellar</text:p>
      <text:p text:style-name="P1">became filled with the sound of a murmurous thunder, that rose from far</text:p>
      <text:p text:style-name="P1">below. At the same time, a damp wind blew up into my face, bringing</text:p>
      <text:p text:style-name="P1">with it a load of fine spray. Therewith, I dropped the trap, hurriedly,</text:p>
      <text:p text:style-name="P1">with a half frightened feeling of wonder.</text:p>
      <text:p text:style-name="P1"></text:p>
      <text:p text:style-name="P1">For a moment, I stood puzzled. I was not particularly afraid. The</text:p>
      <text:p text:style-name="P1">haunting fear of the Swine-things had left me, long ago; but I was</text:p>
      <text:p text:style-name="P1">certainly nervous and astonished. Then, a sudden thought possessed me,</text:p>
      <text:p text:style-name="P1">and I raised the ponderous door, with a feeling of excitement. Leaving</text:p>
      <text:p text:style-name="P1">it standing upon its end, I seized the lantern, and, kneeling down,</text:p>
      <text:p text:style-name="P1">thrust it into the opening. As I did so, the moist wind and spray drove</text:p>
      <text:p text:style-name="P1">in my eyes, making me unable to see, for a few moments. Even when my</text:p>
      <text:p text:style-name="P1">eyes were clear, I could distinguish nothing below me, save darkness,</text:p>
      <text:p text:style-name="P1">and whirling spray.</text:p>
      <text:p text:style-name="P1"></text:p>
      <text:p text:style-name="P1">Seeing that it was useless to expect to make out anything, with the</text:p>
      <text:p text:style-name="P1">light so high, I felt in my pockets for a piece of twine, with which to</text:p>
      <text:p text:style-name="P1">lower it further into the opening. Even as I fumbled, the lantern</text:p>
      <text:p text:style-name="P1">slipped from my fingers, and hurtled down into the darkness. For a brief</text:p>
      <text:p text:style-name="P1">instant, I watched its fall, and saw the light shine on a tumult of</text:p>
      <text:p text:style-name="P1">white foam, some eighty or a hundred feet below me. Then it was gone. My</text:p>
      <text:p text:style-name="P1">sudden surmise was correct, and now, I knew the cause of the wet and</text:p>
      <text:p text:style-name="P1">noise. The great cellar was connected with the Pit, by means of the</text:p>
      <text:p text:style-name="P1">trap, which opened right above it; and the moisture, was the spray,</text:p>
      <text:p text:style-name="P1">rising from the water, falling into the depths.</text:p>
      <text:p text:style-name="P1"></text:p>
      <text:p text:style-name="P1">In an instant, I had an explanation of certain things, that had</text:p>
      <text:p text:style-name="P1">hitherto puzzled me. Now, I could understand why the noises--on the</text:p>
      <text:p text:style-name="P1">first night of the invasion--had seemed to rise directly from under my</text:p>
      <text:p text:style-name="P1">feet. And the chuckle that had sounded when first I opened the trap!</text:p>
      <text:p text:style-name="P1">Evidently, some of the Swine-things must have been right beneath me.</text:p>
      <text:p text:style-name="P1"></text:p>
      <text:p text:style-name="P1">Another thought struck me. Were the creatures all drowned? Would they</text:p>
      <text:p text:style-name="P1">drown? I remembered how unable I had been to find any traces to show</text:p>
      <text:p text:style-name="P1">that my shooting had been really fatal. Had they life, as we understand</text:p>
      <text:p text:style-name="P1">life, or were they ghouls? These thoughts flashed through my brain, as I</text:p>
      <text:p text:style-name="P1">stood in the dark, searching my pockets for matches. I had the box in my</text:p>
      <text:p text:style-name="P1">hand now, and, striking a light, I stepped to the trap door, and closed</text:p>
      <text:p text:style-name="P1">it. Then, I piled the stones back upon it; after which, I made my way</text:p>
      <text:p text:style-name="P1">out from the cellars.</text:p>
      <text:p text:style-name="P1"></text:p>
      <text:p text:style-name="P1">And so, I suppose the water goes on, thundering down into that</text:p>
      <text:p text:style-name="P1">bottomless hell-pit. Sometimes, I have an inexplicable desire to go down</text:p>
      <text:p text:style-name="P1">to the great cellar, open the trap, and gaze into the impenetrable,</text:p>
      <text:p text:style-name="P1">spray-damp darkness. At times, the desire becomes almost overpowering,</text:p>
      <text:p text:style-name="P1">in its intensity. It is not mere curiosity, that prompts me; but more as</text:p>
      <text:p text:style-name="P1">though some unexplained influence were at work. Still, I never go; and</text:p>
      <text:p text:style-name="P1">intend to fight down the strange longing, and crush it; even as I would</text:p>
      <text:p text:style-name="P1"><text:soft-page-break/>the unholy thought of self-destruction.</text:p>
      <text:p text:style-name="P1"></text:p>
      <text:p text:style-name="P1">This idea of some intangible force being exerted, may seem reasonless.</text:p>
      <text:p text:style-name="P1">Yet, my instinct warns me, that it is not so. In these things, reason</text:p>
      <text:p text:style-name="P1">seems to me less to be trusted than instinct.</text:p>
      <text:p text:style-name="P1"></text:p>
      <text:p text:style-name="P1">One thought there is, in closing, that impresses itself upon me, with</text:p>
      <text:p text:style-name="P1">ever growing insistence. It is, that I live in a very strange house; a</text:p>
      <text:p text:style-name="P1">very awful house. And I have begun to wonder whether I am doing wisely</text:p>
      <text:p text:style-name="P1">in staying here. Yet, if I left, where could I go, and still obtain the</text:p>
      <text:p text:style-name="P1">solitude, and the sense of her presence,[1] that alone make my old</text:p>
      <text:p text:style-name="P1">life bearable?</text:p>
      <text:p text:style-name="P1"></text:p>
      <text:p text:style-name="P1"></text:p>
      <text:p text:style-name="P1"></text:p>
      <text:p text:style-name="P1">_XIV_</text:p>
      <text:p text:style-name="P1"></text:p>
      <text:p text:style-name="P1">THE SEA OF SLEEP</text:p>
      <text:p text:style-name="P1"></text:p>
      <text:p text:style-name="P1">For a considerable period after the last incident which I have narrated</text:p>
      <text:p text:style-name="P1">in my diary, I had serious thoughts of leaving this house, and might</text:p>
      <text:p text:style-name="P1">have done so; but for the great and wonderful thing, of which I am</text:p>
      <text:p text:style-name="P1">about to write.</text:p>
      <text:p text:style-name="P1"></text:p>
      <text:p text:style-name="P1">How well I was advised, in my heart, when I stayed on here--spite of</text:p>
      <text:p text:style-name="P1">those visions and sights of unknown and unexplainable things; for, had I</text:p>
      <text:p text:style-name="P1">not stayed, then I had not seen again the face of her I loved. Yes,</text:p>
      <text:p text:style-name="P1">though few know it, none now save my sister Mary, I have loved and,</text:p>
      <text:p text:style-name="P1">ah! me--lost.</text:p>
      <text:p text:style-name="P1"></text:p>
      <text:p text:style-name="P1">I would write down the story of those sweet, old days; but it would be</text:p>
      <text:p text:style-name="P1">like the tearing of old wounds; yet, after that which has happened, what</text:p>
      <text:p text:style-name="P1">need have I to care? For she has come to me out of the unknown.</text:p>
      <text:p text:style-name="P1">Strangely, she warned me; warned me passionately against this house;</text:p>
      <text:p text:style-name="P1">begged me to leave it; but admitted, when I questioned her, that she</text:p>
      <text:p text:style-name="P1">could not have come to me, had I been elsewhere. Yet, in spite of this,</text:p>
      <text:p text:style-name="P1">still she warned me, earnestly; telling me that it was a place, long</text:p>
      <text:p text:style-name="P1">ago given over to evil, and under the power of grim laws, of which none</text:p>
      <text:p text:style-name="P1">here have knowledge. And I--I just asked her, again, whether she would</text:p>
      <text:p text:style-name="P1">come to me elsewhere, and she could only stand, silent.</text:p>
      <text:p text:style-name="P1"></text:p>
      <text:p text:style-name="P1">It was thus, that I came to the place of the Sea of Sleep--so she</text:p>
      <text:p text:style-name="P1">termed it, in her dear speech with me. I had stayed up, in my study,</text:p>
      <text:p text:style-name="P1">reading; and must have dozed over the book. Suddenly, I awoke and sat</text:p>
      <text:p text:style-name="P1">upright, with a start. For a moment, I looked 'round, with a puzzled</text:p>
      <text:p text:style-name="P1">sense of something unusual. There was a misty look about the room,</text:p>
      <text:p text:style-name="P1">giving a curious softness to each table and chair and furnishing.</text:p>
      <text:p text:style-name="P1"></text:p>
      <text:p text:style-name="P1">Gradually, the mistiness increased; growing, as it were, out of</text:p>
      <text:p text:style-name="P1"><text:soft-page-break/>nothing. Then, slowly, a soft, white light began to glow in the room.</text:p>
      <text:p text:style-name="P1">The flames of the candles shone through it, palely. I looked from side</text:p>
      <text:p text:style-name="P1">to side, and found that I could still see each piece of furniture; but</text:p>
      <text:p text:style-name="P1">in a strangely unreal way, more as though the ghost of each table and</text:p>
      <text:p text:style-name="P1">chair had taken the place of the solid article.</text:p>
      <text:p text:style-name="P1"></text:p>
      <text:p text:style-name="P1">Gradually, as I looked, I saw them fade and fade; until, slowly, they</text:p>
      <text:p text:style-name="P1">resolved into nothingness. Now, I looked again at the candles. They</text:p>
      <text:p text:style-name="P1">shone wanly, and, even as I watched, grew more unreal, and so vanished.</text:p>
      <text:p text:style-name="P1">The room was filled, now, with a soft, yet luminous, white twilight,</text:p>
      <text:p text:style-name="P1">like a gentle mist of light. Beyond this, I could see nothing. Even the</text:p>
      <text:p text:style-name="P1">walls had vanished.</text:p>
      <text:p text:style-name="P1"></text:p>
      <text:p text:style-name="P1">Presently, I became conscious that a faint, continuous sound, pulsed</text:p>
      <text:p text:style-name="P1">through the silence that wrapped me. I listened intently. It grew more</text:p>
      <text:p text:style-name="P1">distinct, until it appeared to me that I harked to the breathings of</text:p>
      <text:p text:style-name="P1">some great sea. I cannot tell how long a space passed thus; but, after a</text:p>
      <text:p text:style-name="P1">while, it seemed that I could see through the mistiness; and, slowly, I</text:p>
      <text:p text:style-name="P1">became aware that I was standing upon the shore of an immense and silent</text:p>
      <text:p text:style-name="P1">sea. This shore was smooth and long, vanishing to right and left of me,</text:p>
      <text:p text:style-name="P1">in extreme distances. In front, swam a still immensity of sleeping</text:p>
      <text:p text:style-name="P1">ocean. At times, it seemed to me that I caught a faint glimmer of light,</text:p>
      <text:p text:style-name="P1">under its surface; but of this, I could not be sure. Behind me, rose up,</text:p>
      <text:p text:style-name="P1">to an extraordinary height, gaunt, black cliffs.</text:p>
      <text:p text:style-name="P1"></text:p>
      <text:p text:style-name="P1">Overhead, the sky was of a uniform cold grey color--the whole place</text:p>
      <text:p text:style-name="P1">being lit by a stupendous globe of pale fire, that swam a little above</text:p>
      <text:p text:style-name="P1">the far horizon, and shed a foamlike light above the quiet waters.</text:p>
      <text:p text:style-name="P1"></text:p>
      <text:p text:style-name="P1">Beyond the gentle murmur of the sea, an intense stillness prevailed.</text:p>
      <text:p text:style-name="P1">For a long while, I stayed there, looking out across its strangeness.</text:p>
      <text:p text:style-name="P1">Then, as I stared, it seemed that a bubble of white foam floated up out</text:p>
      <text:p text:style-name="P1">of the depths, and then, even now I know not how it was, I was looking</text:p>
      <text:p text:style-name="P1">upon, nay, looking _into_ the face of Her--aye! into her face--into her</text:p>
      <text:p text:style-name="P1">soul; and she looked back at me, with such a commingling of joy and</text:p>
      <text:p text:style-name="P1">sadness, that I ran toward her, blindly; crying strangely to her, in a</text:p>
      <text:p text:style-name="P1">very agony of remembrance, of terror, and of hope, to come to me. Yet,</text:p>
      <text:p text:style-name="P1">spite of my crying, she stayed out there upon the sea, and only shook</text:p>
      <text:p text:style-name="P1">her head, sorrowfully; but, in her eyes was the old earth-light of</text:p>
      <text:p text:style-name="P1">tenderness, that I had come to know, before all things, ere we</text:p>
      <text:p text:style-name="P1">were parted.</text:p>
      <text:p text:style-name="P1"></text:p>
      <text:p text:style-name="P1">"At her perverseness, I grew desperate, and essayed to wade out to her;</text:p>
      <text:p text:style-name="P1">yet, though I would, I could not. Something, some invisible barrier,</text:p>
      <text:p text:style-name="P1">held me back, and I was fain to stay where I was, and cry out to her in</text:p>
      <text:p text:style-name="P1">the fullness of my soul, 'O, my Darling, my Darling--' but could say no</text:p>
      <text:p text:style-name="P1">more, for very intensity. And, at that, she came over, swiftly, and</text:p>
      <text:p text:style-name="P1">touched me, and it was as though heaven had opened. Yet, when I reached</text:p>
      <text:p text:style-name="P1">out my hands to her, she put me from her with tenderly stern hands, and</text:p>
      <text:p text:style-name="P1"><text:soft-page-break/>I was abashed--"</text:p>
      <text:p text:style-name="P1"></text:p>
      <text:p text:style-name="P1"></text:p>
      <text:p text:style-name="P1"></text:p>
      <text:p text:style-name="P1">THE FRAGMENTS[2]</text:p>
      <text:p text:style-name="P1"></text:p>
      <text:p text:style-name="P1">(_The legible portions of the mutilated leaves_.)</text:p>
      <text:p text:style-name="P1"></text:p>
      <text:p text:style-name="P1">... through tears ... noise of eternity in my ears, we parted ... She</text:p>
      <text:p text:style-name="P1">whom I love. O, my God ...!</text:p>
      <text:p text:style-name="P1"></text:p>
      <text:p text:style-name="P1">I was a great time dazed, and then I was alone in the blackness of the</text:p>
      <text:p text:style-name="P1">night. I knew that I journeyed back, once more, to the known universe.</text:p>
      <text:p text:style-name="P1">Presently, I emerged from that enormous darkness. I had come among the</text:p>
      <text:p text:style-name="P1">stars ... vast time ... the sun, far and remote.</text:p>
      <text:p text:style-name="P1"></text:p>
      <text:p text:style-name="P1">I entered into the gulf that separates our system from the outer suns.</text:p>
      <text:p text:style-name="P1">As I sped across the dividing dark, I watched, steadily, the</text:p>
      <text:p text:style-name="P1">ever-growing brightness and size of our sun. Once, I glanced back to the</text:p>
      <text:p text:style-name="P1">stars, and saw them shift, as it were, in my wake, against the mighty</text:p>
      <text:p text:style-name="P1">background of night, so vast was the speed of my passing spirit.</text:p>
      <text:p text:style-name="P1"></text:p>
      <text:p text:style-name="P1">I drew nigher to our system, and now I could see the shine of Jupiter.</text:p>
      <text:p text:style-name="P1">Later, I distinguished the cold, blue gleam of the earthlight.... I had</text:p>
      <text:p text:style-name="P1">a moment of bewilderment. All about the sun there seemed to be bright,</text:p>
      <text:p text:style-name="P1">objects, moving in rapid orbits. Inward, nigh to the savage glory of the</text:p>
      <text:p text:style-name="P1">sun, there circled two darting points of light, and, further off, there</text:p>
      <text:p text:style-name="P1">flew a blue, shining speck, that I knew to be the earth. It circled the</text:p>
      <text:p text:style-name="P1">sun in a space that seemed to be no more than an earth-minute.</text:p>
      <text:p text:style-name="P1"></text:p>
      <text:p text:style-name="P1">... nearer with great speed. I saw the radiances of Jupiter and</text:p>
      <text:p text:style-name="P1">Saturn, spinning, with incredible swiftness, in huge orbits. And ever I</text:p>
      <text:p text:style-name="P1">drew more nigh, and looked out upon this strange sight--the visible</text:p>
      <text:p text:style-name="P1">circling of the planets about the mother sun. It was as though time had</text:p>
      <text:p text:style-name="P1">been annihilated for me; so that a year was no more to my unfleshed</text:p>
      <text:p text:style-name="P1">spirit, than is a moment to an earth-bound soul.</text:p>
      <text:p text:style-name="P1"></text:p>
      <text:p text:style-name="P1">The speed of the planets, appeared to increase; and, presently, I was</text:p>
      <text:p text:style-name="P1">watching the sun, all ringed about with hair-like circles of different</text:p>
      <text:p text:style-name="P1">colored fire--the paths of the planets, hurtling at mighty speed, about</text:p>
      <text:p text:style-name="P1">the central flame....</text:p>
      <text:p text:style-name="P1"></text:p>
      <text:p text:style-name="P1">"... the sun grew vast, as though it leapt to meet me.... And now I was</text:p>
      <text:p text:style-name="P1">within the circling of the outer planets, and flitting swiftly, toward</text:p>
      <text:p text:style-name="P1">the place where the earth, glimmering through the blue splendor of its</text:p>
      <text:p text:style-name="P1">orbit, as though a fiery mist, circled the sun at a monstrous</text:p>
      <text:p text:style-name="P1">speed...." [3]</text:p>
      <text:p text:style-name="P1"></text:p>
      <text:p text:style-name="P1"></text:p>
      <text:p text:style-name="P1"><text:soft-page-break/></text:p>
      <text:p text:style-name="P1">_XV_</text:p>
      <text:p text:style-name="P1"></text:p>
      <text:p text:style-name="P1">THE NOISE IN THE NIGHT</text:p>
      <text:p text:style-name="P1"></text:p>
      <text:p text:style-name="P1">And now, I come to the strangest of all the strange happenings that</text:p>
      <text:p text:style-name="P1">have befallen me in this house of mysteries. It occurred quite</text:p>
      <text:p text:style-name="P1">lately--within the month; and I have little doubt but that what I saw</text:p>
      <text:p text:style-name="P1">was in reality the end of all things. However, to my story.</text:p>
      <text:p text:style-name="P1"></text:p>
      <text:p text:style-name="P1">I do not know how it is; but, up to the present, I have never been able</text:p>
      <text:p text:style-name="P1">to write these things down, directly they happened. It is as though I</text:p>
      <text:p text:style-name="P1">have to wait a time, recovering my just balance, and digesting--as it</text:p>
      <text:p text:style-name="P1">were--the things I have heard or seen. No doubt, this is as it should</text:p>
      <text:p text:style-name="P1">be; for, by waiting, I see the incidents more truly, and write of them</text:p>
      <text:p text:style-name="P1">in a calmer and more judicial frame of mind. This by the way.</text:p>
      <text:p text:style-name="P1"></text:p>
      <text:p text:style-name="P1">It is now the end of November. My story relates to what happened in the</text:p>
      <text:p text:style-name="P1">first week of the month.</text:p>
      <text:p text:style-name="P1"></text:p>
      <text:p text:style-name="P1">It was night, about eleven o'clock. Pepper and I kept one another</text:p>
      <text:p text:style-name="P1">company in the study--that great, old room of mine, where I read and</text:p>
      <text:p text:style-name="P1">work. I was reading, curiously enough, the Bible. I have begun, in these</text:p>
      <text:p text:style-name="P1">later days, to take a growing interest in that great and ancient book.</text:p>
      <text:p text:style-name="P1">Suddenly, a distinct tremor shook the house, and there came a faint and</text:p>
      <text:p text:style-name="P1">distant, whirring buzz, that grew rapidly into a far, muffled screaming.</text:p>
      <text:p text:style-name="P1">It reminded me, in a queer, gigantic way, of the noise that a clock</text:p>
      <text:p text:style-name="P1">makes, when the catch is released, and it is allowed to run down. The</text:p>
      <text:p text:style-name="P1">sound appeared to come from some remote height--somewhere up in the</text:p>
      <text:p text:style-name="P1">night. There was no repetition of the shock. I looked across at Pepper.</text:p>
      <text:p text:style-name="P1">He was sleeping peacefully.</text:p>
      <text:p text:style-name="P1"></text:p>
      <text:p text:style-name="P1">Gradually, the whirring noise decreased, and there came a long silence.</text:p>
      <text:p text:style-name="P1"></text:p>
      <text:p text:style-name="P1">All at once, a glow lit up the end window, which protrudes far out from</text:p>
      <text:p text:style-name="P1">the side of the house, so that, from it, one may look both East and</text:p>
      <text:p text:style-name="P1">West. I felt puzzled, and, after a moment's hesitation, walked across</text:p>
      <text:p text:style-name="P1">the room, and pulled aside the blind. As I did so, I saw the Sun rise,</text:p>
      <text:p text:style-name="P1">from behind the horizon. It rose with a steady, perceptible movement. I</text:p>
      <text:p text:style-name="P1">could see it travel upward. In a minute, it seemed, it had reached the</text:p>
      <text:p text:style-name="P1">tops of the trees, through which I had watched it. Up, up--It was broad</text:p>
      <text:p text:style-name="P1">daylight now. Behind me, I was conscious of a sharp, mosquito-like</text:p>
      <text:p text:style-name="P1">buzzing. I glanced 'round, and knew that it came from the clock. Even as</text:p>
      <text:p text:style-name="P1">I looked, it marked off an hour. The minute hand was moving 'round the</text:p>
      <text:p text:style-name="P1">dial, faster than an ordinary second-hand. The hour hand moved quickly</text:p>
      <text:p text:style-name="P1">from space to space. I had a numb sense of astonishment. A moment later,</text:p>
      <text:p text:style-name="P1">so it seemed, the two candles went out, almost together. I turned</text:p>
      <text:p text:style-name="P1">swiftly back to the window; for I had seen the shadow of the</text:p>
      <text:p text:style-name="P1">window-frames, traveling along the floor toward me, as though a great</text:p>
      <text:p text:style-name="P1"><text:soft-page-break/>lamp had been carried up past the window.</text:p>
      <text:p text:style-name="P1"></text:p>
      <text:p text:style-name="P1">I saw now, that the sun had risen high into the heavens, and was still</text:p>
      <text:p text:style-name="P1">visibly moving. It passed above the house, with an extraordinary sailing</text:p>
      <text:p text:style-name="P1">kind of motion. As the window came into shadow, I saw another</text:p>
      <text:p text:style-name="P1">extraordinary thing. The fine-weather clouds were not passing, easily,</text:p>
      <text:p text:style-name="P1">across the sky--they were scampering, as though a hundred-mile-an-hour</text:p>
      <text:p text:style-name="P1">wind blew. As they passed, they changed their shapes a thousand times a</text:p>
      <text:p text:style-name="P1">minute, as though writhing with a strange life; and so were gone. And,</text:p>
      <text:p text:style-name="P1">presently, others came, and whisked away likewise.</text:p>
      <text:p text:style-name="P1"></text:p>
      <text:p text:style-name="P1">To the West, I saw the sun, drop with an incredible, smooth, swift</text:p>
      <text:p text:style-name="P1">motion. Eastward, the shadows of every seen thing crept toward the</text:p>
      <text:p text:style-name="P1">coming greyness. And the movement of the shadows was visible to me--a</text:p>
      <text:p text:style-name="P1">stealthy, writhing creep of the shadows of the wind-stirred trees. It</text:p>
      <text:p text:style-name="P1">was a strange sight.</text:p>
      <text:p text:style-name="P1"></text:p>
      <text:p text:style-name="P1">Quickly, the room began to darken. The sun slid down to the horizon,</text:p>
      <text:p text:style-name="P1">and seemed, as it were, to disappear from my sight, almost with a jerk.</text:p>
      <text:p text:style-name="P1">Through the greyness of the swift evening, I saw the silver crescent of</text:p>
      <text:p text:style-name="P1">the moon, falling out of the Southern sky, toward the West. The evening</text:p>
      <text:p text:style-name="P1">seemed to merge into an almost instant night. Above me, the many</text:p>
      <text:p text:style-name="P1">constellations passed in a strange, 'noiseless' circling, Westward. The</text:p>
      <text:p text:style-name="P1">moon fell through that last thousand fathoms of the night-gulf, and</text:p>
      <text:p text:style-name="P1">there was only the starlight....</text:p>
      <text:p text:style-name="P1"></text:p>
      <text:p text:style-name="P1">About this time, the buzzing in the corner ceased; telling me that the</text:p>
      <text:p text:style-name="P1">clock had run down. A few minutes passed, and I saw the Eastward sky</text:p>
      <text:p text:style-name="P1">lighten. A grey, sullen morning spread through all the darkness, and hid</text:p>
      <text:p text:style-name="P1">the march of the stars. Overhead, there moved, with a heavy, everlasting</text:p>
      <text:p text:style-name="P1">rolling, a vast, seamless sky of grey clouds--a cloud-sky that would</text:p>
      <text:p text:style-name="P1">have seemed motionless, through all the length of an ordinary earth-day.</text:p>
      <text:p text:style-name="P1">The sun was hidden from me; but, from moment to moment, the world would</text:p>
      <text:p text:style-name="P1">brighten and darken, brighten and darken, beneath waves of subtle light</text:p>
      <text:p text:style-name="P1">and shadow....</text:p>
      <text:p text:style-name="P1"></text:p>
      <text:p text:style-name="P1">The light shifted ever Westward, and the night fell upon the earth. A</text:p>
      <text:p text:style-name="P1">vast rain seemed to come with it, and a wind of a most extraordinary</text:p>
      <text:p text:style-name="P1">loudness--as though the howling of a nightlong gale, were packed into</text:p>
      <text:p text:style-name="P1">the space of no more than a minute.</text:p>
      <text:p text:style-name="P1"></text:p>
      <text:p text:style-name="P1">This noise passed, almost immediately, and the clouds broke; so that,</text:p>
      <text:p text:style-name="P1">once more, I could see the sky. The stars were flying Westward, with</text:p>
      <text:p text:style-name="P1">astounding speed. It came to me now, for the first time, that, though</text:p>
      <text:p text:style-name="P1">the noise of the wind had passed, yet a constant 'blurred' sound was in</text:p>
      <text:p text:style-name="P1">my ears. Now that I noticed it, I was aware that it had been with me all</text:p>
      <text:p text:style-name="P1">the time. It was the world-noise.</text:p>
      <text:p text:style-name="P1"></text:p>
      <text:p text:style-name="P1">And then, even as I grasped at so much comprehension, there came the</text:p>
      <text:p text:style-name="P1"><text:soft-page-break/>Eastward light. No more than a few heartbeats, and the sun rose,</text:p>
      <text:p text:style-name="P1">swiftly. Through the trees, I saw it, and then it was above the trees.</text:p>
      <text:p text:style-name="P1">Up--up, it soared and all the world was light. It passed, with a swift,</text:p>
      <text:p text:style-name="P1">steady swing to its highest altitude, and fell thence, Westward. I saw</text:p>
      <text:p text:style-name="P1">the day roll visibly over my head. A few light clouds flittered</text:p>
      <text:p text:style-name="P1">Northward, and vanished. The sun went down with one swift, clear plunge,</text:p>
      <text:p text:style-name="P1">and there was about me, for a few seconds, the darker growing grey of</text:p>
      <text:p text:style-name="P1">the gloaming.</text:p>
      <text:p text:style-name="P1"></text:p>
      <text:p text:style-name="P1">Southward and Westward, the moon was sinking rapidly. The night had</text:p>
      <text:p text:style-name="P1">come, already. A minute it seemed, and the moon fell those remaining</text:p>
      <text:p text:style-name="P1">fathoms of dark sky. Another minute, or so, and the Eastward sky glowed</text:p>
      <text:p text:style-name="P1">with the coming dawn. The sun leapt upon me with a frightening</text:p>
      <text:p text:style-name="P1">abruptness, and soared ever more swiftly toward the zenith. Then,</text:p>
      <text:p text:style-name="P1">suddenly, a fresh thing came to my sight. A black thundercloud rushed up</text:p>
      <text:p text:style-name="P1">out of the South, and seemed to leap all the arc of the sky, in a single</text:p>
      <text:p text:style-name="P1">instant. As it came, I saw that its advancing edge flapped, like a</text:p>
      <text:p text:style-name="P1">monstrous black cloth in the heaven, twirling and undulating rapidly,</text:p>
      <text:p text:style-name="P1">with a horrid suggestiveness. In an instant, all the air was full of</text:p>
      <text:p text:style-name="P1">rain, and a hundred lightning flashes seemed to flood downward, as it</text:p>
      <text:p text:style-name="P1">were in one great shower. In the same second of time, the world-noise</text:p>
      <text:p text:style-name="P1">was drowned in the roar of the wind, and then my ears ached, under the</text:p>
      <text:p text:style-name="P1">stunning impact of the thunder.</text:p>
      <text:p text:style-name="P1"></text:p>
      <text:p text:style-name="P1">And, in the midst of this storm, the night came; and then, within the</text:p>
      <text:p text:style-name="P1">space of another minute, the storm had passed, and there was only the</text:p>
      <text:p text:style-name="P1">constant 'blur' of the world-noise on my hearing. Overhead, the stars</text:p>
      <text:p text:style-name="P1">were sliding quickly Westward; and something, mayhaps the particular</text:p>
      <text:p text:style-name="P1">speed to which they had attained, brought home to me, for the first</text:p>
      <text:p text:style-name="P1">time, a keen realization of the knowledge that it was the world that</text:p>
      <text:p text:style-name="P1">revolved. I seemed to see, suddenly, the world--a vast, dark</text:p>
      <text:p text:style-name="P1">mass--revolving visibly against the stars.</text:p>
      <text:p text:style-name="P1"></text:p>
      <text:p text:style-name="P1">The dawn and the sun seemed to come together, so greatly had the speed</text:p>
      <text:p text:style-name="P1">of the world-revolution increased. The sun drove up, in one long, steady</text:p>
      <text:p text:style-name="P1">curve; passed its highest point, and swept down into the Western sky,</text:p>
      <text:p text:style-name="P1">and disappeared. I was scarcely conscious of evening, so brief was it.</text:p>
      <text:p text:style-name="P1">Then I was watching the flying constellations, and the Westward</text:p>
      <text:p text:style-name="P1">hastening moon. In but a space of seconds, so it seemed, it was sliding</text:p>
      <text:p text:style-name="P1">swiftly downward through the night-blue, and then was gone. And, almost</text:p>
      <text:p text:style-name="P1">directly, came the morning.</text:p>
      <text:p text:style-name="P1"></text:p>
      <text:p text:style-name="P1">And now there seemed to come a strange acceleration. The sun made one</text:p>
      <text:p text:style-name="P1">clean, clear sweep through the sky, and disappeared behind the Westward</text:p>
      <text:p text:style-name="P1">horizon, and the night came and went with a like haste.</text:p>
      <text:p text:style-name="P1"></text:p>
      <text:p text:style-name="P1">As the succeeding day, opened and closed upon the world, I was aware of</text:p>
      <text:p text:style-name="P1">a sweat of snow, suddenly upon the earth. The night came, and, almost</text:p>
      <text:p text:style-name="P1">immediately, the day. In the brief leap of the sun, I saw that the snow</text:p>
      <text:p text:style-name="P1"><text:soft-page-break/>had vanished; and then, once more, it was night.</text:p>
      <text:p text:style-name="P1"></text:p>
      <text:p text:style-name="P1">Thus matters were; and, even after the many incredible things that I</text:p>
      <text:p text:style-name="P1">have seen, I experienced all the time a most profound awe. To see the</text:p>
      <text:p text:style-name="P1">sun rise and set, within a space of time to be measured by seconds; to</text:p>
      <text:p text:style-name="P1">watch (after a little) the moon leap--a pale, and ever growing orb--up</text:p>
      <text:p text:style-name="P1">into the night sky, and glide, with a strange swiftness, through the</text:p>
      <text:p text:style-name="P1">vast arc of blue; and, presently, to see the sun follow, springing out</text:p>
      <text:p text:style-name="P1">of the Eastern sky, as though in chase; and then again the night, with</text:p>
      <text:p text:style-name="P1">the swift and ghostly passing of starry constellations, was all too much</text:p>
      <text:p text:style-name="P1">to view believingly. Yet, so it was--the day slipping from dawn to dusk,</text:p>
      <text:p text:style-name="P1">and the night sliding swiftly into day, ever rapidly and more rapidly.</text:p>
      <text:p text:style-name="P1"></text:p>
      <text:p text:style-name="P1">The last three passages of the sun had shown me a snow-covered earth,</text:p>
      <text:p text:style-name="P1">which, at night, had seemed, for a few seconds, incredibly weird under</text:p>
      <text:p text:style-name="P1">the fast-shifting light of the soaring and falling moon. Now, however,</text:p>
      <text:p text:style-name="P1">for a little space, the sky was hidden, by a sea of swaying,</text:p>
      <text:p text:style-name="P1">leaden-white clouds, which lightened and blackened, alternately, with</text:p>
      <text:p text:style-name="P1">the passage of day and night.</text:p>
      <text:p text:style-name="P1"></text:p>
      <text:p text:style-name="P1">The clouds rippled and vanished, and there was once more before me, the</text:p>
      <text:p text:style-name="P1">vision of the swiftly leaping sun, and nights that came and went</text:p>
      <text:p text:style-name="P1">like shadows.</text:p>
      <text:p text:style-name="P1"></text:p>
      <text:p text:style-name="P1">Faster and faster, spun the world. And now each day and night was</text:p>
      <text:p text:style-name="P1">completed within the space of but a few seconds; and still the speed</text:p>
      <text:p text:style-name="P1">increased.</text:p>
      <text:p text:style-name="P1"></text:p>
      <text:p text:style-name="P1">It was a little later, that I noticed that the sun had begun to have</text:p>
      <text:p text:style-name="P1">the suspicion of a trail of fire behind it. This was due, evidently, to</text:p>
      <text:p text:style-name="P1">the speed at which it, apparently, traversed the heavens. And, as the</text:p>
      <text:p text:style-name="P1">days sped, each one quicker than the last, the sun began to assume the</text:p>
      <text:p text:style-name="P1">appearance of a vast, flaming comet[4] flaring across the sky at short,</text:p>
      <text:p text:style-name="P1">periodic intervals. At night, the moon presented, with much greater</text:p>
      <text:p text:style-name="P1">truth, a comet-like aspect; a pale, and singularly clear, fast traveling</text:p>
      <text:p text:style-name="P1">shape of fire, trailing streaks of cold flame. The stars showed now,</text:p>
      <text:p text:style-name="P1">merely as fine hairs of fire against the dark.</text:p>
      <text:p text:style-name="P1"></text:p>
      <text:p text:style-name="P1">Once, I turned from the window, and glanced at Pepper. In the flash of</text:p>
      <text:p text:style-name="P1">a day, I saw that he slept, quietly, and I moved once more to</text:p>
      <text:p text:style-name="P1">my watching.</text:p>
      <text:p text:style-name="P1"></text:p>
      <text:p text:style-name="P1">The sun was now bursting up from the Eastern horizon, like a stupendous</text:p>
      <text:p text:style-name="P1">rocket, seeming to occupy no more than a second or two in hurling from</text:p>
      <text:p text:style-name="P1">East to West. I could no longer perceive the passage of clouds across</text:p>
      <text:p text:style-name="P1">the sky, which seemed to have darkened somewhat. The brief nights,</text:p>
      <text:p text:style-name="P1">appeared to have lost the proper darkness of night; so that the hair-like</text:p>
      <text:p text:style-name="P1">fire of the flying stars, showed but dimly. As the speed increased, the</text:p>
      <text:p text:style-name="P1">sun began to sway very slowly in the sky, from South to North, and then,</text:p>
      <text:p text:style-name="P1"><text:soft-page-break/>slowly again, from North to South.</text:p>
      <text:p text:style-name="P1"></text:p>
      <text:p text:style-name="P1">So, amid a strange confusion of mind, the hours passed.</text:p>
      <text:p text:style-name="P1"></text:p>
      <text:p text:style-name="P1">All this while had Pepper slept. Presently, feeling lonely and</text:p>
      <text:p text:style-name="P1">distraught, I called to him, softly; but he took no notice. Again, I</text:p>
      <text:p text:style-name="P1">called, raising my voice slightly; still he moved not. I walked over to</text:p>
      <text:p text:style-name="P1">where he lay, and touched him with my foot, to rouse him. At the action,</text:p>
      <text:p text:style-name="P1">gentle though it was, he fell to pieces. That is what happened; he</text:p>
      <text:p text:style-name="P1">literally and actually crumbled into a mouldering heap of bones</text:p>
      <text:p text:style-name="P1">and dust.</text:p>
      <text:p text:style-name="P1"></text:p>
      <text:p text:style-name="P1">For the space of, perhaps a minute, I stared down at the shapeless</text:p>
      <text:p text:style-name="P1">heap, that had once been Pepper. I stood, feeling stunned. What can have</text:p>
      <text:p text:style-name="P1">happened? I asked myself; not at once grasping the grim significance of</text:p>
      <text:p text:style-name="P1">that little hill of ash. Then, as I stirred the heap with my foot, it</text:p>
      <text:p text:style-name="P1">occurred to me that this could only happen in a great space of time.</text:p>
      <text:p text:style-name="P1">Years--and years.</text:p>
      <text:p text:style-name="P1"></text:p>
      <text:p text:style-name="P1">Outside, the weaving, fluttering light held the world. Inside, I stood,</text:p>
      <text:p text:style-name="P1">trying to understand what it meant--what that little pile of dust and</text:p>
      <text:p text:style-name="P1">dry bones, on the carpet, meant. But I could not think, coherently.</text:p>
      <text:p text:style-name="P1"></text:p>
      <text:p text:style-name="P1">I glanced away, 'round the room, and now, for the first time, noticed</text:p>
      <text:p text:style-name="P1">how dusty and old the place looked. Dust and dirt everywhere; piled in</text:p>
      <text:p text:style-name="P1">little heaps in the corners, and spread about upon the furniture. The</text:p>
      <text:p text:style-name="P1">very carpet, itself, was invisible beneath a coating of the same, all</text:p>
      <text:p text:style-name="P1">pervading, material. As I walked, little clouds of the stuff rose up</text:p>
      <text:p text:style-name="P1">from under my footsteps, and assailed my nostrils, with a dry, bitter</text:p>
      <text:p text:style-name="P1">odor that made me wheeze, huskily.</text:p>
      <text:p text:style-name="P1"></text:p>
      <text:p text:style-name="P1">Suddenly, as my glance fell again upon Pepper's remains, I stood still,</text:p>
      <text:p text:style-name="P1">and gave voice to my confusion--questioning, aloud, whether the years</text:p>
      <text:p text:style-name="P1">were, indeed, passing; whether this, which I had taken to be a form of</text:p>
      <text:p text:style-name="P1">vision, was, in truth, a reality. I paused. A new thought had struck me.</text:p>
      <text:p text:style-name="P1">Quickly, but with steps which, for the first time, I noticed, tottered,</text:p>
      <text:p text:style-name="P1">I went across the room to the great pier-glass, and looked in. It was</text:p>
      <text:p text:style-name="P1">too covered with grime, to give back any reflection, and, with trembling</text:p>
      <text:p text:style-name="P1">hands, I began to rub off the dirt. Presently, I could see myself. The</text:p>
      <text:p text:style-name="P1">thought that had come to me, was confirmed. Instead of the great, hale</text:p>
      <text:p text:style-name="P1">man, who scarcely looked fifty, I was looking at a bent, decrepit man,</text:p>
      <text:p text:style-name="P1">whose shoulders stooped, and whose face was wrinkled with the years of a</text:p>
      <text:p text:style-name="P1">century. The hair--which a few short hours ago had been nearly coal</text:p>
      <text:p text:style-name="P1">black--was now silvery white. Only the eyes were bright. Gradually, I</text:p>
      <text:p text:style-name="P1">traced, in that ancient man, a faint resemblance to my self of</text:p>
      <text:p text:style-name="P1">other days.</text:p>
      <text:p text:style-name="P1"></text:p>
      <text:p text:style-name="P1">I turned away, and tottered to the window. I knew, now, that I was old,</text:p>
      <text:p text:style-name="P1">and the knowledge seemed to confirm my trembling walk. For a little</text:p>
      <text:p text:style-name="P1"><text:soft-page-break/>space, I stared moodily out into the blurred vista of changeful</text:p>
      <text:p text:style-name="P1">landscape. Even in that short time, a year passed, and, with a petulant</text:p>
      <text:p text:style-name="P1">gesture, I left the window. As I did so, I noticed that my hand shook</text:p>
      <text:p text:style-name="P1">with the palsy of old age; and a short sob choked its way through</text:p>
      <text:p text:style-name="P1">my lips.</text:p>
      <text:p text:style-name="P1"></text:p>
      <text:p text:style-name="P1">For a little while, I paced, tremulously, between the window and the</text:p>
      <text:p text:style-name="P1">table; my gaze wandering hither and thither, uneasily. How dilapidated</text:p>
      <text:p text:style-name="P1">the room was. Everywhere lay the thick dust--thick, sleepy, and black.</text:p>
      <text:p text:style-name="P1">The fender was a shape of rust. The chains that held the brass</text:p>
      <text:p text:style-name="P1">clock-weights, had rusted through long ago, and now the weights lay on</text:p>
      <text:p text:style-name="P1">the floor beneath; themselves two cones of verdigris.</text:p>
      <text:p text:style-name="P1"></text:p>
      <text:p text:style-name="P1">As I glanced about, it seemed to me that I could see the very furniture</text:p>
      <text:p text:style-name="P1">of the room rotting and decaying before my eyes. Nor was this fancy, on</text:p>
      <text:p text:style-name="P1">my part; for, all at once, the bookshelf, along the sidewall, collapsed,</text:p>
      <text:p text:style-name="P1">with a cracking and rending of rotten wood, precipitating its contents</text:p>
      <text:p text:style-name="P1">upon the floor, and filling the room with a smother of dusty atoms.</text:p>
      <text:p text:style-name="P1"></text:p>
      <text:p text:style-name="P1">How tired I felt. As I walked, it seemed that I could hear my dry</text:p>
      <text:p text:style-name="P1">joints, creak and crack at every step. I wondered about my sister. Was</text:p>
      <text:p text:style-name="P1">she dead, as well as Pepper? All had happened so quickly and suddenly.</text:p>
      <text:p text:style-name="P1">This must be, indeed, the beginning of the end of all things! It</text:p>
      <text:p text:style-name="P1">occurred to me, to go to look for her; but I felt too weary. And then,</text:p>
      <text:p text:style-name="P1">she had been so queer about these happenings, of late. Of late! I</text:p>
      <text:p text:style-name="P1">repeated the words, and laughed, feebly--mirthlessly, as the realization</text:p>
      <text:p text:style-name="P1">was borne in upon me that I spoke of a time, half a century gone. Half a</text:p>
      <text:p text:style-name="P1">century! It might have been twice as long!</text:p>
      <text:p text:style-name="P1"></text:p>
      <text:p text:style-name="P1">I moved slowly to the window, and looked out once more across the</text:p>
      <text:p text:style-name="P1">world. I can best describe the passage of day and night, at this period,</text:p>
      <text:p text:style-name="P1">as a sort of gigantic, ponderous flicker. Moment by moment, the</text:p>
      <text:p text:style-name="P1">acceleration of time continued; so that, at nights now, I saw the moon,</text:p>
      <text:p text:style-name="P1">only as a swaying trail of palish fire, that varied from a mere line of</text:p>
      <text:p text:style-name="P1">light to a nebulous path, and then dwindled again, disappearing</text:p>
      <text:p text:style-name="P1">periodically.</text:p>
      <text:p text:style-name="P1"></text:p>
      <text:p text:style-name="P1">The flicker of the days and nights quickened. The days had grown</text:p>
      <text:p text:style-name="P1">perceptibly darker, and a queer quality of dusk lay, as it were, in the</text:p>
      <text:p text:style-name="P1">atmosphere. The nights were so much lighter, that the stars were</text:p>
      <text:p text:style-name="P1">scarcely to be seen, saving here and there an occasional hair-like line</text:p>
      <text:p text:style-name="P1">of fire, that seemed to sway a little, with the moon.</text:p>
      <text:p text:style-name="P1"></text:p>
      <text:p text:style-name="P1">Quicker, and ever quicker, ran the flicker of day and night; and,</text:p>
      <text:p text:style-name="P1">suddenly it seemed, I was aware that the flicker had died out, and,</text:p>
      <text:p text:style-name="P1">instead, there reigned a comparatively steady light, which was shed upon</text:p>
      <text:p text:style-name="P1">all the world, from an eternal river of flame that swung up and down,</text:p>
      <text:p text:style-name="P1">North and South, in stupendous, mighty swings.</text:p>
      <text:p text:style-name="P1"></text:p>
      <text:p text:style-name="P1"><text:soft-page-break/>The sky was now grown very much darker, and there was in the blue of it</text:p>
      <text:p text:style-name="P1">a heavy gloom, as though a vast blackness peered through it upon the</text:p>
      <text:p text:style-name="P1">earth. Yet, there was in it, also, a strange and awful clearness, and</text:p>
      <text:p text:style-name="P1">emptiness. Periodically, I had glimpses of a ghostly track of fire that</text:p>
      <text:p text:style-name="P1">swayed thin and darkly toward the sun-stream; vanished and reappeared.</text:p>
      <text:p text:style-name="P1">It was the scarcely visible moon-stream.</text:p>
      <text:p text:style-name="P1"></text:p>
      <text:p text:style-name="P1">Looking out at the landscape, I was conscious again, of a blurring sort</text:p>
      <text:p text:style-name="P1">of 'flitter,' that came either from the light of the ponderous-swinging</text:p>
      <text:p text:style-name="P1">sun-stream, or was the result of the incredibly rapid changes of the</text:p>
      <text:p text:style-name="P1">earth's surface. And every few moments, so it seemed, the snow would lie</text:p>
      <text:p text:style-name="P1">suddenly upon the world, and vanish as abruptly, as though an invisible</text:p>
      <text:p text:style-name="P1">giant 'flitted' a white sheet off and on the earth.</text:p>
      <text:p text:style-name="P1"></text:p>
      <text:p text:style-name="P1">Time fled, and the weariness that was mine, grew insupportable. I</text:p>
      <text:p text:style-name="P1">turned from the window, and walked once across the room, the heavy dust</text:p>
      <text:p text:style-name="P1">deadening the sound of my footsteps. Each step that I took, seemed a</text:p>
      <text:p text:style-name="P1">greater effort than the one before. An intolerable ache, knew me in</text:p>
      <text:p text:style-name="P1">every joint and limb, as I trod my way, with a weary uncertainty.</text:p>
      <text:p text:style-name="P1"></text:p>
      <text:p text:style-name="P1">By the opposite wall, I came to a weak pause, and wondered, dimly, what</text:p>
      <text:p text:style-name="P1">was my intent. I looked to my left, and saw my old chair. The thought of</text:p>
      <text:p text:style-name="P1">sitting in it brought a faint sense of comfort to my bewildered</text:p>
      <text:p text:style-name="P1">wretchedness. Yet, because I was so weary and old and tired, I would</text:p>
      <text:p text:style-name="P1">scarcely brace my mind to do anything but stand, and wish myself past</text:p>
      <text:p text:style-name="P1">those few yards. I rocked, as I stood. The floor, even, seemed a place</text:p>
      <text:p text:style-name="P1">for rest; but the dust lay so thick and sleepy and black. I turned, with</text:p>
      <text:p text:style-name="P1">a great effort of will, and made toward my chair. I reached it, with a</text:p>
      <text:p text:style-name="P1">groan of thankfulness. I sat down.</text:p>
      <text:p text:style-name="P1"></text:p>
      <text:p text:style-name="P1">Everything about me appeared to be growing dim. It was all so strange</text:p>
      <text:p text:style-name="P1">and unthought of. Last night, I was a comparatively strong, though</text:p>
      <text:p text:style-name="P1">elderly man; and now, only a few hours later--! I looked at the little</text:p>
      <text:p text:style-name="P1">dust-heap that had once been Pepper. Hours! and I laughed, a feeble,</text:p>
      <text:p text:style-name="P1">bitter laugh; a shrill, cackling laugh, that shocked my dimming senses.</text:p>
      <text:p text:style-name="P1"></text:p>
      <text:p text:style-name="P1">For a while, I must have dozed. Then I opened my eyes, with a start.</text:p>
      <text:p text:style-name="P1">Somewhere across the room, there had been a muffled noise of something</text:p>
      <text:p text:style-name="P1">falling. I looked, and saw, vaguely, a cloud of dust hovering above a</text:p>
      <text:p text:style-name="P1">pile of _debris_. Nearer the door, something else tumbled, with a crash.</text:p>
      <text:p text:style-name="P1">It was one of the cupboards; but I was tired, and took little notice. I</text:p>
      <text:p text:style-name="P1">closed my eyes, and sat there in a state of drowsy, semi-unconsciousness.</text:p>
      <text:p text:style-name="P1">Once or twice--as though coming through thick mists--I heard noises,</text:p>
      <text:p text:style-name="P1">faintly. Then I must have slept.</text:p>
      <text:p text:style-name="P1"></text:p>
      <text:p text:style-name="P1"></text:p>
      <text:p text:style-name="P1"></text:p>
      <text:p text:style-name="P1">_XVI_</text:p>
      <text:p text:style-name="P1"></text:p>
      <text:p text:style-name="P1"><text:soft-page-break/>THE AWAKENING</text:p>
      <text:p text:style-name="P1"></text:p>
      <text:p text:style-name="P1">I awoke, with a start. For a moment, I wondered where I was. Then</text:p>
      <text:p text:style-name="P1">memory came to me....</text:p>
      <text:p text:style-name="P1"></text:p>
      <text:p text:style-name="P1">The room was still lit with that strange light--half-sun, half-moon,</text:p>
      <text:p text:style-name="P1">light. I felt refreshed, and the tired, weary ache had left me. I went</text:p>
      <text:p text:style-name="P1">slowly across to the window, and looked out. Overhead, the river of</text:p>
      <text:p text:style-name="P1">flame drove up and down, North and South, in a dancing semi-circle of</text:p>
      <text:p text:style-name="P1">fire. As a mighty sleigh in the loom of time it seemed--in a sudden</text:p>
      <text:p text:style-name="P1">fancy of mine--to be beating home the picks of the years. For, so vastly</text:p>
      <text:p text:style-name="P1">had the passage of time been accelerated, that there was no longer any</text:p>
      <text:p text:style-name="P1">sense of the sun passing from East to West. The only apparent movement</text:p>
      <text:p text:style-name="P1">was the North and South beat of the sun-stream, that had become so swift</text:p>
      <text:p text:style-name="P1">now, as to be better described as a _quiver_.</text:p>
      <text:p text:style-name="P1"></text:p>
      <text:p text:style-name="P1">As I peered out, there came to me a sudden, inconsequent memory of that</text:p>
      <text:p text:style-name="P1">last journey among the Outer worlds. I remembered the sudden vision that</text:p>
      <text:p text:style-name="P1">had come to me, as I neared the Solar System, of the fast whirling</text:p>
      <text:p text:style-name="P1">planets about the sun--as though the governing quality of time had been</text:p>
      <text:p text:style-name="P1">held in abeyance, and the Machine of a Universe allowed to run down an</text:p>
      <text:p text:style-name="P1">eternity, in a few moments or hours. The memory passed, along with a,</text:p>
      <text:p text:style-name="P1">but partially comprehended, suggestion that I had been permitted a</text:p>
      <text:p text:style-name="P1">glimpse into further time spaces. I stared out again, seemingly, at the</text:p>
      <text:p text:style-name="P1">quake of the sun-stream. The speed seemed to increase, even as I looked.</text:p>
      <text:p text:style-name="P1">Several lifetimes came and went, as I watched.</text:p>
      <text:p text:style-name="P1"></text:p>
      <text:p text:style-name="P1">Suddenly, it struck me, with a sort of grotesque seriousness, that I</text:p>
      <text:p text:style-name="P1">was still alive. I thought of Pepper, and wondered how it was that I had</text:p>
      <text:p text:style-name="P1">not followed his fate. He had reached the time of his dying, and had</text:p>
      <text:p text:style-name="P1">passed, probably through sheer length of years. And here was I, alive,</text:p>
      <text:p text:style-name="P1">hundreds of thousands of centuries after my rightful period of years.</text:p>
      <text:p text:style-name="P1"></text:p>
      <text:p text:style-name="P1">For, a time, I mused, absently. 'Yesterday--' I stopped, suddenly.</text:p>
      <text:p text:style-name="P1">Yesterday! There was no yesterday. The yesterday of which I spoke had</text:p>
      <text:p text:style-name="P1">been swallowed up in the abyss of years, ages gone. I grew dazed with</text:p>
      <text:p text:style-name="P1">much thinking.</text:p>
      <text:p text:style-name="P1"></text:p>
      <text:p text:style-name="P1">Presently, I turned from the window, and glanced 'round the room. It</text:p>
      <text:p text:style-name="P1">seemed different--strangely, utterly different. Then, I knew what it was</text:p>
      <text:p text:style-name="P1">that made it appear so strange. It was bare: there was not a piece of</text:p>
      <text:p text:style-name="P1">furniture in the room; not even a solitary fitting of any sort.</text:p>
      <text:p text:style-name="P1">Gradually, my amazement went, as I remembered, that this was but the</text:p>
      <text:p text:style-name="P1">inevitable end of that process of decay, which I had witnessed</text:p>
      <text:p text:style-name="P1">commencing, before my sleep. Thousands of years! Millions of years!</text:p>
      <text:p text:style-name="P1"></text:p>
      <text:p text:style-name="P1">Over the floor was spread a deep layer of dust, that reached half way</text:p>
      <text:p text:style-name="P1">up to the window-seat. It had grown immeasurably, whilst I slept; and</text:p>
      <text:p text:style-name="P1">represented the dust of untold ages. Undoubtedly, atoms of the old,</text:p>
      <text:p text:style-name="P1"><text:soft-page-break/>decayed furniture helped to swell its bulk; and, somewhere among it all,</text:p>
      <text:p text:style-name="P1">mouldered the long-ago-dead Pepper.</text:p>
      <text:p text:style-name="P1"></text:p>
      <text:p text:style-name="P1">All at once, it occurred to me, that I had no recollection of wading</text:p>
      <text:p text:style-name="P1">knee-deep through all that dust, after I awoke. True, an incredible age</text:p>
      <text:p text:style-name="P1">of years had passed, since I approached the window; but that was</text:p>
      <text:p text:style-name="P1">evidently as nothing, compared with the countless spaces of time that, I</text:p>
      <text:p text:style-name="P1">conceived, had vanished whilst I was sleeping. I remembered now, that I</text:p>
      <text:p text:style-name="P1">had fallen asleep, sitting in my old chair. Had it gone ...? I glanced</text:p>
      <text:p text:style-name="P1">toward where it had stood. Of course, there was no chair to be seen. I</text:p>
      <text:p text:style-name="P1">could not satisfy myself, whether it had disappeared, after my waking,</text:p>
      <text:p text:style-name="P1">or before. If it had mouldered under me, surely, I should have been</text:p>
      <text:p text:style-name="P1">waked by the collapse. Then I remembered that the thick dust, which</text:p>
      <text:p text:style-name="P1">covered the floor, would have been sufficient to soften my fall; so that</text:p>
      <text:p text:style-name="P1">it was quite possible, I had slept upon the dust for a million years</text:p>
      <text:p text:style-name="P1">or more.</text:p>
      <text:p text:style-name="P1"></text:p>
      <text:p text:style-name="P1">As these thoughts wandered through my brain, I glanced again, casually,</text:p>
      <text:p text:style-name="P1">to where the chair had stood. Then, for the first time, I noticed that</text:p>
      <text:p text:style-name="P1">there were no marks, in the dust, of my footprints, between it and the</text:p>
      <text:p text:style-name="P1">window. But then, ages of years had passed, since I had awaked--tens of</text:p>
      <text:p text:style-name="P1">thousands of years!</text:p>
      <text:p text:style-name="P1"></text:p>
      <text:p text:style-name="P1">My look rested thoughtfully, again upon the place where once had stood</text:p>
      <text:p text:style-name="P1">my chair. Suddenly, I passed from abstraction to intentness; for there,</text:p>
      <text:p text:style-name="P1">in its standing place, I made out a long undulation, rounded off with</text:p>
      <text:p text:style-name="P1">the heavy dust. Yet it was not so much hidden, but that I could tell</text:p>
      <text:p text:style-name="P1">what had caused it. I knew--and shivered at the knowledge--that it was a</text:p>
      <text:p text:style-name="P1">human body, ages-dead, lying there, beneath the place where I had slept.</text:p>
      <text:p text:style-name="P1">It was lying on its right side, its back turned toward me. I could make</text:p>
      <text:p text:style-name="P1">out and trace each curve and outline, softened, and moulded, as it were,</text:p>
      <text:p text:style-name="P1">in the black dust. In a vague sort of way, I tried to account for its</text:p>
      <text:p text:style-name="P1">presence there. Slowly, I began to grow bewildered, as the thought came</text:p>
      <text:p text:style-name="P1">to me that it lay just about where I must have fallen when the chair</text:p>
      <text:p text:style-name="P1">collapsed.</text:p>
      <text:p text:style-name="P1"></text:p>
      <text:p text:style-name="P1">Gradually, an idea began to form itself within my brain; a thought that</text:p>
      <text:p text:style-name="P1">shook my spirit. It seemed hideous and insupportable; yet it grew upon</text:p>
      <text:p text:style-name="P1">me, steadily, until it became a conviction. The body under that coating,</text:p>
      <text:p text:style-name="P1">that shroud of dust, was neither more nor less than my own dead shell. I</text:p>
      <text:p text:style-name="P1">did not attempt to prove it. I knew it now, and wondered I had not known</text:p>
      <text:p text:style-name="P1">it all along. I was a bodiless thing.</text:p>
      <text:p text:style-name="P1"></text:p>
      <text:p text:style-name="P1">Awhile, I stood, trying to adjust my thoughts to this new problem. In</text:p>
      <text:p text:style-name="P1">time--how many thousands of years, I know not--I attained to some degree</text:p>
      <text:p text:style-name="P1">of quietude--sufficient to enable me to pay attention to what was</text:p>
      <text:p text:style-name="P1">transpiring around me.</text:p>
      <text:p text:style-name="P1"></text:p>
      <text:p text:style-name="P1">Now, I saw that the elongated mound had sunk, collapsed, level with the</text:p>
      <text:p text:style-name="P1"><text:soft-page-break/>rest of the spreading dust. And fresh atoms, impalpable, had settled</text:p>
      <text:p text:style-name="P1">above that mixture of grave-powder, which the aeons had ground. A long</text:p>
      <text:p text:style-name="P1">while, I stood, turned from the window. Gradually, I grew more</text:p>
      <text:p text:style-name="P1">collected, while the world slipped across the centuries into the future.</text:p>
      <text:p text:style-name="P1"></text:p>
      <text:p text:style-name="P1">Presently, I began a survey of the room. Now, I saw that time was</text:p>
      <text:p text:style-name="P1">beginning its destructive work, even on this strange old building. That</text:p>
      <text:p text:style-name="P1">it had stood through all the years was, it seemed to me, proof that it</text:p>
      <text:p text:style-name="P1">was something different from any other house. I do not think, somehow,</text:p>
      <text:p text:style-name="P1">that I had thought of its decaying. Though, why, I could not have said.</text:p>
      <text:p text:style-name="P1">It was not until I had meditated upon the matter, for some considerable</text:p>
      <text:p text:style-name="P1">time, that I fully realized that the extraordinary space of time through</text:p>
      <text:p text:style-name="P1">which it had stood, was sufficient to have utterly pulverized the very</text:p>
      <text:p text:style-name="P1">stones of which it was built, had they been taken from any earthly</text:p>
      <text:p text:style-name="P1">quarry. Yes, it was undoubtedly mouldering now. All the plaster had gone</text:p>
      <text:p text:style-name="P1">from the walls; even as the woodwork of the room had gone, many</text:p>
      <text:p text:style-name="P1">ages before.</text:p>
      <text:p text:style-name="P1"></text:p>
      <text:p text:style-name="P1">While I stood, in contemplation, a piece of glass, from one of the</text:p>
      <text:p text:style-name="P1">small, diamond-shaped panes, dropped, with a dull tap, amid the dust</text:p>
      <text:p text:style-name="P1">upon the sill behind me, and crumbled into a little heap of powder. As I</text:p>
      <text:p text:style-name="P1">turned from contemplating it, I saw light between a couple of the stones</text:p>
      <text:p text:style-name="P1">that formed the outer wall. Evidently, the mortar was falling away....</text:p>
      <text:p text:style-name="P1"></text:p>
      <text:p text:style-name="P1">After awhile, I turned once more to the window, and peered out. I</text:p>
      <text:p text:style-name="P1">discovered, now, that the speed of time had become enormous. The lateral</text:p>
      <text:p text:style-name="P1">quiver of the sun-stream, had grown so swift as to cause the dancing</text:p>
      <text:p text:style-name="P1">semi-circle of flame to merge into, and disappear in, a sheet of fire</text:p>
      <text:p text:style-name="P1">that covered half the Southern sky from East to West.</text:p>
      <text:p text:style-name="P1"></text:p>
      <text:p text:style-name="P1">From the sky, I glanced down to the gardens. They were just a blur of a</text:p>
      <text:p text:style-name="P1">palish, dirty green. I had a feeling that they stood higher, than in the</text:p>
      <text:p text:style-name="P1">old days; a feeling that they were nearer my window, as though they had</text:p>
      <text:p text:style-name="P1">risen, bodily. Yet, they were still a long way below me; for the rock,</text:p>
      <text:p text:style-name="P1">over the mouth of the pit, on which this house stands, arches up to a</text:p>
      <text:p text:style-name="P1">great height.</text:p>
      <text:p text:style-name="P1"></text:p>
      <text:p text:style-name="P1">It was later, that I noticed a change in the constant color of the</text:p>
      <text:p text:style-name="P1">gardens. The pale, dirty green was growing ever paler and paler, toward</text:p>
      <text:p text:style-name="P1">white. At last, after a great space, they became greyish-white, and</text:p>
      <text:p text:style-name="P1">stayed thus for a very long time. Finally, however, the greyness began</text:p>
      <text:p text:style-name="P1">to fade, even as had the green, into a dead white. And this remained,</text:p>
      <text:p text:style-name="P1">constant and unchanged. And by this I knew that, at last, snow lay upon</text:p>
      <text:p text:style-name="P1">all the Northern world.</text:p>
      <text:p text:style-name="P1"></text:p>
      <text:p text:style-name="P1">And so, by millions of years, time winged onward through eternity, to</text:p>
      <text:p text:style-name="P1">the end--the end, of which, in the old-earth days, I had thought</text:p>
      <text:p text:style-name="P1">remotely, and in hazily speculative fashion. And now, it was approaching</text:p>
      <text:p text:style-name="P1">in a manner of which none had ever dreamed.</text:p>
      <text:p text:style-name="P1"><text:soft-page-break/></text:p>
      <text:p text:style-name="P1">I recollect that, about this time, I began to have a lively, though</text:p>
      <text:p text:style-name="P1">morbid, curiosity, as to what would happen when the end came--but I</text:p>
      <text:p text:style-name="P1">seemed strangely without imaginings.</text:p>
      <text:p text:style-name="P1"></text:p>
      <text:p text:style-name="P1">All this while, the steady process of decay was continuing. The few</text:p>
      <text:p text:style-name="P1">remaining pieces of glass, had long ago vanished; and, every now and</text:p>
      <text:p text:style-name="P1">then, a soft thud, and a little cloud of rising dust, would tell of some</text:p>
      <text:p text:style-name="P1">fragment of fallen mortar or stone.</text:p>
      <text:p text:style-name="P1"></text:p>
      <text:p text:style-name="P1">I looked up again, to the fiery sheet that quaked in the heavens above</text:p>
      <text:p text:style-name="P1">me and far down into the Southern sky. As I looked, the impression was</text:p>
      <text:p text:style-name="P1">borne in upon me, that it had lost some of its first brilliancy--that it</text:p>
      <text:p text:style-name="P1">was duller, deeper hued.</text:p>
      <text:p text:style-name="P1"></text:p>
      <text:p text:style-name="P1">I glanced down, once more, to the blurred white of the worldscape.</text:p>
      <text:p text:style-name="P1">Sometimes, my look returned to the burning sheet of dulling flame, that</text:p>
      <text:p text:style-name="P1">was, and yet hid, the sun. At times, I glanced behind me, into the</text:p>
      <text:p text:style-name="P1">growing dusk of the great, silent room, with its aeon-carpet of</text:p>
      <text:p text:style-name="P1">sleeping dust....</text:p>
      <text:p text:style-name="P1"></text:p>
      <text:p text:style-name="P1">So, I watched through the fleeting ages, lost in soul-wearing thoughts</text:p>
      <text:p text:style-name="P1">and wonderings, and possessed with a new weariness.</text:p>
      <text:p text:style-name="P1"></text:p>
      <text:p text:style-name="P1"></text:p>
      <text:p text:style-name="P1"></text:p>
      <text:p text:style-name="P1">_XVII_</text:p>
      <text:p text:style-name="P1"></text:p>
      <text:p text:style-name="P1">THE SLOWING ROTATION</text:p>
      <text:p text:style-name="P1"></text:p>
      <text:p text:style-name="P1">It might have been a million years later, that I perceived, beyond</text:p>
      <text:p text:style-name="P1">possibility of doubt, that the fiery sheet that lit the world, was</text:p>
      <text:p text:style-name="P1">indeed darkening.</text:p>
      <text:p text:style-name="P1"></text:p>
      <text:p text:style-name="P1">Another vast space went by, and the whole enormous flame had sunk to a</text:p>
      <text:p text:style-name="P1">deep, copper color. Gradually, it darkened, from copper to copper-red,</text:p>
      <text:p text:style-name="P1">and from this, at times, to a deep, heavy, purplish tint, with, in it, a</text:p>
      <text:p text:style-name="P1">strange loom of blood.</text:p>
      <text:p text:style-name="P1"></text:p>
      <text:p text:style-name="P1">Although the light was decreasing, I could perceive no diminishment in</text:p>
      <text:p text:style-name="P1">the apparent speed of the sun. It still spread itself in that dazzling</text:p>
      <text:p text:style-name="P1">veil of speed.</text:p>
      <text:p text:style-name="P1"></text:p>
      <text:p text:style-name="P1">The world, so much of it as I could see, had assumed a dreadful shade</text:p>
      <text:p text:style-name="P1">of gloom, as though, in very deed, the last day of the worlds</text:p>
      <text:p text:style-name="P1">approached.</text:p>
      <text:p text:style-name="P1"></text:p>
      <text:p text:style-name="P1">The sun was dying; of that there could be little doubt; and still the</text:p>
      <text:p text:style-name="P1">earth whirled onward, through space and all the aeons. At this time, I</text:p>
      <text:p text:style-name="P1"><text:soft-page-break/>remember, an extraordinary sense of bewilderment took me. I found</text:p>
      <text:p text:style-name="P1">myself, later, wandering, mentally, amid an odd chaos of fragmentary</text:p>
      <text:p text:style-name="P1">modern theories and the old Biblical story of the world's ending.</text:p>
      <text:p text:style-name="P1"></text:p>
      <text:p text:style-name="P1">Then, for the first time, there flashed across me, the memory that the</text:p>
      <text:p text:style-name="P1">sun, with its system of planets, was, and had been, traveling through</text:p>
      <text:p text:style-name="P1">space at an incredible speed. Abruptly, the question rose--_Where?_ For</text:p>
      <text:p text:style-name="P1">a very great time, I pondered this matter; but, finally, with a certain</text:p>
      <text:p text:style-name="P1">sense of the futility of my puzzlings, I let my thoughts wander to other</text:p>
      <text:p text:style-name="P1">things. I grew to wondering, how much longer the house would stand.</text:p>
      <text:p text:style-name="P1">Also, I queried, to myself, whether I should be doomed to stay,</text:p>
      <text:p text:style-name="P1">bodiless, upon the earth, through the dark-time that I knew was coming.</text:p>
      <text:p text:style-name="P1">From these thoughts, I fell again to speculations upon the possible</text:p>
      <text:p text:style-name="P1">direction of the sun's journey through space.... And so another great</text:p>
      <text:p text:style-name="P1">while passed.</text:p>
      <text:p text:style-name="P1"></text:p>
      <text:p text:style-name="P1">Gradually, as time fled, I began to feel the chill of a great winter.</text:p>
      <text:p text:style-name="P1">Then, I remembered that, with the sun dying, the cold must be,</text:p>
      <text:p text:style-name="P1">necessarily, extraordinarily intense. Slowly, slowly, as the aeons</text:p>
      <text:p text:style-name="P1">slipped into eternity, the earth sank into a heavier and redder gloom.</text:p>
      <text:p text:style-name="P1">The dull flame in the firmament took on a deeper tint, very somber</text:p>
      <text:p text:style-name="P1">and turbid.</text:p>
      <text:p text:style-name="P1"></text:p>
      <text:p text:style-name="P1">Then, at last, it was borne upon me that there was a change. The fiery,</text:p>
      <text:p text:style-name="P1">gloomy curtain of flame that hung quaking overhead, and down away into</text:p>
      <text:p text:style-name="P1">the Southern sky, began to thin and contract; and, in it, as one sees</text:p>
      <text:p text:style-name="P1">the fast vibrations of a jarred harp-string, I saw once more the</text:p>
      <text:p text:style-name="P1">sun-stream quivering, giddily, North and South.</text:p>
      <text:p text:style-name="P1"></text:p>
      <text:p text:style-name="P1">Slowly, the likeness to a sheet of fire, disappeared, and I saw,</text:p>
      <text:p text:style-name="P1">plainly, the slowing beat of the sun-stream. Yet, even then, the speed</text:p>
      <text:p text:style-name="P1">of its swing was inconceivably swift. And all the time, the brightness</text:p>
      <text:p text:style-name="P1">of the fiery arc grew ever duller. Underneath, the world loomed</text:p>
      <text:p text:style-name="P1">dimly--an indistinct, ghostly region.</text:p>
      <text:p text:style-name="P1"></text:p>
      <text:p text:style-name="P1">Overhead, the river of flame swayed slower, and even slower; until, at</text:p>
      <text:p text:style-name="P1">last, it swung to the North and South in great, ponderous beats, that</text:p>
      <text:p text:style-name="P1">lasted through seconds. A long space went by, and now each sway of the</text:p>
      <text:p text:style-name="P1">great belt lasted nigh a minute; so that, after a great while, I ceased</text:p>
      <text:p text:style-name="P1">to distinguish it as a visible movement; and the streaming fire ran in a</text:p>
      <text:p text:style-name="P1">steady river of dull flame, across the deadly-looking sky.</text:p>
      <text:p text:style-name="P1"></text:p>
      <text:p text:style-name="P1">An indefinite period passed, and it seemed that the arc of fire became</text:p>
      <text:p text:style-name="P1">less sharply defined. It appeared to me to grow more attenuated, and I</text:p>
      <text:p text:style-name="P1">thought blackish streaks showed, occasionally. Presently, as I watched,</text:p>
      <text:p text:style-name="P1">the smooth onward-flow ceased; and I was able to perceive that there</text:p>
      <text:p text:style-name="P1">came a momentary, but regular, darkening of the world. This grew until,</text:p>
      <text:p text:style-name="P1">once more, night descended, in short, but periodic, intervals upon the</text:p>
      <text:p text:style-name="P1">wearying earth.</text:p>
      <text:p text:style-name="P1"><text:soft-page-break/></text:p>
      <text:p text:style-name="P1">Longer and longer became the nights, and the days equaled them; so</text:p>
      <text:p text:style-name="P1">that, at last, the day and the night grew to the duration of seconds in</text:p>
      <text:p text:style-name="P1">length, and the sun showed, once more, like an almost invisible,</text:p>
      <text:p text:style-name="P1">coppery-red colored ball, within the glowing mistiness of its flight.</text:p>
      <text:p text:style-name="P1">Corresponding to the dark lines, showing at times in its trail, there</text:p>
      <text:p text:style-name="P1">were now distinctly to be seen on the half-visible sun itself, great,</text:p>
      <text:p text:style-name="P1">dark belts.</text:p>
      <text:p text:style-name="P1"></text:p>
      <text:p text:style-name="P1">Year after year flashed into the past, and the days and nights spread</text:p>
      <text:p text:style-name="P1">into minutes. The sun had ceased to have the appearance of a tail; and</text:p>
      <text:p text:style-name="P1">now rose and set--a tremendous globe of a glowing copper-bronze hue; in</text:p>
      <text:p text:style-name="P1">parts ringed with blood-red bands; in others, with the dusky ones, that</text:p>
      <text:p text:style-name="P1">I have already mentioned. These circles--both red and black--were of</text:p>
      <text:p text:style-name="P1">varying thicknesses. For a time, I was at a loss to account for their</text:p>
      <text:p text:style-name="P1">presence. Then it occurred to me, that it was scarcely likely that the</text:p>
      <text:p text:style-name="P1">sun would cool evenly all over; and that these markings were due,</text:p>
      <text:p text:style-name="P1">probably, to differences in temperature of the various areas; the red</text:p>
      <text:p text:style-name="P1">representing those parts where the heat was still fervent, and the black</text:p>
      <text:p text:style-name="P1">those portions which were already comparatively cool.</text:p>
      <text:p text:style-name="P1"></text:p>
      <text:p text:style-name="P1">It struck me, as a peculiar thing, that the sun should cool in evenly</text:p>
      <text:p text:style-name="P1">defined rings; until I remembered that, possibly, they were but isolated</text:p>
      <text:p text:style-name="P1">patches, to which the enormous rotatory speed of the sun had imparted a</text:p>
      <text:p text:style-name="P1">belt-like appearance. The sun, itself, was very much greater than the sun</text:p>
      <text:p text:style-name="P1">I had known in the old-world days; and, from this, I argued that it was</text:p>
      <text:p text:style-name="P1">considerably nearer.</text:p>
      <text:p text:style-name="P1"></text:p>
      <text:p text:style-name="P1">At nights, the moon[6] still showed; but small and remote; and the</text:p>
      <text:p text:style-name="P1">light she reflected was so dull and weak that she seemed little more</text:p>
      <text:p text:style-name="P1">than the small, dim ghost of the olden moon, that I had known.</text:p>
      <text:p text:style-name="P1"></text:p>
      <text:p text:style-name="P1">Gradually, the days and nights lengthened out, until they equaled a</text:p>
      <text:p text:style-name="P1">space somewhat less than one of the old-earth hours; the sun rising and</text:p>
      <text:p text:style-name="P1">setting like a great, ruddy bronze disk, crossed with ink-black bars.</text:p>
      <text:p text:style-name="P1">About this time, I found myself, able once more, to see the gardens,</text:p>
      <text:p text:style-name="P1">with clearness. For the world had now grown very still, and changeless.</text:p>
      <text:p text:style-name="P1">Yet, I am not correct in saying, 'gardens'; for there were no</text:p>
      <text:p text:style-name="P1">gardens--nothing that I knew or recognized. In place thereof, I looked</text:p>
      <text:p text:style-name="P1">out upon a vast plain, stretching away into distance. A little to my</text:p>
      <text:p text:style-name="P1">left, there was a low range of hills. Everywhere, there was a uniform,</text:p>
      <text:p text:style-name="P1">white covering of snow, in places rising into hummocks and ridges.</text:p>
      <text:p text:style-name="P1"></text:p>
      <text:p text:style-name="P1">It was only now, that I recognized how really great had been the</text:p>
      <text:p text:style-name="P1">snowfall. In places it was vastly deep, as was witnessed by a great,</text:p>
      <text:p text:style-name="P1">upleaping, wave-shaped hill, away to my right; though it is not</text:p>
      <text:p text:style-name="P1">impossible, that this was due, in part, to some rise in the surface of</text:p>
      <text:p text:style-name="P1">the ground. Strangely enough, the range of low hills to my</text:p>
      <text:p text:style-name="P1">left--already mentioned--was not entirely covered with the universal</text:p>
      <text:p text:style-name="P1"><text:soft-page-break/>snow; instead, I could see their bare, dark sides showing in several</text:p>
      <text:p text:style-name="P1">places. And everywhere and always there reigned an incredible</text:p>
      <text:p text:style-name="P1">death-silence and desolation. The immutable, awful quiet of a</text:p>
      <text:p text:style-name="P1">dying world.</text:p>
      <text:p text:style-name="P1"></text:p>
      <text:p text:style-name="P1">All this time, the days and nights were lengthening, perceptibly.</text:p>
      <text:p text:style-name="P1">Already, each day occupied, maybe, some two hours from dawn to dusk. At</text:p>
      <text:p text:style-name="P1">night, I had been surprised to find that there were very few stars</text:p>
      <text:p text:style-name="P1">overhead, and these small, though of an extraordinary brightness; which</text:p>
      <text:p text:style-name="P1">I attributed to the peculiar, but clear, blackness of the nighttime.</text:p>
      <text:p text:style-name="P1"></text:p>
      <text:p text:style-name="P1">Away to the North, I could discern a nebulous sort of mistiness; not</text:p>
      <text:p text:style-name="P1">unlike, in appearance, a small portion of the Milky Way. It might have</text:p>
      <text:p text:style-name="P1">been an extremely remote star-cluster; or--the thought came to me</text:p>
      <text:p text:style-name="P1">suddenly--perhaps it was the sidereal universe that I had known, and now</text:p>
      <text:p text:style-name="P1">left far behind, forever--a small, dimly glowing mist of stars, far in</text:p>
      <text:p text:style-name="P1">the depths of space.</text:p>
      <text:p text:style-name="P1"></text:p>
      <text:p text:style-name="P1">Still, the days and nights lengthened, slowly. Each time, the sun rose</text:p>
      <text:p text:style-name="P1">duller than it had set. And the dark belts increased in breadth.</text:p>
      <text:p text:style-name="P1"></text:p>
      <text:p text:style-name="P1">About this time, there happened a fresh thing. The sun, earth, and sky</text:p>
      <text:p text:style-name="P1">were suddenly darkened, and, apparently, blotted out for a brief space.</text:p>
      <text:p text:style-name="P1">I had a sense, a certain awareness (I could learn little by sight), that</text:p>
      <text:p text:style-name="P1">the earth was enduring a very great fall of snow. Then, in an instant,</text:p>
      <text:p text:style-name="P1">the veil that had obscured everything, vanished, and I looked out, once</text:p>
      <text:p text:style-name="P1">more. A marvelous sight met my gaze. The hollow in which this house,</text:p>
      <text:p text:style-name="P1">with its gardens, stands, was brimmed with snow.[7] It lipped over the</text:p>
      <text:p text:style-name="P1">sill of my window. Everywhere, it lay, a great level stretch of white,</text:p>
      <text:p text:style-name="P1">which caught and reflected, gloomily, the somber coppery glows of the</text:p>
      <text:p text:style-name="P1">dying sun. The world had become a shadowless plain, from horizon</text:p>
      <text:p text:style-name="P1">to horizon.</text:p>
      <text:p text:style-name="P1"></text:p>
      <text:p text:style-name="P1">I glanced up at the sun. It shone with an extraordinary, dull</text:p>
      <text:p text:style-name="P1">clearness. I saw it, now, as one who, until then, had seen it, only</text:p>
      <text:p text:style-name="P1">through a partially obscuring medium. All about it, the sky had become</text:p>
      <text:p text:style-name="P1">black, with a clear, deep blackness, frightful in its nearness, and its</text:p>
      <text:p text:style-name="P1">unmeasured deep, and its utter unfriendliness. For a great time, I</text:p>
      <text:p text:style-name="P1">looked into it, newly, and shaken and fearful. It was so near. Had I</text:p>
      <text:p text:style-name="P1">been a child, I might have expressed some of my sensation and distress,</text:p>
      <text:p text:style-name="P1">by saying that the sky had lost its roof.</text:p>
      <text:p text:style-name="P1"></text:p>
      <text:p text:style-name="P1">Later, I turned, and peered about me, into the room. Everywhere, it was</text:p>
      <text:p text:style-name="P1">covered with a thin shroud of the all-pervading white. I could see it</text:p>
      <text:p text:style-name="P1">but dimly, by reason of the somber light that now lit the world. It</text:p>
      <text:p text:style-name="P1">appeared to cling to the ruined walls; and the thick, soft dust of the</text:p>
      <text:p text:style-name="P1">years, that covered the floor knee-deep, was nowhere visible. The snow</text:p>
      <text:p text:style-name="P1">must have blown in through the open framework of the windows. Yet, in no</text:p>
      <text:p text:style-name="P1">place had it drifted; but lay everywhere about the great, old room,</text:p>
      <text:p text:style-name="P1"><text:soft-page-break/>smooth and level. Moreover, there had been no wind these many thousand</text:p>
      <text:p text:style-name="P1">years. But there was the snow,[8] as I have told.</text:p>
      <text:p text:style-name="P1"></text:p>
      <text:p text:style-name="P1">And all the earth was silent. And there was a cold, such as no living</text:p>
      <text:p text:style-name="P1">man can ever have known.</text:p>
      <text:p text:style-name="P1"></text:p>
      <text:p text:style-name="P1">The earth was now illuminated, by day, with a most doleful light,</text:p>
      <text:p text:style-name="P1">beyond my power to describe. It seemed as though I looked at the great</text:p>
      <text:p text:style-name="P1">plain, through the medium of a bronze-tinted sea.</text:p>
      <text:p text:style-name="P1"></text:p>
      <text:p text:style-name="P1">It was evident that the earth's rotatory movement was departing,</text:p>
      <text:p text:style-name="P1">steadily.</text:p>
      <text:p text:style-name="P1"></text:p>
      <text:p text:style-name="P1">The end came, all at once. The night had been the longest yet; and</text:p>
      <text:p text:style-name="P1">when the dying sun showed, at last, above the world's edge, I had grown</text:p>
      <text:p text:style-name="P1">so wearied of the dark, that I greeted it as a friend. It rose steadily,</text:p>
      <text:p text:style-name="P1">until about twenty degrees above the horizon. Then, it stopped suddenly,</text:p>
      <text:p text:style-name="P1">and, after a strange retrograde movement, hung motionless--a great</text:p>
      <text:p text:style-name="P1">shield in the sky[9]. Only the circular rim of the sun showed</text:p>
      <text:p text:style-name="P1">bright--only this, and one thin streak of light near the equator.</text:p>
      <text:p text:style-name="P1"></text:p>
      <text:p text:style-name="P1">Gradually, even this thread of light died out; and now, all that was</text:p>
      <text:p text:style-name="P1">left of our great and glorious sun, was a vast dead disk, rimmed with a</text:p>
      <text:p text:style-name="P1">thin circle of bronze-red light.</text:p>
      <text:p text:style-name="P1"></text:p>
      <text:p text:style-name="P1"></text:p>
      <text:p text:style-name="P1"></text:p>
      <text:p text:style-name="P1">_XVIII_</text:p>
      <text:p text:style-name="P1"></text:p>
      <text:p text:style-name="P1">THE GREEN STAR</text:p>
      <text:p text:style-name="P1"></text:p>
      <text:p text:style-name="P1">The world was held in a savage gloom--cold and intolerable. Outside,</text:p>
      <text:p text:style-name="P1">all was quiet--quiet! From the dark room behind me, came the occasional,</text:p>
      <text:p text:style-name="P1">soft thud[10] of falling matter--fragments of rotting stone. So time</text:p>
      <text:p text:style-name="P1">passed, and night grasped the world, wrapping it in wrappings of</text:p>
      <text:p text:style-name="P1">impenetrable blackness.</text:p>
      <text:p text:style-name="P1"></text:p>
      <text:p text:style-name="P1">There was no night-sky, as we know it. Even the few straggling stars</text:p>
      <text:p text:style-name="P1">had vanished, conclusively. I might have been in a shuttered room,</text:p>
      <text:p text:style-name="P1">without a light; for all that I could see. Only, in the impalpableness</text:p>
      <text:p text:style-name="P1">of gloom, opposite, burnt that vast, encircling hair of dull fire.</text:p>
      <text:p text:style-name="P1">Beyond this, there was no ray in all the vastitude of night that</text:p>
      <text:p text:style-name="P1">surrounded me; save that, far in the North, that soft, mistlike glow</text:p>
      <text:p text:style-name="P1">still shone.</text:p>
      <text:p text:style-name="P1"></text:p>
      <text:p text:style-name="P1">Silently, years moved on. What period of time passed, I shall never</text:p>
      <text:p text:style-name="P1">know. It seemed to me, waiting there, that eternities came and went,</text:p>
      <text:p text:style-name="P1">stealthily; and still I watched. I could see only the glow of the sun's</text:p>
      <text:p text:style-name="P1">edge, at times; for now, it had commenced to come and go--lighting up a</text:p>
      <text:p text:style-name="P1"><text:soft-page-break/>while, and again becoming extinguished.</text:p>
      <text:p text:style-name="P1"></text:p>
      <text:p text:style-name="P1">All at once, during one of these periods of life, a sudden flame cut</text:p>
      <text:p text:style-name="P1">across the night--a quick glare that lit up the dead earth, shortly;</text:p>
      <text:p text:style-name="P1">giving me a glimpse of its flat lonesomeness. The light appeared to come</text:p>
      <text:p text:style-name="P1">from the sun--shooting out from somewhere near its center, diagonally. A</text:p>
      <text:p text:style-name="P1">moment, I gazed, startled. Then the leaping flame sank, and the gloom</text:p>
      <text:p text:style-name="P1">fell again. But now it was not so dark; and the sun was belted by a thin</text:p>
      <text:p text:style-name="P1">line of vivid, white light. I stared, intently. Had a volcano broken out</text:p>
      <text:p text:style-name="P1">on the sun? Yet, I negatived the thought, as soon as formed. I felt that</text:p>
      <text:p text:style-name="P1">the light had been far too intensely white, and large, for such a cause.</text:p>
      <text:p text:style-name="P1"></text:p>
      <text:p text:style-name="P1">Another idea there was, that suggested itself to me. It was, that one</text:p>
      <text:p text:style-name="P1">of the inner planets had fallen into the sun--becoming incandescent,</text:p>
      <text:p text:style-name="P1">under that impact. This theory appealed to me, as being more plausible,</text:p>
      <text:p text:style-name="P1">and accounting more satisfactorily for the extraordinary size and</text:p>
      <text:p text:style-name="P1">brilliance of the blaze, that had lit up the dead world, so</text:p>
      <text:p text:style-name="P1">unexpectedly.</text:p>
      <text:p text:style-name="P1"></text:p>
      <text:p text:style-name="P1">Full of interest and emotion, I stared, across the darkness, at that</text:p>
      <text:p text:style-name="P1">line of white fire, cutting the night. One thing it told to me,</text:p>
      <text:p text:style-name="P1">unmistakably: the sun was yet rotating at an enormous speed.[11] Thus, I</text:p>
      <text:p text:style-name="P1">knew that the years were still fleeting at an incalculable rate; though</text:p>
      <text:p text:style-name="P1">so far as the earth was concerned, life, and light, and time, were</text:p>
      <text:p text:style-name="P1">things belonging to a period lost in the long gone ages.</text:p>
      <text:p text:style-name="P1"></text:p>
      <text:p text:style-name="P1">After that one burst of flame, the light had shown, only as an</text:p>
      <text:p text:style-name="P1">encircling band of bright fire. Now, however, as I watched, it began</text:p>
      <text:p text:style-name="P1">slowly to sink into a ruddy tint, and, later, to a dark, copper-red</text:p>
      <text:p text:style-name="P1">color; much as the sun had done. Presently, it sank to a deeper hue;</text:p>
      <text:p text:style-name="P1">and, in a still further space of time, it began to fluctuate; having</text:p>
      <text:p text:style-name="P1">periods of glowing, and anon, dying. Thus, after a great while, it</text:p>
      <text:p text:style-name="P1">disappeared.</text:p>
      <text:p text:style-name="P1"></text:p>
      <text:p text:style-name="P1">Long before this, the smoldering edge of the sun had deadened into</text:p>
      <text:p text:style-name="P1">blackness. And so, in that supremely future time, the world, dark and</text:p>
      <text:p text:style-name="P1">intensely silent, rode on its gloomy orbit around the ponderous mass of</text:p>
      <text:p text:style-name="P1">the dead sun.</text:p>
      <text:p text:style-name="P1"></text:p>
      <text:p text:style-name="P1">My thoughts, at this period, can be scarcely described. At first, they</text:p>
      <text:p text:style-name="P1">were chaotic and wanting in coherence. But, later, as the ages came and</text:p>
      <text:p text:style-name="P1">went, my soul seemed to imbibe the very essence of the oppressive</text:p>
      <text:p text:style-name="P1">solitude and dreariness, that held the earth.</text:p>
      <text:p text:style-name="P1"></text:p>
      <text:p text:style-name="P1">With this feeling, there came a wonderful clearness of thought, and I</text:p>
      <text:p text:style-name="P1">realized, despairingly, that the world might wander for ever, through</text:p>
      <text:p text:style-name="P1">that enormous night. For a while, the unwholesome idea filled me, with a</text:p>
      <text:p text:style-name="P1">sensation of overbearing desolation; so that I could have cried like a</text:p>
      <text:p text:style-name="P1">child. In time, however, this feeling grew, almost insensibly, less, and</text:p>
      <text:p text:style-name="P1"><text:soft-page-break/>an unreasoning hope possessed me. Patiently, I waited.</text:p>
      <text:p text:style-name="P1"></text:p>
      <text:p text:style-name="P1">From time to time, the noise of dropping particles, behind in the room,</text:p>
      <text:p text:style-name="P1">came dully to my ears. Once, I heard a loud crash, and turned,</text:p>
      <text:p text:style-name="P1">instinctively, to look; forgetting, for the moment, the impenetrable</text:p>
      <text:p text:style-name="P1">night in which every detail was submerged. In a while, my gaze sought</text:p>
      <text:p text:style-name="P1">the heavens; turning, unconsciously, toward the North. Yes, the nebulous</text:p>
      <text:p text:style-name="P1">glow still showed. Indeed, I could have almost imagined that it looked</text:p>
      <text:p text:style-name="P1">somewhat plainer. For a long time, I kept my gaze fixed upon it;</text:p>
      <text:p text:style-name="P1">feeling, in my lonely soul, that its soft haze was, in some way, a tie</text:p>
      <text:p text:style-name="P1">with the past. Strange, the trifles from which one can suck comfort! And</text:p>
      <text:p text:style-name="P1">yet, had I but known--But I shall come to that in its proper time.</text:p>
      <text:p text:style-name="P1"></text:p>
      <text:p text:style-name="P1">For a very long space, I watched, without experiencing any of the</text:p>
      <text:p text:style-name="P1">desire for sleep, that would so soon have visited me in the old-earth</text:p>
      <text:p text:style-name="P1">days. How I should have welcomed it; if only to have passed the time,</text:p>
      <text:p text:style-name="P1">away from my perplexities and thoughts.</text:p>
      <text:p text:style-name="P1"></text:p>
      <text:p text:style-name="P1">Several times, the comfortless sound of some great piece of masonry</text:p>
      <text:p text:style-name="P1">falling, disturbed my meditations; and, once, it seemed I could hear</text:p>
      <text:p text:style-name="P1">whispering in the room, behind me. Yet it was utterly useless to try to</text:p>
      <text:p text:style-name="P1">see anything. Such blackness, as existed, scarcely can be conceived. It</text:p>
      <text:p text:style-name="P1">was palpable, and hideously brutal to the sense; as though something</text:p>
      <text:p text:style-name="P1">dead, pressed up against me--something soft, and icily cold.</text:p>
      <text:p text:style-name="P1"></text:p>
      <text:p text:style-name="P1">Under all this, there grew up within my mind, a great and overwhelming</text:p>
      <text:p text:style-name="P1">distress of uneasiness, that left me, but to drop me into an</text:p>
      <text:p text:style-name="P1">uncomfortable brooding. I felt that I must fight against it; and,</text:p>
      <text:p text:style-name="P1">presently, hoping to distract my thoughts, I turned to the window, and</text:p>
      <text:p text:style-name="P1">looked up toward the North, in search of the nebulous whiteness, which,</text:p>
      <text:p text:style-name="P1">still, I believed to be the far and misty glowing of the universe we had</text:p>
      <text:p text:style-name="P1">left. Even as I raised my eyes, I was thrilled with a feeling of wonder;</text:p>
      <text:p text:style-name="P1">for, now, the hazy light had resolved into a single, great star, of</text:p>
      <text:p text:style-name="P1">vivid green.</text:p>
      <text:p text:style-name="P1"></text:p>
      <text:p text:style-name="P1">As I stared, astonished, the thought flashed into my mind; that the</text:p>
      <text:p text:style-name="P1">earth must be traveling toward the star; not away, as I had imagined.</text:p>
      <text:p text:style-name="P1">Next, that it could not be the universe the earth had left; but,</text:p>
      <text:p text:style-name="P1">possibly, an outlying star, belonging to some vast star-cluster, hidden</text:p>
      <text:p text:style-name="P1">in the enormous depths of space. With a sense of commingled awe and</text:p>
      <text:p text:style-name="P1">curiosity, I watched it, wondering what new thing was to be revealed</text:p>
      <text:p text:style-name="P1">to me.</text:p>
      <text:p text:style-name="P1"></text:p>
      <text:p text:style-name="P1">For a while, vague thoughts and speculations occupied me, during which</text:p>
      <text:p text:style-name="P1">my gaze dwelt insatiably upon that one spot of light, in the otherwise</text:p>
      <text:p text:style-name="P1">pitlike darkness. Hope grew up within me, banishing the oppression of</text:p>
      <text:p text:style-name="P1">despair, that had seemed to stifle me. Wherever the earth was traveling,</text:p>
      <text:p text:style-name="P1">it was, at least, going once more toward the realms of light. Light! One</text:p>
      <text:p text:style-name="P1">must spend an eternity wrapped in soundless night, to understand the</text:p>
      <text:p text:style-name="P1"><text:soft-page-break/>full horror of being without it.</text:p>
      <text:p text:style-name="P1"></text:p>
      <text:p text:style-name="P1">Slowly, but surely, the star grew upon my vision, until, in time, it</text:p>
      <text:p text:style-name="P1">shone as brightly as had the planet Jupiter, in the old-earth days. With</text:p>
      <text:p text:style-name="P1">increased size, its color became more impressive; reminding me of a huge</text:p>
      <text:p text:style-name="P1">emerald, scintillating rays of fire across the world.</text:p>
      <text:p text:style-name="P1"></text:p>
      <text:p text:style-name="P1">Years fled away in silence, and the green star grew into a great splash</text:p>
      <text:p text:style-name="P1">of flame in the sky. A little later, I saw a thing that filled me with</text:p>
      <text:p text:style-name="P1">amazement. It was the ghostly outline of a vast crescent, in the night;</text:p>
      <text:p text:style-name="P1">a gigantic new moon, seeming to be growing out of the surrounding gloom.</text:p>
      <text:p text:style-name="P1">Utterly bemused, I stared at it. It appeared to be quite</text:p>
      <text:p text:style-name="P1">close--comparatively; and I puzzled to understand how the earth had come</text:p>
      <text:p text:style-name="P1">so near to it, without my having seen it before.</text:p>
      <text:p text:style-name="P1"></text:p>
      <text:p text:style-name="P1">The light, thrown by the star, grew stronger; and, presently, I was</text:p>
      <text:p text:style-name="P1">aware that it was possible to see the earthscape again; though</text:p>
      <text:p text:style-name="P1">indistinctly. Awhile, I stared, trying to make out whether I could</text:p>
      <text:p text:style-name="P1">distinguish any detail of the world's surface, but I found the light</text:p>
      <text:p text:style-name="P1">insufficient. In a little, I gave up the attempt, and glanced once more</text:p>
      <text:p text:style-name="P1">toward the star. Even in the short space, that my attention had been</text:p>
      <text:p text:style-name="P1">diverted, it had increased considerably, and seemed now, to my</text:p>
      <text:p text:style-name="P1">bewildered sight, about a quarter of the size of the full moon. The</text:p>
      <text:p text:style-name="P1">light it threw, was extraordinarily powerful; yet its color was so</text:p>
      <text:p text:style-name="P1">abominably unfamiliar, that such of the world as I could see, showed</text:p>
      <text:p text:style-name="P1">unreal; more as though I looked out upon a landscape of shadow, than</text:p>
      <text:p text:style-name="P1">aught else.</text:p>
      <text:p text:style-name="P1"></text:p>
      <text:p text:style-name="P1">All this time, the great crescent was increasing in brightness, and</text:p>
      <text:p text:style-name="P1">began, now, to shine with a perceptible shade of green. Steadily, the</text:p>
      <text:p text:style-name="P1">star increased in size and brilliancy, until it showed, fully as large</text:p>
      <text:p text:style-name="P1">as half a full moon; and, as it grew greater and brighter, so did the</text:p>
      <text:p text:style-name="P1">vast crescent throw out more and more light, though of an ever deepening</text:p>
      <text:p text:style-name="P1">hue of green. Under the combined blaze of their radiances, the</text:p>
      <text:p text:style-name="P1">wilderness that stretched before me, became steadily more visible. Soon,</text:p>
      <text:p text:style-name="P1">I seemed able to stare across the whole world, which now appeared,</text:p>
      <text:p text:style-name="P1">beneath the strange light, terrible in its cold and awful, flat</text:p>
      <text:p text:style-name="P1">dreariness.</text:p>
      <text:p text:style-name="P1"></text:p>
      <text:p text:style-name="P1">It was a little later, that my attention was drawn to the fact, that</text:p>
      <text:p text:style-name="P1">the great star of green flame, was slowly sinking out of the North,</text:p>
      <text:p text:style-name="P1">toward the East. At first, I could scarcely believe that I saw aright;</text:p>
      <text:p text:style-name="P1">but soon there could be no doubt that it was so. Gradually, it sank,</text:p>
      <text:p text:style-name="P1">and, as it fell, the vast crescent of glowing green, began to dwindle</text:p>
      <text:p text:style-name="P1">and dwindle, until it became a mere arc of light, against the livid</text:p>
      <text:p text:style-name="P1">colored sky. Later it vanished, disappearing in the self-same spot from</text:p>
      <text:p text:style-name="P1">which I had seen it slowly emerge.</text:p>
      <text:p text:style-name="P1"></text:p>
      <text:p text:style-name="P1">By this time, the star had come to within some thirty degrees of the</text:p>
      <text:p text:style-name="P1"><text:soft-page-break/>hidden horizon. In size it could now have rivaled the moon at its full;</text:p>
      <text:p text:style-name="P1">though, even yet, I could not distinguish its disk. This fact led me to</text:p>
      <text:p text:style-name="P1">conceive that it was, still, an extraordinary distance away; and, this</text:p>
      <text:p text:style-name="P1">being so, I knew that its size must be huge, beyond the conception of</text:p>
      <text:p text:style-name="P1">man to understand or imagine.</text:p>
      <text:p text:style-name="P1"></text:p>
      <text:p text:style-name="P1">Suddenly, as I watched, the lower edge of the star vanished--cut by a</text:p>
      <text:p text:style-name="P1">straight, dark line. A minute--or a century--passed, and it dipped</text:p>
      <text:p text:style-name="P1">lower, until the half of it had disappeared from sight. Far away out on</text:p>
      <text:p text:style-name="P1">the great plain, I saw a monstrous shadow blotting it out, and advancing</text:p>
      <text:p text:style-name="P1">swiftly. Only a third of the star was visible now. Then, like a flash,</text:p>
      <text:p text:style-name="P1">the solution of this extraordinary phenomenon revealed itself to me. The</text:p>
      <text:p text:style-name="P1">star was sinking behind the enormous mass of the dead sun. Or rather,</text:p>
      <text:p text:style-name="P1">the sun--obedient to its attraction--was rising toward it,[12] with the</text:p>
      <text:p text:style-name="P1">earth following in its trail. As these thoughts expanded in my mind, the</text:p>
      <text:p text:style-name="P1">star vanished; being completely hidden by the tremendous bulk of the</text:p>
      <text:p text:style-name="P1">sun. Over the earth there fell, once more, the brooding night.</text:p>
      <text:p text:style-name="P1"></text:p>
      <text:p text:style-name="P1">With the darkness, came an intolerable feeling of loneliness and dread.</text:p>
      <text:p text:style-name="P1">For the first time, I thought of the Pit, and its inmates. After that,</text:p>
      <text:p text:style-name="P1">there rose in my memory the still more terrible Thing, that had haunted</text:p>
      <text:p text:style-name="P1">the shores of the Sea of Sleep, and lurked in the shadows of this old</text:p>
      <text:p text:style-name="P1">building. Where were they? I wondered--and shivered with miserable</text:p>
      <text:p text:style-name="P1">thoughts. For a time, fear held me, and I prayed, wildly and</text:p>
      <text:p text:style-name="P1">incoherently, for some ray of light with which to dispel the cold</text:p>
      <text:p text:style-name="P1">blackness that enveloped the world.</text:p>
      <text:p text:style-name="P1"></text:p>
      <text:p text:style-name="P1">How long I waited, it is impossible to say--certainly for a very great</text:p>
      <text:p text:style-name="P1">period. Then, all at once, I saw a loom of light shine out ahead.</text:p>
      <text:p text:style-name="P1">Gradually, it became more distinct. Suddenly, a ray of vivid green,</text:p>
      <text:p text:style-name="P1">flashed across the darkness. At the same moment, I saw a thin line of</text:p>
      <text:p text:style-name="P1">livid flame, far in the night. An instant, it seemed, and it had grown</text:p>
      <text:p text:style-name="P1">into a great clot of fire; beneath which, the world lay bathed in a</text:p>
      <text:p text:style-name="P1">blaze of emerald green light. Steadily it grew, until, presently, the</text:p>
      <text:p text:style-name="P1">whole of the green star had come into sight again. But now, it could be</text:p>
      <text:p text:style-name="P1">scarcely called a star; for it had increased to vast proportions, being</text:p>
      <text:p text:style-name="P1">incomparably greater than the sun had been in the olden time.</text:p>
      <text:p text:style-name="P1"></text:p>
      <text:p text:style-name="P1">"Then, as I stared, I became aware that I could see the edge of the</text:p>
      <text:p text:style-name="P1">lifeless sun, glowing like a great crescent-moon. Slowly, its lighted</text:p>
      <text:p text:style-name="P1">surface, broadened out to me, until half of its diameter was visible;</text:p>
      <text:p text:style-name="P1">and the star began to drop away on my right. Time passed, and the earth</text:p>
      <text:p text:style-name="P1">moved on, slowly traversing the tremendous face of the dead sun." [13]</text:p>
      <text:p text:style-name="P1"></text:p>
      <text:p text:style-name="P1">Gradually, as the earth traveled forward, the star fell still more to</text:p>
      <text:p text:style-name="P1">the right; until, at last, it shone on the back of the house, sending a</text:p>
      <text:p text:style-name="P1">flood of broken rays, in through the skeleton-like walls. Glancing</text:p>
      <text:p text:style-name="P1">upward, I saw that much of the ceiling had vanished, enabling me to see</text:p>
      <text:p text:style-name="P1">that the upper storeys were even more decayed. The roof had, evidently,</text:p>
      <text:p text:style-name="P1"><text:soft-page-break/>gone entirely; and I could see the green effulgence of the Starlight</text:p>
      <text:p text:style-name="P1">shining in, slantingly.</text:p>
      <text:p text:style-name="P1"></text:p>
      <text:p text:style-name="P1"></text:p>
      <text:p text:style-name="P1"></text:p>
      <text:p text:style-name="P1">_XIX_</text:p>
      <text:p text:style-name="P1"></text:p>
      <text:p text:style-name="P1">THE END OF THE SOLAR SYSTEM</text:p>
      <text:p text:style-name="P1"></text:p>
      <text:p text:style-name="P1">From the abutment, where once had been the windows, through which I had</text:p>
      <text:p text:style-name="P1">watched that first, fatal dawn, I could see that the sun was hugely</text:p>
      <text:p text:style-name="P1">greater, than it had been, when first the Star lit the world. So great</text:p>
      <text:p text:style-name="P1">was it, that its lower edge seemed almost to touch the far horizon. Even</text:p>
      <text:p text:style-name="P1">as I watched, I imagined that it drew closer. The radiance of green that</text:p>
      <text:p text:style-name="P1">lit the frozen earth, grew steadily brighter.</text:p>
      <text:p text:style-name="P1"></text:p>
      <text:p text:style-name="P1">Thus, for a long space, things were. Then, on a sudden, I saw that the</text:p>
      <text:p text:style-name="P1">sun was changing shape, and growing smaller, just as the moon would have</text:p>
      <text:p text:style-name="P1">done in past time. In a while, only a third of the illuminated part was</text:p>
      <text:p text:style-name="P1">turned toward the earth. The Star bore away on the left.</text:p>
      <text:p text:style-name="P1"></text:p>
      <text:p text:style-name="P1">Gradually, as the world moved on, the Star shone upon the front of the</text:p>
      <text:p text:style-name="P1">house, once more; while the sun showed, only as a great bow of green</text:p>
      <text:p text:style-name="P1">fire. An instant, it seemed, and the sun had vanished. The Star was</text:p>
      <text:p text:style-name="P1">still fully visible. Then the earth moved into the black shadow of the</text:p>
      <text:p text:style-name="P1">sun, and all was night--Night, black, starless, and intolerable.</text:p>
      <text:p text:style-name="P1"></text:p>
      <text:p text:style-name="P1">Filled with tumultuous thoughts, I watched across the night--waiting.</text:p>
      <text:p text:style-name="P1">Years, it may have been, and then, in the dark house behind me, the</text:p>
      <text:p text:style-name="P1">clotted stillness of the world was broken. I seemed to hear a soft</text:p>
      <text:p text:style-name="P1">padding of many feet, and a faint, inarticulate whisper of sound, grew</text:p>
      <text:p text:style-name="P1">on my sense. I looked 'round into the blackness, and saw a multitude of</text:p>
      <text:p text:style-name="P1">eyes. As I stared, they increased, and appeared to come toward me. For</text:p>
      <text:p text:style-name="P1">an instant, I stood, unable to move. Then a hideous swine-noise[14] rose</text:p>
      <text:p text:style-name="P1">up into the night; and, at that, I leapt from the window, out on to the</text:p>
      <text:p text:style-name="P1">frozen world. I have a confused notion of having run awhile; and, after</text:p>
      <text:p text:style-name="P1">that, I just waited--waited. Several times, I heard shrieks; but always</text:p>
      <text:p text:style-name="P1">as though from a distance. Except for these sounds, I had no idea of the</text:p>
      <text:p text:style-name="P1">whereabouts of the house. Time moved onward. I was conscious of little,</text:p>
      <text:p text:style-name="P1">save a sensation of cold and hopelessness and fear.</text:p>
      <text:p text:style-name="P1"></text:p>
      <text:p text:style-name="P1">An age, it seemed, and there came a glow, that told of the coming</text:p>
      <text:p text:style-name="P1">light. It grew, tardily. Then--with a loom of unearthly glory--the first</text:p>
      <text:p text:style-name="P1">ray from the Green Star, struck over the edge of the dark sun, and lit</text:p>
      <text:p text:style-name="P1">the world. It fell upon a great, ruined structure, some two hundred</text:p>
      <text:p text:style-name="P1">yards away. It was the house. Staring, I saw a fearsome sight--over its</text:p>
      <text:p text:style-name="P1">walls crawled a legion of unholy things, almost covering the old</text:p>
      <text:p text:style-name="P1">building, from tottering towers to base. I could see them, plainly; they</text:p>
      <text:p text:style-name="P1">were the Swine-creatures.</text:p>
      <text:p text:style-name="P1"><text:soft-page-break/></text:p>
      <text:p text:style-name="P1">The world moved out into the light of the Star, and I saw that, now, it</text:p>
      <text:p text:style-name="P1">seemed to stretch across a quarter of the heavens. The glory of its</text:p>
      <text:p text:style-name="P1">livid light was so tremendous, that it appeared to fill the sky with</text:p>
      <text:p text:style-name="P1">quivering flames. Then, I saw the sun. It was so close that half of its</text:p>
      <text:p text:style-name="P1">diameter lay below the horizon; and, as the world circled across its</text:p>
      <text:p text:style-name="P1">face, it seemed to tower right up into the sky, a stupendous dome of</text:p>
      <text:p text:style-name="P1">emerald colored fire. From time to time, I glanced toward the house; but</text:p>
      <text:p text:style-name="P1">the Swine-things seemed unaware of my proximity.</text:p>
      <text:p text:style-name="P1"></text:p>
      <text:p text:style-name="P1">Years appeared to pass, slowly. The earth had almost reached the center</text:p>
      <text:p text:style-name="P1">of the sun's disk. The light from the Green _Sun_--as now it must be</text:p>
      <text:p text:style-name="P1">called--shone through the interstices, that gapped the mouldered walls</text:p>
      <text:p text:style-name="P1">of the old house, giving them the appearance of being wrapped in green</text:p>
      <text:p text:style-name="P1">flames. The Swine-creatures still crawled about the walls.</text:p>
      <text:p text:style-name="P1"></text:p>
      <text:p text:style-name="P1">Suddenly, there rose a loud roar of swine-voices, and, up from the</text:p>
      <text:p text:style-name="P1">center of the roofless house, shot a vast column of blood-red flame. I</text:p>
      <text:p text:style-name="P1">saw the little, twisted towers and turrets flash into fire; yet still</text:p>
      <text:p text:style-name="P1">preserving their twisted crookedness. The beams of the Green Sun, beat</text:p>
      <text:p text:style-name="P1">upon the house, and intermingled with its lurid glows; so that it</text:p>
      <text:p text:style-name="P1">appeared a blazing furnace of red and green fire.</text:p>
      <text:p text:style-name="P1"></text:p>
      <text:p text:style-name="P1">Fascinated, I watched, until an overwhelming sense of coming danger,</text:p>
      <text:p text:style-name="P1">drew my attention. I glanced up, and, at once, it was borne upon me,</text:p>
      <text:p text:style-name="P1">that the sun was closer; so close, in fact, that it seemed to overhang</text:p>
      <text:p text:style-name="P1">the world. Then--I know not how--I was caught up into strange</text:p>
      <text:p text:style-name="P1">heights--floating like a bubble in the awful effulgence.</text:p>
      <text:p text:style-name="P1"></text:p>
      <text:p text:style-name="P1">Far below me, I saw the earth, with the burning house leaping into an</text:p>
      <text:p text:style-name="P1">ever growing mountain of flame, 'round about it, the ground appeared to</text:p>
      <text:p text:style-name="P1">be glowing; and, in places, heavy wreaths of yellow smoke ascended from</text:p>
      <text:p text:style-name="P1">the earth. It seemed as though the world were becoming ignited from that</text:p>
      <text:p text:style-name="P1">one plague-spot of fire. Faintly, I could see the Swine-things. They</text:p>
      <text:p text:style-name="P1">appeared quite unharmed. Then the ground seemed to cave in, suddenly,</text:p>
      <text:p text:style-name="P1">and the house, with its load of foul creatures, disappeared into the</text:p>
      <text:p text:style-name="P1">depths of the earth, sending a strange, blood colored cloud into the</text:p>
      <text:p text:style-name="P1">heights. I remembered the hell Pit under the house.</text:p>
      <text:p text:style-name="P1"></text:p>
      <text:p text:style-name="P1">In a while, I looked 'round. The huge bulk of the sun, rose high above</text:p>
      <text:p text:style-name="P1">me. The distance between it and the earth, grew rapidly less. Suddenly,</text:p>
      <text:p text:style-name="P1">the earth appeared to shoot forward. In a moment, it had traversed the</text:p>
      <text:p text:style-name="P1">space between it and the sun. I heard no sound; but, out from the sun's</text:p>
      <text:p text:style-name="P1">face, gushed an ever-growing tongue of dazzling flame. It seemed to</text:p>
      <text:p text:style-name="P1">leap, almost to the distant Green Sun--shearing through the emerald</text:p>
      <text:p text:style-name="P1">light, a very cataract of blinding fire. It reached its limit, and sank;</text:p>
      <text:p text:style-name="P1">and, on the sun, glowed a vast splash of burning white--the grave of</text:p>
      <text:p text:style-name="P1">the earth.</text:p>
      <text:p text:style-name="P1"></text:p>
      <text:p text:style-name="P1"><text:soft-page-break/>The sun was very close to me, now. Presently, I found that I was rising</text:p>
      <text:p text:style-name="P1">higher; until, at last, I rode above it, in the emptiness. The Green Sun</text:p>
      <text:p text:style-name="P1">was now so huge that its breadth seemed to fill up all the sky, ahead. I</text:p>
      <text:p text:style-name="P1">looked down, and noted that the sun was passing directly beneath me.</text:p>
      <text:p text:style-name="P1"></text:p>
      <text:p text:style-name="P1">A year may have gone by--or a century--and I was left, suspended,</text:p>
      <text:p text:style-name="P1">alone. The sun showed far in front--a black, circular mass, against the</text:p>
      <text:p text:style-name="P1">molten splendor of the great, Green Orb. Near one edge, I observed that</text:p>
      <text:p text:style-name="P1">a lurid glow had appeared, marking the place where the earth had fallen.</text:p>
      <text:p text:style-name="P1">By this, I knew that the long-dead sun was still revolving, though with</text:p>
      <text:p text:style-name="P1">great slowness.</text:p>
      <text:p text:style-name="P1"></text:p>
      <text:p text:style-name="P1">Afar to my right, I seemed to catch, at times, a faint glow of whitish</text:p>
      <text:p text:style-name="P1">light. For a great time, I was uncertain whether to put this down to</text:p>
      <text:p text:style-name="P1">fancy or not. Thus, for a while, I stared, with fresh wonderings; until,</text:p>
      <text:p text:style-name="P1">at last, I knew that it was no imaginary thing; but a reality. It grew</text:p>
      <text:p text:style-name="P1">brighter; and, presently, there slid out of the green, a pale globe of</text:p>
      <text:p text:style-name="P1">softest white. It came nearer, and I saw that it was apparently</text:p>
      <text:p text:style-name="P1">surrounded by a robe of gently glowing clouds. Time passed....</text:p>
      <text:p text:style-name="P1"></text:p>
      <text:p text:style-name="P1">I glanced toward the diminishing sun. It showed, only as a dark blot on</text:p>
      <text:p text:style-name="P1">the face of the Green Sun. As I watched, I saw it grow smaller,</text:p>
      <text:p text:style-name="P1">steadily, as though rushing toward the superior orb, at an immense</text:p>
      <text:p text:style-name="P1">speed. Intently, I stared. What would happen? I was conscious of</text:p>
      <text:p text:style-name="P1">extraordinary emotions, as I realized that it would strike the Green</text:p>
      <text:p text:style-name="P1">Sun. It grew no bigger than a pea, and I looked, with my whole soul, to</text:p>
      <text:p text:style-name="P1">witness the final end of our System--that system which had borne the</text:p>
      <text:p text:style-name="P1">world through so many aeons, with its multitudinous sorrows and</text:p>
      <text:p text:style-name="P1">joys; and now--</text:p>
      <text:p text:style-name="P1"></text:p>
      <text:p text:style-name="P1">Suddenly, something crossed my vision, cutting from sight all vestige</text:p>
      <text:p text:style-name="P1">of the spectacle I watched with such soul-interest. What happened to the</text:p>
      <text:p text:style-name="P1">dead sun, I did not see; but I have no reason--in the light of that</text:p>
      <text:p text:style-name="P1">which I saw afterward--to disbelieve that it fell into the strange fire</text:p>
      <text:p text:style-name="P1">of the Green Sun, and so perished.</text:p>
      <text:p text:style-name="P1"></text:p>
      <text:p text:style-name="P1">And then, suddenly, an extraordinary question rose in my mind, whether</text:p>
      <text:p text:style-name="P1">this stupendous globe of green fire might not be the vast Central</text:p>
      <text:p text:style-name="P1">Sun--the great sun, 'round which our universe and countless others</text:p>
      <text:p text:style-name="P1">revolve. I felt confused. I thought of the probable end of the dead sun,</text:p>
      <text:p text:style-name="P1">and another suggestion came, dumbly--Do the dead stars make the Green</text:p>
      <text:p text:style-name="P1">Sun their grave? The idea appealed to me with no sense of grotesqueness;</text:p>
      <text:p text:style-name="P1">but rather as something both possible and probable.</text:p>
      <text:p text:style-name="P1"></text:p>
      <text:p text:style-name="P1"></text:p>
      <text:p text:style-name="P1"></text:p>
      <text:p text:style-name="P1">_XX_</text:p>
      <text:p text:style-name="P1"></text:p>
      <text:p text:style-name="P1">THE CELESTIAL GLOBES</text:p>
      <text:p text:style-name="P1"><text:soft-page-break/></text:p>
      <text:p text:style-name="P1">For a while, many thoughts crowded my mind, so that I was unable to do</text:p>
      <text:p text:style-name="P1">aught, save stare, blindly, before me. I seemed whelmed in a sea of</text:p>
      <text:p text:style-name="P1">doubt and wonder and sorrowful remembrance.</text:p>
      <text:p text:style-name="P1"></text:p>
      <text:p text:style-name="P1">It was later, that I came out of my bewilderment. I looked about,</text:p>
      <text:p text:style-name="P1">dazedly. Thus, I saw so extraordinary a sight that, for a while, I could</text:p>
      <text:p text:style-name="P1">scarcely believe I was not still wrapped in the visionary tumult of my</text:p>
      <text:p text:style-name="P1">own thoughts. Out of the reigning green, had grown a boundless river of</text:p>
      <text:p text:style-name="P1">softly shimmering globes--each one enfolded in a wondrous fleece of pure</text:p>
      <text:p text:style-name="P1">cloud. They reached, both above and below me, to an unknown distance;</text:p>
      <text:p text:style-name="P1">and, not only hid the shining of the Green Sun; but supplied, in place</text:p>
      <text:p text:style-name="P1">thereof, a tender glow of light, that suffused itself around me, like</text:p>
      <text:p text:style-name="P1">unto nothing I have ever seen, before or since.</text:p>
      <text:p text:style-name="P1"></text:p>
      <text:p text:style-name="P1">In a little, I noticed that there was about these spheres, a sort of</text:p>
      <text:p text:style-name="P1">transparency, almost as though they were formed of clouded crystal,</text:p>
      <text:p text:style-name="P1">within which burned a radiance--gentle and subdued. They moved on, past</text:p>
      <text:p text:style-name="P1">me, continually, floating onward at no great speed; but rather as</text:p>
      <text:p text:style-name="P1">though they had eternity before them. A great while, I watched, and</text:p>
      <text:p text:style-name="P1">could perceive no end to them. At times, I seemed to distinguish faces,</text:p>
      <text:p text:style-name="P1">amid the cloudiness; but strangely indistinct, as though partly real,</text:p>
      <text:p text:style-name="P1">and partly formed of the mistiness through which they showed.</text:p>
      <text:p text:style-name="P1"></text:p>
      <text:p text:style-name="P1">For a long time, I waited, passively, with a sense of growing content.</text:p>
      <text:p text:style-name="P1">I had no longer that feeling of unutterable loneliness; but felt,</text:p>
      <text:p text:style-name="P1">rather, that I was less alone, than I had been for kalpas of years. This</text:p>
      <text:p text:style-name="P1">feeling of contentment, increased, so that I would have been satisfied</text:p>
      <text:p text:style-name="P1">to float in company with those celestial globules, forever.</text:p>
      <text:p text:style-name="P1"></text:p>
      <text:p text:style-name="P1">Ages slipped by, and I saw the shadowy faces, with increased frequency,</text:p>
      <text:p text:style-name="P1">also with greater plainness. Whether this was due to my soul having</text:p>
      <text:p text:style-name="P1">become more attuned to its surroundings, I cannot tell--probably it was</text:p>
      <text:p text:style-name="P1">so. But, however this may be, I am assured now, only of the fact that I</text:p>
      <text:p text:style-name="P1">became steadily more conscious of a new mystery about me, telling me</text:p>
      <text:p text:style-name="P1">that I had, indeed, penetrated within the borderland of some</text:p>
      <text:p text:style-name="P1">unthought-of region--some subtle, intangible place, or form, of</text:p>
      <text:p text:style-name="P1">existence.</text:p>
      <text:p text:style-name="P1"></text:p>
      <text:p text:style-name="P1">The enormous stream of luminous spheres continued to pass me, at an</text:p>
      <text:p text:style-name="P1">unvarying rate--countless millions; and still they came, showing no</text:p>
      <text:p text:style-name="P1">signs of ending, nor even diminishing.</text:p>
      <text:p text:style-name="P1"></text:p>
      <text:p text:style-name="P1">Then, as I was borne, silently, upon the unbuoying ether, I felt a</text:p>
      <text:p text:style-name="P1">sudden, irresistible, forward movement, toward one of the passing</text:p>
      <text:p text:style-name="P1">globes. An instant, and I was beside it. Then, I slid through, into the</text:p>
      <text:p text:style-name="P1">interior, without experiencing the least resistance, of any description.</text:p>
      <text:p text:style-name="P1">For a short while, I could see nothing; and waited, curiously.</text:p>
      <text:p text:style-name="P1"></text:p>
      <text:p text:style-name="P1"><text:soft-page-break/>All at once, I became aware that a sound broke the inconceivable</text:p>
      <text:p text:style-name="P1">stillness. It was like the murmur of a great sea at calm--a sea</text:p>
      <text:p text:style-name="P1">breathing in its sleep. Gradually, the mist that obscured my sight,</text:p>
      <text:p text:style-name="P1">began to thin away; and so, in time, my vision dwelt once again upon the</text:p>
      <text:p text:style-name="P1">silent surface of the Sea of Sleep.</text:p>
      <text:p text:style-name="P1"></text:p>
      <text:p text:style-name="P1">For a little, I gazed, and could scarcely believe I saw aright. I</text:p>
      <text:p text:style-name="P1">glanced 'round. There was the great globe of pale fire, swimming, as I</text:p>
      <text:p text:style-name="P1">had seen it before, a short distance above the dim horizon. To my left,</text:p>
      <text:p text:style-name="P1">far across the sea, I discovered, presently, a faint line, as of thin</text:p>
      <text:p text:style-name="P1">haze, which I guessed to be the shore, where my Love and I had met,</text:p>
      <text:p text:style-name="P1">during those wonderful periods of soul-wandering, that had been granted</text:p>
      <text:p text:style-name="P1">to me in the old earth days.</text:p>
      <text:p text:style-name="P1"></text:p>
      <text:p text:style-name="P1">Another, a troubled, memory came to me--of the Formless Thing that had</text:p>
      <text:p text:style-name="P1">haunted the shores of the Sea of Sleep. The guardian of that silent,</text:p>
      <text:p text:style-name="P1">echoless place. These, and other, details, I remembered, and knew,</text:p>
      <text:p text:style-name="P1">without doubt that I was looking out upon that same sea. With the</text:p>
      <text:p text:style-name="P1">assurance, I was filled with an overwhelming feeling of surprise, and</text:p>
      <text:p text:style-name="P1">joy, and shaken expectancy, conceiving it possible that I was about to</text:p>
      <text:p text:style-name="P1">see my Love, again. Intently, I gazed around; but could catch no sight</text:p>
      <text:p text:style-name="P1">of her. At that, for a little, I felt hopeless. Fervently, I prayed, and</text:p>
      <text:p text:style-name="P1">ever peered, anxiously.... How still was the sea!</text:p>
      <text:p text:style-name="P1"></text:p>
      <text:p text:style-name="P1">Down, far beneath me, I could see the many trails of changeful fire,</text:p>
      <text:p text:style-name="P1">that had drawn my attention, formerly. Vaguely, I wondered what caused</text:p>
      <text:p text:style-name="P1">them; also, I remembered that I had intended to ask my dear One about</text:p>
      <text:p text:style-name="P1">them, as well as many other matters--and I had been forced to leave her,</text:p>
      <text:p text:style-name="P1">before the half that I had wished to say, was said.</text:p>
      <text:p text:style-name="P1"></text:p>
      <text:p text:style-name="P1">My thoughts came back with a leap. I was conscious that something had</text:p>
      <text:p text:style-name="P1">touched me. I turned quickly. God, Thou wert indeed gracious--it was</text:p>
      <text:p text:style-name="P1">She! She looked up into my eyes, with an eager longing, and I looked</text:p>
      <text:p text:style-name="P1">down to her, with all my soul. I should like to have held her; but the</text:p>
      <text:p text:style-name="P1">glorious purity of her face, kept me afar. Then, out of the winding</text:p>
      <text:p text:style-name="P1">mist, she put her dear arms. Her whisper came to me, soft as the rustle</text:p>
      <text:p text:style-name="P1">of a passing cloud. 'Dearest!' she said. That was all; but I had heard,</text:p>
      <text:p text:style-name="P1">and, in a moment I held her to me--as I prayed--forever.</text:p>
      <text:p text:style-name="P1"></text:p>
      <text:p text:style-name="P1">In a little, she spoke of many things, and I listened. Willingly, would</text:p>
      <text:p text:style-name="P1">I have done so through all the ages that are to come. At times, I</text:p>
      <text:p text:style-name="P1">whispered back, and my whispers brought to her spirit face, once more,</text:p>
      <text:p text:style-name="P1">an indescribably delicate tint--the bloom of love. Later, I spoke more</text:p>
      <text:p text:style-name="P1">freely, and to each word she listened, and made answer, delightfully; so</text:p>
      <text:p text:style-name="P1">that, already, I was in Paradise.</text:p>
      <text:p text:style-name="P1"></text:p>
      <text:p text:style-name="P1">She and I; and nothing, save the silent, spacious void to see us; and</text:p>
      <text:p text:style-name="P1">only the quiet waters of the Sea of Sleep to hear us.</text:p>
      <text:p text:style-name="P1"></text:p>
      <text:p text:style-name="P1"><text:soft-page-break/>Long before, the floating multitude of cloud-enfolded spheres had</text:p>
      <text:p text:style-name="P1">vanished into nothingness. Thus, we looked upon the face of the</text:p>
      <text:p text:style-name="P1">slumberous deeps, and were alone. Alone, God, I would be thus alone in</text:p>
      <text:p text:style-name="P1">the hereafter, and yet be never lonely! I had her, and, greater than</text:p>
      <text:p text:style-name="P1">this, she had me. Aye, aeon-aged me; and on this thought, and some</text:p>
      <text:p text:style-name="P1">others, I hope to exist through the few remaining years that may yet lie</text:p>
      <text:p text:style-name="P1">between us.</text:p>
      <text:p text:style-name="P1"></text:p>
      <text:p text:style-name="P1"></text:p>
      <text:p text:style-name="P1"></text:p>
      <text:p text:style-name="P1">_XXI_</text:p>
      <text:p text:style-name="P1"></text:p>
      <text:p text:style-name="P1">THE DARK SUN</text:p>
      <text:p text:style-name="P1"></text:p>
      <text:p text:style-name="P1">How long our souls lay in the arms of joy, I cannot say; but, all at</text:p>
      <text:p text:style-name="P1">once, I was waked from my happiness, by a diminution of the pale and</text:p>
      <text:p text:style-name="P1">gentle light that lit the Sea of Sleep. I turned toward the huge, white</text:p>
      <text:p text:style-name="P1">orb, with a premonition of coming trouble. One side of it was curving</text:p>
      <text:p text:style-name="P1">inward, as though a convex, black shadow were sweeping across it. My</text:p>
      <text:p text:style-name="P1">memory went back. It was thus, that the darkness had come, before our</text:p>
      <text:p text:style-name="P1">last parting. I turned toward my Love, inquiringly. With a sudden</text:p>
      <text:p text:style-name="P1">knowledge of woe, I noticed how wan and unreal she had grown, even in</text:p>
      <text:p text:style-name="P1">that brief space. Her voice seemed to come to me from a distance. The</text:p>
      <text:p text:style-name="P1">touch of her hands was no more than the gentle pressure of a summer</text:p>
      <text:p text:style-name="P1">wind, and grew less perceptible.</text:p>
      <text:p text:style-name="P1"></text:p>
      <text:p text:style-name="P1">Already, quite half of the immense globe was shrouded. A feeling of</text:p>
      <text:p text:style-name="P1">desperation seized me. Was she about to leave me? Would she have to go,</text:p>
      <text:p text:style-name="P1">as she had gone before? I questioned her, anxiously, frightenedly; and</text:p>
      <text:p text:style-name="P1">she, nestling closer, explained, in that strange, faraway voice, that it</text:p>
      <text:p text:style-name="P1">was imperative she should leave me, before the Sun of Darkness--as she</text:p>
      <text:p text:style-name="P1">termed it--blotted out the light. At this confirmation of my fears, I</text:p>
      <text:p text:style-name="P1">was overcome with despair; and could only look, voicelessly, across the</text:p>
      <text:p text:style-name="P1">quiet plains of the silent sea.</text:p>
      <text:p text:style-name="P1"></text:p>
      <text:p text:style-name="P1">How swiftly the darkness spread across the face of the White Orb. Yet,</text:p>
      <text:p text:style-name="P1">in reality, the time must have been long, beyond human comprehension.</text:p>
      <text:p text:style-name="P1"></text:p>
      <text:p text:style-name="P1">At last, only a crescent of pale fire, lit the, now dim, Sea of Sleep.</text:p>
      <text:p text:style-name="P1">All this while, she had held me; but, with so soft a caress, that I had</text:p>
      <text:p text:style-name="P1">been scarcely conscious of it. We waited there, together, she and I;</text:p>
      <text:p text:style-name="P1">speechless, for very sorrow. In the dimming light, her face showed,</text:p>
      <text:p text:style-name="P1">shadowy--blending into the dusky mistiness that encircled us.</text:p>
      <text:p text:style-name="P1"></text:p>
      <text:p text:style-name="P1">Then, when a thin, curved line of soft light was all that lit the sea,</text:p>
      <text:p text:style-name="P1">she released me--pushing me from her, tenderly. Her voice sounded in my</text:p>
      <text:p text:style-name="P1">ears, 'I may not stay longer, Dear One.' It ended in a sob.</text:p>
      <text:p text:style-name="P1"></text:p>
      <text:p text:style-name="P1">She seemed to float away from me, and became invisible. Her voice came</text:p>
      <text:p text:style-name="P1"><text:soft-page-break/>to me, out of the shadows, faintly; apparently from a great distance:--</text:p>
      <text:p text:style-name="P1"></text:p>
      <text:p text:style-name="P1">'A little while--' It died away, remotely. In a breath, the Sea of</text:p>
      <text:p text:style-name="P1">Sleep darkened into night. Far to my left, I seemed to see, for a brief</text:p>
      <text:p text:style-name="P1">instant, a soft glow. It vanished, and, in the same moment, I became</text:p>
      <text:p text:style-name="P1">aware that I was no longer above the still sea; but once more suspended</text:p>
      <text:p text:style-name="P1">in infinite space, with the Green Sun--now eclipsed by a vast, dark</text:p>
      <text:p text:style-name="P1">sphere--before me.</text:p>
      <text:p text:style-name="P1"></text:p>
      <text:p text:style-name="P1">Utterly bewildered, I stared, almost unseeingly, at the ring of green</text:p>
      <text:p text:style-name="P1">flames, leaping above the dark edge. Even in the chaos of my thoughts, I</text:p>
      <text:p text:style-name="P1">wondered, dully, at their extraordinary shapes. A multitude of questions</text:p>
      <text:p text:style-name="P1">assailed me. I thought more of her, I had so lately seen, than of the</text:p>
      <text:p text:style-name="P1">sight before me. My grief, and thoughts of the future, filled me. Was I</text:p>
      <text:p text:style-name="P1">doomed to be separated from her, always? Even in the old earth-days, she</text:p>
      <text:p text:style-name="P1">had been mine, only for a little while; then she had left me, as I</text:p>
      <text:p text:style-name="P1">thought, forever. Since then, I had seen her but these times, upon the</text:p>
      <text:p text:style-name="P1">Sea of Sleep.</text:p>
      <text:p text:style-name="P1"></text:p>
      <text:p text:style-name="P1">A feeling of fierce resentment filled me, and miserable questionings.</text:p>
      <text:p text:style-name="P1">Why could I not have gone with my Love? What reason to keep us apart?</text:p>
      <text:p text:style-name="P1">Why had I to wait alone, while she slumbered through the years, on the</text:p>
      <text:p text:style-name="P1">still bosom of the Sea of Sleep? The Sea of Sleep! My thoughts turned,</text:p>
      <text:p text:style-name="P1">inconsequently, out of their channel of bitterness, to fresh, desperate</text:p>
      <text:p text:style-name="P1">questionings. Where was it? Where was it? I seemed to have but just</text:p>
      <text:p text:style-name="P1">parted from my Love, upon its quiet surface, and it had gone, utterly.</text:p>
      <text:p text:style-name="P1">It could not be far away! And the White Orb which I had seen hidden in</text:p>
      <text:p text:style-name="P1">the shadow of the Sun of Darkness! My sight dwelt upon the Green</text:p>
      <text:p text:style-name="P1">Sun--eclipsed. What had eclipsed it? Was there a vast, dead star</text:p>
      <text:p text:style-name="P1">circling it? Was the _Central_ Sun--as I had come to regard it--a double</text:p>
      <text:p text:style-name="P1">star? The thought had come, almost unbidden; yet why should it not</text:p>
      <text:p text:style-name="P1">be so?</text:p>
      <text:p text:style-name="P1"></text:p>
      <text:p text:style-name="P1">My thoughts went back to the White Orb. Strange, that it should have</text:p>
      <text:p text:style-name="P1">been--I stopped. An idea had come, suddenly. The White Orb and the Green</text:p>
      <text:p text:style-name="P1">Sun! Were they one and the same? My imagination wandered backward, and I</text:p>
      <text:p text:style-name="P1">remembered the luminous globe to which I had been so unaccountably</text:p>
      <text:p text:style-name="P1">attracted. It was curious that I should have forgotten it, even</text:p>
      <text:p text:style-name="P1">momentarily. Where were the others? I reverted again to the globe I had</text:p>
      <text:p text:style-name="P1">entered. I thought, for a time, and matters became clearer. I conceived</text:p>
      <text:p text:style-name="P1">that, by entering that impalpable globule, I had passed, at once, into</text:p>
      <text:p text:style-name="P1">some further, and, until then, invisible dimension; There, the Green Sun</text:p>
      <text:p text:style-name="P1">was still visible; but as a stupendous sphere of pale, white</text:p>
      <text:p text:style-name="P1">light--almost as though its ghost showed, and not its material part.</text:p>
      <text:p text:style-name="P1"></text:p>
      <text:p text:style-name="P1">A long time, I mused on the subject. I remembered how, on entering the</text:p>
      <text:p text:style-name="P1">sphere, I had, immediately, lost all sight of the others. For a still</text:p>
      <text:p text:style-name="P1">further period, I continued to revolve the different details in my mind.</text:p>
      <text:p text:style-name="P1"></text:p>
      <text:p text:style-name="P1"><text:soft-page-break/>In a while, my thoughts turned to other things. I came more into the</text:p>
      <text:p text:style-name="P1">present, and began to look about me, seeingly. For the first time, I</text:p>
      <text:p text:style-name="P1">perceived that innumerable rays, of a subtle, violet hue, pierced the</text:p>
      <text:p text:style-name="P1">strange semi-darkness, in all directions. They radiated from the fiery</text:p>
      <text:p text:style-name="P1">rim of the Green Sun. They seemed to grow upon my vision, so that, in a</text:p>
      <text:p text:style-name="P1">little, I saw that they were countless. The night was filled with</text:p>
      <text:p text:style-name="P1">them--spreading outward from the Green Sun, fan-wise. I concluded that I</text:p>
      <text:p text:style-name="P1">was enabled to see them, by reason of the Sun's glory being cut off by</text:p>
      <text:p text:style-name="P1">the eclipse. They reached right out into space, and vanished.</text:p>
      <text:p text:style-name="P1"></text:p>
      <text:p text:style-name="P1">Gradually, as I looked, I became aware that fine points of intensely</text:p>
      <text:p text:style-name="P1">brilliant light, traversed the rays. Many of them seemed to travel from</text:p>
      <text:p text:style-name="P1">the Green Sun, into distance. Others came out of the void, toward the</text:p>
      <text:p text:style-name="P1">Sun; but one and all, each kept strictly to the ray in which it</text:p>
      <text:p text:style-name="P1">traveled. Their speed was inconceivably great; and it was only when they</text:p>
      <text:p text:style-name="P1">neared the Green Sun, or as they left it, that I could see them as</text:p>
      <text:p text:style-name="P1">separate specks of light. Further from the sun, they became thin lines</text:p>
      <text:p text:style-name="P1">of vivid fire within the violet.</text:p>
      <text:p text:style-name="P1"></text:p>
      <text:p text:style-name="P1">The discovery of these rays, and the moving sparks, interested me,</text:p>
      <text:p text:style-name="P1">extraordinarily. To where did they lead, in such countless profusion? I</text:p>
      <text:p text:style-name="P1">thought of the worlds in space.... And those sparks! Messengers!</text:p>
      <text:p text:style-name="P1">Possibly, the idea was fantastic; but I was not conscious of its being</text:p>
      <text:p text:style-name="P1">so. Messengers! Messengers from the Central Sun!</text:p>
      <text:p text:style-name="P1"></text:p>
      <text:p text:style-name="P1">An idea evolved itself, slowly. Was the Green Sun the abode of some</text:p>
      <text:p text:style-name="P1">vast Intelligence? The thought was bewildering. Visions of the Unnameable</text:p>
      <text:p text:style-name="P1">rose, vaguely. Had I, indeed, come upon the dwelling-place of the</text:p>
      <text:p text:style-name="P1">Eternal? For a time, I repelled the thought, dumbly. It was too</text:p>
      <text:p text:style-name="P1">stupendous. Yet....</text:p>
      <text:p text:style-name="P1"></text:p>
      <text:p text:style-name="P1">Huge, vague thoughts had birth within me. I felt, suddenly, terribly</text:p>
      <text:p text:style-name="P1">naked. And an awful Nearness, shook me.</text:p>
      <text:p text:style-name="P1"></text:p>
      <text:p text:style-name="P1">And Heaven ...! Was that an illusion?</text:p>
      <text:p text:style-name="P1"></text:p>
      <text:p text:style-name="P1">My thoughts came and went, erratically. The Sea of Sleep--and she!</text:p>
      <text:p text:style-name="P1">Heaven.... I came back, with a bound, to the present. Somewhere, out of</text:p>
      <text:p text:style-name="P1">the void behind me, there rushed an immense, dark body--huge and silent.</text:p>
      <text:p text:style-name="P1">It was a dead star, hurling onward to the burying place of the stars. It</text:p>
      <text:p text:style-name="P1">drove between me and the Central Suns--blotting them out from my vision,</text:p>
      <text:p text:style-name="P1">and plunging me into an impenetrable night.</text:p>
      <text:p text:style-name="P1"></text:p>
      <text:p text:style-name="P1">An age, and I saw again the violet rays. A great while later--aeons it</text:p>
      <text:p text:style-name="P1">must have been--a circular glow grew in the sky, ahead, and I saw the</text:p>
      <text:p text:style-name="P1">edge of the receding star, show darkly against it. Thus, I knew that it</text:p>
      <text:p text:style-name="P1">was nearing the Central Suns. Presently, I saw the bright ring of the</text:p>
      <text:p text:style-name="P1">Green Sun, show plainly against the night The star had passed into the</text:p>
      <text:p text:style-name="P1">shadow of the Dead Sun. After that, I just waited. The strange years</text:p>
      <text:p text:style-name="P1"><text:soft-page-break/>went slowly, and ever, I watched, intently.</text:p>
      <text:p text:style-name="P1"></text:p>
      <text:p text:style-name="P1">'The thing I had expected, came at last--suddenly, awfully. A vast</text:p>
      <text:p text:style-name="P1">flare of dazzling light. A streaming burst of white flame across the</text:p>
      <text:p text:style-name="P1">dark void. For an indefinite while, it soared outward--a gigantic</text:p>
      <text:p text:style-name="P1">mushroom of fire. It ceased to grow. Then, as time went by, it began to</text:p>
      <text:p text:style-name="P1">sink backward, slowly. I saw, now, that it came from a huge, glowing</text:p>
      <text:p text:style-name="P1">spot near the center of the Dark Sun. Mighty flames, still soared</text:p>
      <text:p text:style-name="P1">outward from this. Yet, spite of its size, the grave of the star was no</text:p>
      <text:p text:style-name="P1">more than the shining of Jupiter upon the face of an ocean, when</text:p>
      <text:p text:style-name="P1">compared with the inconceivable mass of the Dead Sun.</text:p>
      <text:p text:style-name="P1"></text:p>
      <text:p text:style-name="P1">I may remark here, once more, that no words will ever convey to the</text:p>
      <text:p text:style-name="P1">imagination, the enormous bulk of the two Central Suns.</text:p>
      <text:p text:style-name="P1"></text:p>
      <text:p text:style-name="P1"></text:p>
      <text:p text:style-name="P1"></text:p>
      <text:p text:style-name="P1">_XXII_</text:p>
      <text:p text:style-name="P1"></text:p>
      <text:p text:style-name="P1">THE DARK NEBULA</text:p>
      <text:p text:style-name="P1"></text:p>
      <text:p text:style-name="P1">Years melted into the past, centuries, aeons. The light of the</text:p>
      <text:p text:style-name="P1">incandescent star, sank to a furious red.</text:p>
      <text:p text:style-name="P1"></text:p>
      <text:p text:style-name="P1">It was later, that I saw the dark nebula--at first, an impalpable</text:p>
      <text:p text:style-name="P1">cloud, away to my right. It grew, steadily, to a clot of blackness in</text:p>
      <text:p text:style-name="P1">the night. How long I watched, it is impossible to say; for time, as we</text:p>
      <text:p text:style-name="P1">count it, was a thing of the past. It came closer, a shapeless</text:p>
      <text:p text:style-name="P1">monstrosity of darkness--tremendous. It seemed to slip across the night,</text:p>
      <text:p text:style-name="P1">sleepily--a very hell-fog. Slowly, it slid nearer, and passed into the</text:p>
      <text:p text:style-name="P1">void, between me and the Central Suns. It was as though a curtain had</text:p>
      <text:p text:style-name="P1">been drawn before my vision. A strange tremor of fear took me, and a</text:p>
      <text:p text:style-name="P1">fresh sense of wonder.</text:p>
      <text:p text:style-name="P1"></text:p>
      <text:p text:style-name="P1">The green twilight that had reigned for so many millions of years, had</text:p>
      <text:p text:style-name="P1">now given place to impenetrable gloom. Motionless, I peered about me. A</text:p>
      <text:p text:style-name="P1">century fled, and it seemed to me that I detected occasional dull glows</text:p>
      <text:p text:style-name="P1">of red, passing me at intervals.</text:p>
      <text:p text:style-name="P1"></text:p>
      <text:p text:style-name="P1">Earnestly, I gazed, and, presently, seemed to see circular masses, that</text:p>
      <text:p text:style-name="P1">showed muddily red, within the clouded blackness. They appeared to be</text:p>
      <text:p text:style-name="P1">growing out of the nebulous murk. Awhile, and they became plainer to my</text:p>
      <text:p text:style-name="P1">accustomed vision. I could see them, now, with a fair amount of</text:p>
      <text:p text:style-name="P1">distinctness--ruddy-tinged spheres, similar, in size, to the luminous</text:p>
      <text:p text:style-name="P1">globes that I had seen, so long previously.</text:p>
      <text:p text:style-name="P1"></text:p>
      <text:p text:style-name="P1">They floated past me, continually. Gradually, a peculiar uneasiness</text:p>
      <text:p text:style-name="P1">seized me. I became aware of a growing feeling of repugnance and dread.</text:p>
      <text:p text:style-name="P1">It was directed against those passing orbs, and seemed born of intuitive</text:p>
      <text:p text:style-name="P1"><text:soft-page-break/>knowledge, rather than of any real cause or reason.</text:p>
      <text:p text:style-name="P1"></text:p>
      <text:p text:style-name="P1">Some of the passing globes were brighter than others; and, it was from</text:p>
      <text:p text:style-name="P1">one of these, that a face looked, suddenly. A face, human in its</text:p>
      <text:p text:style-name="P1">outline; but so tortured with woe, that I stared, aghast. I had not</text:p>
      <text:p text:style-name="P1">thought there was such sorrow, as I saw there. I was conscious of an</text:p>
      <text:p text:style-name="P1">added sense of pain, on perceiving that the eyes, which glared so</text:p>
      <text:p text:style-name="P1">wildly, were sightless. A while longer, I saw it; then it had passed on,</text:p>
      <text:p text:style-name="P1">into the surrounding gloom. After this, I saw others--all wearing that</text:p>
      <text:p text:style-name="P1">look of hopeless sorrow; and blind.</text:p>
      <text:p text:style-name="P1"></text:p>
      <text:p text:style-name="P1">A long time went by, and I became aware that I was nearer to the orbs,</text:p>
      <text:p text:style-name="P1">than I had been. At this, I grew uneasy; though I was less in fear of</text:p>
      <text:p text:style-name="P1">those strange globules, than I had been, before seeing their sorrowful</text:p>
      <text:p text:style-name="P1">inhabitants; for sympathy had tempered my fear.</text:p>
      <text:p text:style-name="P1"></text:p>
      <text:p text:style-name="P1">Later, there was no doubt but that I was being carried closer to the</text:p>
      <text:p text:style-name="P1">red spheres, and, presently, I floated among them. In awhile, I</text:p>
      <text:p text:style-name="P1">perceived one bearing down upon me. I was helpless to move from its</text:p>
      <text:p text:style-name="P1">path. In a minute, it seemed, it was upon me, and I was submerged in a</text:p>
      <text:p text:style-name="P1">deep red mist. This cleared, and I stared, confusedly, across the</text:p>
      <text:p text:style-name="P1">immense breadth of the Plain of Silence. It appeared just as I had first</text:p>
      <text:p text:style-name="P1">seen it. I was moving forward, steadily, across its surface. Away ahead,</text:p>
      <text:p text:style-name="P1">shone the vast, blood-red ring [15] that lit the place. All around, was</text:p>
      <text:p text:style-name="P1">spread the extraordinary desolation of stillness, that had so impressed</text:p>
      <text:p text:style-name="P1">me during my previous wanderings across its starkness.</text:p>
      <text:p text:style-name="P1"></text:p>
      <text:p text:style-name="P1">Presently, I saw, rising up into the ruddy gloom, the distant peaks of</text:p>
      <text:p text:style-name="P1">the mighty amphitheatre of mountains, where, untold ages before, I had</text:p>
      <text:p text:style-name="P1">been shown my first glimpse of the terrors that underlie many things;</text:p>
      <text:p text:style-name="P1">and where, vast and silent, watched by a thousand mute gods, stands the</text:p>
      <text:p text:style-name="P1">replica of this house of mysteries--this house that I had seen swallowed</text:p>
      <text:p text:style-name="P1">up in that hell-fire, ere the earth had kissed the sun, and vanished</text:p>
      <text:p text:style-name="P1">for ever.</text:p>
      <text:p text:style-name="P1"></text:p>
      <text:p text:style-name="P1">Though I could see the crests of the mountain-amphitheatre, yet it was</text:p>
      <text:p text:style-name="P1">a great while before their lower portions became visible. Possibly, this</text:p>
      <text:p text:style-name="P1">was due to the strange, ruddy haze, that seemed to cling to the surface</text:p>
      <text:p text:style-name="P1">of the Plain. However, be this as it may, I saw them at last.</text:p>
      <text:p text:style-name="P1"></text:p>
      <text:p text:style-name="P1">In a still further space of time, I had come so close to the mountains,</text:p>
      <text:p text:style-name="P1">that they appeared to overhang me. Presently, I saw the great rift, open</text:p>
      <text:p text:style-name="P1">before me, and I drifted into it; without volition on my part.</text:p>
      <text:p text:style-name="P1"></text:p>
      <text:p text:style-name="P1">Later, I came out upon the breadth of the enormous arena. There, at an</text:p>
      <text:p text:style-name="P1">apparent distance of some five miles, stood the House, huge, monstrous</text:p>
      <text:p text:style-name="P1">and silent--lying in the very center of that stupendous amphitheatre. So</text:p>
      <text:p text:style-name="P1">far as I could see, it had not altered in any way; but looked as though</text:p>
      <text:p text:style-name="P1">it were only yesterday that I had seen it. Around, the grim, dark</text:p>
      <text:p text:style-name="P1"><text:soft-page-break/>mountains frowned down upon me from their lofty silences.</text:p>
      <text:p text:style-name="P1"></text:p>
      <text:p text:style-name="P1">Far to my right, away up among inaccessible peaks, loomed the enormous</text:p>
      <text:p text:style-name="P1">bulk of the great Beast-god. Higher, I saw the hideous form of the dread</text:p>
      <text:p text:style-name="P1">goddess, rising up through the red gloom, thousands of fathoms above</text:p>
      <text:p text:style-name="P1">me. To the left, I made out the monstrous Eyeless-Thing, grey and</text:p>
      <text:p text:style-name="P1">inscrutable. Further off, reclining on its lofty ledge, the livid</text:p>
      <text:p text:style-name="P1">Ghoul-Shape showed--a splash of sinister color, among the dark</text:p>
      <text:p text:style-name="P1">mountains.</text:p>
      <text:p text:style-name="P1"></text:p>
      <text:p text:style-name="P1">Slowly, I moved out across the great arena--floating. As I went, I made</text:p>
      <text:p text:style-name="P1">out the dim forms of many of the other lurking Horrors that peopled</text:p>
      <text:p text:style-name="P1">those supreme heights.</text:p>
      <text:p text:style-name="P1"></text:p>
      <text:p text:style-name="P1">Gradually, I neared the House, and my thoughts flashed back across the</text:p>
      <text:p text:style-name="P1">abyss of years. I remembered the dread Specter of the Place. A short</text:p>
      <text:p text:style-name="P1">while passed, and I saw that I was being wafted directly toward the</text:p>
      <text:p text:style-name="P1">enormous mass of that silent building.</text:p>
      <text:p text:style-name="P1"></text:p>
      <text:p text:style-name="P1">About this time, I became aware, in an indifferent sort of way, of a</text:p>
      <text:p text:style-name="P1">growing sense of numbness, that robbed me of the fear, which I should</text:p>
      <text:p text:style-name="P1">otherwise have felt, on approaching that awesome Pile. As it was, I</text:p>
      <text:p text:style-name="P1">viewed it, calmly--much as a man views calamity through the haze of his</text:p>
      <text:p text:style-name="P1">tobacco smoke.</text:p>
      <text:p text:style-name="P1"></text:p>
      <text:p text:style-name="P1">In a little while, I had come so close to the House, as to be able to</text:p>
      <text:p text:style-name="P1">distinguish many of the details about it. The longer I looked, the more</text:p>
      <text:p text:style-name="P1">was I confirmed in my long-ago impressions of its entire similitude to</text:p>
      <text:p text:style-name="P1">this strange house. Save in its enormous size, I could find</text:p>
      <text:p text:style-name="P1">nothing unlike.</text:p>
      <text:p text:style-name="P1"></text:p>
      <text:p text:style-name="P1">Suddenly, as I stared, a great feeling of amazement filled me. I had</text:p>
      <text:p text:style-name="P1">come opposite to that part, where the outer door, leading into the</text:p>
      <text:p text:style-name="P1">study, is situated. There, lying right across the threshold, lay a great</text:p>
      <text:p text:style-name="P1">length of coping stone, identical--save in size and color--with the</text:p>
      <text:p text:style-name="P1">piece I had dislodged in my fight with the Pit-creatures.</text:p>
      <text:p text:style-name="P1"></text:p>
      <text:p text:style-name="P1">I floated nearer, and my astonishment increased, as I noted that the</text:p>
      <text:p text:style-name="P1">door was broken partly from its hinges, precisely in the manner that my</text:p>
      <text:p text:style-name="P1">study door had been forced inward, by the assaults of the Swine-things.</text:p>
      <text:p text:style-name="P1">The sight started a train of thoughts, and I began to trace, dimly,</text:p>
      <text:p text:style-name="P1">that the attack on this house, might have a far deeper significance than</text:p>
      <text:p text:style-name="P1">I had, hitherto, imagined. I remembered how, long ago, in the old</text:p>
      <text:p text:style-name="P1">earth-days, I had half suspected that, in some unexplainable manner,</text:p>
      <text:p text:style-name="P1">this house, in which I live, was _en rapport_--to use a recognized</text:p>
      <text:p text:style-name="P1">term--with that other tremendous structure, away in the midst of that</text:p>
      <text:p text:style-name="P1">incomparable Plain.</text:p>
      <text:p text:style-name="P1"></text:p>
      <text:p text:style-name="P1">Now, however, it began to be borne upon me, that I had but vaguely</text:p>
      <text:p text:style-name="P1"><text:soft-page-break/>conceived what the realization of my suspicion meant. I began to</text:p>
      <text:p text:style-name="P1">understand, with a more than human clearness, that the attack I had</text:p>
      <text:p text:style-name="P1">repelled, was, in some extraordinary manner, connected with an attack</text:p>
      <text:p text:style-name="P1">upon that strange edifice.</text:p>
      <text:p text:style-name="P1"></text:p>
      <text:p text:style-name="P1">With a curious inconsequence, my thoughts abruptly left the matter; to</text:p>
      <text:p text:style-name="P1">dwell, wonderingly, upon the peculiar material, out of which the House</text:p>
      <text:p text:style-name="P1">was constructed. It was--as I have mentioned, earlier--of a deep, green</text:p>
      <text:p text:style-name="P1">color. Yet, now that I had come so close to it, I perceived that it</text:p>
      <text:p text:style-name="P1">fluctuated at times, though slightly--glowing and fading, much as do the</text:p>
      <text:p text:style-name="P1">fumes of phosphorus, when rubbed upon the hand, in the dark.</text:p>
      <text:p text:style-name="P1"></text:p>
      <text:p text:style-name="P1">Presently, my attention was distracted from this, by coming to the</text:p>
      <text:p text:style-name="P1">great entrance. Here, for the first time, I was afraid; for, all in a</text:p>
      <text:p text:style-name="P1">moment, the huge doors swung back, and I drifted in between them,</text:p>
      <text:p text:style-name="P1">helplessly. Inside, all was blackness, impalpable. In an instant, I had</text:p>
      <text:p text:style-name="P1">crossed the threshold, and the great doors closed, silently, shutting me</text:p>
      <text:p text:style-name="P1">in that lightless place.</text:p>
      <text:p text:style-name="P1"></text:p>
      <text:p text:style-name="P1">For a while, I seemed to hang, motionless; suspended amid the darkness.</text:p>
      <text:p text:style-name="P1">Then, I became conscious that I was moving again; where, I could not</text:p>
      <text:p text:style-name="P1">tell. Suddenly, far down beneath me, I seemed to hear a murmurous noise</text:p>
      <text:p text:style-name="P1">of Swine-laughter. It sank away, and the succeeding silence appeared</text:p>
      <text:p text:style-name="P1">clogged with horror.</text:p>
      <text:p text:style-name="P1"></text:p>
      <text:p text:style-name="P1">Then a door opened somewhere ahead; a white haze of light filtered</text:p>
      <text:p text:style-name="P1">through, and I floated slowly into a room, that seemed strangely</text:p>
      <text:p text:style-name="P1">familiar. All at once, there came a bewildering, screaming noise, that</text:p>
      <text:p text:style-name="P1">deafened me. I saw a blurred vista of visions, flaming before my sight.</text:p>
      <text:p text:style-name="P1">My senses were dazed, through the space of an eternal moment. Then, my</text:p>
      <text:p text:style-name="P1">power of seeing, came back to me. The dizzy, hazy feeling passed, and I</text:p>
      <text:p text:style-name="P1">saw, clearly.</text:p>
      <text:p text:style-name="P1"></text:p>
      <text:p text:style-name="P1"></text:p>
      <text:p text:style-name="P1"></text:p>
      <text:p text:style-name="P1">_XXIII_</text:p>
      <text:p text:style-name="P1"></text:p>
      <text:p text:style-name="P1">PEPPER</text:p>
      <text:p text:style-name="P1"></text:p>
      <text:p text:style-name="P1">I was seated in my chair, back again in this old study. My glance</text:p>
      <text:p text:style-name="P1">wandered 'round the room. For a minute, it had a strange, quivery</text:p>
      <text:p text:style-name="P1">appearance--unreal and unsubstantial. This disappeared, and I saw that</text:p>
      <text:p text:style-name="P1">nothing was altered in any way. I looked toward the end window--the</text:p>
      <text:p text:style-name="P1">blind was up.</text:p>
      <text:p text:style-name="P1"></text:p>
      <text:p text:style-name="P1">I rose to my feet, shakily. As I did so, a slight noise, in the</text:p>
      <text:p text:style-name="P1">direction of the door, attracted my attention. I glanced toward it. For</text:p>
      <text:p text:style-name="P1">a short instant, it appeared to me that it was being closed, gently. I</text:p>
      <text:p text:style-name="P1">stared, and saw that I must have been mistaken--it seemed closely shut.</text:p>
      <text:p text:style-name="P1"><text:soft-page-break/></text:p>
      <text:p text:style-name="P1">With a succession of efforts, I trod my way to the window, and looked</text:p>
      <text:p text:style-name="P1">out. The sun was just rising, lighting up the tangled wilderness of</text:p>
      <text:p text:style-name="P1">gardens. For, perhaps, a minute, I stood, and stared. I passed my hand,</text:p>
      <text:p text:style-name="P1">confusedly, across my forehead.</text:p>
      <text:p text:style-name="P1"></text:p>
      <text:p text:style-name="P1">Presently, amid the chaos of my senses, a sudden thought came to me; I</text:p>
      <text:p text:style-name="P1">turned, quickly, and called to Pepper. There was no answer, and I</text:p>
      <text:p text:style-name="P1">stumbled across the room, in a quick access of fear. As I went, I tried</text:p>
      <text:p text:style-name="P1">to frame his name; but my lips were numb. I reached the table, and</text:p>
      <text:p text:style-name="P1">stooped down to him, with a catching at my heart. He was lying in the</text:p>
      <text:p text:style-name="P1">shadow of the table, and I had not been able to see him, distinctly,</text:p>
      <text:p text:style-name="P1">from the window. Now, as I stooped, I took my breath, shortly. There was</text:p>
      <text:p text:style-name="P1">no Pepper; instead, I was reaching toward an elongated, little heap of</text:p>
      <text:p text:style-name="P1">grey, ashlike dust....</text:p>
      <text:p text:style-name="P1"></text:p>
      <text:p text:style-name="P1">I must have remained, in that half-stooped position, for some minutes.</text:p>
      <text:p text:style-name="P1">I was dazed--stunned. Pepper had really passed into the land of shadows.</text:p>
      <text:p text:style-name="P1"></text:p>
      <text:p text:style-name="P1"></text:p>
      <text:p text:style-name="P1"></text:p>
      <text:p text:style-name="P1">_XXIV_</text:p>
      <text:p text:style-name="P1"></text:p>
      <text:p text:style-name="P1">THE FOOTSTEPS IN THE GARDEN</text:p>
      <text:p text:style-name="P1"></text:p>
      <text:p text:style-name="P1">Pepper is dead! Even now, at times, I seem scarcely able to realize</text:p>
      <text:p text:style-name="P1">that this is so. It is many weeks, since I came back from that strange</text:p>
      <text:p text:style-name="P1">and terrible journey through space and time. Sometimes, in my sleep, I</text:p>
      <text:p text:style-name="P1">dream about it, and go through, in imagination, the whole of that</text:p>
      <text:p text:style-name="P1">fearsome happening. When I wake, my thoughts dwell upon it. That</text:p>
      <text:p text:style-name="P1">Sun--those Suns, were they indeed the great Central Suns, 'round which</text:p>
      <text:p text:style-name="P1">the whole universe, of the unknown heavens, revolves? Who shall say? And</text:p>
      <text:p text:style-name="P1">the bright globules, floating forever in the light of the Green Sun! And</text:p>
      <text:p text:style-name="P1">the Sea of Sleep on which they float! How unbelievable it all is. If it</text:p>
      <text:p text:style-name="P1">were not for Pepper, I should, even after the many extraordinary things</text:p>
      <text:p text:style-name="P1">that I have witnessed, be inclined to imagine that it was but a gigantic</text:p>
      <text:p text:style-name="P1">dream. Then, there is that dreadful, dark nebula (with its multitudes of</text:p>
      <text:p text:style-name="P1">red spheres) moving always within the shadow of the Dark Sun, sweeping</text:p>
      <text:p text:style-name="P1">along on its stupendous orbit, wrapped eternally in gloom. And the faces</text:p>
      <text:p text:style-name="P1">that peered out at me! God, do they, and does such a thing really</text:p>
      <text:p text:style-name="P1">exist? ... There is still that little heap of grey ash, on my study</text:p>
      <text:p text:style-name="P1">floor. I will not have it touched.</text:p>
      <text:p text:style-name="P1"></text:p>
      <text:p text:style-name="P1">At times, when I am calmer, I have wondered what became of the outer</text:p>
      <text:p text:style-name="P1">planets of the Solar System. It has occurred to me, that they may have</text:p>
      <text:p text:style-name="P1">broken loose from the sun's attraction, and whirled away into space.</text:p>
      <text:p text:style-name="P1">This is, of course, only a surmise. There are so many things, about</text:p>
      <text:p text:style-name="P1">which I wonder.</text:p>
      <text:p text:style-name="P1"></text:p>
      <text:p text:style-name="P1"><text:soft-page-break/>Now that I am writing, let me record that I am certain, there is</text:p>
      <text:p text:style-name="P1">something horrible about to happen. Last night, a thing occurred, which</text:p>
      <text:p text:style-name="P1">has filled me with an even greater terror, than did the Pit fear. I will</text:p>
      <text:p text:style-name="P1">write it down now, and, if anything more happens, endeavor to make a</text:p>
      <text:p text:style-name="P1">note of it, at once. I have a feeling, that there is more in this last</text:p>
      <text:p text:style-name="P1">affair, than in all those others. I am shaky and nervous, even now, as I</text:p>
      <text:p text:style-name="P1">write. Somehow, I think death is not very far away. Not that I fear</text:p>
      <text:p text:style-name="P1">death--as death is understood. Yet, there is that in the air, which bids</text:p>
      <text:p text:style-name="P1">me fear--an intangible, cold horror. I felt it last night. It</text:p>
      <text:p text:style-name="P1">was thus:--</text:p>
      <text:p text:style-name="P1"></text:p>
      <text:p text:style-name="P1">Last night, I was sitting here in my study, writing. The door, leading</text:p>
      <text:p text:style-name="P1">into the garden, was half open. At times, the metallic rattle of a dog's</text:p>
      <text:p text:style-name="P1">chain, sounded faintly. It belongs to the dog I have bought, since</text:p>
      <text:p text:style-name="P1">Pepper's death. I will not have him in the house--not after Pepper.</text:p>
      <text:p text:style-name="P1">Still, I have felt it better to have a dog about the place. They are</text:p>
      <text:p text:style-name="P1">wonderful creatures.</text:p>
      <text:p text:style-name="P1"></text:p>
      <text:p text:style-name="P1">I was much engrossed in my work, and the time passed, quickly.</text:p>
      <text:p text:style-name="P1">Suddenly, I heard a soft noise on the path, outside in the garden--pad,</text:p>
      <text:p text:style-name="P1">pad, pad, it went, with a stealthy, curious sound. I sat upright, with a</text:p>
      <text:p text:style-name="P1">quick movement, and looked out through the opened door. Again the noise</text:p>
      <text:p text:style-name="P1">came--pad, pad, pad. It appeared to be approaching. With a slight</text:p>
      <text:p text:style-name="P1">feeling of nervousness, I stared into the gardens; but the night hid</text:p>
      <text:p text:style-name="P1">everything.</text:p>
      <text:p text:style-name="P1"></text:p>
      <text:p text:style-name="P1">Then the dog gave a long howl, and I started. For a minute, perhaps, I</text:p>
      <text:p text:style-name="P1">peered, intently; but could hear nothing. After a little, I picked up</text:p>
      <text:p text:style-name="P1">the pen, which I had laid down, and recommenced my work. The nervous</text:p>
      <text:p text:style-name="P1">feeling had gone; for I imagined that the sound I had heard, was nothing</text:p>
      <text:p text:style-name="P1">more than the dog walking 'round his kennel, at the length of his chain.</text:p>
      <text:p text:style-name="P1"></text:p>
      <text:p text:style-name="P1">A quarter of an hour may have passed; then, all at once, the dog howled</text:p>
      <text:p text:style-name="P1">again, and with such a plaintively sorrowful note, that I jumped to my</text:p>
      <text:p text:style-name="P1">feet, dropping my pen, and inking the page on which I was at work.</text:p>
      <text:p text:style-name="P1"></text:p>
      <text:p text:style-name="P1">'Curse that dog!' I muttered, noting what I had done. Then, even as I</text:p>
      <text:p text:style-name="P1">said the words, there sounded again that queer--pad, pad, pad. It was</text:p>
      <text:p text:style-name="P1">horribly close--almost by the door, I thought. I knew, now, that it</text:p>
      <text:p text:style-name="P1">could not be the dog; his chain would not allow him to come so near.</text:p>
      <text:p text:style-name="P1"></text:p>
      <text:p text:style-name="P1">The dog's growl came again, and I noted, subconsciously, the taint of</text:p>
      <text:p text:style-name="P1">fear in it.</text:p>
      <text:p text:style-name="P1"></text:p>
      <text:p text:style-name="P1">Outside, on the windowsill, I could see Tip, my sister's pet cat. As I</text:p>
      <text:p text:style-name="P1">looked, it sprang to its feet, its tail swelling, visibly. For an</text:p>
      <text:p text:style-name="P1">instant it stood thus; seeming to stare, fixedly, at something, in the</text:p>
      <text:p text:style-name="P1">direction of the door. Then, quickly, it began to back along the sill;</text:p>
      <text:p text:style-name="P1">until, reaching the wall at the end, it could go no further. There it</text:p>
      <text:p text:style-name="P1"><text:soft-page-break/>stood, rigid, as though frozen in an attitude of extraordinary terror.</text:p>
      <text:p text:style-name="P1"></text:p>
      <text:p text:style-name="P1">Frightened, and puzzled, I seized a stick from the corner, and went</text:p>
      <text:p text:style-name="P1">toward the door, silently; taking one of the candles with me. I had come</text:p>
      <text:p text:style-name="P1">to within a few paces of it, when, suddenly, a peculiar sense of fear</text:p>
      <text:p text:style-name="P1">thrilled through me--a fear, palpitant and real; whence, I knew not, nor</text:p>
      <text:p text:style-name="P1">why. So great was the feeling of terror, that I wasted no time; but</text:p>
      <text:p text:style-name="P1">retreated straight-way--walking backward, and keeping my gaze,</text:p>
      <text:p text:style-name="P1">fearfully, on the door. I would have given much, to rush at it, fling it</text:p>
      <text:p text:style-name="P1">to, and shoot the bolts; for I have had it repaired and strengthened,</text:p>
      <text:p text:style-name="P1">so that, now, it is far stronger than ever it has been. Like Tip, I</text:p>
      <text:p text:style-name="P1">continued my, almost unconscious, progress backward, until the wall</text:p>
      <text:p text:style-name="P1">brought me up. At that, I started, nervously, and glanced 'round,</text:p>
      <text:p text:style-name="P1">apprehensively. As I did so, my eyes dwelt, momentarily, on the rack of</text:p>
      <text:p text:style-name="P1">firearms, and I took a step toward them; but stopped, with a curious</text:p>
      <text:p text:style-name="P1">feeling that they would be needless. Outside, in the gardens, the dog</text:p>
      <text:p text:style-name="P1">moaned, strangely.</text:p>
      <text:p text:style-name="P1"></text:p>
      <text:p text:style-name="P1">Suddenly, from the cat, there came a fierce, long screech. I glanced,</text:p>
      <text:p text:style-name="P1">jerkily, in its direction--Something, luminous and ghostly, encircled</text:p>
      <text:p text:style-name="P1">it, and grew upon my vision. It resolved into a glowing hand,</text:p>
      <text:p text:style-name="P1">transparent, with a lambent, greenish flame flickering over it. The cat</text:p>
      <text:p text:style-name="P1">gave a last, awful caterwaul, and I saw it smoke and blaze. My breath</text:p>
      <text:p text:style-name="P1">came with a gasp, and I leant against the wall. Over that part of the</text:p>
      <text:p text:style-name="P1">window there spread a smudge, green and fantastic. It hid the thing from</text:p>
      <text:p text:style-name="P1">me, though the glare of fire shone through, dully. A stench of burning,</text:p>
      <text:p text:style-name="P1">stole into the room.</text:p>
      <text:p text:style-name="P1"></text:p>
      <text:p text:style-name="P1">Pad, pad, pad--Something passed down the garden path, and a faint,</text:p>
      <text:p text:style-name="P1">mouldy odor seemed to come in through the open door, and mingle with the</text:p>
      <text:p text:style-name="P1">burnt smell.</text:p>
      <text:p text:style-name="P1"></text:p>
      <text:p text:style-name="P1">The dog had been silent for a few moments. Now, I heard him yowl,</text:p>
      <text:p text:style-name="P1">sharply, as though in pain. Then, he was quiet, save for an occasional,</text:p>
      <text:p text:style-name="P1">subdued whimper of fear.</text:p>
      <text:p text:style-name="P1"></text:p>
      <text:p text:style-name="P1">A minute went by; then the gate on the West side of the gardens,</text:p>
      <text:p text:style-name="P1">slammed, distantly. After that, nothing; not even the dog's whine.</text:p>
      <text:p text:style-name="P1"></text:p>
      <text:p text:style-name="P1">I must have stood there some minutes. Then a fragment of courage stole</text:p>
      <text:p text:style-name="P1">into my heart, and I made a frightened rush at the door, dashed it to,</text:p>
      <text:p text:style-name="P1">and bolted it. After that, for a full half-hour, I sat,</text:p>
      <text:p text:style-name="P1">helpless--staring before me, rigidly.</text:p>
      <text:p text:style-name="P1"></text:p>
      <text:p text:style-name="P1">Slowly, my life came back into me, and I made my way, shakily,</text:p>
      <text:p text:style-name="P1">up-stairs to bed.</text:p>
      <text:p text:style-name="P1"></text:p>
      <text:p text:style-name="P1">That is all.</text:p>
      <text:p text:style-name="P1"></text:p>
      <text:p text:style-name="P1"><text:soft-page-break/></text:p>
      <text:p text:style-name="P1"></text:p>
      <text:p text:style-name="P1">_XXV_</text:p>
      <text:p text:style-name="P1"></text:p>
      <text:p text:style-name="P1">THE THING FROM THE ARENA</text:p>
      <text:p text:style-name="P1"></text:p>
      <text:p text:style-name="P1">This morning, early, I went through the gardens; but found everything</text:p>
      <text:p text:style-name="P1">as usual. Near the door, I examined the path, for footprints; yet, here</text:p>
      <text:p text:style-name="P1">again, there was nothing to tell me whether, or not, I dreamed</text:p>
      <text:p text:style-name="P1">last night.</text:p>
      <text:p text:style-name="P1"></text:p>
      <text:p text:style-name="P1">It was only when I came to speak to the dog, that I discovered tangible</text:p>
      <text:p text:style-name="P1">proof, that something did happen. When I went to his kennel, he kept</text:p>
      <text:p text:style-name="P1">inside, crouching up in one corner, and I had to coax him, to get him</text:p>
      <text:p text:style-name="P1">out. When, finally, he consented to come, it was in a strangely cowed</text:p>
      <text:p text:style-name="P1">and subdued manner. As I patted him, my attention was attracted to a</text:p>
      <text:p text:style-name="P1">greenish patch, on his left flank. On examining it, I found, that the</text:p>
      <text:p text:style-name="P1">fur and skin had been apparently, burnt off; for the flesh showed, raw</text:p>
      <text:p text:style-name="P1">and scorched. The shape of the mark was curious, reminding me of the</text:p>
      <text:p text:style-name="P1">imprint of a large talon or hand.</text:p>
      <text:p text:style-name="P1"></text:p>
      <text:p text:style-name="P1">I stood up, thoughtful. My gaze wandered toward the study window. The</text:p>
      <text:p text:style-name="P1">rays of the rising sun, shimmered on the smoky patch in the lower</text:p>
      <text:p text:style-name="P1">corner, causing it to fluctuate from green to red, oddly. Ah! that was</text:p>
      <text:p text:style-name="P1">undoubtedly another proof; and, suddenly, the horrible Thing I saw last</text:p>
      <text:p text:style-name="P1">night, rose in my mind. I looked at the dog, again. I knew the cause,</text:p>
      <text:p text:style-name="P1">now, of that hateful looking wound on his side--I knew, also, that, what</text:p>
      <text:p text:style-name="P1">I had seen last night, had been a real happening. And a great discomfort</text:p>
      <text:p text:style-name="P1">filled me. Pepper! Tip! And now this poor animal ...! I glanced at the</text:p>
      <text:p text:style-name="P1">dog again, and noticed that he was licking at his wound.</text:p>
      <text:p text:style-name="P1"></text:p>
      <text:p text:style-name="P1">'Poor brute!' I muttered, and bent to pat his head. At that, he got</text:p>
      <text:p text:style-name="P1">upon his feet, nosing and licking my hand, wistfully.</text:p>
      <text:p text:style-name="P1"></text:p>
      <text:p text:style-name="P1">Presently, I left him, having other matters to which to attend.</text:p>
      <text:p text:style-name="P1"></text:p>
      <text:p text:style-name="P1">After dinner, I went to see him, again. He seemed quiet, and</text:p>
      <text:p text:style-name="P1">disinclined to leave his kennel. From my sister, I have learnt that he</text:p>
      <text:p text:style-name="P1">has refused all food today. She appeared a little puzzled, when she told</text:p>
      <text:p text:style-name="P1">me; though quite unsuspicious of anything of which to be afraid.</text:p>
      <text:p text:style-name="P1"></text:p>
      <text:p text:style-name="P1">The day has passed, uneventfully enough. After tea, I went, again, to</text:p>
      <text:p text:style-name="P1">have a look at the dog. He seemed moody, and somewhat restless; yet</text:p>
      <text:p text:style-name="P1">persisted in remaining in his kennel. Before locking up, for the night,</text:p>
      <text:p text:style-name="P1">I moved his kennel out, away from the wall, so that I shall be able to</text:p>
      <text:p text:style-name="P1">watch it from the small window, tonight. The thought came to me, to</text:p>
      <text:p text:style-name="P1">bring him into the house for the night; but consideration has decided</text:p>
      <text:p text:style-name="P1">me, to let him remain out. I cannot say that the house is, in any</text:p>
      <text:p text:style-name="P1">degree, less to be feared than the gardens. Pepper was in the house,</text:p>
      <text:p text:style-name="P1"><text:soft-page-break/>and yet....</text:p>
      <text:p text:style-name="P1"></text:p>
      <text:p text:style-name="P1">It is now two o'clock. Since eight, I have watched the kennel, from the</text:p>
      <text:p text:style-name="P1">small, side window in my study. Yet, nothing has occurred, and I am too</text:p>
      <text:p text:style-name="P1">tired to watch longer. I will go to bed....</text:p>
      <text:p text:style-name="P1"></text:p>
      <text:p text:style-name="P1">During the night, I was restless. This is unusual for me; but, toward</text:p>
      <text:p text:style-name="P1">morning, I obtained a few hours' sleep.</text:p>
      <text:p text:style-name="P1"></text:p>
      <text:p text:style-name="P1">I rose early, and, after breakfast, visited the dog. He was quiet; but</text:p>
      <text:p text:style-name="P1">morose, and refused to leave his kennel. I wish there was some horse</text:p>
      <text:p text:style-name="P1">doctor near here; I would have the poor brute looked to. All day, he has</text:p>
      <text:p text:style-name="P1">taken no food; but has shown an evident desire for water--lapping it up,</text:p>
      <text:p text:style-name="P1">greedily. I was relieved to observe this.</text:p>
      <text:p text:style-name="P1"></text:p>
      <text:p text:style-name="P1">The evening has come, and I am in my study. I intend to follow my plan</text:p>
      <text:p text:style-name="P1">of last night, and watch the kennel. The door, leading into the garden,</text:p>
      <text:p text:style-name="P1">is bolted, securely. I am consciously glad there are bars to the</text:p>
      <text:p text:style-name="P1">windows....</text:p>
      <text:p text:style-name="P1"></text:p>
      <text:p text:style-name="P1">Night:--Midnight has gone. The dog has been silent, up to the present.</text:p>
      <text:p text:style-name="P1">Through the side window, on my left, I can make out, dimly, the outlines</text:p>
      <text:p text:style-name="P1">of the kennel. For the first time, the dog moves, and I hear the rattle</text:p>
      <text:p text:style-name="P1">of his chain. I look out, quickly. As I stare, the dog moves again,</text:p>
      <text:p text:style-name="P1">restlessly, and I see a small patch of luminous light, shine from the</text:p>
      <text:p text:style-name="P1">interior of the kennel. It vanishes; then the dog stirs again, and, once</text:p>
      <text:p text:style-name="P1">more, the gleam comes. I am puzzled. The dog is quiet, and I can see the</text:p>
      <text:p text:style-name="P1">luminous thing, plainly. It shows distinctly. There is something</text:p>
      <text:p text:style-name="P1">familiar about the shape of it. For a moment, I wonder; then it comes to</text:p>
      <text:p text:style-name="P1">me, that it is not unlike the four fingers and thumb of a hand. Like a</text:p>
      <text:p text:style-name="P1">hand! And I remember the contour of that fearsome wound on the dog's</text:p>
      <text:p text:style-name="P1">side. It must be the wound I see. It is luminous at night--Why? The</text:p>
      <text:p text:style-name="P1">minutes pass. My mind is filled with this fresh thing....</text:p>
      <text:p text:style-name="P1"></text:p>
      <text:p text:style-name="P1">Suddenly, I hear a sound, out in the gardens. How it thrills through</text:p>
      <text:p text:style-name="P1">me. It is approaching. Pad, pad, pad. A prickly sensation traverses my</text:p>
      <text:p text:style-name="P1">spine, and seems to creep across my scalp. The dog moves in his kennel,</text:p>
      <text:p text:style-name="P1">and whimpers, frightenedly. He must have turned 'round; for, now, I can</text:p>
      <text:p text:style-name="P1">no longer see the outline of his shining wound.</text:p>
      <text:p text:style-name="P1"></text:p>
      <text:p text:style-name="P1">Outside, the gardens are silent, once more, and I listen, fearfully. A</text:p>
      <text:p text:style-name="P1">minute passes, and another; then I hear the padding sound, again. It is</text:p>
      <text:p text:style-name="P1">quite close, and appears to be coming down the graveled path. The noise</text:p>
      <text:p text:style-name="P1">is curiously measured and deliberate. It ceases outside the door; and I</text:p>
      <text:p text:style-name="P1">rise to my feet, and stand motionless. From the door, comes a slight</text:p>
      <text:p text:style-name="P1">sound--the latch is being slowly raised. A singing noise is in my ears,</text:p>
      <text:p text:style-name="P1">and I have a sense of pressure about the head--</text:p>
      <text:p text:style-name="P1"></text:p>
      <text:p text:style-name="P1">The latch drops, with a sharp click, into the catch. The noise startles</text:p>
      <text:p text:style-name="P1"><text:soft-page-break/>me afresh; jarring, horribly, on my tense nerves. After that, I stand,</text:p>
      <text:p text:style-name="P1">for a long while, amid an ever-growing quietness. All at once, my knees</text:p>
      <text:p text:style-name="P1">begin to tremble, and I have to sit, quickly.</text:p>
      <text:p text:style-name="P1"></text:p>
      <text:p text:style-name="P1">An uncertain period of time passes, and, gradually, I begin to shake</text:p>
      <text:p text:style-name="P1">off the feeling of terror, that has possessed me. Yet, still I sit. I</text:p>
      <text:p text:style-name="P1">seem to have lost the power of movement. I am strangely tired, and</text:p>
      <text:p text:style-name="P1">inclined to doze. My eyes open and close, and, presently, I find myself</text:p>
      <text:p text:style-name="P1">falling asleep, and waking, in fits and starts.</text:p>
      <text:p text:style-name="P1"></text:p>
      <text:p text:style-name="P1">It is some time later, that I am sleepily aware that one of the candles</text:p>
      <text:p text:style-name="P1">is guttering. When I wake again, it has gone out, and the room is very</text:p>
      <text:p text:style-name="P1">dim, under the light of the one remaining flame. The semi-darkness</text:p>
      <text:p text:style-name="P1">troubles me little. I have lost that awful sense of dread, and my only</text:p>
      <text:p text:style-name="P1">desire seems to be to sleep--sleep.</text:p>
      <text:p text:style-name="P1"></text:p>
      <text:p text:style-name="P1">Suddenly, although there is no noise, I am awake--wide awake. I am</text:p>
      <text:p text:style-name="P1">acutely conscious of the nearness of some mystery, of some overwhelming</text:p>
      <text:p text:style-name="P1">Presence. The very air seems pregnant with terror. I sit huddled, and</text:p>
      <text:p text:style-name="P1">just listen, intently. Still, there is no sound. Nature, herself, seems</text:p>
      <text:p text:style-name="P1">dead. Then, the oppressive stillness is broken by a little eldritch</text:p>
      <text:p text:style-name="P1">scream of wind, that sweeps 'round the house, and dies away, remotely.</text:p>
      <text:p text:style-name="P1"></text:p>
      <text:p text:style-name="P1">I let my gaze wander across the half-lighted room. By the great clock</text:p>
      <text:p text:style-name="P1">in the far corner, is a dark, tall shadow. For a short instant, I stare,</text:p>
      <text:p text:style-name="P1">frightenedly. Then, I see that it is nothing, and am, momentarily,</text:p>
      <text:p text:style-name="P1">relieved.</text:p>
      <text:p text:style-name="P1"></text:p>
      <text:p text:style-name="P1">In the time that follows, the thought flashes through my brain, why</text:p>
      <text:p text:style-name="P1">not leave this house--this house of mystery and terror? Then, as though</text:p>
      <text:p text:style-name="P1">in answer, there sweeps up, across my sight, a vision of the wondrous</text:p>
      <text:p text:style-name="P1">Sea of Sleep,--the Sea of Sleep where she and I have been allowed to</text:p>
      <text:p text:style-name="P1">meet, after the years of separation and sorrow; and I know that I shall</text:p>
      <text:p text:style-name="P1">stay on here, whatever happens.</text:p>
      <text:p text:style-name="P1"></text:p>
      <text:p text:style-name="P1">Through the side window, I note the somber blackness of the night. My</text:p>
      <text:p text:style-name="P1">glance wanders away, and 'round the room; resting on one shadowy object</text:p>
      <text:p text:style-name="P1">and another. Suddenly, I turn, and look at the window on my right; as I</text:p>
      <text:p text:style-name="P1">do so, I breathe quickly, and bend forward, with a frightened gaze at</text:p>
      <text:p text:style-name="P1">something outside the window, but close to the bars. I am looking at a</text:p>
      <text:p text:style-name="P1">vast, misty swine-face, over which fluctuates a flamboyant flame, of a</text:p>
      <text:p text:style-name="P1">greenish hue. It is the Thing from the arena. The quivering mouth seems</text:p>
      <text:p text:style-name="P1">to drip with a continual, phosphorescent slaver. The eyes are staring</text:p>
      <text:p text:style-name="P1">straight into the room, with an inscrutable expression. Thus, I sit</text:p>
      <text:p text:style-name="P1">rigidly--frozen.</text:p>
      <text:p text:style-name="P1"></text:p>
      <text:p text:style-name="P1">The Thing has begun to move. It is turning, slowly, in my direction.</text:p>
      <text:p text:style-name="P1">Its face is coming 'round toward me. It sees me. Two huge, inhumanly</text:p>
      <text:p text:style-name="P1">human, eyes are looking through the dimness at me. I am cold with fear;</text:p>
      <text:p text:style-name="P1"><text:soft-page-break/>yet, even now, I am keenly conscious, and note, in an irrelevant way,</text:p>
      <text:p text:style-name="P1">that the distant stars are blotted out by the mass of the giant face.</text:p>
      <text:p text:style-name="P1"></text:p>
      <text:p text:style-name="P1">A fresh horror has come to me. I am rising from my chair, without the</text:p>
      <text:p text:style-name="P1">least intention. I am on my feet, and something is impelling me toward</text:p>
      <text:p text:style-name="P1">the door that leads out into the gardens. I wish to stop; but cannot.</text:p>
      <text:p text:style-name="P1">Some immutable power is opposed to my will, and I go slowly forward,</text:p>
      <text:p text:style-name="P1">unwilling and resistant. My glance flies 'round the room, helplessly,</text:p>
      <text:p text:style-name="P1">and stops at the window. The great swine-face has disappeared, and I</text:p>
      <text:p text:style-name="P1">hear, again, that stealthy pad, pad, pad. It stops outside the</text:p>
      <text:p text:style-name="P1">door--the door toward which I am being compelled....</text:p>
      <text:p text:style-name="P1"></text:p>
      <text:p text:style-name="P1">There succeeds a short, intense silence; then there comes a sound. It</text:p>
      <text:p text:style-name="P1">is the rattle of the latch, being slowly lifted. At that, I am filled</text:p>
      <text:p text:style-name="P1">with desperation. I will not go forward another step. I make a vast</text:p>
      <text:p text:style-name="P1">effort to return; but it is, as though I press back, upon an invisible</text:p>
      <text:p text:style-name="P1">wall. I groan out loud, in the agony of my fear, and the sound of my</text:p>
      <text:p text:style-name="P1">voice is frightening. Again comes that rattle, and I shiver, clammily. I</text:p>
      <text:p text:style-name="P1">try--aye, fight and struggle, to hold back, _back_; but it is no use....</text:p>
      <text:p text:style-name="P1"></text:p>
      <text:p text:style-name="P1">I am at the door, and, in a mechanical way, I watch my hand go forward,</text:p>
      <text:p text:style-name="P1">to undo the topmost bolt. It does so, entirely without my volition. Even</text:p>
      <text:p text:style-name="P1">as I reach up toward the bolt, the door is violently shaken, and I get a</text:p>
      <text:p text:style-name="P1">sickly whiff of mouldy air, which seems to drive in through the</text:p>
      <text:p text:style-name="P1">interstices of the doorway. I draw the bolt back, slowly, fighting,</text:p>
      <text:p text:style-name="P1">dumbly, the while. It comes out of its socket, with a click, and I begin</text:p>
      <text:p text:style-name="P1">to shake, aguishly. There are two more; one at the bottom of the door;</text:p>
      <text:p text:style-name="P1">the other, a massive affair, is placed about the middle.</text:p>
      <text:p text:style-name="P1"></text:p>
      <text:p text:style-name="P1">For, perhaps a minute, I stand, with my arms hanging slackly, by my</text:p>
      <text:p text:style-name="P1">sides. The influence to meddle with the fastenings of the door, seems to</text:p>
      <text:p text:style-name="P1">have gone. All at once, there comes the sudden rattle of iron, at my</text:p>
      <text:p text:style-name="P1">feet. I glance down, quickly, and realize, with an unspeakable terror,</text:p>
      <text:p text:style-name="P1">that my foot is pushing back the lower bolt. An awful sense of</text:p>
      <text:p text:style-name="P1">helplessness assails me.... The bolt comes out of its hold, with a</text:p>
      <text:p text:style-name="P1">slight, ringing sound and I stagger on my feet, grasping at the great,</text:p>
      <text:p text:style-name="P1">central bolt, for support. A minute passes, an eternity; then</text:p>
      <text:p text:style-name="P1">another----My God, help me! I am being forced to work upon the last</text:p>
      <text:p text:style-name="P1">fastening. _I will not!_ Better to die, than open to the Terror, that is</text:p>
      <text:p text:style-name="P1">on the other side of the door. Is there no escape ...? God help me, I</text:p>
      <text:p text:style-name="P1">have jerked the bolt half out of its socket! My lips emit a hoarse</text:p>
      <text:p text:style-name="P1">scream of terror, the bolt is three parts drawn, now, and still my</text:p>
      <text:p text:style-name="P1">unconscious hands work toward my doom. Only a fraction of steel, between</text:p>
      <text:p text:style-name="P1">my soul and That. Twice, I scream out in the supreme agony of my fear;</text:p>
      <text:p text:style-name="P1">then, with a mad effort, I tear my hands away. My eyes seem blinded. A</text:p>
      <text:p text:style-name="P1">great blackness is falling upon me. Nature has come to my rescue. I feel</text:p>
      <text:p text:style-name="P1">my knees giving. There is a loud, quick thudding upon the door, and I am</text:p>
      <text:p text:style-name="P1">falling, falling....</text:p>
      <text:p text:style-name="P1"></text:p>
      <text:p text:style-name="P1"><text:soft-page-break/>I must have lain there, at least a couple of hours. As I recover, I am</text:p>
      <text:p text:style-name="P1">aware that the other candle has burnt out, and the room is in an almost</text:p>
      <text:p text:style-name="P1">total darkness. I cannot rise to my feet, for I am cold, and filled with</text:p>
      <text:p text:style-name="P1">a terrible cramp. Yet my brain is clear, and there is no longer the</text:p>
      <text:p text:style-name="P1">strain of that unholy influence.</text:p>
      <text:p text:style-name="P1"></text:p>
      <text:p text:style-name="P1">Cautiously, I get upon my knees, and feel for the central bolt. I find</text:p>
      <text:p text:style-name="P1">it, and push it securely back into its socket; then the one at the</text:p>
      <text:p text:style-name="P1">bottom of the door. By this time, I am able to rise to my feet, and so</text:p>
      <text:p text:style-name="P1">manage to secure the fastening at the top. After that, I go down upon my</text:p>
      <text:p text:style-name="P1">knees, again, and creep away among the furniture, in the direction of</text:p>
      <text:p text:style-name="P1">the stairs. By doing this, I am safe from observation from the window.</text:p>
      <text:p text:style-name="P1"></text:p>
      <text:p text:style-name="P1">I reach the opposite door, and, as I leave the study, cast one nervous</text:p>
      <text:p text:style-name="P1">glance over my shoulder, toward the window. Out in the night, I seem to</text:p>
      <text:p text:style-name="P1">catch a glimpse of something impalpable; but it may be only a fancy.</text:p>
      <text:p text:style-name="P1">Then, I am in the passage, and on the stairs.</text:p>
      <text:p text:style-name="P1"></text:p>
      <text:p text:style-name="P1">Reaching my bedroom, I clamber into bed, all clothed as I am, and pull</text:p>
      <text:p text:style-name="P1">the bedclothes over me. There, after awhile, I begin to regain a little</text:p>
      <text:p text:style-name="P1">confidence. It is impossible to sleep; but I am grateful for the added</text:p>
      <text:p text:style-name="P1">warmth of the bedclothes. Presently, I try to think over the happenings</text:p>
      <text:p text:style-name="P1">of the past night; but, though I cannot sleep, I find that it is</text:p>
      <text:p text:style-name="P1">useless, to attempt consecutive thought. My brain seems curiously blank.</text:p>
      <text:p text:style-name="P1"></text:p>
      <text:p text:style-name="P1">Toward morning, I begin to toss, uneasily. I cannot rest, and, after</text:p>
      <text:p text:style-name="P1">awhile, I get out of bed, and pace the floor. The wintry dawn is</text:p>
      <text:p text:style-name="P1">beginning to creep through the windows, and shows the bare discomfort of</text:p>
      <text:p text:style-name="P1">the old room. Strange, that, through all these years, it has never</text:p>
      <text:p text:style-name="P1">occurred to me how dismal the place really is. And so a time passes.</text:p>
      <text:p text:style-name="P1"></text:p>
      <text:p text:style-name="P1">From somewhere down stairs, a sound comes up to me. I go to the bedroom</text:p>
      <text:p text:style-name="P1">door, and listen. It is Mary, bustling about the great, old kitchen,</text:p>
      <text:p text:style-name="P1">getting the breakfast ready. I feel little interest. I am not hungry. My</text:p>
      <text:p text:style-name="P1">thoughts, however; continue to dwell upon her. How little the weird</text:p>
      <text:p text:style-name="P1">happenings in this house seem to trouble her. Except in the incident of</text:p>
      <text:p text:style-name="P1">the Pit creatures, she has seemed unconscious of anything unusual</text:p>
      <text:p text:style-name="P1">occurring. She is old, like myself; yet how little we have to do with</text:p>
      <text:p text:style-name="P1">one another. Is it because we have nothing in common; or only that,</text:p>
      <text:p text:style-name="P1">being old, we care less for society, than quietness? These and other</text:p>
      <text:p text:style-name="P1">matters pass through my mind, as I meditate; and help to distract my</text:p>
      <text:p text:style-name="P1">attention, for a while, from the oppressive thoughts of the night.</text:p>
      <text:p text:style-name="P1"></text:p>
      <text:p text:style-name="P1">After a time, I go to the window, and, opening it, look out. The sun is</text:p>
      <text:p text:style-name="P1">now above the horizon, and the air, though cold, is sweet and crisp.</text:p>
      <text:p text:style-name="P1">Gradually, my brain clears, and a sense of security, for the time being,</text:p>
      <text:p text:style-name="P1">comes to me. Somewhat happier, I go down stairs, and out into the</text:p>
      <text:p text:style-name="P1">garden, to have a look at the dog.</text:p>
      <text:p text:style-name="P1"></text:p>
      <text:p text:style-name="P1"><text:soft-page-break/>As I approach the kennel, I am greeted by the same mouldy stench that</text:p>
      <text:p text:style-name="P1">assailed me at the door last night. Shaking off a momentary sense of</text:p>
      <text:p text:style-name="P1">fear, I call to the dog; but he takes no heed, and, after calling once</text:p>
      <text:p text:style-name="P1">more, I throw a small stone into the kennel. At this, he moves,</text:p>
      <text:p text:style-name="P1">uneasily, and I shout his name, again; but do not go closer. Presently,</text:p>
      <text:p text:style-name="P1">my sister comes out, and joins me, in trying to coax him from</text:p>
      <text:p text:style-name="P1">the kennel.</text:p>
      <text:p text:style-name="P1"></text:p>
      <text:p text:style-name="P1">In a little the poor beast rises, and shambles out lurching queerly. In</text:p>
      <text:p text:style-name="P1">the daylight he stands swaying from side to side, and blinking stupidly.</text:p>
      <text:p text:style-name="P1">I look and note that the horrid wound is larger, much larger, and seems</text:p>
      <text:p text:style-name="P1">to have a whitish, fungoid appearance. My sister moves to fondle him;</text:p>
      <text:p text:style-name="P1">but I detain her, and explain that I think it will be better not to go</text:p>
      <text:p text:style-name="P1">too near him for a few days; as it is impossible to tell what may be the</text:p>
      <text:p text:style-name="P1">matter with him; and it is well to be cautious.</text:p>
      <text:p text:style-name="P1"></text:p>
      <text:p text:style-name="P1">A minute later, she leaves me; coming back with a basin of odd scraps</text:p>
      <text:p text:style-name="P1">of food. This she places on the ground, near the dog, and I push it into</text:p>
      <text:p text:style-name="P1">his reach, with the aid of a branch, broken from one of the shrubs. Yet,</text:p>
      <text:p text:style-name="P1">though the meat should be tempting, he takes no notice of it; but</text:p>
      <text:p text:style-name="P1">retires to his kennel. There is still water in his drinking vessel, so,</text:p>
      <text:p text:style-name="P1">after a few moments' talk, we go back to the house. I can see that my</text:p>
      <text:p text:style-name="P1">sister is much puzzled as to what is the matter with the animal; yet it</text:p>
      <text:p text:style-name="P1">would be madness, even to hint the truth to her.</text:p>
      <text:p text:style-name="P1"></text:p>
      <text:p text:style-name="P1">The day slips away, uneventfully; and night comes on. I have determined</text:p>
      <text:p text:style-name="P1">to repeat my experiment of last night. I cannot say that it is wisdom;</text:p>
      <text:p text:style-name="P1">yet my mind is made up. Still, however, I have taken precautions; for I</text:p>
      <text:p text:style-name="P1">have driven stout nails in at the back of each of the three bolts, that</text:p>
      <text:p text:style-name="P1">secure the door, opening from the study into the gardens. This will, at</text:p>
      <text:p text:style-name="P1">least, prevent a recurrence of the danger I ran last night.</text:p>
      <text:p text:style-name="P1"></text:p>
      <text:p text:style-name="P1">From ten to about two-thirty, I watch; but nothing occurs; and,</text:p>
      <text:p text:style-name="P1">finally, I stumble off to bed, where I am soon asleep.</text:p>
      <text:p text:style-name="P1"></text:p>
      <text:p text:style-name="P1"></text:p>
      <text:p text:style-name="P1"></text:p>
      <text:p text:style-name="P1">_XXVI_</text:p>
      <text:p text:style-name="P1"></text:p>
      <text:p text:style-name="P1">THE LUMINOUS SPECK</text:p>
      <text:p text:style-name="P1"></text:p>
      <text:p text:style-name="P1">I awake suddenly. It is still dark. I turn over, once or twice, in my</text:p>
      <text:p text:style-name="P1">endeavors to sleep again; but I cannot sleep. My head is aching,</text:p>
      <text:p text:style-name="P1">slightly; and, by turns I am hot and cold. In a little, I give up the</text:p>
      <text:p text:style-name="P1">attempt, and stretch out my hand, for the matches. I will light my</text:p>
      <text:p text:style-name="P1">candle, and read, awhile; perhaps, I shall be able to sleep, after a</text:p>
      <text:p text:style-name="P1">time. For a few moments, I grope; then my hand touches the box; but, as</text:p>
      <text:p text:style-name="P1">I open it, I am startled, to see a phosphorescent speck of fire, shining</text:p>
      <text:p text:style-name="P1">amid the darkness. I put out my other hand, and touch it. It is on my</text:p>
      <text:p text:style-name="P1"><text:soft-page-break/>wrist. With a feeling of vague alarm, I strike a light, hurriedly, and</text:p>
      <text:p text:style-name="P1">look; but can see nothing, save a tiny scratch.</text:p>
      <text:p text:style-name="P1"></text:p>
      <text:p text:style-name="P1">'Fancy!' I mutter, with a half sigh of relief. Then the match burns my</text:p>
      <text:p text:style-name="P1">finger, and I drop it, quickly. As I fumble for another, the thing</text:p>
      <text:p text:style-name="P1">shines out again. I know, now, that it is no fancy. This time, I light</text:p>
      <text:p text:style-name="P1">the candle, and examine the place, more closely. There is a slight,</text:p>
      <text:p text:style-name="P1">greenish discoloration 'round the scratch. I am puzzled and worried.</text:p>
      <text:p text:style-name="P1">Then a thought comes to me. I remember the morning after the Thing</text:p>
      <text:p text:style-name="P1">appeared. I remember that the dog licked my hand. It was this one, with</text:p>
      <text:p text:style-name="P1">the scratch on it; though I have not been even conscious of the</text:p>
      <text:p text:style-name="P1">abasement, until now. A horrible fear has come to me. It creeps into my</text:p>
      <text:p text:style-name="P1">brain--the dog's wound, shines at night. With a dazed feeling, I sit</text:p>
      <text:p text:style-name="P1">down on the side of the bed, and try to think; but cannot. My brain</text:p>
      <text:p text:style-name="P1">seems numbed with the sheer horror of this new fear.</text:p>
      <text:p text:style-name="P1"></text:p>
      <text:p text:style-name="P1">Time moves on, unheeded. Once, I rouse up, and try to persuade myself</text:p>
      <text:p text:style-name="P1">that I am mistaken; but it is no use. In my heart, I have no doubt.</text:p>
      <text:p text:style-name="P1"></text:p>
      <text:p text:style-name="P1">Hour after hour, I sit in the darkness and silence, and shiver,</text:p>
      <text:p text:style-name="P1">hopelessly....</text:p>
      <text:p text:style-name="P1"></text:p>
      <text:p text:style-name="P1">The day has come and gone, and it is night again.</text:p>
      <text:p text:style-name="P1"></text:p>
      <text:p text:style-name="P1">This morning, early, I shot the dog, and buried it, away among the</text:p>
      <text:p text:style-name="P1">bushes. My sister is startled and frightened; but I am desperate.</text:p>
      <text:p text:style-name="P1">Besides, it is better so. The foul growth had almost hidden its left</text:p>
      <text:p text:style-name="P1">side. And I--the place on my wrist has enlarged, perceptibly. Several</text:p>
      <text:p text:style-name="P1">times, I have caught myself muttering prayers--little things learnt as a</text:p>
      <text:p text:style-name="P1">child. God, Almighty God, help me! I shall go mad.</text:p>
      <text:p text:style-name="P1"></text:p>
      <text:p text:style-name="P1">Six days, and I have eaten nothing. It is night. I am sitting in my</text:p>
      <text:p text:style-name="P1">chair. Ah, God! I wonder have any ever felt the horror of life that I</text:p>
      <text:p text:style-name="P1">have come to know? I am swathed in terror. I feel ever the burning of</text:p>
      <text:p text:style-name="P1">this dread growth. It has covered all my right arm and side, and is</text:p>
      <text:p text:style-name="P1">beginning to creep up my neck. Tomorrow, it will eat into my face. I</text:p>
      <text:p text:style-name="P1">shall become a terrible mass of living corruption. There is no escape.</text:p>
      <text:p text:style-name="P1">Yet, a thought has come to me, born of a sight of the gun-rack, on the</text:p>
      <text:p text:style-name="P1">other side of the room. I have looked again--with the strangest of</text:p>
      <text:p text:style-name="P1">feelings. The thought grows upon me. God, Thou knowest, Thou must know,</text:p>
      <text:p text:style-name="P1">that death is better, aye, better a thousand times than This. This!</text:p>
      <text:p text:style-name="P1">Jesus, forgive me, but I cannot live, cannot, cannot! I dare not! I am</text:p>
      <text:p text:style-name="P1">beyond all help--there is nothing else left. It will, at least, spare</text:p>
      <text:p text:style-name="P1">me that final horror....</text:p>
      <text:p text:style-name="P1"></text:p>
      <text:p text:style-name="P1">I think I must have been dozing. I am very weak, and oh! so miserable,</text:p>
      <text:p text:style-name="P1">so miserable and tired--tired. The rustle of the paper, tries my brain.</text:p>
      <text:p text:style-name="P1">My hearing seems preternaturally sharp. I will sit awhile and think....</text:p>
      <text:p text:style-name="P1"></text:p>
      <text:p text:style-name="P1"><text:soft-page-break/>"Hush! I hear something, down--down in the cellars. It is a creaking</text:p>
      <text:p text:style-name="P1">sound. My God, it is the opening of the great, oak trap. What can be</text:p>
      <text:p text:style-name="P1">doing that? The scratching of my pen deafens me ... I must listen....</text:p>
      <text:p text:style-name="P1">There are steps on the stairs; strange padding steps, that come up and</text:p>
      <text:p text:style-name="P1">nearer.... Jesus, be merciful to me, an old man. There is something</text:p>
      <text:p text:style-name="P1">fumbling at the door-handle. O God, help me now! Jesus--The door is</text:p>
      <text:p text:style-name="P1">opening--slowly. Somethi--"</text:p>
      <text:p text:style-name="P1"></text:p>
      <text:p text:style-name="P1">That is all[16]</text:p>
      <text:p text:style-name="P1"></text:p>
      <text:p text:style-name="P1"></text:p>
      <text:p text:style-name="P1"></text:p>
      <text:p text:style-name="P1">_XXVII_</text:p>
      <text:p text:style-name="P1"></text:p>
      <text:p text:style-name="P1">CONCLUSION</text:p>
      <text:p text:style-name="P1"></text:p>
      <text:p text:style-name="P1">I put down the Manuscript, and glanced across at Tonnison: he was</text:p>
      <text:p text:style-name="P1">sitting, staring out into the dark. I waited a minute; then I spoke.</text:p>
      <text:p text:style-name="P1"></text:p>
      <text:p text:style-name="P1">"Well?" I said.</text:p>
      <text:p text:style-name="P1"></text:p>
      <text:p text:style-name="P1">He turned, slowly, and looked at me. His thoughts seemed to have gone</text:p>
      <text:p text:style-name="P1">out of him into a great distance.</text:p>
      <text:p text:style-name="P1"></text:p>
      <text:p text:style-name="P1">"Was he mad?" I asked, and indicated the MS., with a half nod.</text:p>
      <text:p text:style-name="P1"></text:p>
      <text:p text:style-name="P1">Tonnison stared at me, unseeingly, a moment; then, his wits came back to</text:p>
      <text:p text:style-name="P1">him, and, suddenly, he comprehended my question.</text:p>
      <text:p text:style-name="P1"></text:p>
      <text:p text:style-name="P1">"No!" he said.</text:p>
      <text:p text:style-name="P1"></text:p>
      <text:p text:style-name="P1">I opened my lips, to offer a contradictory opinion; for my sense of the</text:p>
      <text:p text:style-name="P1">saneness of things, would not allow me to take the story literally; then</text:p>
      <text:p text:style-name="P1">I shut them again, without saying anything. Somehow, the certainty in</text:p>
      <text:p text:style-name="P1">Tonnison's voice affected my doubts. I felt, all at once, less assured;</text:p>
      <text:p text:style-name="P1">though I was by no means convinced as yet.</text:p>
      <text:p text:style-name="P1"></text:p>
      <text:p text:style-name="P1">After a few moments' silence, Tonnison rose, stiffly, and began to</text:p>
      <text:p text:style-name="P1">undress. He seemed disinclined to talk; so I said nothing; but followed</text:p>
      <text:p text:style-name="P1">his example. I was weary; though still full of the story I had</text:p>
      <text:p text:style-name="P1">just read.</text:p>
      <text:p text:style-name="P1"></text:p>
      <text:p text:style-name="P1">Somehow, as I rolled into my blankets, there crept into my mind a memory</text:p>
      <text:p text:style-name="P1">of the old gardens, as we had seen them. I remembered the odd fear that</text:p>
      <text:p text:style-name="P1">the place had conjured up in our hearts; and it grew upon me, with</text:p>
      <text:p text:style-name="P1">conviction, that Tonnison was right.</text:p>
      <text:p text:style-name="P1"></text:p>
      <text:p text:style-name="P1">It was very late when we rose--nearly midday; for the greater part of</text:p>
      <text:p text:style-name="P1">the night had been spent in reading the MS.</text:p>
      <text:p text:style-name="P1"><text:soft-page-break/></text:p>
      <text:p text:style-name="P1">Tonnison was grumpy, and I felt out of sorts. It was a somewhat dismal</text:p>
      <text:p text:style-name="P1">day, and there was a touch of chilliness in the air. There was no</text:p>
      <text:p text:style-name="P1">mention of going out fishing on either of our parts. We got dinner, and,</text:p>
      <text:p text:style-name="P1">after that, just sat and smoked in silence.</text:p>
      <text:p text:style-name="P1"></text:p>
      <text:p text:style-name="P1">Presently, Tonnison asked for the Manuscript: I handed it to him, and he</text:p>
      <text:p text:style-name="P1">spent most of the afternoon in reading it through by himself.</text:p>
      <text:p text:style-name="P1"></text:p>
      <text:p text:style-name="P1">It was while he was thus employed, that a thought came to me:--</text:p>
      <text:p text:style-name="P1"></text:p>
      <text:p text:style-name="P1">"What do you say to having another look at--?" I nodded my head down</text:p>
      <text:p text:style-name="P1">stream.</text:p>
      <text:p text:style-name="P1"></text:p>
      <text:p text:style-name="P1">Tonnison looked up. "Nothing!" he said, abruptly; and, somehow, I was</text:p>
      <text:p text:style-name="P1">less annoyed, than relieved, at his answer.</text:p>
      <text:p text:style-name="P1"></text:p>
      <text:p text:style-name="P1">After that, I left him alone.</text:p>
      <text:p text:style-name="P1"></text:p>
      <text:p text:style-name="P1">A little before teatime, he looked up at me, curiously.</text:p>
      <text:p text:style-name="P1"></text:p>
      <text:p text:style-name="P1">"Sorry, old chap, if I was a bit short with you just now;" (just now,</text:p>
      <text:p text:style-name="P1">indeed! he had not spoken for the last three hours) "but I would not go</text:p>
      <text:p text:style-name="P1">there again," and he indicated with his head, "for anything that you</text:p>
      <text:p text:style-name="P1">could offer me. Ugh!" and he put down that history of a man's terror and</text:p>
      <text:p text:style-name="P1">hope and despair.</text:p>
      <text:p text:style-name="P1"></text:p>
      <text:p text:style-name="P1">The next morning, we rose early, and went for our accustomed swim: we</text:p>
      <text:p text:style-name="P1">had partly shaken off the depression of the previous day; and so, took</text:p>
      <text:p text:style-name="P1">our rods when we had finished breakfast, and spent the day at our</text:p>
      <text:p text:style-name="P1">favorite sport.</text:p>
      <text:p text:style-name="P1"></text:p>
      <text:p text:style-name="P1">After that day, we enjoyed our holiday to the utmost; though both of us</text:p>
      <text:p text:style-name="P1">looked forward to the time when our driver should come; for we were</text:p>
      <text:p text:style-name="P1">tremendously anxious to inquire of him, and through him among the people</text:p>
      <text:p text:style-name="P1">of the tiny hamlet, whether any of them could give us information about</text:p>
      <text:p text:style-name="P1">that strange garden, lying away by itself in the heart of an almost</text:p>
      <text:p text:style-name="P1">unknown tract of country.</text:p>
      <text:p text:style-name="P1"></text:p>
      <text:p text:style-name="P1">At last, the day came, on which we expected the driver to come across</text:p>
      <text:p text:style-name="P1">for us. He arrived early, while we were still abed; and, the first thing</text:p>
      <text:p text:style-name="P1">we knew, he was at the opening of the tent, inquiring whether we had had</text:p>
      <text:p text:style-name="P1">good sport. We replied in the affirmative; and then, both together,</text:p>
      <text:p text:style-name="P1">almost in the same breath, we asked the question that was uppermost in</text:p>
      <text:p text:style-name="P1">our minds:--Did he know anything about an old garden, and a great pit,</text:p>
      <text:p text:style-name="P1">and a lake, situated some miles away, down the river; also, had he ever</text:p>
      <text:p text:style-name="P1">heard of a great house thereabouts?</text:p>
      <text:p text:style-name="P1"></text:p>
      <text:p text:style-name="P1">No, he did not, and had not; yet, stay, he had heard a rumor, once upon</text:p>
      <text:p text:style-name="P1"><text:soft-page-break/>a time, of a great, old house standing alone out in the wilderness; but,</text:p>
      <text:p text:style-name="P1">if he remembered rightly it was a place given over to the fairies; or,</text:p>
      <text:p text:style-name="P1">if that had not been so, he was certain that there had been something</text:p>
      <text:p text:style-name="P1">"quare" about it; and, anyway, he had heard nothing of it for a very</text:p>
      <text:p text:style-name="P1">long while--not since he was quite a gossoon. No, he could not remember</text:p>
      <text:p text:style-name="P1">anything particular about it; indeed, he did not know he remembered</text:p>
      <text:p text:style-name="P1">anything "at all, at all" until we questioned him.</text:p>
      <text:p text:style-name="P1"></text:p>
      <text:p text:style-name="P1">"Look here," said Tonnison, finding that this was about all that he</text:p>
      <text:p text:style-name="P1">could tell us, "just take a walk 'round the village, while we dress, and</text:p>
      <text:p text:style-name="P1">find out something, if you can."</text:p>
      <text:p text:style-name="P1"></text:p>
      <text:p text:style-name="P1">With a nondescript salute, the man departed on his errand; while we made</text:p>
      <text:p text:style-name="P1">haste to get into our clothes; after which, we began to prepare</text:p>
      <text:p text:style-name="P1">breakfast.</text:p>
      <text:p text:style-name="P1"></text:p>
      <text:p text:style-name="P1">We were just sitting down to it, when he returned.</text:p>
      <text:p text:style-name="P1"></text:p>
      <text:p text:style-name="P1">"It's all in bed the lazy divvils is, sor," he said, with a repetition</text:p>
      <text:p text:style-name="P1">of the salute, and an appreciative eye to the good things spread out on</text:p>
      <text:p text:style-name="P1">our provision chest, which we utilized as a table.</text:p>
      <text:p text:style-name="P1"></text:p>
      <text:p text:style-name="P1">"Oh, well, sit down," replied my friend, "and have something to eat with</text:p>
      <text:p text:style-name="P1">us." Which the man did without delay.</text:p>
      <text:p text:style-name="P1"></text:p>
      <text:p text:style-name="P1">After breakfast, Tonnison sent him off again on the same errand, while</text:p>
      <text:p text:style-name="P1">we sat and smoked. He was away some three-quarters of an hour, and, when</text:p>
      <text:p text:style-name="P1">he returned, it was evident that he had found out something. It appeared</text:p>
      <text:p text:style-name="P1">that he had got into conversation with an ancient man of the village,</text:p>
      <text:p text:style-name="P1">who, probably, knew more--though it was little enough--of the strange</text:p>
      <text:p text:style-name="P1">house, than any other person living.</text:p>
      <text:p text:style-name="P1"></text:p>
      <text:p text:style-name="P1">The substance of this knowledge was, that, in the "ancient man's"</text:p>
      <text:p text:style-name="P1">youth--and goodness knows how long back that was--there had stood a</text:p>
      <text:p text:style-name="P1">great house in the center of the gardens, where now was left only that</text:p>
      <text:p text:style-name="P1">fragment of ruin. This house had been empty for a great while; years</text:p>
      <text:p text:style-name="P1">before his--the ancient man's--birth. It was a place shunned by the</text:p>
      <text:p text:style-name="P1">people of the village, as it had been shunned by their fathers before</text:p>
      <text:p text:style-name="P1">them. There were many things said about it, and all were of evil. No one</text:p>
      <text:p text:style-name="P1">ever went near it, either by day or night. In the village it was a</text:p>
      <text:p text:style-name="P1">synonym of all that is unholy and dreadful.</text:p>
      <text:p text:style-name="P1"></text:p>
      <text:p text:style-name="P1">And then, one day, a man, a stranger, had ridden through the village,</text:p>
      <text:p text:style-name="P1">and turned off down the river, in the direction of the House, as it was</text:p>
      <text:p text:style-name="P1">always termed by the villagers. Some hours afterward, he had ridden</text:p>
      <text:p text:style-name="P1">back, taking the track by which he had come, toward Ardrahan. Then, for</text:p>
      <text:p text:style-name="P1">three months or so, nothing was heard. At the end of that time, he</text:p>
      <text:p text:style-name="P1">reappeared; but now, he was accompanied by an elderly woman, and a large</text:p>
      <text:p text:style-name="P1">number of donkeys, laden with various articles. They had passed through</text:p>
      <text:p text:style-name="P1"><text:soft-page-break/>the village without stopping, and gone straight down the bank of the</text:p>
      <text:p text:style-name="P1">river, in the direction of the House.</text:p>
      <text:p text:style-name="P1"></text:p>
      <text:p text:style-name="P1">Since that time, no one, save the man whom they had chartered to bring</text:p>
      <text:p text:style-name="P1">over monthly supplies of necessaries from Ardrahan, had ever seen either</text:p>
      <text:p text:style-name="P1">of them: and him, none had ever induced to talk; evidently, he had been</text:p>
      <text:p text:style-name="P1">well paid for his trouble.</text:p>
      <text:p text:style-name="P1"></text:p>
      <text:p text:style-name="P1">The years had moved onward, uneventfully enough, in that little hamlet;</text:p>
      <text:p text:style-name="P1">the man making his monthly journeys, regularly.</text:p>
      <text:p text:style-name="P1"></text:p>
      <text:p text:style-name="P1">One day, he had appeared as usual on his customary errand. He had passed</text:p>
      <text:p text:style-name="P1">through the village without exchanging more than a surly nod with the</text:p>
      <text:p text:style-name="P1">inhabitants and gone on toward the House. Usually, it was evening before</text:p>
      <text:p text:style-name="P1">he made the return journey. On this occasion, however, he had reappeared</text:p>
      <text:p text:style-name="P1">in the village, a few hours later, in an extraordinary state of</text:p>
      <text:p text:style-name="P1">excitement, and with the astounding information, that the House had</text:p>
      <text:p text:style-name="P1">disappeared bodily, and that a stupendous pit now yawned in the place</text:p>
      <text:p text:style-name="P1">where it had stood.</text:p>
      <text:p text:style-name="P1"></text:p>
      <text:p text:style-name="P1">This news, it appears, so excited the curiosity of the villagers, that</text:p>
      <text:p text:style-name="P1">they overcame their fears, and marched _en masse_ to the place. There,</text:p>
      <text:p text:style-name="P1">they found everything, just as described by the carrier.</text:p>
      <text:p text:style-name="P1"></text:p>
      <text:p text:style-name="P1">This was all that we could learn. Of the author of the MS., who he was,</text:p>
      <text:p text:style-name="P1">and whence he came, we shall never know.</text:p>
      <text:p text:style-name="P1"></text:p>
      <text:p text:style-name="P1">His identity is, as he seems to have desired, buried forever.</text:p>
      <text:p text:style-name="P1"></text:p>
      <text:p text:style-name="P1">That same day, we left the lonely village of Kraighten. We have never</text:p>
      <text:p text:style-name="P1">been there since.</text:p>
      <text:p text:style-name="P1"></text:p>
      <text:p text:style-name="P1">Sometimes, in my dreams, I see that enormous pit, surrounded, as it is,</text:p>
      <text:p text:style-name="P1">on all sides by wild trees and bushes. And the noise of the water rises</text:p>
      <text:p text:style-name="P1">upward, and blends--in my sleep--with other and lower noises; while,</text:p>
      <text:p text:style-name="P1">over all, hangs the eternal shroud of spray.</text:p>
      <text:p text:style-name="P1"></text:p>
      <text:p text:style-name="P1"></text:p>
      <text:p text:style-name="P1"></text:p>
      <text:p text:style-name="P1">Grief[17]</text:p>
      <text:p text:style-name="P1"></text:p>
      <text:p text:style-name="P1">Fierce hunger reigns within my breast,</text:p>
      <text:p text:style-name="P1"><text:s text:c="2"/>I had not dreamt that this whole world,</text:p>
      <text:p text:style-name="P1"><text:s text:c="4"/>Crushed in the hand of God, could yield</text:p>
      <text:p text:style-name="P1">Such bitter essence of unrest,</text:p>
      <text:p text:style-name="P1"><text:s text:c="2"/>Such pain as Sorrow now hath hurled</text:p>
      <text:p text:style-name="P1"><text:s text:c="4"/>Out of its dreadful heart, unsealed!</text:p>
      <text:p text:style-name="P1"></text:p>
      <text:p text:style-name="P1">Each sobbing breath is but a cry,</text:p>
      <text:p text:style-name="P1"><text:soft-page-break/><text:s text:c="2"/>My heart-strokes knells of agony,</text:p>
      <text:p text:style-name="P1"><text:s text:c="4"/>And my whole brain has but one thought</text:p>
      <text:p text:style-name="P1">That nevermore through life shall I</text:p>
      <text:p text:style-name="P1"><text:s text:c="2"/>(Save in the ache of memory)</text:p>
      <text:p text:style-name="P1"><text:s text:c="4"/>Touch hands with thee, who now art naught!</text:p>
      <text:p text:style-name="P1"></text:p>
      <text:p text:style-name="P1">Through the whole void of night I search,</text:p>
      <text:p text:style-name="P1"><text:s text:c="2"/>So dumbly crying out to thee;</text:p>
      <text:p text:style-name="P1"><text:s text:c="4"/>But thou are _not_; and night's vast throne</text:p>
      <text:p text:style-name="P1">Becomes an all stupendous church</text:p>
      <text:p text:style-name="P1"><text:s text:c="2"/>With star-bells knelling unto me</text:p>
      <text:p text:style-name="P1"><text:s text:c="4"/>Who in all space am most alone!</text:p>
      <text:p text:style-name="P1"></text:p>
      <text:p text:style-name="P1">An hungered, to the shore I creep,</text:p>
      <text:p text:style-name="P1"><text:s text:c="2"/>Perchance some comfort waits on me</text:p>
      <text:p text:style-name="P1"><text:s text:c="4"/>From the old Sea's eternal heart;</text:p>
      <text:p text:style-name="P1">But lo! from all the solemn deep,</text:p>
      <text:p text:style-name="P1"><text:s text:c="2"/>Far voices out of mystery</text:p>
      <text:p text:style-name="P1"><text:s text:c="4"/>Seem questioning why we are apart!</text:p>
      <text:p text:style-name="P1"></text:p>
      <text:p text:style-name="P1">"Where'er I go I am alone</text:p>
      <text:p text:style-name="P1"><text:s text:c="2"/>Who once, through thee, had all the world.</text:p>
      <text:p text:style-name="P1"><text:s text:c="4"/>My breast is one whole raging pain</text:p>
      <text:p text:style-name="P1">For that which _was_, and now is flown</text:p>
      <text:p text:style-name="P1"><text:s text:c="2"/>Into the Blank where life is hurled</text:p>
      <text:p text:style-name="P1"><text:s text:c="4"/>Where all is not, nor is again!"</text:p>
      <text:p text:style-name="P1"></text:p>
      <text:p text:style-name="P1"></text:p>
      <text:p text:style-name="P1"></text:p>
      <text:p text:style-name="P1">FOOTNOTES:</text:p>
      <text:p text:style-name="P1"></text:p>
      <text:p text:style-name="P1">[1] An apparently unmeaning interpolation. I can find no previous</text:p>
      <text:p text:style-name="P1">reference in the MS. to this matter. It becomes clearer, however, in the</text:p>
      <text:p text:style-name="P1">light of succeeding incidents.--Ed.</text:p>
      <text:p text:style-name="P1"></text:p>
      <text:p text:style-name="P1">[2] Here, the writing becomes undecipherable, owing to the damaged</text:p>
      <text:p text:style-name="P1">condition of this part of the MS. Below I print such fragments as are</text:p>
      <text:p text:style-name="P1">legible.--Ed.</text:p>
      <text:p text:style-name="P1"></text:p>
      <text:p text:style-name="P1">[3] NOTE.--The severest scrutiny has not enabled me to decipher more of</text:p>
      <text:p text:style-name="P1">the damaged portion of the MS. It commences to be legible again with the</text:p>
      <text:p text:style-name="P1">chapter entitled "The Noise in the Night."--Ed.</text:p>
      <text:p text:style-name="P1"></text:p>
      <text:p text:style-name="P1">[4] The Recluse uses this as an illustration, evidently in the sense of</text:p>
      <text:p text:style-name="P1">the popular conception of a comet.--Ed.</text:p>
      <text:p text:style-name="P1"></text:p>
      <text:p text:style-name="P1">[5] Evidently referring to something set forth in the missing and</text:p>
      <text:p text:style-name="P1">mutilated pages. See _Fragments, Chapter 14_--Ed.</text:p>
      <text:p text:style-name="P1"></text:p>
      <text:p text:style-name="P1"><text:soft-page-break/>[6] No further mention is made of the moon. From what is said here, it</text:p>
      <text:p text:style-name="P1">is evident that our satellite had greatly increased its distance from</text:p>
      <text:p text:style-name="P1">the earth. Possibly, at a later age it may even have broken loose from</text:p>
      <text:p text:style-name="P1">our attraction. I cannot but regret that no light is shed on this</text:p>
      <text:p text:style-name="P1">point.--Ed.</text:p>
      <text:p text:style-name="P1"></text:p>
      <text:p text:style-name="P1">[7] Conceivably, frozen air.--Ed.</text:p>
      <text:p text:style-name="P1"></text:p>
      <text:p text:style-name="P1">[8] See previous footnote. This would explain the snow (?) within the</text:p>
      <text:p text:style-name="P1">room.--Ed.</text:p>
      <text:p text:style-name="P1"></text:p>
      <text:p text:style-name="P1">[9] I am confounded that neither here, nor later on, does the Recluse</text:p>
      <text:p text:style-name="P1">make any further mention of the continued north and south movement</text:p>
      <text:p text:style-name="P1">(apparent, of course,) of the sun from solstice to solstice.--Ed.</text:p>
      <text:p text:style-name="P1"></text:p>
      <text:p text:style-name="P1">[10] At this time the sound-carrying atmosphere must have been either</text:p>
      <text:p text:style-name="P1">incredibly attenuated, or--more probably--nonexistent. In the light of</text:p>
      <text:p text:style-name="P1">this, it cannot be supposed that these, or any other, noises would have</text:p>
      <text:p text:style-name="P1">been apparent to living ears--to hearing, as we, in the material body,</text:p>
      <text:p text:style-name="P1">understand that sense.--Ed.</text:p>
      <text:p text:style-name="P1"></text:p>
      <text:p text:style-name="P1">[11] I can only suppose that the time of the earth's yearly journey had</text:p>
      <text:p text:style-name="P1">ceased to bear its present _relative_ proportion to the period of the</text:p>
      <text:p text:style-name="P1">sun's rotation.--Ed.</text:p>
      <text:p text:style-name="P1"></text:p>
      <text:p text:style-name="P1">[12] A careful reading of the MS. suggests that, either the sun is</text:p>
      <text:p text:style-name="P1">traveling on an orbit of great eccentricity, or else that it was</text:p>
      <text:p text:style-name="P1">approaching the green star on a lessening orbit. And at this moment, I</text:p>
      <text:p text:style-name="P1">conceive it to be finally torn directly from its oblique course, by the</text:p>
      <text:p text:style-name="P1">gravitational pull of the immense star.--Ed.</text:p>
      <text:p text:style-name="P1"></text:p>
      <text:p text:style-name="P1">[13] It will be noticed here that the earth was "_slowly_ traversing the</text:p>
      <text:p text:style-name="P1">tremendous face of the dead sun." No explanation is given of this, and</text:p>
      <text:p text:style-name="P1">we must conclude, either that the speed of time had slowed, or else that</text:p>
      <text:p text:style-name="P1">the earth was actually progressing on its orbit at a rate, slow, when</text:p>
      <text:p text:style-name="P1">measured by existing standards. A careful study of the MS. however,</text:p>
      <text:p text:style-name="P1">leads me to conclude that the speed of time had been steadily decreasing</text:p>
      <text:p text:style-name="P1">for a very considerable period.--Ed.</text:p>
      <text:p text:style-name="P1"></text:p>
      <text:p text:style-name="P1">[14] See _first footnote, Chapter 18_.</text:p>
      <text:p text:style-name="P1"></text:p>
      <text:p text:style-name="P1">[15] Without doubt, the flame-edged mass of the Dead Central Sun, seen</text:p>
      <text:p text:style-name="P1">from another dimension.--Ed.</text:p>
      <text:p text:style-name="P1"></text:p>
      <text:p text:style-name="P1">[16] NOTE.--From the unfinished word, it is possible, on the MS., to</text:p>
      <text:p text:style-name="P1">trace a faint line of ink, which suggests that the pen has trailed away</text:p>
      <text:p text:style-name="P1">over the paper; possibly, through fright and weakness.--Ed.</text:p>
      <text:p text:style-name="P1"></text:p>
      <text:p text:style-name="P1"></text:p>
      <text:p text:style-name="P1"><text:soft-page-break/></text:p>
      <text:p text:style-name="P1"></text:p>
      <text:p text:style-name="P1"></text:p>
      <text:p text:style-name="P1">End of the Project Gutenberg EBook of The House on the Borderland</text:p>
      <text:p text:style-name="P1">by William Hope Hodgson</text:p>
      <text:p text:style-name="P1"></text:p>
      <text:p text:style-name="P1">*** END OF THIS PROJECT GUTENBERG EBOOK THE HOUSE ON THE BORDERLAND ***</text:p>
      <text:p text:style-name="P1"></text:p>
      <text:p text:style-name="P1">***** This file should be named 10002.txt or 10002.zip *****</text:p>
      <text:p text:style-name="P1">This and all associated files of various formats will be found in:</text:p>
      <text:p text:style-name="P1"><text:s text:c="8"/>http://www.gutenberg.net/1/0/0/0/10002/</text:p>
      <text:p text:style-name="P1"></text:p>
      <text:p text:style-name="P1">Produced by Suzanne Shell, Sjaani and PG Distributed Proofreaders</text:p>
      <text:p text:style-name="P1"></text:p>
      <text:p text:style-name="P1">Updated editions will replace the previous one--the old editions</text:p>
      <text:p text:style-name="P1">will be renamed.</text:p>
      <text:p text:style-name="P1"></text:p>
      <text:p text:style-name="P1">Creating the works from public domain print editions means that no</text:p>
      <text:p text:style-name="P1">one owns a United States copyright in these works, so the Foundation</text:p>
      <text:p text:style-name="P1">(and you!) can copy and distribute it in the United States without</text:p>
      <text:p text:style-name="P1">permission and without paying copyright royalties. <text:s/>Special rules,</text:p>
      <text:p text:style-name="P1">set forth in the General Terms of Use part of this license, apply to</text:p>
      <text:p text:style-name="P1">copying and distributing Project Gutenberg-tm electronic works to</text:p>
      <text:p text:style-name="P1">protect the PROJECT GUTENBERG-tm concept and trademark. <text:s/>Project</text:p>
      <text:p text:style-name="P1">Gutenberg is a registered trademark, and may not be used if you</text:p>
      <text:p text:style-name="P1">charge for the eBooks, unless you receive specific permission. <text:s/>If you</text:p>
      <text:p text:style-name="P1">do not charge anything for copies of this eBook, complying with the</text:p>
      <text:p text:style-name="P1">rules is very easy. <text:s/>You may use this eBook for nearly any purpose</text:p>
      <text:p text:style-name="P1">such as creation of derivative works, reports, performances and</text:p>
      <text:p text:style-name="P1">research. <text:s/>They may be modified and printed and given away--you may do</text:p>
      <text:p text:style-name="P1">practically ANYTHING with public domain eBooks. <text:s/>Redistribution is</text:p>
      <text:p text:style-name="P1">subject to the trademark license, especially commercial</text:p>
      <text:p text:style-name="P1">redistribution.</text:p>
      <text:p text:style-name="P1"></text:p>
      <text:p text:style-name="P1"></text:p>
      <text:p text:style-name="P1"></text:p>
      <text:p text:style-name="P1">*** START: FULL LICENSE ***</text:p>
      <text:p text:style-name="P1"></text:p>
      <text:p text:style-name="P1">THE FULL PROJECT GUTENBERG LICENSE</text:p>
      <text:p text:style-name="P1">PLEASE READ THIS BEFORE YOU DISTRIBUTE OR USE THIS WORK</text:p>
      <text:p text:style-name="P1"></text:p>
      <text:p text:style-name="P1">To protect the Project Gutenberg-tm mission of promoting the free</text:p>
      <text:p text:style-name="P1">distribution of electronic works, by using or distributing this work</text:p>
      <text:p text:style-name="P1">(or any other work associated in any way with the phrase "Project</text:p>
      <text:p text:style-name="P1">Gutenberg"), you agree to comply with all the terms of the Full Project</text:p>
      <text:p text:style-name="P1">Gutenberg-tm License (available with this file or online at</text:p>
      <text:p text:style-name="P1">http://gutenberg.net/license).</text:p>
      <text:p text:style-name="P1"></text:p>
      <text:p text:style-name="P1"></text:p>
      <text:p text:style-name="P1"><text:soft-page-break/>Section 1. <text:s/>General Terms of Use and Redistributing Project Gutenberg-tm</text:p>
      <text:p text:style-name="P1">electronic works</text:p>
      <text:p text:style-name="P1"></text:p>
      <text:p text:style-name="P1">1.A. <text:s/>By reading or using any part of this Project Gutenberg-tm</text:p>
      <text:p text:style-name="P1">electronic work, you indicate that you have read, understand, agree to</text:p>
      <text:p text:style-name="P1">and accept all the terms of this license and intellectual property</text:p>
      <text:p text:style-name="P1">(trademark/copyright) agreement. <text:s/>If you do not agree to abide by all</text:p>
      <text:p text:style-name="P1">the terms of this agreement, you must cease using and return or destroy</text:p>
      <text:p text:style-name="P1">all copies of Project Gutenberg-tm electronic works in your possession.</text:p>
      <text:p text:style-name="P1">If you paid a fee for obtaining a copy of or access to a Project</text:p>
      <text:p text:style-name="P1">Gutenberg-tm electronic work and you do not agree to be bound by the</text:p>
      <text:p text:style-name="P1">terms of this agreement, you may obtain a refund from the person or</text:p>
      <text:p text:style-name="P1">entity to whom you paid the fee as set forth in paragraph 1.E.8.</text:p>
      <text:p text:style-name="P1"></text:p>
      <text:p text:style-name="P1">1.B. <text:s/>"Project Gutenberg" is a registered trademark. <text:s/>It may only be</text:p>
      <text:p text:style-name="P1">used on or associated in any way with an electronic work by people who</text:p>
      <text:p text:style-name="P1">agree to be bound by the terms of this agreement. <text:s/>There are a few</text:p>
      <text:p text:style-name="P1">things that you can do with most Project Gutenberg-tm electronic works</text:p>
      <text:p text:style-name="P1">even without complying with the full terms of this agreement. <text:s/>See</text:p>
      <text:p text:style-name="P1">paragraph 1.C below. <text:s/>There are a lot of things you can do with Project</text:p>
      <text:p text:style-name="P1">Gutenberg-tm electronic works if you follow the terms of this agreement</text:p>
      <text:p text:style-name="P1">and help preserve free future access to Project Gutenberg-tm electronic</text:p>
      <text:p text:style-name="P1">works. <text:s/>See paragraph 1.E below.</text:p>
      <text:p text:style-name="P1"></text:p>
      <text:p text:style-name="P1">1.C. <text:s/>The Project Gutenberg Literary Archive Foundation ("the Foundation"</text:p>
      <text:p text:style-name="P1">or PGLAF), owns a compilation copyright in the collection of Project</text:p>
      <text:p text:style-name="P1">Gutenberg-tm electronic works. <text:s/>Nearly all the individual works in the</text:p>
      <text:p text:style-name="P1">collection are in the public domain in the United States. <text:s/>If an</text:p>
      <text:p text:style-name="P1">individual work is in the public domain in the United States and you are</text:p>
      <text:p text:style-name="P1">located in the United States, we do not claim a right to prevent you from</text:p>
      <text:p text:style-name="P1">copying, distributing, performing, displaying or creating derivative</text:p>
      <text:p text:style-name="P1">works based on the work as long as all references to Project Gutenberg</text:p>
      <text:p text:style-name="P1">are removed. <text:s/>Of course, we hope that you will support the Project</text:p>
      <text:p text:style-name="P1">Gutenberg-tm mission of promoting free access to electronic works by</text:p>
      <text:p text:style-name="P1">freely sharing Project Gutenberg-tm works in compliance with the terms of</text:p>
      <text:p text:style-name="P1">this agreement for keeping the Project Gutenberg-tm name associated with</text:p>
      <text:p text:style-name="P1">the work. <text:s/>You can easily comply with the terms of this agreement by</text:p>
      <text:p text:style-name="P1">keeping this work in the same format with its attached full Project</text:p>
      <text:p text:style-name="P1">Gutenberg-tm License when you share it without charge with others.</text:p>
      <text:p text:style-name="P1"></text:p>
      <text:p text:style-name="P1">1.D. <text:s/>The copyright laws of the place where you are located also govern</text:p>
      <text:p text:style-name="P1">what you can do with this work. <text:s/>Copyright laws in most countries are in</text:p>
      <text:p text:style-name="P1">a constant state of change. <text:s/>If you are outside the United States, check</text:p>
      <text:p text:style-name="P1">the laws of your country in addition to the terms of this agreement</text:p>
      <text:p text:style-name="P1">before downloading, copying, displaying, performing, distributing or</text:p>
      <text:p text:style-name="P1">creating derivative works based on this work or any other Project</text:p>
      <text:p text:style-name="P1">Gutenberg-tm work. <text:s/>The Foundation makes no representations concerning</text:p>
      <text:p text:style-name="P1">the copyright status of any work in any country outside the United</text:p>
      <text:p text:style-name="P1">States.</text:p>
      <text:p text:style-name="P1"><text:soft-page-break/></text:p>
      <text:p text:style-name="P1">1.E. <text:s/>Unless you have removed all references to Project Gutenberg:</text:p>
      <text:p text:style-name="P1"></text:p>
      <text:p text:style-name="P1">1.E.1. <text:s/>The following sentence, with active links to, or other immediate</text:p>
      <text:p text:style-name="P1">access to, the full Project Gutenberg-tm License must appear prominently</text:p>
      <text:p text:style-name="P1">whenever any copy of a Project Gutenberg-tm work (any work on which the</text:p>
      <text:p text:style-name="P1">phrase "Project Gutenberg" appears, or with which the phrase "Project</text:p>
      <text:p text:style-name="P1">Gutenberg" is associated) is accessed, displayed, performed, viewed,</text:p>
      <text:p text:style-name="P1">copied or distributed:</text:p>
      <text:p text:style-name="P1"></text:p>
      <text:p text:style-name="P1">This eBook is for the use of anyone anywhere at no cost and with</text:p>
      <text:p text:style-name="P1">almost no restrictions whatsoever. <text:s/>You may copy it, give it away or</text:p>
      <text:p text:style-name="P1">re-use it under the terms of the Project Gutenberg License included</text:p>
      <text:p text:style-name="P1">with this eBook or online at www.gutenberg.net</text:p>
      <text:p text:style-name="P1"></text:p>
      <text:p text:style-name="P1">1.E.2. <text:s/>If an individual Project Gutenberg-tm electronic work is derived</text:p>
      <text:p text:style-name="P1">from the public domain (does not contain a notice indicating that it is</text:p>
      <text:p text:style-name="P1">posted with permission of the copyright holder), the work can be copied</text:p>
      <text:p text:style-name="P1">and distributed to anyone in the United States without paying any fees</text:p>
      <text:p text:style-name="P1">or charges. <text:s/>If you are redistributing or providing access to a work</text:p>
      <text:p text:style-name="P1">with the phrase "Project Gutenberg" associated with or appearing on the</text:p>
      <text:p text:style-name="P1">work, you must comply either with the requirements of paragraphs 1.E.1</text:p>
      <text:p text:style-name="P1">through 1.E.7 or obtain permission for the use of the work and the</text:p>
      <text:p text:style-name="P1">Project Gutenberg-tm trademark as set forth in paragraphs 1.E.8 or</text:p>
      <text:p text:style-name="P1">1.E.9.</text:p>
      <text:p text:style-name="P1"></text:p>
      <text:p text:style-name="P1">1.E.3. <text:s/>If an individual Project Gutenberg-tm electronic work is posted</text:p>
      <text:p text:style-name="P1">with the permission of the copyright holder, your use and distribution</text:p>
      <text:p text:style-name="P1">must comply with both paragraphs 1.E.1 through 1.E.7 and any additional</text:p>
      <text:p text:style-name="P1">terms imposed by the copyright holder. <text:s/>Additional terms will be linked</text:p>
      <text:p text:style-name="P1">to the Project Gutenberg-tm License for all works posted with the</text:p>
      <text:p text:style-name="P1">permission of the copyright holder found at the beginning of this work.</text:p>
      <text:p text:style-name="P1"></text:p>
      <text:p text:style-name="P1">1.E.4. <text:s/>Do not unlink or detach or remove the full Project Gutenberg-tm</text:p>
      <text:p text:style-name="P1">License terms from this work, or any files containing a part of this</text:p>
      <text:p text:style-name="P1">work or any other work associated with Project Gutenberg-tm.</text:p>
      <text:p text:style-name="P1"></text:p>
      <text:p text:style-name="P1">1.E.5. <text:s/>Do not copy, display, perform, distribute or redistribute this</text:p>
      <text:p text:style-name="P1">electronic work, or any part of this electronic work, without</text:p>
      <text:p text:style-name="P1">prominently displaying the sentence set forth in paragraph 1.E.1 with</text:p>
      <text:p text:style-name="P1">active links or immediate access to the full terms of the Project</text:p>
      <text:p text:style-name="P1">Gutenberg-tm License.</text:p>
      <text:p text:style-name="P1"></text:p>
      <text:p text:style-name="P1">1.E.6. <text:s/>You may convert to and distribute this work in any binary,</text:p>
      <text:p text:style-name="P1">compressed, marked up, nonproprietary or proprietary form, including any</text:p>
      <text:p text:style-name="P1">word processing or hypertext form. <text:s/>However, if you provide access to or</text:p>
      <text:p text:style-name="P1">distribute copies of a Project Gutenberg-tm work in a format other than</text:p>
      <text:p text:style-name="P1">"Plain Vanilla ASCII" or other format used in the official version</text:p>
      <text:p text:style-name="P1">posted on the official Project Gutenberg-tm web site (www.gutenberg.net),</text:p>
      <text:p text:style-name="P1"><text:soft-page-break/>you must, at no additional cost, fee or expense to the user, provide a</text:p>
      <text:p text:style-name="P1">copy, a means of exporting a copy, or a means of obtaining a copy upon</text:p>
      <text:p text:style-name="P1">request, of the work in its original "Plain Vanilla ASCII" or other</text:p>
      <text:p text:style-name="P1">form. <text:s/>Any alternate format must include the full Project Gutenberg-tm</text:p>
      <text:p text:style-name="P1">License as specified in paragraph 1.E.1.</text:p>
      <text:p text:style-name="P1"></text:p>
      <text:p text:style-name="P1">1.E.7. <text:s/>Do not charge a fee for access to, viewing, displaying,</text:p>
      <text:p text:style-name="P1">performing, copying or distributing any Project Gutenberg-tm works</text:p>
      <text:p text:style-name="P1">unless you comply with paragraph 1.E.8 or 1.E.9.</text:p>
      <text:p text:style-name="P1"></text:p>
      <text:p text:style-name="P1">1.E.8. <text:s/>You may charge a reasonable fee for copies of or providing</text:p>
      <text:p text:style-name="P1">access to or distributing Project Gutenberg-tm electronic works provided</text:p>
      <text:p text:style-name="P1">that</text:p>
      <text:p text:style-name="P1"></text:p>
      <text:p text:style-name="P1">- You pay a royalty fee of 20% of the gross profits you derive from</text:p>
      <text:p text:style-name="P1"><text:s text:c="5"/>the use of Project Gutenberg-tm works calculated using the method</text:p>
      <text:p text:style-name="P1"><text:s text:c="5"/>you already use to calculate your applicable taxes. <text:s/>The fee is</text:p>
      <text:p text:style-name="P1"><text:s text:c="5"/>owed to the owner of the Project Gutenberg-tm trademark, but he</text:p>
      <text:p text:style-name="P1"><text:s text:c="5"/>has agreed to donate royalties under this paragraph to the</text:p>
      <text:p text:style-name="P1"><text:s text:c="5"/>Project Gutenberg Literary Archive Foundation. <text:s/>Royalty payments</text:p>
      <text:p text:style-name="P1"><text:s text:c="5"/>must be paid within 60 days following each date on which you</text:p>
      <text:p text:style-name="P1"><text:s text:c="5"/>prepare (or are legally required to prepare) your periodic tax</text:p>
      <text:p text:style-name="P1"><text:s text:c="5"/>returns. <text:s/>Royalty payments should be clearly marked as such and</text:p>
      <text:p text:style-name="P1"><text:s text:c="5"/>sent to the Project Gutenberg Literary Archive Foundation at the</text:p>
      <text:p text:style-name="P1"><text:s text:c="5"/>address specified in Section 4, "Information about donations to</text:p>
      <text:p text:style-name="P1"><text:s text:c="5"/>the Project Gutenberg Literary Archive Foundation."</text:p>
      <text:p text:style-name="P1"></text:p>
      <text:p text:style-name="P1">- You provide a full refund of any money paid by a user who notifies</text:p>
      <text:p text:style-name="P1"><text:s text:c="5"/>you in writing (or by e-mail) within 30 days of receipt that s/he</text:p>
      <text:p text:style-name="P1"><text:s text:c="5"/>does not agree to the terms of the full Project Gutenberg-tm</text:p>
      <text:p text:style-name="P1"><text:s text:c="5"/>License. <text:s/>You must require such a user to return or</text:p>
      <text:p text:style-name="P1"><text:s text:c="5"/>destroy all copies of the works possessed in a physical medium</text:p>
      <text:p text:style-name="P1"><text:s text:c="5"/>and discontinue all use of and all access to other copies of</text:p>
      <text:p text:style-name="P1"><text:s text:c="5"/>Project Gutenberg-tm works.</text:p>
      <text:p text:style-name="P1"></text:p>
      <text:p text:style-name="P1">- You provide, in accordance with paragraph 1.F.3, a full refund of any</text:p>
      <text:p text:style-name="P1"><text:s text:c="5"/>money paid for a work or a replacement copy, if a defect in the</text:p>
      <text:p text:style-name="P1"><text:s text:c="5"/>electronic work is discovered and reported to you within 90 days</text:p>
      <text:p text:style-name="P1"><text:s text:c="5"/>of receipt of the work.</text:p>
      <text:p text:style-name="P1"></text:p>
      <text:p text:style-name="P1">- You comply with all other terms of this agreement for free</text:p>
      <text:p text:style-name="P1"><text:s text:c="5"/>distribution of Project Gutenberg-tm works.</text:p>
      <text:p text:style-name="P1"></text:p>
      <text:p text:style-name="P1">1.E.9. <text:s/>If you wish to charge a fee or distribute a Project Gutenberg-tm</text:p>
      <text:p text:style-name="P1">electronic work or group of works on different terms than are set</text:p>
      <text:p text:style-name="P1">forth in this agreement, you must obtain permission in writing from</text:p>
      <text:p text:style-name="P1">both the Project Gutenberg Literary Archive Foundation and Michael</text:p>
      <text:p text:style-name="P1">Hart, the owner of the Project Gutenberg-tm trademark. <text:s/>Contact the</text:p>
      <text:p text:style-name="P1">Foundation as set forth in Section 3 below.</text:p>
      <text:p text:style-name="P1"><text:soft-page-break/></text:p>
      <text:p text:style-name="P1">1.F.</text:p>
      <text:p text:style-name="P1"></text:p>
      <text:p text:style-name="P1">1.F.1. <text:s/>Project Gutenberg volunteers and employees expend considerable</text:p>
      <text:p text:style-name="P1">effort to identify, do copyright research on, transcribe and proofread</text:p>
      <text:p text:style-name="P1">public domain works in creating the Project Gutenberg-tm</text:p>
      <text:p text:style-name="P1">collection. <text:s/>Despite these efforts, Project Gutenberg-tm electronic</text:p>
      <text:p text:style-name="P1">works, and the medium on which they may be stored, may contain</text:p>
      <text:p text:style-name="P1">"Defects," such as, but not limited to, incomplete, inaccurate or</text:p>
      <text:p text:style-name="P1">corrupt data, transcription errors, a copyright or other intellectual</text:p>
      <text:p text:style-name="P1">property infringement, a defective or damaged disk or other medium, a</text:p>
      <text:p text:style-name="P1">computer virus, or computer codes that damage or cannot be read by</text:p>
      <text:p text:style-name="P1">your equipment.</text:p>
      <text:p text:style-name="P1"></text:p>
      <text:p text:style-name="P1">1.F.2. <text:s/>LIMITED WARRANTY, DISCLAIMER OF DAMAGES - Except for the "Right</text:p>
      <text:p text:style-name="P1">of Replacement or Refund" described in paragraph 1.F.3, the Project</text:p>
      <text:p text:style-name="P1">Gutenberg Literary Archive Foundation, the owner of the Project</text:p>
      <text:p text:style-name="P1">Gutenberg-tm trademark, and any other party distributing a Project</text:p>
      <text:p text:style-name="P1">Gutenberg-tm electronic work under this agreement, disclaim all</text:p>
      <text:p text:style-name="P1">liability to you for damages, costs and expenses, including legal</text:p>
      <text:p text:style-name="P1">fees. <text:s/>YOU AGREE THAT YOU HAVE NO REMEDIES FOR NEGLIGENCE, STRICT</text:p>
      <text:p text:style-name="P1">LIABILITY, BREACH OF WARRANTY OR BREACH OF CONTRACT EXCEPT THOSE</text:p>
      <text:p text:style-name="P1">PROVIDED IN PARAGRAPH F3. <text:s/>YOU AGREE THAT THE FOUNDATION, THE</text:p>
      <text:p text:style-name="P1">TRADEMARK OWNER, AND ANY DISTRIBUTOR UNDER THIS AGREEMENT WILL NOT BE</text:p>
      <text:p text:style-name="P1">LIABLE TO YOU FOR ACTUAL, DIRECT, INDIRECT, CONSEQUENTIAL, PUNITIVE OR</text:p>
      <text:p text:style-name="P1">INCIDENTAL DAMAGES EVEN IF YOU GIVE NOTICE OF THE POSSIBILITY OF SUCH</text:p>
      <text:p text:style-name="P1">DAMAGE.</text:p>
      <text:p text:style-name="P1"></text:p>
      <text:p text:style-name="P1">1.F.3. <text:s/>LIMITED RIGHT OF REPLACEMENT OR REFUND - If you discover a</text:p>
      <text:p text:style-name="P1">defect in this electronic work within 90 days of receiving it, you can</text:p>
      <text:p text:style-name="P1">receive a refund of the money (if any) you paid for it by sending a</text:p>
      <text:p text:style-name="P1">written explanation to the person you received the work from. <text:s/>If you</text:p>
      <text:p text:style-name="P1">received the work on a physical medium, you must return the medium with</text:p>
      <text:p text:style-name="P1">your written explanation. <text:s/>The person or entity that provided you with</text:p>
      <text:p text:style-name="P1">the defective work may elect to provide a replacement copy in lieu of a</text:p>
      <text:p text:style-name="P1">refund. <text:s/>If you received the work electronically, the person or entity</text:p>
      <text:p text:style-name="P1">providing it to you may choose to give you a second opportunity to</text:p>
      <text:p text:style-name="P1">receive the work electronically in lieu of a refund. <text:s/>If the second copy</text:p>
      <text:p text:style-name="P1">is also defective, you may demand a refund in writing without further</text:p>
      <text:p text:style-name="P1">opportunities to fix the problem.</text:p>
      <text:p text:style-name="P1"></text:p>
      <text:p text:style-name="P1">1.F.4. <text:s/>Except for the limited right of replacement or refund set forth</text:p>
      <text:p text:style-name="P1">in paragraph 1.F.3, this work is provided to you 'AS-IS," WITH NO OTHER</text:p>
      <text:p text:style-name="P1">WARRANTIES OF ANY KIND, EXPRESS OR IMPLIED, INCLUDING BUT NOT LIMITED TO</text:p>
      <text:p text:style-name="P1">WARRANTIES OF MERCHANTIBILITY OR FITNESS FOR ANY PURPOSE.</text:p>
      <text:p text:style-name="P1"></text:p>
      <text:p text:style-name="P1">1.F.5. <text:s/>Some states do not allow disclaimers of certain implied</text:p>
      <text:p text:style-name="P1">warranties or the exclusion or limitation of certain types of damages.</text:p>
      <text:p text:style-name="P1">If any disclaimer or limitation set forth in this agreement violates the</text:p>
      <text:p text:style-name="P1"><text:soft-page-break/>law of the state applicable to this agreement, the agreement shall be</text:p>
      <text:p text:style-name="P1">interpreted to make the maximum disclaimer or limitation permitted by</text:p>
      <text:p text:style-name="P1">the applicable state law. <text:s/>The invalidity or unenforceability of any</text:p>
      <text:p text:style-name="P1">provision of this agreement shall not void the remaining provisions.</text:p>
      <text:p text:style-name="P1"></text:p>
      <text:p text:style-name="P1">1.F.6. <text:s/>INDEMNITY - You agree to indemnify and hold the Foundation, the</text:p>
      <text:p text:style-name="P1">trademark owner, any agent or employee of the Foundation, anyone</text:p>
      <text:p text:style-name="P1">providing copies of Project Gutenberg-tm electronic works in accordance</text:p>
      <text:p text:style-name="P1">with this agreement, and any volunteers associated with the production,</text:p>
      <text:p text:style-name="P1">promotion and distribution of Project Gutenberg-tm electronic works,</text:p>
      <text:p text:style-name="P1">harmless from all liability, costs and expenses, including legal fees,</text:p>
      <text:p text:style-name="P1">that arise directly or indirectly from any of the following which you do</text:p>
      <text:p text:style-name="P1">or cause to occur: (a) distribution of this or any Project Gutenberg-tm</text:p>
      <text:p text:style-name="P1">work, (b) alteration, modification, or additions or deletions to any</text:p>
      <text:p text:style-name="P1">Project Gutenberg-tm work, and (c) any Defect you cause.</text:p>
      <text:p text:style-name="P1"></text:p>
      <text:p text:style-name="P1"></text:p>
      <text:p text:style-name="P1">Section <text:s/>2. <text:s/>Information about the Mission of Project Gutenberg-tm</text:p>
      <text:p text:style-name="P1"></text:p>
      <text:p text:style-name="P1">Project Gutenberg-tm is synonymous with the free distribution of</text:p>
      <text:p text:style-name="P1">electronic works in formats readable by the widest variety of computers</text:p>
      <text:p text:style-name="P1">including obsolete, old, middle-aged and new computers. <text:s/>It exists</text:p>
      <text:p text:style-name="P1">because of the efforts of hundreds of volunteers and donations from</text:p>
      <text:p text:style-name="P1">people in all walks of life.</text:p>
      <text:p text:style-name="P1"></text:p>
      <text:p text:style-name="P1">Volunteers and financial support to provide volunteers with the</text:p>
      <text:p text:style-name="P1">assistance they need, is critical to reaching Project Gutenberg-tm's</text:p>
      <text:p text:style-name="P1">goals and ensuring that the Project Gutenberg-tm collection will</text:p>
      <text:p text:style-name="P1">remain freely available for generations to come. <text:s/>In 2001, the Project</text:p>
      <text:p text:style-name="P1">Gutenberg Literary Archive Foundation was created to provide a secure</text:p>
      <text:p text:style-name="P1">and permanent future for Project Gutenberg-tm and future generations.</text:p>
      <text:p text:style-name="P1">To learn more about the Project Gutenberg Literary Archive Foundation</text:p>
      <text:p text:style-name="P1">and how your efforts and donations can help, see Sections 3 and 4</text:p>
      <text:p text:style-name="P1">and the Foundation web page at http://www.pglaf.org.</text:p>
      <text:p text:style-name="P1"></text:p>
      <text:p text:style-name="P1"></text:p>
      <text:p text:style-name="P1">Section 3. <text:s/>Information about the Project Gutenberg Literary Archive</text:p>
      <text:p text:style-name="P1">Foundation</text:p>
      <text:p text:style-name="P1"></text:p>
      <text:p text:style-name="P1">The Project Gutenberg Literary Archive Foundation is a non profit</text:p>
      <text:p text:style-name="P1">501(c)(3) educational corporation organized under the laws of the</text:p>
      <text:p text:style-name="P1">state of Mississippi and granted tax exempt status by the Internal</text:p>
      <text:p text:style-name="P1">Revenue Service. <text:s/>The Foundation's EIN or federal tax identification</text:p>
      <text:p text:style-name="P1">number is 64-6221541. <text:s/>Its 501(c)(3) letter is posted at</text:p>
      <text:p text:style-name="P1">http://pglaf.org/fundraising. <text:s/>Contributions to the Project Gutenberg</text:p>
      <text:p text:style-name="P1">Literary Archive Foundation are tax deductible to the full extent</text:p>
      <text:p text:style-name="P1">permitted by U.S. federal laws and your state's laws.</text:p>
      <text:p text:style-name="P1"></text:p>
      <text:p text:style-name="P1">The Foundation's principal office is located at 4557 Melan Dr. S.</text:p>
      <text:p text:style-name="P1"><text:soft-page-break/>Fairbanks, AK, 99712., but its volunteers and employees are scattered</text:p>
      <text:p text:style-name="P1">throughout numerous locations. <text:s/>Its business office is located at</text:p>
      <text:p text:style-name="P1">809 North 1500 West, Salt Lake City, UT 84116, (801) 596-1887, email</text:p>
      <text:p text:style-name="P1">business@pglaf.org. <text:s/>Email contact links and up to date contact</text:p>
      <text:p text:style-name="P1">information can be found at the Foundation's web site and official</text:p>
      <text:p text:style-name="P1">page at http://pglaf.org</text:p>
      <text:p text:style-name="P1"></text:p>
      <text:p text:style-name="P1">For additional contact information:</text:p>
      <text:p text:style-name="P1"><text:s text:c="5"/>Dr. Gregory B. Newby</text:p>
      <text:p text:style-name="P1"><text:s text:c="5"/>Chief Executive and Director</text:p>
      <text:p text:style-name="P1"><text:s text:c="5"/>gbnewby@pglaf.org</text:p>
      <text:p text:style-name="P1"></text:p>
      <text:p text:style-name="P1">Section 4. <text:s/>Information about Donations to the Project Gutenberg</text:p>
      <text:p text:style-name="P1">Literary Archive Foundation</text:p>
      <text:p text:style-name="P1"></text:p>
      <text:p text:style-name="P1">Project Gutenberg-tm depends upon and cannot survive without wide</text:p>
      <text:p text:style-name="P1">spread public support and donations to carry out its mission of</text:p>
      <text:p text:style-name="P1">increasing the number of public domain and licensed works that can be</text:p>
      <text:p text:style-name="P1">freely distributed in machine readable form accessible by the widest</text:p>
      <text:p text:style-name="P1">array of equipment including outdated equipment. <text:s/>Many small donations</text:p>
      <text:p text:style-name="P1">($1 to $5,000) are particularly important to maintaining tax exempt</text:p>
      <text:p text:style-name="P1">status with the IRS.</text:p>
      <text:p text:style-name="P1"></text:p>
      <text:p text:style-name="P1">The Foundation is committed to complying with the laws regulating</text:p>
      <text:p text:style-name="P1">charities and charitable donations in all 50 states of the United</text:p>
      <text:p text:style-name="P1">States. <text:s/>Compliance requirements are not uniform and it takes a</text:p>
      <text:p text:style-name="P1">considerable effort, much paperwork and many fees to meet and keep up</text:p>
      <text:p text:style-name="P1">with these requirements. <text:s/>We do not solicit donations in locations</text:p>
      <text:p text:style-name="P1">where we have not received written confirmation of compliance. <text:s/>To</text:p>
      <text:p text:style-name="P1">SEND DONATIONS or determine the status of compliance for any</text:p>
      <text:p text:style-name="P1">particular state visit http://pglaf.org</text:p>
      <text:p text:style-name="P1"></text:p>
      <text:p text:style-name="P1">While we cannot and do not solicit contributions from states where we</text:p>
      <text:p text:style-name="P1">have not met the solicitation requirements, we know of no prohibition</text:p>
      <text:p text:style-name="P1">against accepting unsolicited donations from donors in such states who</text:p>
      <text:p text:style-name="P1">approach us with offers to donate.</text:p>
      <text:p text:style-name="P1"></text:p>
      <text:p text:style-name="P1">International donations are gratefully accepted, but we cannot make</text:p>
      <text:p text:style-name="P1">any statements concerning tax treatment of donations received from</text:p>
      <text:p text:style-name="P1">outside the United States. <text:s/>U.S. laws alone swamp our small staff.</text:p>
      <text:p text:style-name="P1"></text:p>
      <text:p text:style-name="P1">Please check the Project Gutenberg Web pages for current donation</text:p>
      <text:p text:style-name="P1">methods and addresses. <text:s/>Donations are accepted in a number of other</text:p>
      <text:p text:style-name="P1">ways including including checks, online payments and credit card</text:p>
      <text:p text:style-name="P1">donations. <text:s/>To donate, please visit: http://pglaf.org/donate</text:p>
      <text:p text:style-name="P1"></text:p>
      <text:p text:style-name="P1"></text:p>
      <text:p text:style-name="P1">Section 5. <text:s/>General Information About Project Gutenberg-tm electronic</text:p>
      <text:p text:style-name="P1">works.</text:p>
      <text:p text:style-name="P1"><text:soft-page-break/></text:p>
      <text:p text:style-name="P1">Professor Michael S. Hart is the originator of the Project Gutenberg-tm</text:p>
      <text:p text:style-name="P1">concept of a library of electronic works that could be freely shared</text:p>
      <text:p text:style-name="P1">with anyone. <text:s/>For thirty years, he produced and distributed Project</text:p>
      <text:p text:style-name="P1">Gutenberg-tm eBooks with only a loose network of volunteer support.</text:p>
      <text:p text:style-name="P1"></text:p>
      <text:p text:style-name="P1">Project Gutenberg-tm eBooks are often created from several printed</text:p>
      <text:p text:style-name="P1">editions, all of which are confirmed as Public Domain in the U.S.</text:p>
      <text:p text:style-name="P1">unless a copyright notice is included. <text:s/>Thus, we do not necessarily</text:p>
      <text:p text:style-name="P1">keep eBooks in compliance with any particular paper edition.</text:p>
      <text:p text:style-name="P1"></text:p>
      <text:p text:style-name="P1">Each eBook is in a subdirectory of the same number as the eBook's</text:p>
      <text:p text:style-name="P1">eBook number, often in several formats including plain vanilla ASCII,</text:p>
      <text:p text:style-name="P1">compressed (zipped), HTML and others.</text:p>
      <text:p text:style-name="P1"></text:p>
      <text:p text:style-name="P1">Corrected EDITIONS of our eBooks replace the old file and take over</text:p>
      <text:p text:style-name="P1">the old filename and etext number. <text:s/>The replaced older file is renamed.</text:p>
      <text:p text:style-name="P1">VERSIONS based on separate sources are treated as new eBooks receiving</text:p>
      <text:p text:style-name="P1">new filenames and etext numbers.</text:p>
      <text:p text:style-name="P1"></text:p>
      <text:p text:style-name="P1">Most people start at our Web site which has the main PG search facility:</text:p>
      <text:p text:style-name="P1"></text:p>
      <text:p text:style-name="P1"><text:s text:c="5"/>http://www.gutenberg.net</text:p>
      <text:p text:style-name="P1"></text:p>
      <text:p text:style-name="P1">This Web site includes information about Project Gutenberg-tm,</text:p>
      <text:p text:style-name="P1">including how to make donations to the Project Gutenberg Literary</text:p>
      <text:p text:style-name="P1">Archive Foundation, how to help produce our new eBooks, and how to</text:p>
      <text:p text:style-name="P1">subscribe to our email newsletter to hear about new eBooks.</text:p>
      <text:p text:style-name="P1"></text:p>
      <text:p text:style-name="P1">EBooks posted prior to November 2003, with eBook numbers BELOW #10000,</text:p>
      <text:p text:style-name="P1">are filed in directories based on their release date. <text:s/>If you want to</text:p>
      <text:p text:style-name="P1">download any of these eBooks directly, rather than using the regular</text:p>
      <text:p text:style-name="P1">search system you may utilize the following addresses and just</text:p>
      <text:p text:style-name="P1">download by the etext year.</text:p>
      <text:p text:style-name="P1"></text:p>
      <text:p text:style-name="P1"><text:s text:c="5"/>http://www.ibiblio.org/gutenberg/etext06</text:p>
      <text:p text:style-name="P1"></text:p>
      <text:p text:style-name="P1"><text:s text:c="4"/>(Or /etext 05, 04, 03, 02, 01, 00, 99,</text:p>
      <text:p text:style-name="P1"><text:s text:c="5"/>98, 97, 96, 95, 94, 93, 92, 92, 91 or 90)</text:p>
      <text:p text:style-name="P1"></text:p>
      <text:p text:style-name="P1">EBooks posted since November 2003, with etext numbers OVER #10000, are</text:p>
      <text:p text:style-name="P1">filed in a different way. <text:s/>The year of a release date is no longer part</text:p>
      <text:p text:style-name="P1">of the directory path. <text:s/>The path is based on the etext number (which is</text:p>
      <text:p text:style-name="P1">identical to the filename). <text:s/>The path to the file is made up of single</text:p>
      <text:p text:style-name="P1">digits corresponding to all but the last digit in the filename. <text:s/>For</text:p>
      <text:p text:style-name="P1">example an eBook of filename 10234 would be found at:</text:p>
      <text:p text:style-name="P1"></text:p>
      <text:p text:style-name="P1"><text:s text:c="5"/>http://www.gutenberg.net/1/0/2/3/10234</text:p>
      <text:p text:style-name="P1"></text:p>
      <text:p text:style-name="P1"><text:soft-page-break/>or filename 24689 would be found at:</text:p>
      <text:p text:style-name="P1"><text:s text:c="5"/>http://www.gutenberg.net/2/4/6/8/24689</text:p>
      <text:p text:style-name="P1"></text:p>
      <text:p text:style-name="P1">An alternative method of locating eBooks:</text:p>
      <text:p text:style-name="P1"><text:s text:c="5"/>http://www.gutenberg.net/GUTINDEX.ALL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5-01-10T18:24:16.075700006</meta:creation-date>
    <dc:date>2015-01-10T18:24:39.820885672</dc:date>
    <dc:creator>paulina </dc:creator>
    <meta:editing-duration>P0D</meta:editing-duration>
    <meta:editing-cycles>1</meta:editing-cycles>
    <meta:document-statistic meta:table-count="0" meta:image-count="0" meta:object-count="0" meta:page-count="117" meta:paragraph-count="5689" meta:word-count="54559" meta:character-count="301201" meta:non-whitespace-character-count="245691"/>
    <meta:generator>LibreOffice/4.2.7.2$Linux_X86_64 LibreOffice_project/420m0$Build-2</meta:generator>
  </office:meta>
</office:document-meta>
</file>